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389in"/>
    </style:style>
    <style:style style:name="co2" style:family="table-column">
      <style:table-column-properties fo:break-before="auto" style:column-width="2.8661in"/>
    </style:style>
    <style:style style:name="co3" style:family="table-column">
      <style:table-column-properties fo:break-before="auto" style:column-width="2.898in"/>
    </style:style>
    <style:style style:name="co4" style:family="table-column">
      <style:table-column-properties fo:break-before="auto" style:column-width="3.2193in"/>
    </style:style>
    <style:style style:name="co5" style:family="table-column">
      <style:table-column-properties fo:break-before="auto" style:column-width="0.861in"/>
    </style:style>
    <style:style style:name="co6" style:family="table-column">
      <style:table-column-properties fo:break-before="auto" style:column-width="5.4783in"/>
    </style:style>
    <style:style style:name="co7" style:family="table-column">
      <style:table-column-properties fo:break-before="auto" style:column-width="0.9217in"/>
    </style:style>
    <style:style style:name="co8" style:family="table-column">
      <style:table-column-properties fo:break-before="auto" style:column-width="0.6646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row table:style-name="ro1">
          <table:table-cell office:value-type="string" calcext:value-type="string">
            <text:p>num</text:p>
          </table:table-cell>
          <table:table-cell office:value-type="string" calcext:value-type="string">
            <text:p>mode</text:p>
          </table:table-cell>
          <table:table-cell office:value-type="string" calcext:value-type="string">
            <text:p>fan speed</text:p>
          </table:table-cell>
          <table:table-cell office:value-type="string" calcext:value-type="string">
            <text:p>swing</text:p>
          </table:table-cell>
          <table:table-cell office:value-type="string" calcext:value-type="string">
            <text:p>temperature</text:p>
          </table:table-cell>
          <table:table-cell office:value-type="string" calcext:value-type="string">
            <text:p>code</text:p>
          </table:table-cell>
          <table:table-cell office:value-type="string" calcext:value-type="string">
            <text:p>codestr</text:p>
          </table:table-cell>
          <table:table-cell office:value-type="string" calcext:value-type="string">
            <text:p>modestruct</text:p>
          </table:table-cell>
          <table:table-cell office:value-type="string" calcext:value-type="string">
            <text:p>code</text:p>
          </table:table-cell>
        </table:table-row>
        <table:table-row table:style-name="ro1">
          <table:table-cell office:value-type="float" office:value="0" calcext:value-type="float">
            <text:p>0</text:p>
          </table:table-cell>
          <table:table-cell office:value-type="string" calcext:value-type="string">
            <text:p>esphome::climate::CLIMATE_MODE_COOL</text:p>
          </table:table-cell>
          <table:table-cell office:value-type="string" calcext:value-type="string">
            <text:p>esphome::climate::CLIMATE_FAN_AUTO</text:p>
          </table:table-cell>
          <table:table-cell office:value-type="string" calcext:value-type="string">
            <text:p>esphome::climate::CLIMATE_SWING_OFF</text:p>
          </table:table-cell>
          <table:table-cell office:value-type="float" office:value="16" calcext:value-type="float">
            <text:p>16</text:p>
          </table:table-cell>
          <table:table-cell office:value-type="string" calcext:value-type="string">
            <text:p>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15 0013 0015 0013 0018 0013 0015 0013 003C 0013 0015 0013 003C 0013 0085 0013 06C3 </text:p>
          </table:table-cell>
          <table:table-cell table:formula="of:=&quot;static const char CODE_&quot;&amp;[.A2]&amp;&quot;[] PROGMEM = &quot;&amp;&quot;&quot;&quot;&quot;&amp;TRIM([.F2])&amp;&quot;&quot;&quot;;&quot;" office:value-type="string" office:string-value="static const char CODE_0[] PROGMEM = &quot;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15 0013 0015 0013 0018 0013 0015 0013 003C 0013 0015 0013 003C 0013 0085 0013 06C3&quot;;" calcext:value-type="string">
            <text:p>static const char CODE_0[] PROGMEM = "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15 0013 0015 0013 0018 0013 0015 0013 003C 0013 0015 0013 003C 0013 0085 0013 06C3";</text:p>
          </table:table-cell>
          <table:table-cell table:formula="of:=&quot;{&quot;&amp;[.B2]&amp;&quot;, &quot;&amp;[.C2]&amp;&quot;, &quot;&amp;[.D2]&amp;&quot;, &quot;&amp;[.E2]&amp;&quot;.0},&quot;" office:value-type="string" office:string-value="{esphome::climate::CLIMATE_MODE_COOL, esphome::climate::CLIMATE_FAN_AUTO, esphome::climate::CLIMATE_SWING_OFF, 16.0}," calcext:value-type="string">
            <text:p>{esphome::climate::CLIMATE_MODE_COOL, esphome::climate::CLIMATE_FAN_AUTO, esphome::climate::CLIMATE_SWING_OFF, 16.0},</text:p>
          </table:table-cell>
          <table:table-cell table:formula="of:=&quot;CODE_&quot; &amp; [.A2] &amp; &quot;,&quot;" office:value-type="string" office:string-value="CODE_0," calcext:value-type="string">
            <text:p>CODE_0,</text:p>
          </table:table-cell>
        </table:table-row>
        <table:table-row table:style-name="ro1">
          <table:table-cell table:formula="of:=[.A2]+1" office:value-type="float" office:value="1" calcext:value-type="float">
            <text:p>1</text:p>
          </table:table-cell>
          <table:table-cell table:formula="of:=[.B2]" office:value-type="string" office:string-value="esphome::climate::CLIMATE_MODE_COOL" calcext:value-type="string">
            <text:p>esphome::climate::CLIMATE_MODE_COOL</text:p>
          </table:table-cell>
          <table:table-cell table:formula="of:=[.C2]" office:value-type="string" office:string-value="esphome::climate::CLIMATE_FAN_AUTO" calcext:value-type="string">
            <text:p>esphome::climate::CLIMATE_FAN_AUTO</text:p>
          </table:table-cell>
          <table:table-cell table:formula="of:=[.D2]" office:value-type="string" office:string-value="esphome::climate::CLIMATE_SWING_OFF" calcext:value-type="string">
            <text:p>esphome::climate::CLIMATE_SWING_OFF</text:p>
          </table:table-cell>
          <table:table-cell table:formula="of:=[.E2]+1" office:value-type="float" office:value="17" calcext:value-type="float">
            <text:p>17</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6 0013 0015 0013 0015 0013 0018 0013 0015 0013 0015 0013 0015 0013 0018 0013 0015 0013 0015 0013 0015 0013 0018 0013 0015 0013 003C 0013 003C 0013 003E 0013 003C 0013 0015 0013 0015 0013 0018 0013 0015 0013 0015 0013 0015 0013 0018 0013 0015 0013 0015 0013 0015 0013 003E 0013 0015 0013 003C 0013 0015 0013 0015 0013 0085 0013 06C3 </text:p>
          </table:table-cell>
          <table:table-cell table:formula="of:=&quot;static const char CODE_&quot;&amp;[.A3]&amp;&quot;[] PROGMEM = &quot;&amp;&quot;&quot;&quot;&quot;&amp;TRIM([.F3])&amp;&quot;&quot;&quot;;&quot;" office:value-type="string" office:string-value="static const char CODE_1[] PROGMEM = &quot;0000 006D 0037 0000 0014 0088 0014 003B 0014 0014 0015 0013 0014 0016 0014 0014 0014 0015 0013 003B 0013 003E 0013 0015 0013 0015 0013 0015 0013 0018 0013 0015 0013 0015 0013 0015 0013 0018 0013 0015 0013 0015 0013 0015 0013 0018 0013 0016 0013 0015 0013 0015 0013 0018 0013 0015 0013 0015 0013 0015 0013 0018 0013 0015 0013 0015 0013 0015 0013 0018 0013 0015 0013 003C 0013 003C 0013 003E 0013 003C 0013 0015 0013 0015 0013 0018 0013 0015 0013 0015 0013 0015 0013 0018 0013 0015 0013 0015 0013 0015 0013 003E 0013 0015 0013 003C 0013 0015 0013 0015 0013 0085 0013 06C3&quot;;" calcext:value-type="string">
            <text:p>static const char CODE_1[] PROGMEM = "0000 006D 0037 0000 0014 0088 0014 003B 0014 0014 0015 0013 0014 0016 0014 0014 0014 0015 0013 003B 0013 003E 0013 0015 0013 0015 0013 0015 0013 0018 0013 0015 0013 0015 0013 0015 0013 0018 0013 0015 0013 0015 0013 0015 0013 0018 0013 0016 0013 0015 0013 0015 0013 0018 0013 0015 0013 0015 0013 0015 0013 0018 0013 0015 0013 0015 0013 0015 0013 0018 0013 0015 0013 003C 0013 003C 0013 003E 0013 003C 0013 0015 0013 0015 0013 0018 0013 0015 0013 0015 0013 0015 0013 0018 0013 0015 0013 0015 0013 0015 0013 003E 0013 0015 0013 003C 0013 0015 0013 0015 0013 0085 0013 06C3";</text:p>
          </table:table-cell>
          <table:table-cell table:formula="of:=&quot;{&quot;&amp;[.B3]&amp;&quot;, &quot;&amp;[.C3]&amp;&quot;, &quot;&amp;[.D3]&amp;&quot;, &quot;&amp;[.E3]&amp;&quot;.0},&quot;" office:value-type="string" office:string-value="{esphome::climate::CLIMATE_MODE_COOL, esphome::climate::CLIMATE_FAN_AUTO, esphome::climate::CLIMATE_SWING_OFF, 17.0}," calcext:value-type="string">
            <text:p>{esphome::climate::CLIMATE_MODE_COOL, esphome::climate::CLIMATE_FAN_AUTO, esphome::climate::CLIMATE_SWING_OFF, 17.0},</text:p>
          </table:table-cell>
          <table:table-cell table:formula="of:=&quot;CODE_&quot; &amp; [.A3] &amp; &quot;,&quot;" office:value-type="string" office:string-value="CODE_1," calcext:value-type="string">
            <text:p>CODE_1,</text:p>
          </table:table-cell>
        </table:table-row>
        <table:table-row table:style-name="ro1">
          <table:table-cell table:formula="of:=[.A3]+1" office:value-type="float" office:value="2" calcext:value-type="float">
            <text:p>2</text:p>
          </table:table-cell>
          <table:table-cell table:formula="of:=[.B3]" office:value-type="string" office:string-value="esphome::climate::CLIMATE_MODE_COOL" calcext:value-type="string">
            <text:p>esphome::climate::CLIMATE_MODE_COOL</text:p>
          </table:table-cell>
          <table:table-cell table:formula="of:=[.C3]" office:value-type="string" office:string-value="esphome::climate::CLIMATE_FAN_AUTO" calcext:value-type="string">
            <text:p>esphome::climate::CLIMATE_FAN_AUTO</text:p>
          </table:table-cell>
          <table:table-cell table:formula="of:=[.D3]" office:value-type="string" office:string-value="esphome::climate::CLIMATE_SWING_OFF" calcext:value-type="string">
            <text:p>esphome::climate::CLIMATE_SWING_OFF</text:p>
          </table:table-cell>
          <table:table-cell table:formula="of:=[.E3]+1" office:value-type="float" office:value="18" calcext:value-type="float">
            <text:p>18</text:p>
          </table:table-cell>
          <table:table-cell office:value-type="string" calcext:value-type="string">
            <text:p>0000 006D 0037 0000 0014 0088 0014 003B 0014 0014 0014 0014 0014 0016 0014 0014 0014 0015 0013 003B 0013 003E 0013 0015 0013 0015 0013 0015 0013 0018 0012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15 0013 003C 0013 0018 0013 0015 0013 0015 0013 003C 0013 003C 0013 0085 0013 06C3 </text:p>
          </table:table-cell>
          <table:table-cell table:formula="of:=&quot;static const char CODE_&quot;&amp;[.A4]&amp;&quot;[] PROGMEM = &quot;&amp;&quot;&quot;&quot;&quot;&amp;TRIM([.F4])&amp;&quot;&quot;&quot;;&quot;" office:value-type="string" office:string-value="static const char CODE_2[] PROGMEM = &quot;0000 006D 0037 0000 0014 0088 0014 003B 0014 0014 0014 0014 0014 0016 0014 0014 0014 0015 0013 003B 0013 003E 0013 0015 0013 0015 0013 0015 0013 0018 0012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15 0013 003C 0013 0018 0013 0015 0013 0015 0013 003C 0013 003C 0013 0085 0013 06C3&quot;;" calcext:value-type="string">
            <text:p>static const char CODE_2[] PROGMEM = "0000 006D 0037 0000 0014 0088 0014 003B 0014 0014 0014 0014 0014 0016 0014 0014 0014 0015 0013 003B 0013 003E 0013 0015 0013 0015 0013 0015 0013 0018 0012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15 0013 003C 0013 0018 0013 0015 0013 0015 0013 003C 0013 003C 0013 0085 0013 06C3";</text:p>
          </table:table-cell>
          <table:table-cell table:formula="of:=&quot;{&quot;&amp;[.B4]&amp;&quot;, &quot;&amp;[.C4]&amp;&quot;, &quot;&amp;[.D4]&amp;&quot;, &quot;&amp;[.E4]&amp;&quot;.0},&quot;" office:value-type="string" office:string-value="{esphome::climate::CLIMATE_MODE_COOL, esphome::climate::CLIMATE_FAN_AUTO, esphome::climate::CLIMATE_SWING_OFF, 18.0}," calcext:value-type="string">
            <text:p>{esphome::climate::CLIMATE_MODE_COOL, esphome::climate::CLIMATE_FAN_AUTO, esphome::climate::CLIMATE_SWING_OFF, 18.0},</text:p>
          </table:table-cell>
          <table:table-cell table:formula="of:=&quot;CODE_&quot; &amp; [.A4] &amp; &quot;,&quot;" office:value-type="string" office:string-value="CODE_2," calcext:value-type="string">
            <text:p>CODE_2,</text:p>
          </table:table-cell>
        </table:table-row>
        <table:table-row table:style-name="ro1">
          <table:table-cell table:formula="of:=[.A4]+1" office:value-type="float" office:value="3" calcext:value-type="float">
            <text:p>3</text:p>
          </table:table-cell>
          <table:table-cell table:formula="of:=[.B4]" office:value-type="string" office:string-value="esphome::climate::CLIMATE_MODE_COOL" calcext:value-type="string">
            <text:p>esphome::climate::CLIMATE_MODE_COOL</text:p>
          </table:table-cell>
          <table:table-cell table:formula="of:=[.C4]" office:value-type="string" office:string-value="esphome::climate::CLIMATE_FAN_AUTO" calcext:value-type="string">
            <text:p>esphome::climate::CLIMATE_FAN_AUTO</text:p>
          </table:table-cell>
          <table:table-cell table:formula="of:=[.D4]" office:value-type="string" office:string-value="esphome::climate::CLIMATE_SWING_OFF" calcext:value-type="string">
            <text:p>esphome::climate::CLIMATE_SWING_OFF</text:p>
          </table:table-cell>
          <table:table-cell table:formula="of:=[.E4]+1" office:value-type="float" office:value="19" calcext:value-type="float">
            <text:p>19</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15 0013 003C 0013 003E 0013 0015 0013 0015 0013 003C 0013 0015 0013 0085 0013 06C3</text:p>
          </table:table-cell>
          <table:table-cell table:formula="of:=&quot;static const char CODE_&quot;&amp;[.A5]&amp;&quot;[] PROGMEM = &quot;&amp;&quot;&quot;&quot;&quot;&amp;TRIM([.F5])&amp;&quot;&quot;&quot;;&quot;" office:value-type="string" office:string-value="static const char CODE_3[]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15 0013 003C 0013 003E 0013 0015 0013 0015 0013 003C 0013 0015 0013 0085 0013 06C3&quot;;" calcext:value-type="string">
            <text:p>static const char CODE_3[]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15 0013 003C 0013 003E 0013 0015 0013 0015 0013 003C 0013 0015 0013 0085 0013 06C3";</text:p>
          </table:table-cell>
          <table:table-cell table:formula="of:=&quot;{&quot;&amp;[.B5]&amp;&quot;, &quot;&amp;[.C5]&amp;&quot;, &quot;&amp;[.D5]&amp;&quot;, &quot;&amp;[.E5]&amp;&quot;.0},&quot;" office:value-type="string" office:string-value="{esphome::climate::CLIMATE_MODE_COOL, esphome::climate::CLIMATE_FAN_AUTO, esphome::climate::CLIMATE_SWING_OFF, 19.0}," calcext:value-type="string">
            <text:p>{esphome::climate::CLIMATE_MODE_COOL, esphome::climate::CLIMATE_FAN_AUTO, esphome::climate::CLIMATE_SWING_OFF, 19.0},</text:p>
          </table:table-cell>
          <table:table-cell table:formula="of:=&quot;CODE_&quot; &amp; [.A5] &amp; &quot;,&quot;" office:value-type="string" office:string-value="CODE_3," calcext:value-type="string">
            <text:p>CODE_3,</text:p>
          </table:table-cell>
        </table:table-row>
        <table:table-row table:style-name="ro1">
          <table:table-cell table:formula="of:=[.A5]+1" office:value-type="float" office:value="4" calcext:value-type="float">
            <text:p>4</text:p>
          </table:table-cell>
          <table:table-cell table:formula="of:=[.B5]" office:value-type="string" office:string-value="esphome::climate::CLIMATE_MODE_COOL" calcext:value-type="string">
            <text:p>esphome::climate::CLIMATE_MODE_COOL</text:p>
          </table:table-cell>
          <table:table-cell table:formula="of:=[.C5]" office:value-type="string" office:string-value="esphome::climate::CLIMATE_FAN_AUTO" calcext:value-type="string">
            <text:p>esphome::climate::CLIMATE_FAN_AUTO</text:p>
          </table:table-cell>
          <table:table-cell table:formula="of:=[.D5]" office:value-type="string" office:string-value="esphome::climate::CLIMATE_SWING_OFF" calcext:value-type="string">
            <text:p>esphome::climate::CLIMATE_SWING_OFF</text:p>
          </table:table-cell>
          <table:table-cell table:formula="of:=[.E5]+1" office:value-type="float" office:value="20" calcext:value-type="float">
            <text:p>20</text:p>
          </table:table-cell>
          <table:table-cell office:value-type="string" calcext:value-type="string">
            <text:p>0000 006D 0037 0000 0014 0088 0014 003B 0014 0014 0015 0013 0014 0016 0014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15 0013 0018 0013 0015 0013 0015 0013 0015 0013 003C 0013 0085 0013 06C3</text:p>
          </table:table-cell>
          <table:table-cell table:formula="of:=&quot;static const char CODE_&quot;&amp;[.A6]&amp;&quot;[] PROGMEM = &quot;&amp;&quot;&quot;&quot;&quot;&amp;TRIM([.F6])&amp;&quot;&quot;&quot;;&quot;" office:value-type="string" office:string-value="static const char CODE_4[] PROGMEM = &quot;0000 006D 0037 0000 0014 0088 0014 003B 0014 0014 0015 0013 0014 0016 0014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15 0013 0018 0013 0015 0013 0015 0013 0015 0013 003C 0013 0085 0013 06C3&quot;;" calcext:value-type="string">
            <text:p>static const char CODE_4[] PROGMEM = "0000 006D 0037 0000 0014 0088 0014 003B 0014 0014 0015 0013 0014 0016 0014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15 0013 0018 0013 0015 0013 0015 0013 0015 0013 003C 0013 0085 0013 06C3";</text:p>
          </table:table-cell>
          <table:table-cell table:formula="of:=&quot;{&quot;&amp;[.B6]&amp;&quot;, &quot;&amp;[.C6]&amp;&quot;, &quot;&amp;[.D6]&amp;&quot;, &quot;&amp;[.E6]&amp;&quot;.0},&quot;" office:value-type="string" office:string-value="{esphome::climate::CLIMATE_MODE_COOL, esphome::climate::CLIMATE_FAN_AUTO, esphome::climate::CLIMATE_SWING_OFF, 20.0}," calcext:value-type="string">
            <text:p>{esphome::climate::CLIMATE_MODE_COOL, esphome::climate::CLIMATE_FAN_AUTO, esphome::climate::CLIMATE_SWING_OFF, 20.0},</text:p>
          </table:table-cell>
          <table:table-cell table:formula="of:=&quot;CODE_&quot; &amp; [.A6] &amp; &quot;,&quot;" office:value-type="string" office:string-value="CODE_4," calcext:value-type="string">
            <text:p>CODE_4,</text:p>
          </table:table-cell>
        </table:table-row>
        <table:table-row table:style-name="ro1">
          <table:table-cell table:formula="of:=[.A6]+1" office:value-type="float" office:value="5" calcext:value-type="float">
            <text:p>5</text:p>
          </table:table-cell>
          <table:table-cell table:formula="of:=[.B6]" office:value-type="string" office:string-value="esphome::climate::CLIMATE_MODE_COOL" calcext:value-type="string">
            <text:p>esphome::climate::CLIMATE_MODE_COOL</text:p>
          </table:table-cell>
          <table:table-cell table:formula="of:=[.C6]" office:value-type="string" office:string-value="esphome::climate::CLIMATE_FAN_AUTO" calcext:value-type="string">
            <text:p>esphome::climate::CLIMATE_FAN_AUTO</text:p>
          </table:table-cell>
          <table:table-cell table:formula="of:=[.D6]" office:value-type="string" office:string-value="esphome::climate::CLIMATE_SWING_OFF" calcext:value-type="string">
            <text:p>esphome::climate::CLIMATE_SWING_OFF</text:p>
          </table:table-cell>
          <table:table-cell table:formula="of:=[.E6]+1" office:value-type="float" office:value="21" calcext:value-type="float">
            <text:p>21</text:p>
          </table:table-cell>
          <table:table-cell office:value-type="string" calcext:value-type="string">
            <text:p>0000 006D 0037 0000 0014 0088 0014 003A 0014 0014 0015 0013 0014 0017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15 0013 003E 0013 0015 0013 0015 0013 0015 0013 0015 0013 0085 0013 06C3</text:p>
          </table:table-cell>
          <table:table-cell table:formula="of:=&quot;static const char CODE_&quot;&amp;[.A7]&amp;&quot;[] PROGMEM = &quot;&amp;&quot;&quot;&quot;&quot;&amp;TRIM([.F7])&amp;&quot;&quot;&quot;;&quot;" office:value-type="string" office:string-value="static const char CODE_5[] PROGMEM = &quot;0000 006D 0037 0000 0014 0088 0014 003A 0014 0014 0015 0013 0014 0017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15 0013 003E 0013 0015 0013 0015 0013 0015 0013 0015 0013 0085 0013 06C3&quot;;" calcext:value-type="string">
            <text:p>static const char CODE_5[] PROGMEM = "0000 006D 0037 0000 0014 0088 0014 003A 0014 0014 0015 0013 0014 0017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15 0013 003E 0013 0015 0013 0015 0013 0015 0013 0015 0013 0085 0013 06C3";</text:p>
          </table:table-cell>
          <table:table-cell table:formula="of:=&quot;{&quot;&amp;[.B7]&amp;&quot;, &quot;&amp;[.C7]&amp;&quot;, &quot;&amp;[.D7]&amp;&quot;, &quot;&amp;[.E7]&amp;&quot;.0},&quot;" office:value-type="string" office:string-value="{esphome::climate::CLIMATE_MODE_COOL, esphome::climate::CLIMATE_FAN_AUTO, esphome::climate::CLIMATE_SWING_OFF, 21.0}," calcext:value-type="string">
            <text:p>{esphome::climate::CLIMATE_MODE_COOL, esphome::climate::CLIMATE_FAN_AUTO, esphome::climate::CLIMATE_SWING_OFF, 21.0},</text:p>
          </table:table-cell>
          <table:table-cell table:formula="of:=&quot;CODE_&quot; &amp; [.A7] &amp; &quot;,&quot;" office:value-type="string" office:string-value="CODE_5," calcext:value-type="string">
            <text:p>CODE_5,</text:p>
          </table:table-cell>
        </table:table-row>
        <table:table-row table:style-name="ro1">
          <table:table-cell table:formula="of:=[.A7]+1" office:value-type="float" office:value="6" calcext:value-type="float">
            <text:p>6</text:p>
          </table:table-cell>
          <table:table-cell table:formula="of:=[.B7]" office:value-type="string" office:string-value="esphome::climate::CLIMATE_MODE_COOL" calcext:value-type="string">
            <text:p>esphome::climate::CLIMATE_MODE_COOL</text:p>
          </table:table-cell>
          <table:table-cell table:formula="of:=[.C7]" office:value-type="string" office:string-value="esphome::climate::CLIMATE_FAN_AUTO" calcext:value-type="string">
            <text:p>esphome::climate::CLIMATE_FAN_AUTO</text:p>
          </table:table-cell>
          <table:table-cell table:formula="of:=[.D7]" office:value-type="string" office:string-value="esphome::climate::CLIMATE_SWING_OFF" calcext:value-type="string">
            <text:p>esphome::climate::CLIMATE_SWING_OFF</text:p>
          </table:table-cell>
          <table:table-cell table:formula="of:=[.E7]+1" office:value-type="float" office:value="22" calcext:value-type="float">
            <text:p>22</text:p>
          </table:table-cell>
          <table:table-cell office:value-type="string" calcext:value-type="string">
            <text:p>0000 006D 0037 0000 0014 0088 0015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3C 0013 0017 0013 003C 0013 003B 0013 003C 0013 003C 0013 0085 0013 06C3 </text:p>
          </table:table-cell>
          <table:table-cell table:formula="of:=&quot;static const char CODE_&quot;&amp;[.A8]&amp;&quot;[] PROGMEM = &quot;&amp;&quot;&quot;&quot;&quot;&amp;TRIM([.F8])&amp;&quot;&quot;&quot;;&quot;" office:value-type="string" office:string-value="static const char CODE_6[] PROGMEM = &quot;0000 006D 0037 0000 0014 0088 0015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3C 0013 0017 0013 003C 0013 003B 0013 003C 0013 003C 0013 0085 0013 06C3&quot;;" calcext:value-type="string">
            <text:p>static const char CODE_6[] PROGMEM = "0000 006D 0037 0000 0014 0088 0015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3C 0013 0017 0013 003C 0013 003B 0013 003C 0013 003C 0013 0085 0013 06C3";</text:p>
          </table:table-cell>
          <table:table-cell table:formula="of:=&quot;{&quot;&amp;[.B8]&amp;&quot;, &quot;&amp;[.C8]&amp;&quot;, &quot;&amp;[.D8]&amp;&quot;, &quot;&amp;[.E8]&amp;&quot;.0},&quot;" office:value-type="string" office:string-value="{esphome::climate::CLIMATE_MODE_COOL, esphome::climate::CLIMATE_FAN_AUTO, esphome::climate::CLIMATE_SWING_OFF, 22.0}," calcext:value-type="string">
            <text:p>{esphome::climate::CLIMATE_MODE_COOL, esphome::climate::CLIMATE_FAN_AUTO, esphome::climate::CLIMATE_SWING_OFF, 22.0},</text:p>
          </table:table-cell>
          <table:table-cell table:formula="of:=&quot;CODE_&quot; &amp; [.A8] &amp; &quot;,&quot;" office:value-type="string" office:string-value="CODE_6," calcext:value-type="string">
            <text:p>CODE_6,</text:p>
          </table:table-cell>
        </table:table-row>
        <table:table-row table:style-name="ro1">
          <table:table-cell table:formula="of:=[.A8]+1" office:value-type="float" office:value="7" calcext:value-type="float">
            <text:p>7</text:p>
          </table:table-cell>
          <table:table-cell table:formula="of:=[.B8]" office:value-type="string" office:string-value="esphome::climate::CLIMATE_MODE_COOL" calcext:value-type="string">
            <text:p>esphome::climate::CLIMATE_MODE_COOL</text:p>
          </table:table-cell>
          <table:table-cell table:formula="of:=[.C8]" office:value-type="string" office:string-value="esphome::climate::CLIMATE_FAN_AUTO" calcext:value-type="string">
            <text:p>esphome::climate::CLIMATE_FAN_AUTO</text:p>
          </table:table-cell>
          <table:table-cell table:formula="of:=[.D8]" office:value-type="string" office:string-value="esphome::climate::CLIMATE_SWING_OFF" calcext:value-type="string">
            <text:p>esphome::climate::CLIMATE_SWING_OFF</text:p>
          </table:table-cell>
          <table:table-cell table:formula="of:=[.E8]+1" office:value-type="float" office:value="23" calcext:value-type="float">
            <text:p>23</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3C 0013 003E 0013 003C 0013 003C 0013 003C 0013 0015 0013 0085 0013 06C3 </text:p>
          </table:table-cell>
          <table:table-cell table:formula="of:=&quot;static const char CODE_&quot;&amp;[.A9]&amp;&quot;[] PROGMEM = &quot;&amp;&quot;&quot;&quot;&quot;&amp;TRIM([.F9])&amp;&quot;&quot;&quot;;&quot;" office:value-type="string" office:string-value="static const char CODE_7[]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3C 0013 003E 0013 003C 0013 003C 0013 003C 0013 0015 0013 0085 0013 06C3&quot;;" calcext:value-type="string">
            <text:p>static const char CODE_7[]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8 0013 0015 0013 003C 0013 003C 0013 003E 0013 003C 0013 003C 0013 003C 0013 0015 0013 0085 0013 06C3";</text:p>
          </table:table-cell>
          <table:table-cell table:formula="of:=&quot;{&quot;&amp;[.B9]&amp;&quot;, &quot;&amp;[.C9]&amp;&quot;, &quot;&amp;[.D9]&amp;&quot;, &quot;&amp;[.E9]&amp;&quot;.0},&quot;" office:value-type="string" office:string-value="{esphome::climate::CLIMATE_MODE_COOL, esphome::climate::CLIMATE_FAN_AUTO, esphome::climate::CLIMATE_SWING_OFF, 23.0}," calcext:value-type="string">
            <text:p>{esphome::climate::CLIMATE_MODE_COOL, esphome::climate::CLIMATE_FAN_AUTO, esphome::climate::CLIMATE_SWING_OFF, 23.0},</text:p>
          </table:table-cell>
          <table:table-cell table:formula="of:=&quot;CODE_&quot; &amp; [.A9] &amp; &quot;,&quot;" office:value-type="string" office:string-value="CODE_7," calcext:value-type="string">
            <text:p>CODE_7,</text:p>
          </table:table-cell>
        </table:table-row>
        <table:table-row table:style-name="ro1">
          <table:table-cell table:formula="of:=[.A9]+1" office:value-type="float" office:value="8" calcext:value-type="float">
            <text:p>8</text:p>
          </table:table-cell>
          <table:table-cell table:formula="of:=[.B9]" office:value-type="string" office:string-value="esphome::climate::CLIMATE_MODE_COOL" calcext:value-type="string">
            <text:p>esphome::climate::CLIMATE_MODE_COOL</text:p>
          </table:table-cell>
          <table:table-cell table:formula="of:=[.C9]" office:value-type="string" office:string-value="esphome::climate::CLIMATE_FAN_AUTO" calcext:value-type="string">
            <text:p>esphome::climate::CLIMATE_FAN_AUTO</text:p>
          </table:table-cell>
          <table:table-cell table:formula="of:=[.D9]" office:value-type="string" office:string-value="esphome::climate::CLIMATE_SWING_OFF" calcext:value-type="string">
            <text:p>esphome::climate::CLIMATE_SWING_OFF</text:p>
          </table:table-cell>
          <table:table-cell table:formula="of:=[.E9]+1" office:value-type="float" office:value="24" calcext:value-type="float">
            <text:p>24</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6 0013 0018 0013 0015 0013 0015 0013 0015 0013 0017 0013 003C 0013 0015 0013 0015 0013 0017 0013 003C 0013 003C 0013 0015 0013 003C 0013 0085 0013 06C3 </text:p>
          </table:table-cell>
          <table:table-cell table:formula="of:=&quot;static const char CODE_&quot;&amp;[.A10]&amp;&quot;[] PROGMEM = &quot;&amp;&quot;&quot;&quot;&quot;&amp;TRIM([.F10])&amp;&quot;&quot;&quot;;&quot;" office:value-type="string" office:string-value="static const char CODE_8[]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6 0013 0018 0013 0015 0013 0015 0013 0015 0013 0017 0013 003C 0013 0015 0013 0015 0013 0017 0013 003C 0013 003C 0013 0015 0013 003C 0013 0085 0013 06C3&quot;;" calcext:value-type="string">
            <text:p>static const char CODE_8[]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6 0013 0018 0013 0015 0013 0015 0013 0015 0013 0017 0013 003C 0013 0015 0013 0015 0013 0017 0013 003C 0013 003C 0013 0015 0013 003C 0013 0085 0013 06C3";</text:p>
          </table:table-cell>
          <table:table-cell table:formula="of:=&quot;{&quot;&amp;[.B10]&amp;&quot;, &quot;&amp;[.C10]&amp;&quot;, &quot;&amp;[.D10]&amp;&quot;, &quot;&amp;[.E10]&amp;&quot;.0},&quot;" office:value-type="string" office:string-value="{esphome::climate::CLIMATE_MODE_COOL, esphome::climate::CLIMATE_FAN_AUTO, esphome::climate::CLIMATE_SWING_OFF, 24.0}," calcext:value-type="string">
            <text:p>{esphome::climate::CLIMATE_MODE_COOL, esphome::climate::CLIMATE_FAN_AUTO, esphome::climate::CLIMATE_SWING_OFF, 24.0},</text:p>
          </table:table-cell>
          <table:table-cell table:formula="of:=&quot;CODE_&quot; &amp; [.A10] &amp; &quot;,&quot;" office:value-type="string" office:string-value="CODE_8," calcext:value-type="string">
            <text:p>CODE_8,</text:p>
          </table:table-cell>
        </table:table-row>
        <table:table-row table:style-name="ro1">
          <table:table-cell table:formula="of:=[.A10]+1" office:value-type="float" office:value="9" calcext:value-type="float">
            <text:p>9</text:p>
          </table:table-cell>
          <table:table-cell table:formula="of:=[.B10]" office:value-type="string" office:string-value="esphome::climate::CLIMATE_MODE_COOL" calcext:value-type="string">
            <text:p>esphome::climate::CLIMATE_MODE_COOL</text:p>
          </table:table-cell>
          <table:table-cell table:formula="of:=[.C10]" office:value-type="string" office:string-value="esphome::climate::CLIMATE_FAN_AUTO" calcext:value-type="string">
            <text:p>esphome::climate::CLIMATE_FAN_AUTO</text:p>
          </table:table-cell>
          <table:table-cell table:formula="of:=[.D10]" office:value-type="string" office:string-value="esphome::climate::CLIMATE_SWING_OFF" calcext:value-type="string">
            <text:p>esphome::climate::CLIMATE_SWING_OFF</text:p>
          </table:table-cell>
          <table:table-cell table:formula="of:=[.E10]+1" office:value-type="float" office:value="25" calcext:value-type="float">
            <text:p>25</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15 0013 0015 0013 003E 0013 003C 0013 003C 0013 0015 0013 0015 0013 0085 0013 06C3 </text:p>
          </table:table-cell>
          <table:table-cell table:formula="of:=&quot;static const char CODE_&quot;&amp;[.A11]&amp;&quot;[] PROGMEM = &quot;&amp;&quot;&quot;&quot;&quot;&amp;TRIM([.F11])&amp;&quot;&quot;&quot;;&quot;" office:value-type="string" office:string-value="static const char CODE_9[]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15 0013 0015 0013 003E 0013 003C 0013 003C 0013 0015 0013 0015 0013 0085 0013 06C3&quot;;" calcext:value-type="string">
            <text:p>static const char CODE_9[]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15 0013 0015 0013 003E 0013 003C 0013 003C 0013 0015 0013 0015 0013 0085 0013 06C3";</text:p>
          </table:table-cell>
          <table:table-cell table:formula="of:=&quot;{&quot;&amp;[.B11]&amp;&quot;, &quot;&amp;[.C11]&amp;&quot;, &quot;&amp;[.D11]&amp;&quot;, &quot;&amp;[.E11]&amp;&quot;.0},&quot;" office:value-type="string" office:string-value="{esphome::climate::CLIMATE_MODE_COOL, esphome::climate::CLIMATE_FAN_AUTO, esphome::climate::CLIMATE_SWING_OFF, 25.0}," calcext:value-type="string">
            <text:p>{esphome::climate::CLIMATE_MODE_COOL, esphome::climate::CLIMATE_FAN_AUTO, esphome::climate::CLIMATE_SWING_OFF, 25.0},</text:p>
          </table:table-cell>
          <table:table-cell table:formula="of:=&quot;CODE_&quot; &amp; [.A11] &amp; &quot;,&quot;" office:value-type="string" office:string-value="CODE_9," calcext:value-type="string">
            <text:p>CODE_9,</text:p>
          </table:table-cell>
        </table:table-row>
        <table:table-row table:style-name="ro1">
          <table:table-cell table:formula="of:=[.A11]+1" office:value-type="float" office:value="10" calcext:value-type="float">
            <text:p>10</text:p>
          </table:table-cell>
          <table:table-cell table:formula="of:=[.B11]" office:value-type="string" office:string-value="esphome::climate::CLIMATE_MODE_COOL" calcext:value-type="string">
            <text:p>esphome::climate::CLIMATE_MODE_COOL</text:p>
          </table:table-cell>
          <table:table-cell table:formula="of:=[.C11]" office:value-type="string" office:string-value="esphome::climate::CLIMATE_FAN_AUTO" calcext:value-type="string">
            <text:p>esphome::climate::CLIMATE_FAN_AUTO</text:p>
          </table:table-cell>
          <table:table-cell table:formula="of:=[.D11]" office:value-type="string" office:string-value="esphome::climate::CLIMATE_SWING_OFF" calcext:value-type="string">
            <text:p>esphome::climate::CLIMATE_SWING_OFF</text:p>
          </table:table-cell>
          <table:table-cell table:formula="of:=[.E11]+1" office:value-type="float" office:value="26" calcext:value-type="float">
            <text:p>26</text:p>
          </table:table-cell>
          <table:table-cell office:value-type="string" calcext:value-type="string">
            <text:p>0000 006D 0037 0000 0014 0088 0014 003B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15 0013 003C 0013 0017 0013 003C 0013 0015 0013 003C 0013 003C 0013 0085 0013 06C3 </text:p>
          </table:table-cell>
          <table:table-cell table:formula="of:=&quot;static const char CODE_&quot;&amp;[.A12]&amp;&quot;[] PROGMEM = &quot;&amp;&quot;&quot;&quot;&quot;&amp;TRIM([.F12])&amp;&quot;&quot;&quot;;&quot;" office:value-type="string" office:string-value="static const char CODE_10[] PROGMEM = &quot;0000 006D 0037 0000 0014 0088 0014 003B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15 0013 003C 0013 0017 0013 003C 0013 0015 0013 003C 0013 003C 0013 0085 0013 06C3&quot;;" calcext:value-type="string">
            <text:p>static const char CODE_10[] PROGMEM = "0000 006D 0037 0000 0014 0088 0014 003B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15 0013 003C 0013 0017 0013 003C 0013 0015 0013 003C 0013 003C 0013 0085 0013 06C3";</text:p>
          </table:table-cell>
          <table:table-cell table:formula="of:=&quot;{&quot;&amp;[.B12]&amp;&quot;, &quot;&amp;[.C12]&amp;&quot;, &quot;&amp;[.D12]&amp;&quot;, &quot;&amp;[.E12]&amp;&quot;.0},&quot;" office:value-type="string" office:string-value="{esphome::climate::CLIMATE_MODE_COOL, esphome::climate::CLIMATE_FAN_AUTO, esphome::climate::CLIMATE_SWING_OFF, 26.0}," calcext:value-type="string">
            <text:p>{esphome::climate::CLIMATE_MODE_COOL, esphome::climate::CLIMATE_FAN_AUTO, esphome::climate::CLIMATE_SWING_OFF, 26.0},</text:p>
          </table:table-cell>
          <table:table-cell table:formula="of:=&quot;CODE_&quot; &amp; [.A12] &amp; &quot;,&quot;" office:value-type="string" office:string-value="CODE_10," calcext:value-type="string">
            <text:p>CODE_10,</text:p>
          </table:table-cell>
        </table:table-row>
        <table:table-row table:style-name="ro1">
          <table:table-cell table:formula="of:=[.A12]+1" office:value-type="float" office:value="11" calcext:value-type="float">
            <text:p>11</text:p>
          </table:table-cell>
          <table:table-cell table:formula="of:=[.B12]" office:value-type="string" office:string-value="esphome::climate::CLIMATE_MODE_COOL" calcext:value-type="string">
            <text:p>esphome::climate::CLIMATE_MODE_COOL</text:p>
          </table:table-cell>
          <table:table-cell table:formula="of:=[.C12]" office:value-type="string" office:string-value="esphome::climate::CLIMATE_FAN_AUTO" calcext:value-type="string">
            <text:p>esphome::climate::CLIMATE_FAN_AUTO</text:p>
          </table:table-cell>
          <table:table-cell table:formula="of:=[.D12]" office:value-type="string" office:string-value="esphome::climate::CLIMATE_SWING_OFF" calcext:value-type="string">
            <text:p>esphome::climate::CLIMATE_SWING_OFF</text:p>
          </table:table-cell>
          <table:table-cell table:formula="of:=[.E12]+1" office:value-type="float" office:value="27" calcext:value-type="float">
            <text:p>27</text:p>
          </table:table-cell>
          <table:table-cell office:value-type="string" calcext:value-type="string">
            <text:p>0000 006D 0037 0000 0014 0088 0014 003B 0014 0014 0015 0013 0015 0015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15 0013 003C 0013 003E 0013 003C 0013 0015 0013 003C 0013 0015 0013 0085 0013 06C3 </text:p>
          </table:table-cell>
          <table:table-cell table:formula="of:=&quot;static const char CODE_&quot;&amp;[.A13]&amp;&quot;[] PROGMEM = &quot;&amp;&quot;&quot;&quot;&quot;&amp;TRIM([.F13])&amp;&quot;&quot;&quot;;&quot;" office:value-type="string" office:string-value="static const char CODE_11[] PROGMEM = &quot;0000 006D 0037 0000 0014 0088 0014 003B 0014 0014 0015 0013 0015 0015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15 0013 003C 0013 003E 0013 003C 0013 0015 0013 003C 0013 0015 0013 0085 0013 06C3&quot;;" calcext:value-type="string">
            <text:p>static const char CODE_11[] PROGMEM = "0000 006D 0037 0000 0014 0088 0014 003B 0014 0014 0015 0013 0015 0015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15 0013 003C 0013 003E 0013 003C 0013 0015 0013 003C 0013 0015 0013 0085 0013 06C3";</text:p>
          </table:table-cell>
          <table:table-cell table:formula="of:=&quot;{&quot;&amp;[.B13]&amp;&quot;, &quot;&amp;[.C13]&amp;&quot;, &quot;&amp;[.D13]&amp;&quot;, &quot;&amp;[.E13]&amp;&quot;.0},&quot;" office:value-type="string" office:string-value="{esphome::climate::CLIMATE_MODE_COOL, esphome::climate::CLIMATE_FAN_AUTO, esphome::climate::CLIMATE_SWING_OFF, 27.0}," calcext:value-type="string">
            <text:p>{esphome::climate::CLIMATE_MODE_COOL, esphome::climate::CLIMATE_FAN_AUTO, esphome::climate::CLIMATE_SWING_OFF, 27.0},</text:p>
          </table:table-cell>
          <table:table-cell table:formula="of:=&quot;CODE_&quot; &amp; [.A13] &amp; &quot;,&quot;" office:value-type="string" office:string-value="CODE_11," calcext:value-type="string">
            <text:p>CODE_11,</text:p>
          </table:table-cell>
        </table:table-row>
        <table:table-row table:style-name="ro1">
          <table:table-cell table:formula="of:=[.A13]+1" office:value-type="float" office:value="12" calcext:value-type="float">
            <text:p>12</text:p>
          </table:table-cell>
          <table:table-cell table:formula="of:=[.B13]" office:value-type="string" office:string-value="esphome::climate::CLIMATE_MODE_COOL" calcext:value-type="string">
            <text:p>esphome::climate::CLIMATE_MODE_COOL</text:p>
          </table:table-cell>
          <table:table-cell table:formula="of:=[.C13]" office:value-type="string" office:string-value="esphome::climate::CLIMATE_FAN_AUTO" calcext:value-type="string">
            <text:p>esphome::climate::CLIMATE_FAN_AUTO</text:p>
          </table:table-cell>
          <table:table-cell table:formula="of:=[.D13]" office:value-type="string" office:string-value="esphome::climate::CLIMATE_SWING_OFF" calcext:value-type="string">
            <text:p>esphome::climate::CLIMATE_SWING_OFF</text:p>
          </table:table-cell>
          <table:table-cell table:formula="of:=[.E13]+1" office:value-type="float" office:value="28" calcext:value-type="float">
            <text:p>28</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6 0013 0015 0013 0015 0013 0018 0013 0015 0013 0015 0013 0015 0013 0018 0013 0015 0013 0015 0013 0015 0013 0018 0013 0015 0013 0015 0013 0015 0013 0018 0013 0015 0013 003C 0013 003C 0013 003E 0013 003C 0013 0015 0013 0016 0013 0018 0013 0015 0013 0015 0013 0015 0013 0017 0013 003C 0013 003C 0013 0015 0013 0018 0013 003C 0013 0015 0013 0015 0013 003C 0013 0085 0013 06C3 </text:p>
          </table:table-cell>
          <table:table-cell table:formula="of:=&quot;static const char CODE_&quot;&amp;[.A14]&amp;&quot;[] PROGMEM = &quot;&amp;&quot;&quot;&quot;&quot;&amp;TRIM([.F14])&amp;&quot;&quot;&quot;;&quot;" office:value-type="string" office:string-value="static const char CODE_12[] PROGMEM = &quot;0000 006D 0037 0000 0014 0088 0014 003B 0014 0014 0015 0013 0014 0016 0014 0014 0014 0015 0013 003B 0013 003E 0013 0015 0013 0015 0013 0015 0013 0018 0013 0015 0013 0015 0013 0015 0013 0018 0013 0016 0013 0015 0013 0015 0013 0018 0013 0015 0013 0015 0013 0015 0013 0018 0013 0015 0013 0015 0013 0015 0013 0018 0013 0015 0013 0015 0013 0015 0013 0018 0013 0015 0013 003C 0013 003C 0013 003E 0013 003C 0013 0015 0013 0016 0013 0018 0013 0015 0013 0015 0013 0015 0013 0017 0013 003C 0013 003C 0013 0015 0013 0018 0013 003C 0013 0015 0013 0015 0013 003C 0013 0085 0013 06C3&quot;;" calcext:value-type="string">
            <text:p>static const char CODE_12[] PROGMEM = "0000 006D 0037 0000 0014 0088 0014 003B 0014 0014 0015 0013 0014 0016 0014 0014 0014 0015 0013 003B 0013 003E 0013 0015 0013 0015 0013 0015 0013 0018 0013 0015 0013 0015 0013 0015 0013 0018 0013 0016 0013 0015 0013 0015 0013 0018 0013 0015 0013 0015 0013 0015 0013 0018 0013 0015 0013 0015 0013 0015 0013 0018 0013 0015 0013 0015 0013 0015 0013 0018 0013 0015 0013 003C 0013 003C 0013 003E 0013 003C 0013 0015 0013 0016 0013 0018 0013 0015 0013 0015 0013 0015 0013 0017 0013 003C 0013 003C 0013 0015 0013 0018 0013 003C 0013 0015 0013 0015 0013 003C 0013 0085 0013 06C3";</text:p>
          </table:table-cell>
          <table:table-cell table:formula="of:=&quot;{&quot;&amp;[.B14]&amp;&quot;, &quot;&amp;[.C14]&amp;&quot;, &quot;&amp;[.D14]&amp;&quot;, &quot;&amp;[.E14]&amp;&quot;.0},&quot;" office:value-type="string" office:string-value="{esphome::climate::CLIMATE_MODE_COOL, esphome::climate::CLIMATE_FAN_AUTO, esphome::climate::CLIMATE_SWING_OFF, 28.0}," calcext:value-type="string">
            <text:p>{esphome::climate::CLIMATE_MODE_COOL, esphome::climate::CLIMATE_FAN_AUTO, esphome::climate::CLIMATE_SWING_OFF, 28.0},</text:p>
          </table:table-cell>
          <table:table-cell table:formula="of:=&quot;CODE_&quot; &amp; [.A14] &amp; &quot;,&quot;" office:value-type="string" office:string-value="CODE_12," calcext:value-type="string">
            <text:p>CODE_12,</text:p>
          </table:table-cell>
        </table:table-row>
        <table:table-row table:style-name="ro1">
          <table:table-cell table:formula="of:=[.A14]+1" office:value-type="float" office:value="13" calcext:value-type="float">
            <text:p>13</text:p>
          </table:table-cell>
          <table:table-cell table:formula="of:=[.B14]" office:value-type="string" office:string-value="esphome::climate::CLIMATE_MODE_COOL" calcext:value-type="string">
            <text:p>esphome::climate::CLIMATE_MODE_COOL</text:p>
          </table:table-cell>
          <table:table-cell table:formula="of:=[.C14]" office:value-type="string" office:string-value="esphome::climate::CLIMATE_FAN_AUTO" calcext:value-type="string">
            <text:p>esphome::climate::CLIMATE_FAN_AUTO</text:p>
          </table:table-cell>
          <table:table-cell table:formula="of:=[.D14]" office:value-type="string" office:string-value="esphome::climate::CLIMATE_SWING_OFF" calcext:value-type="string">
            <text:p>esphome::climate::CLIMATE_SWING_OFF</text:p>
          </table:table-cell>
          <table:table-cell table:formula="of:=[.E14]+1" office:value-type="float" office:value="29" calcext:value-type="float">
            <text:p>29</text:p>
          </table:table-cell>
          <table:table-cell office:value-type="string" calcext:value-type="string">
            <text:p>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6 0013 0015 0013 0015 0013 0018 0013 0015 0013 003C 0013 003C 0013 003E 0013 003C 0013 0015 0013 0015 0013 0018 0013 0015 0013 0015 0013 0015 0013 0017 0013 003C 0013 003C 0013 0015 0013 003E 0013 003C 0013 0015 0013 0015 0013 0015 0013 0085 0013 06C3 </text:p>
          </table:table-cell>
          <table:table-cell table:formula="of:=&quot;static const char CODE_&quot;&amp;[.A15]&amp;&quot;[] PROGMEM = &quot;&amp;&quot;&quot;&quot;&quot;&amp;TRIM([.F15])&amp;&quot;&quot;&quot;;&quot;" office:value-type="string" office:string-value="static const char CODE_13[] PROGMEM = &quot;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6 0013 0015 0013 0015 0013 0018 0013 0015 0013 003C 0013 003C 0013 003E 0013 003C 0013 0015 0013 0015 0013 0018 0013 0015 0013 0015 0013 0015 0013 0017 0013 003C 0013 003C 0013 0015 0013 003E 0013 003C 0013 0015 0013 0015 0013 0015 0013 0085 0013 06C3&quot;;" calcext:value-type="string">
            <text:p>static const char CODE_13[] PROGMEM = "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6 0013 0015 0013 0015 0013 0018 0013 0015 0013 003C 0013 003C 0013 003E 0013 003C 0013 0015 0013 0015 0013 0018 0013 0015 0013 0015 0013 0015 0013 0017 0013 003C 0013 003C 0013 0015 0013 003E 0013 003C 0013 0015 0013 0015 0013 0015 0013 0085 0013 06C3";</text:p>
          </table:table-cell>
          <table:table-cell table:formula="of:=&quot;{&quot;&amp;[.B15]&amp;&quot;, &quot;&amp;[.C15]&amp;&quot;, &quot;&amp;[.D15]&amp;&quot;, &quot;&amp;[.E15]&amp;&quot;.0},&quot;" office:value-type="string" office:string-value="{esphome::climate::CLIMATE_MODE_COOL, esphome::climate::CLIMATE_FAN_AUTO, esphome::climate::CLIMATE_SWING_OFF, 29.0}," calcext:value-type="string">
            <text:p>{esphome::climate::CLIMATE_MODE_COOL, esphome::climate::CLIMATE_FAN_AUTO, esphome::climate::CLIMATE_SWING_OFF, 29.0},</text:p>
          </table:table-cell>
          <table:table-cell table:formula="of:=&quot;CODE_&quot; &amp; [.A15] &amp; &quot;,&quot;" office:value-type="string" office:string-value="CODE_13," calcext:value-type="string">
            <text:p>CODE_13,</text:p>
          </table:table-cell>
        </table:table-row>
        <table:table-row table:style-name="ro1">
          <table:table-cell table:formula="of:=[.A15]+1" office:value-type="float" office:value="14" calcext:value-type="float">
            <text:p>14</text:p>
          </table:table-cell>
          <table:table-cell table:formula="of:=[.B15]" office:value-type="string" office:string-value="esphome::climate::CLIMATE_MODE_COOL" calcext:value-type="string">
            <text:p>esphome::climate::CLIMATE_MODE_COOL</text:p>
          </table:table-cell>
          <table:table-cell table:formula="of:=[.C15]" office:value-type="string" office:string-value="esphome::climate::CLIMATE_FAN_AUTO" calcext:value-type="string">
            <text:p>esphome::climate::CLIMATE_FAN_AUTO</text:p>
          </table:table-cell>
          <table:table-cell table:formula="of:=[.D15]" office:value-type="string" office:string-value="esphome::climate::CLIMATE_SWING_OFF" calcext:value-type="string">
            <text:p>esphome::climate::CLIMATE_SWING_OFF</text:p>
          </table:table-cell>
          <table:table-cell table:formula="of:=[.E15]+1" office:value-type="float" office:value="30" calcext:value-type="float">
            <text:p>30</text:p>
          </table:table-cell>
          <table:table-cell office:value-type="string" calcext:value-type="string">
            <text:p>0000 006D 0037 0000 0014 0088 0014 003B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3C 0013 003C 0013 0018 0013 0015 0013 003C 0013 003C 0013 003C 0013 0085 0013 06C3 </text:p>
          </table:table-cell>
          <table:table-cell table:formula="of:=&quot;static const char CODE_&quot;&amp;[.A16]&amp;&quot;[] PROGMEM = &quot;&amp;&quot;&quot;&quot;&quot;&amp;TRIM([.F16])&amp;&quot;&quot;&quot;;&quot;" office:value-type="string" office:string-value="static const char CODE_14[] PROGMEM = &quot;0000 006D 0037 0000 0014 0088 0014 003B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3C 0013 003C 0013 0018 0013 0015 0013 003C 0013 003C 0013 003C 0013 0085 0013 06C3&quot;;" calcext:value-type="string">
            <text:p>static const char CODE_14[] PROGMEM = "0000 006D 0037 0000 0014 0088 0014 003B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8 0013 0015 0013 0015 0013 0015 0013 0017 0013 003C 0013 003C 0013 003C 0013 0018 0013 0015 0013 003C 0013 003C 0013 003C 0013 0085 0013 06C3";</text:p>
          </table:table-cell>
          <table:table-cell table:formula="of:=&quot;{&quot;&amp;[.B16]&amp;&quot;, &quot;&amp;[.C16]&amp;&quot;, &quot;&amp;[.D16]&amp;&quot;, &quot;&amp;[.E16]&amp;&quot;.0},&quot;" office:value-type="string" office:string-value="{esphome::climate::CLIMATE_MODE_COOL, esphome::climate::CLIMATE_FAN_AUTO, esphome::climate::CLIMATE_SWING_OFF, 30.0}," calcext:value-type="string">
            <text:p>{esphome::climate::CLIMATE_MODE_COOL, esphome::climate::CLIMATE_FAN_AUTO, esphome::climate::CLIMATE_SWING_OFF, 30.0},</text:p>
          </table:table-cell>
          <table:table-cell table:formula="of:=&quot;CODE_&quot; &amp; [.A16] &amp; &quot;,&quot;" office:value-type="string" office:string-value="CODE_14," calcext:value-type="string">
            <text:p>CODE_14,</text:p>
          </table:table-cell>
        </table:table-row>
        <table:table-row table:style-name="ro1">
          <table:table-cell table:formula="of:=[.A16]+1" office:value-type="float" office:value="15" calcext:value-type="float">
            <text:p>15</text:p>
          </table:table-cell>
          <table:table-cell table:formula="of:=[.B16]" office:value-type="string" office:string-value="esphome::climate::CLIMATE_MODE_COOL" calcext:value-type="string">
            <text:p>esphome::climate::CLIMATE_MODE_COOL</text:p>
          </table:table-cell>
          <table:table-cell table:formula="of:=[.C16]" office:value-type="string" office:string-value="esphome::climate::CLIMATE_FAN_AUTO" calcext:value-type="string">
            <text:p>esphome::climate::CLIMATE_FAN_AUTO</text:p>
          </table:table-cell>
          <table:table-cell office:value-type="string" calcext:value-type="string">
            <text:p>esphome::climate::CLIMATE_SWING_VERTICAL</text:p>
          </table:table-cell>
          <table:table-cell table:formula="of:=[.E2]" office:value-type="float" office:value="16" calcext:value-type="float">
            <text:p>16</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15 0013 0018 0013 0015 0013 003C 0013 003C 0013 003C 0013 0085 0013 06C3 </text:p>
          </table:table-cell>
          <table:table-cell table:formula="of:=&quot;static const char CODE_&quot;&amp;[.A17]&amp;&quot;[] PROGMEM = &quot;&amp;&quot;&quot;&quot;&quot;&amp;TRIM([.F17])&amp;&quot;&quot;&quot;;&quot;" office:value-type="string" office:string-value="static const char CODE_15[]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15 0013 0018 0013 0015 0013 003C 0013 003C 0013 003C 0013 0085 0013 06C3&quot;;" calcext:value-type="string">
            <text:p>static const char CODE_15[]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15 0013 0018 0013 0015 0013 003C 0013 003C 0013 003C 0013 0085 0013 06C3";</text:p>
          </table:table-cell>
          <table:table-cell table:formula="of:=&quot;{&quot;&amp;[.B17]&amp;&quot;, &quot;&amp;[.C17]&amp;&quot;, &quot;&amp;[.D17]&amp;&quot;, &quot;&amp;[.E17]&amp;&quot;.0},&quot;" office:value-type="string" office:string-value="{esphome::climate::CLIMATE_MODE_COOL, esphome::climate::CLIMATE_FAN_AUTO, esphome::climate::CLIMATE_SWING_VERTICAL, 16.0}," calcext:value-type="string">
            <text:p>{esphome::climate::CLIMATE_MODE_COOL, esphome::climate::CLIMATE_FAN_AUTO, esphome::climate::CLIMATE_SWING_VERTICAL, 16.0},</text:p>
          </table:table-cell>
          <table:table-cell table:formula="of:=&quot;CODE_&quot; &amp; [.A17] &amp; &quot;,&quot;" office:value-type="string" office:string-value="CODE_15," calcext:value-type="string">
            <text:p>CODE_15,</text:p>
          </table:table-cell>
        </table:table-row>
        <table:table-row table:style-name="ro1">
          <table:table-cell table:formula="of:=[.A17]+1" office:value-type="float" office:value="16" calcext:value-type="float">
            <text:p>16</text:p>
          </table:table-cell>
          <table:table-cell table:formula="of:=[.B17]" office:value-type="string" office:string-value="esphome::climate::CLIMATE_MODE_COOL" calcext:value-type="string">
            <text:p>esphome::climate::CLIMATE_MODE_COOL</text:p>
          </table:table-cell>
          <table:table-cell table:formula="of:=[.C17]" office:value-type="string" office:string-value="esphome::climate::CLIMATE_FAN_AUTO" calcext:value-type="string">
            <text:p>esphome::climate::CLIMATE_FAN_AUTO</text:p>
          </table:table-cell>
          <table:table-cell table:formula="of:=[.D17]" office:value-type="string" office:string-value="esphome::climate::CLIMATE_SWING_VERTICAL" calcext:value-type="string">
            <text:p>esphome::climate::CLIMATE_SWING_VERTICAL</text:p>
          </table:table-cell>
          <table:table-cell table:formula="of:=[.E3]" office:value-type="float" office:value="17" calcext:value-type="float">
            <text:p>17</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15 0013 003E 0013 0015 0013 003C 0013 003C 0013 0015 0013 0085 0013 06C3 </text:p>
          </table:table-cell>
          <table:table-cell table:formula="of:=&quot;static const char CODE_&quot;&amp;[.A18]&amp;&quot;[] PROGMEM = &quot;&amp;&quot;&quot;&quot;&quot;&amp;TRIM([.F18])&amp;&quot;&quot;&quot;;&quot;" office:value-type="string" office:string-value="static const char CODE_16[]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15 0013 003E 0013 0015 0013 003C 0013 003C 0013 0015 0013 0085 0013 06C3&quot;;" calcext:value-type="string">
            <text:p>static const char CODE_16[]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15 0013 003E 0013 0015 0013 003C 0013 003C 0013 0015 0013 0085 0013 06C3";</text:p>
          </table:table-cell>
          <table:table-cell table:formula="of:=&quot;{&quot;&amp;[.B18]&amp;&quot;, &quot;&amp;[.C18]&amp;&quot;, &quot;&amp;[.D18]&amp;&quot;, &quot;&amp;[.E18]&amp;&quot;.0},&quot;" office:value-type="string" office:string-value="{esphome::climate::CLIMATE_MODE_COOL, esphome::climate::CLIMATE_FAN_AUTO, esphome::climate::CLIMATE_SWING_VERTICAL, 17.0}," calcext:value-type="string">
            <text:p>{esphome::climate::CLIMATE_MODE_COOL, esphome::climate::CLIMATE_FAN_AUTO, esphome::climate::CLIMATE_SWING_VERTICAL, 17.0},</text:p>
          </table:table-cell>
          <table:table-cell table:formula="of:=&quot;CODE_&quot; &amp; [.A18] &amp; &quot;,&quot;" office:value-type="string" office:string-value="CODE_16," calcext:value-type="string">
            <text:p>CODE_16,</text:p>
          </table:table-cell>
        </table:table-row>
        <table:table-row table:style-name="ro1">
          <table:table-cell table:formula="of:=[.A18]+1" office:value-type="float" office:value="17" calcext:value-type="float">
            <text:p>17</text:p>
          </table:table-cell>
          <table:table-cell table:formula="of:=[.B18]" office:value-type="string" office:string-value="esphome::climate::CLIMATE_MODE_COOL" calcext:value-type="string">
            <text:p>esphome::climate::CLIMATE_MODE_COOL</text:p>
          </table:table-cell>
          <table:table-cell table:formula="of:=[.C18]" office:value-type="string" office:string-value="esphome::climate::CLIMATE_FAN_AUTO" calcext:value-type="string">
            <text:p>esphome::climate::CLIMATE_FAN_AUTO</text:p>
          </table:table-cell>
          <table:table-cell table:formula="of:=[.D18]" office:value-type="string" office:string-value="esphome::climate::CLIMATE_SWING_VERTICAL" calcext:value-type="string">
            <text:p>esphome::climate::CLIMATE_SWING_VERTICAL</text:p>
          </table:table-cell>
          <table:table-cell table:formula="of:=[.E4]" office:value-type="float" office:value="18" calcext:value-type="float">
            <text:p>18</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3C 0013 0018 0013 0015 0013 003C 0013 0015 0013 003C 0013 0085 0013 06C3 </text:p>
          </table:table-cell>
          <table:table-cell table:formula="of:=&quot;static const char CODE_&quot;&amp;[.A19]&amp;&quot;[] PROGMEM = &quot;&amp;&quot;&quot;&quot;&quot;&amp;TRIM([.F19])&amp;&quot;&quot;&quot;;&quot;" office:value-type="string" office:string-value="static const char CODE_17[]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3C 0013 0018 0013 0015 0013 003C 0013 0015 0013 003C 0013 0085 0013 06C3&quot;;" calcext:value-type="string">
            <text:p>static const char CODE_17[]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3C 0013 0018 0013 0015 0013 003C 0013 0015 0013 003C 0013 0085 0013 06C3";</text:p>
          </table:table-cell>
          <table:table-cell table:formula="of:=&quot;{&quot;&amp;[.B19]&amp;&quot;, &quot;&amp;[.C19]&amp;&quot;, &quot;&amp;[.D19]&amp;&quot;, &quot;&amp;[.E19]&amp;&quot;.0},&quot;" office:value-type="string" office:string-value="{esphome::climate::CLIMATE_MODE_COOL, esphome::climate::CLIMATE_FAN_AUTO, esphome::climate::CLIMATE_SWING_VERTICAL, 18.0}," calcext:value-type="string">
            <text:p>{esphome::climate::CLIMATE_MODE_COOL, esphome::climate::CLIMATE_FAN_AUTO, esphome::climate::CLIMATE_SWING_VERTICAL, 18.0},</text:p>
          </table:table-cell>
          <table:table-cell table:formula="of:=&quot;CODE_&quot; &amp; [.A19] &amp; &quot;,&quot;" office:value-type="string" office:string-value="CODE_17," calcext:value-type="string">
            <text:p>CODE_17,</text:p>
          </table:table-cell>
        </table:table-row>
        <table:table-row table:style-name="ro1">
          <table:table-cell table:formula="of:=[.A19]+1" office:value-type="float" office:value="18" calcext:value-type="float">
            <text:p>18</text:p>
          </table:table-cell>
          <table:table-cell table:formula="of:=[.B19]" office:value-type="string" office:string-value="esphome::climate::CLIMATE_MODE_COOL" calcext:value-type="string">
            <text:p>esphome::climate::CLIMATE_MODE_COOL</text:p>
          </table:table-cell>
          <table:table-cell table:formula="of:=[.C19]" office:value-type="string" office:string-value="esphome::climate::CLIMATE_FAN_AUTO" calcext:value-type="string">
            <text:p>esphome::climate::CLIMATE_FAN_AUTO</text:p>
          </table:table-cell>
          <table:table-cell table:formula="of:=[.D19]" office:value-type="string" office:string-value="esphome::climate::CLIMATE_SWING_VERTICAL" calcext:value-type="string">
            <text:p>esphome::climate::CLIMATE_SWING_VERTICAL</text:p>
          </table:table-cell>
          <table:table-cell table:formula="of:=[.E5]" office:value-type="float" office:value="19" calcext:value-type="float">
            <text:p>19</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3C 0013 003E 0013 0015 0013 003C 0013 0015 0013 0015 0013 0085 0013 06C3 </text:p>
          </table:table-cell>
          <table:table-cell table:formula="of:=&quot;static const char CODE_&quot;&amp;[.A20]&amp;&quot;[] PROGMEM = &quot;&amp;&quot;&quot;&quot;&quot;&amp;TRIM([.F20])&amp;&quot;&quot;&quot;;&quot;" office:value-type="string" office:string-value="static const char CODE_18[]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3C 0013 003E 0013 0015 0013 003C 0013 0015 0013 0015 0013 0085 0013 06C3&quot;;" calcext:value-type="string">
            <text:p>static const char CODE_18[]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15 0013 003C 0013 003E 0013 0015 0013 003C 0013 0015 0013 0015 0013 0085 0013 06C3";</text:p>
          </table:table-cell>
          <table:table-cell table:formula="of:=&quot;{&quot;&amp;[.B20]&amp;&quot;, &quot;&amp;[.C20]&amp;&quot;, &quot;&amp;[.D20]&amp;&quot;, &quot;&amp;[.E20]&amp;&quot;.0},&quot;" office:value-type="string" office:string-value="{esphome::climate::CLIMATE_MODE_COOL, esphome::climate::CLIMATE_FAN_AUTO, esphome::climate::CLIMATE_SWING_VERTICAL, 19.0}," calcext:value-type="string">
            <text:p>{esphome::climate::CLIMATE_MODE_COOL, esphome::climate::CLIMATE_FAN_AUTO, esphome::climate::CLIMATE_SWING_VERTICAL, 19.0},</text:p>
          </table:table-cell>
          <table:table-cell table:formula="of:=&quot;CODE_&quot; &amp; [.A20] &amp; &quot;,&quot;" office:value-type="string" office:string-value="CODE_18," calcext:value-type="string">
            <text:p>CODE_18,</text:p>
          </table:table-cell>
        </table:table-row>
        <table:table-row table:style-name="ro1">
          <table:table-cell table:formula="of:=[.A20]+1" office:value-type="float" office:value="19" calcext:value-type="float">
            <text:p>19</text:p>
          </table:table-cell>
          <table:table-cell table:formula="of:=[.B20]" office:value-type="string" office:string-value="esphome::climate::CLIMATE_MODE_COOL" calcext:value-type="string">
            <text:p>esphome::climate::CLIMATE_MODE_COOL</text:p>
          </table:table-cell>
          <table:table-cell table:formula="of:=[.C20]" office:value-type="string" office:string-value="esphome::climate::CLIMATE_FAN_AUTO" calcext:value-type="string">
            <text:p>esphome::climate::CLIMATE_FAN_AUTO</text:p>
          </table:table-cell>
          <table:table-cell table:formula="of:=[.D20]" office:value-type="string" office:string-value="esphome::climate::CLIMATE_SWING_VERTICAL" calcext:value-type="string">
            <text:p>esphome::climate::CLIMATE_SWING_VERTICAL</text:p>
          </table:table-cell>
          <table:table-cell table:formula="of:=[.E6]" office:value-type="float" office:value="20" calcext:value-type="float">
            <text:p>20</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15 0013 0018 0013 0015 0013 0015 0013 003C 0013 003C 0013 0085 0013 06C3 </text:p>
          </table:table-cell>
          <table:table-cell table:formula="of:=&quot;static const char CODE_&quot;&amp;[.A21]&amp;&quot;[] PROGMEM = &quot;&amp;&quot;&quot;&quot;&quot;&amp;TRIM([.F21])&amp;&quot;&quot;&quot;;&quot;" office:value-type="string" office:string-value="static const char CODE_19[]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15 0013 0018 0013 0015 0013 0015 0013 003C 0013 003C 0013 0085 0013 06C3&quot;;" calcext:value-type="string">
            <text:p>static const char CODE_19[]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15 0013 0018 0013 0015 0013 0015 0013 003C 0013 003C 0013 0085 0013 06C3";</text:p>
          </table:table-cell>
          <table:table-cell table:formula="of:=&quot;{&quot;&amp;[.B21]&amp;&quot;, &quot;&amp;[.C21]&amp;&quot;, &quot;&amp;[.D21]&amp;&quot;, &quot;&amp;[.E21]&amp;&quot;.0},&quot;" office:value-type="string" office:string-value="{esphome::climate::CLIMATE_MODE_COOL, esphome::climate::CLIMATE_FAN_AUTO, esphome::climate::CLIMATE_SWING_VERTICAL, 20.0}," calcext:value-type="string">
            <text:p>{esphome::climate::CLIMATE_MODE_COOL, esphome::climate::CLIMATE_FAN_AUTO, esphome::climate::CLIMATE_SWING_VERTICAL, 20.0},</text:p>
          </table:table-cell>
          <table:table-cell table:formula="of:=&quot;CODE_&quot; &amp; [.A21] &amp; &quot;,&quot;" office:value-type="string" office:string-value="CODE_19," calcext:value-type="string">
            <text:p>CODE_19,</text:p>
          </table:table-cell>
        </table:table-row>
        <table:table-row table:style-name="ro1">
          <table:table-cell table:formula="of:=[.A21]+1" office:value-type="float" office:value="20" calcext:value-type="float">
            <text:p>20</text:p>
          </table:table-cell>
          <table:table-cell table:formula="of:=[.B21]" office:value-type="string" office:string-value="esphome::climate::CLIMATE_MODE_COOL" calcext:value-type="string">
            <text:p>esphome::climate::CLIMATE_MODE_COOL</text:p>
          </table:table-cell>
          <table:table-cell table:formula="of:=[.C21]" office:value-type="string" office:string-value="esphome::climate::CLIMATE_FAN_AUTO" calcext:value-type="string">
            <text:p>esphome::climate::CLIMATE_FAN_AUTO</text:p>
          </table:table-cell>
          <table:table-cell table:formula="of:=[.D21]" office:value-type="string" office:string-value="esphome::climate::CLIMATE_SWING_VERTICAL" calcext:value-type="string">
            <text:p>esphome::climate::CLIMATE_SWING_VERTICAL</text:p>
          </table:table-cell>
          <table:table-cell table:formula="of:=[.E7]" office:value-type="float" office:value="21" calcext:value-type="float">
            <text:p>21</text:p>
          </table:table-cell>
          <table:table-cell office:value-type="string" calcext:value-type="string">
            <text:p>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15 0013 003E 0013 0015 0013 0015 0013 003C 0013 0015 0013 0085 0013 06C3 </text:p>
          </table:table-cell>
          <table:table-cell table:formula="of:=&quot;static const char CODE_&quot;&amp;[.A22]&amp;&quot;[] PROGMEM = &quot;&amp;&quot;&quot;&quot;&quot;&amp;TRIM([.F22])&amp;&quot;&quot;&quot;;&quot;" office:value-type="string" office:string-value="static const char CODE_20[] PROGMEM = &quot;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15 0013 003E 0013 0015 0013 0015 0013 003C 0013 0015 0013 0085 0013 06C3&quot;;" calcext:value-type="string">
            <text:p>static const char CODE_20[] PROGMEM = "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15 0013 003E 0013 0015 0013 0015 0013 003C 0013 0015 0013 0085 0013 06C3";</text:p>
          </table:table-cell>
          <table:table-cell table:formula="of:=&quot;{&quot;&amp;[.B22]&amp;&quot;, &quot;&amp;[.C22]&amp;&quot;, &quot;&amp;[.D22]&amp;&quot;, &quot;&amp;[.E22]&amp;&quot;.0},&quot;" office:value-type="string" office:string-value="{esphome::climate::CLIMATE_MODE_COOL, esphome::climate::CLIMATE_FAN_AUTO, esphome::climate::CLIMATE_SWING_VERTICAL, 21.0}," calcext:value-type="string">
            <text:p>{esphome::climate::CLIMATE_MODE_COOL, esphome::climate::CLIMATE_FAN_AUTO, esphome::climate::CLIMATE_SWING_VERTICAL, 21.0},</text:p>
          </table:table-cell>
          <table:table-cell table:formula="of:=&quot;CODE_&quot; &amp; [.A22] &amp; &quot;,&quot;" office:value-type="string" office:string-value="CODE_20," calcext:value-type="string">
            <text:p>CODE_20,</text:p>
          </table:table-cell>
        </table:table-row>
        <table:table-row table:style-name="ro1">
          <table:table-cell table:formula="of:=[.A22]+1" office:value-type="float" office:value="21" calcext:value-type="float">
            <text:p>21</text:p>
          </table:table-cell>
          <table:table-cell table:formula="of:=[.B22]" office:value-type="string" office:string-value="esphome::climate::CLIMATE_MODE_COOL" calcext:value-type="string">
            <text:p>esphome::climate::CLIMATE_MODE_COOL</text:p>
          </table:table-cell>
          <table:table-cell table:formula="of:=[.C22]" office:value-type="string" office:string-value="esphome::climate::CLIMATE_FAN_AUTO" calcext:value-type="string">
            <text:p>esphome::climate::CLIMATE_FAN_AUTO</text:p>
          </table:table-cell>
          <table:table-cell table:formula="of:=[.D22]" office:value-type="string" office:string-value="esphome::climate::CLIMATE_SWING_VERTICAL" calcext:value-type="string">
            <text:p>esphome::climate::CLIMATE_SWING_VERTICAL</text:p>
          </table:table-cell>
          <table:table-cell table:formula="of:=[.E8]" office:value-type="float" office:value="22" calcext:value-type="float">
            <text:p>22</text:p>
          </table:table-cell>
          <table:table-cell office:value-type="string" calcext:value-type="string">
            <text:p>0000 006D 0037 0000 0014 0088 0014 003B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3C 0013 0018 0013 0015 0013 0015 0013 0015 0013 003C 0013 0085 0013 06C3 </text:p>
          </table:table-cell>
          <table:table-cell table:formula="of:=&quot;static const char CODE_&quot;&amp;[.A23]&amp;&quot;[] PROGMEM = &quot;&amp;&quot;&quot;&quot;&quot;&amp;TRIM([.F23])&amp;&quot;&quot;&quot;;&quot;" office:value-type="string" office:string-value="static const char CODE_21[] PROGMEM = &quot;0000 006D 0037 0000 0014 0088 0014 003B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3C 0013 0018 0013 0015 0013 0015 0013 0015 0013 003C 0013 0085 0013 06C3&quot;;" calcext:value-type="string">
            <text:p>static const char CODE_21[] PROGMEM = "0000 006D 0037 0000 0014 0088 0014 003B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3C 0013 0018 0013 0015 0013 0015 0013 0015 0013 003C 0013 0085 0013 06C3";</text:p>
          </table:table-cell>
          <table:table-cell table:formula="of:=&quot;{&quot;&amp;[.B23]&amp;&quot;, &quot;&amp;[.C23]&amp;&quot;, &quot;&amp;[.D23]&amp;&quot;, &quot;&amp;[.E23]&amp;&quot;.0},&quot;" office:value-type="string" office:string-value="{esphome::climate::CLIMATE_MODE_COOL, esphome::climate::CLIMATE_FAN_AUTO, esphome::climate::CLIMATE_SWING_VERTICAL, 22.0}," calcext:value-type="string">
            <text:p>{esphome::climate::CLIMATE_MODE_COOL, esphome::climate::CLIMATE_FAN_AUTO, esphome::climate::CLIMATE_SWING_VERTICAL, 22.0},</text:p>
          </table:table-cell>
          <table:table-cell table:formula="of:=&quot;CODE_&quot; &amp; [.A23] &amp; &quot;,&quot;" office:value-type="string" office:string-value="CODE_21," calcext:value-type="string">
            <text:p>CODE_21,</text:p>
          </table:table-cell>
        </table:table-row>
        <table:table-row table:style-name="ro1">
          <table:table-cell table:formula="of:=[.A23]+1" office:value-type="float" office:value="22" calcext:value-type="float">
            <text:p>22</text:p>
          </table:table-cell>
          <table:table-cell table:formula="of:=[.B23]" office:value-type="string" office:string-value="esphome::climate::CLIMATE_MODE_COOL" calcext:value-type="string">
            <text:p>esphome::climate::CLIMATE_MODE_COOL</text:p>
          </table:table-cell>
          <table:table-cell table:formula="of:=[.C23]" office:value-type="string" office:string-value="esphome::climate::CLIMATE_FAN_AUTO" calcext:value-type="string">
            <text:p>esphome::climate::CLIMATE_FAN_AUTO</text:p>
          </table:table-cell>
          <table:table-cell table:formula="of:=[.D23]" office:value-type="string" office:string-value="esphome::climate::CLIMATE_SWING_VERTICAL" calcext:value-type="string">
            <text:p>esphome::climate::CLIMATE_SWING_VERTICAL</text:p>
          </table:table-cell>
          <table:table-cell table:formula="of:=[.E9]" office:value-type="float" office:value="23" calcext:value-type="float">
            <text:p>23</text:p>
          </table:table-cell>
          <table:table-cell office:value-type="string" calcext:value-type="string">
            <text:p>0000 006D 0037 0000 0014 0088 0014 003A 0014 0014 0015 0013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3C 0013 003E 0013 0015 0013 0015 0013 0015 0013 0015 0013 0085 0013 06C3 </text:p>
          </table:table-cell>
          <table:table-cell table:formula="of:=&quot;static const char CODE_&quot;&amp;[.A24]&amp;&quot;[] PROGMEM = &quot;&amp;&quot;&quot;&quot;&quot;&amp;TRIM([.F24])&amp;&quot;&quot;&quot;;&quot;" office:value-type="string" office:string-value="static const char CODE_22[] PROGMEM = &quot;0000 006D 0037 0000 0014 0088 0014 003A 0014 0014 0015 0013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3C 0013 003E 0013 0015 0013 0015 0013 0015 0013 0015 0013 0085 0013 06C3&quot;;" calcext:value-type="string">
            <text:p>static const char CODE_22[] PROGMEM = "0000 006D 0037 0000 0014 0088 0014 003A 0014 0014 0015 0013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8 0013 0015 0013 003C 0013 003C 0013 003E 0013 0015 0013 0015 0013 0015 0013 0015 0013 0085 0013 06C3";</text:p>
          </table:table-cell>
          <table:table-cell table:formula="of:=&quot;{&quot;&amp;[.B24]&amp;&quot;, &quot;&amp;[.C24]&amp;&quot;, &quot;&amp;[.D24]&amp;&quot;, &quot;&amp;[.E24]&amp;&quot;.0},&quot;" office:value-type="string" office:string-value="{esphome::climate::CLIMATE_MODE_COOL, esphome::climate::CLIMATE_FAN_AUTO, esphome::climate::CLIMATE_SWING_VERTICAL, 23.0}," calcext:value-type="string">
            <text:p>{esphome::climate::CLIMATE_MODE_COOL, esphome::climate::CLIMATE_FAN_AUTO, esphome::climate::CLIMATE_SWING_VERTICAL, 23.0},</text:p>
          </table:table-cell>
          <table:table-cell table:formula="of:=&quot;CODE_&quot; &amp; [.A24] &amp; &quot;,&quot;" office:value-type="string" office:string-value="CODE_22," calcext:value-type="string">
            <text:p>CODE_22,</text:p>
          </table:table-cell>
        </table:table-row>
        <table:table-row table:style-name="ro1">
          <table:table-cell table:formula="of:=[.A24]+1" office:value-type="float" office:value="23" calcext:value-type="float">
            <text:p>23</text:p>
          </table:table-cell>
          <table:table-cell table:formula="of:=[.B24]" office:value-type="string" office:string-value="esphome::climate::CLIMATE_MODE_COOL" calcext:value-type="string">
            <text:p>esphome::climate::CLIMATE_MODE_COOL</text:p>
          </table:table-cell>
          <table:table-cell table:formula="of:=[.C24]" office:value-type="string" office:string-value="esphome::climate::CLIMATE_FAN_AUTO" calcext:value-type="string">
            <text:p>esphome::climate::CLIMATE_FAN_AUTO</text:p>
          </table:table-cell>
          <table:table-cell table:formula="of:=[.D24]" office:value-type="string" office:string-value="esphome::climate::CLIMATE_SWING_VERTICAL" calcext:value-type="string">
            <text:p>esphome::climate::CLIMATE_SWING_VERTICAL</text:p>
          </table:table-cell>
          <table:table-cell table:formula="of:=[.E10]" office:value-type="float" office:value="24" calcext:value-type="float">
            <text:p>24</text:p>
          </table:table-cell>
          <table:table-cell office:value-type="string" calcext:value-type="string">
            <text:p>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15 0013 0017 0013 003C 0013 003C 0013 003C 0013 003C 0013 0085 0013 06C3 </text:p>
          </table:table-cell>
          <table:table-cell table:formula="of:=&quot;static const char CODE_&quot;&amp;[.A25]&amp;&quot;[] PROGMEM = &quot;&amp;&quot;&quot;&quot;&quot;&amp;TRIM([.F25])&amp;&quot;&quot;&quot;;&quot;" office:value-type="string" office:string-value="static const char CODE_23[] PROGMEM = &quot;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15 0013 0017 0013 003C 0013 003C 0013 003C 0013 003C 0013 0085 0013 06C3&quot;;" calcext:value-type="string">
            <text:p>static const char CODE_23[] PROGMEM = "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15 0013 0017 0013 003C 0013 003C 0013 003C 0013 003C 0013 0085 0013 06C3";</text:p>
          </table:table-cell>
          <table:table-cell table:formula="of:=&quot;{&quot;&amp;[.B25]&amp;&quot;, &quot;&amp;[.C25]&amp;&quot;, &quot;&amp;[.D25]&amp;&quot;, &quot;&amp;[.E25]&amp;&quot;.0},&quot;" office:value-type="string" office:string-value="{esphome::climate::CLIMATE_MODE_COOL, esphome::climate::CLIMATE_FAN_AUTO, esphome::climate::CLIMATE_SWING_VERTICAL, 24.0}," calcext:value-type="string">
            <text:p>{esphome::climate::CLIMATE_MODE_COOL, esphome::climate::CLIMATE_FAN_AUTO, esphome::climate::CLIMATE_SWING_VERTICAL, 24.0},</text:p>
          </table:table-cell>
          <table:table-cell table:formula="of:=&quot;CODE_&quot; &amp; [.A25] &amp; &quot;,&quot;" office:value-type="string" office:string-value="CODE_23," calcext:value-type="string">
            <text:p>CODE_23,</text:p>
          </table:table-cell>
        </table:table-row>
        <table:table-row table:style-name="ro1">
          <table:table-cell table:formula="of:=[.A25]+1" office:value-type="float" office:value="24" calcext:value-type="float">
            <text:p>24</text:p>
          </table:table-cell>
          <table:table-cell table:formula="of:=[.B25]" office:value-type="string" office:string-value="esphome::climate::CLIMATE_MODE_COOL" calcext:value-type="string">
            <text:p>esphome::climate::CLIMATE_MODE_COOL</text:p>
          </table:table-cell>
          <table:table-cell table:formula="of:=[.C25]" office:value-type="string" office:string-value="esphome::climate::CLIMATE_FAN_AUTO" calcext:value-type="string">
            <text:p>esphome::climate::CLIMATE_FAN_AUTO</text:p>
          </table:table-cell>
          <table:table-cell table:formula="of:=[.D25]" office:value-type="string" office:string-value="esphome::climate::CLIMATE_SWING_VERTICAL" calcext:value-type="string">
            <text:p>esphome::climate::CLIMATE_SWING_VERTICAL</text:p>
          </table:table-cell>
          <table:table-cell table:formula="of:=[.E11]" office:value-type="float" office:value="25" calcext:value-type="float">
            <text:p>25</text:p>
          </table:table-cell>
          <table:table-cell office:value-type="string" calcext:value-type="string">
            <text:p>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15 0013 003E 0013 003C 0013 003C 0013 003C 0013 0016 0013 0085 0013 06C3 </text:p>
          </table:table-cell>
          <table:table-cell table:formula="of:=&quot;static const char CODE_&quot;&amp;[.A26]&amp;&quot;[] PROGMEM = &quot;&amp;&quot;&quot;&quot;&quot;&amp;TRIM([.F26])&amp;&quot;&quot;&quot;;&quot;" office:value-type="string" office:string-value="static const char CODE_24[] PROGMEM = &quot;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15 0013 003E 0013 003C 0013 003C 0013 003C 0013 0016 0013 0085 0013 06C3&quot;;" calcext:value-type="string">
            <text:p>static const char CODE_24[] PROGMEM = "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15 0013 003E 0013 003C 0013 003C 0013 003C 0013 0016 0013 0085 0013 06C3";</text:p>
          </table:table-cell>
          <table:table-cell table:formula="of:=&quot;{&quot;&amp;[.B26]&amp;&quot;, &quot;&amp;[.C26]&amp;&quot;, &quot;&amp;[.D26]&amp;&quot;, &quot;&amp;[.E26]&amp;&quot;.0},&quot;" office:value-type="string" office:string-value="{esphome::climate::CLIMATE_MODE_COOL, esphome::climate::CLIMATE_FAN_AUTO, esphome::climate::CLIMATE_SWING_VERTICAL, 25.0}," calcext:value-type="string">
            <text:p>{esphome::climate::CLIMATE_MODE_COOL, esphome::climate::CLIMATE_FAN_AUTO, esphome::climate::CLIMATE_SWING_VERTICAL, 25.0},</text:p>
          </table:table-cell>
          <table:table-cell table:formula="of:=&quot;CODE_&quot; &amp; [.A26] &amp; &quot;,&quot;" office:value-type="string" office:string-value="CODE_24," calcext:value-type="string">
            <text:p>CODE_24,</text:p>
          </table:table-cell>
        </table:table-row>
        <table:table-row table:style-name="ro1">
          <table:table-cell table:formula="of:=[.A26]+1" office:value-type="float" office:value="25" calcext:value-type="float">
            <text:p>25</text:p>
          </table:table-cell>
          <table:table-cell table:formula="of:=[.B26]" office:value-type="string" office:string-value="esphome::climate::CLIMATE_MODE_COOL" calcext:value-type="string">
            <text:p>esphome::climate::CLIMATE_MODE_COOL</text:p>
          </table:table-cell>
          <table:table-cell table:formula="of:=[.C26]" office:value-type="string" office:string-value="esphome::climate::CLIMATE_FAN_AUTO" calcext:value-type="string">
            <text:p>esphome::climate::CLIMATE_FAN_AUTO</text:p>
          </table:table-cell>
          <table:table-cell table:formula="of:=[.D26]" office:value-type="string" office:string-value="esphome::climate::CLIMATE_SWING_VERTICAL" calcext:value-type="string">
            <text:p>esphome::climate::CLIMATE_SWING_VERTICAL</text:p>
          </table:table-cell>
          <table:table-cell table:formula="of:=[.E12]" office:value-type="float" office:value="26" calcext:value-type="float">
            <text:p>26</text:p>
          </table:table-cell>
          <table:table-cell office:value-type="string" calcext:value-type="string">
            <text:p>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3C 0013 0017 0013 003C 0013 003C 0013 0015 0013 003C 0013 0085 0013 06C3 </text:p>
          </table:table-cell>
          <table:table-cell table:formula="of:=&quot;static const char CODE_&quot;&amp;[.A27]&amp;&quot;[] PROGMEM = &quot;&amp;&quot;&quot;&quot;&quot;&amp;TRIM([.F27])&amp;&quot;&quot;&quot;;&quot;" office:value-type="string" office:string-value="static const char CODE_25[] PROGMEM = &quot;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3C 0013 0017 0013 003C 0013 003C 0013 0015 0013 003C 0013 0085 0013 06C3&quot;;" calcext:value-type="string">
            <text:p>static const char CODE_25[] PROGMEM = "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3C 0013 0017 0013 003C 0013 003C 0013 0015 0013 003C 0013 0085 0013 06C3";</text:p>
          </table:table-cell>
          <table:table-cell table:formula="of:=&quot;{&quot;&amp;[.B27]&amp;&quot;, &quot;&amp;[.C27]&amp;&quot;, &quot;&amp;[.D27]&amp;&quot;, &quot;&amp;[.E27]&amp;&quot;.0},&quot;" office:value-type="string" office:string-value="{esphome::climate::CLIMATE_MODE_COOL, esphome::climate::CLIMATE_FAN_AUTO, esphome::climate::CLIMATE_SWING_VERTICAL, 26.0}," calcext:value-type="string">
            <text:p>{esphome::climate::CLIMATE_MODE_COOL, esphome::climate::CLIMATE_FAN_AUTO, esphome::climate::CLIMATE_SWING_VERTICAL, 26.0},</text:p>
          </table:table-cell>
          <table:table-cell table:formula="of:=&quot;CODE_&quot; &amp; [.A27] &amp; &quot;,&quot;" office:value-type="string" office:string-value="CODE_25," calcext:value-type="string">
            <text:p>CODE_25,</text:p>
          </table:table-cell>
        </table:table-row>
        <table:table-row table:style-name="ro1">
          <table:table-cell table:formula="of:=[.A27]+1" office:value-type="float" office:value="26" calcext:value-type="float">
            <text:p>26</text:p>
          </table:table-cell>
          <table:table-cell table:formula="of:=[.B27]" office:value-type="string" office:string-value="esphome::climate::CLIMATE_MODE_COOL" calcext:value-type="string">
            <text:p>esphome::climate::CLIMATE_MODE_COOL</text:p>
          </table:table-cell>
          <table:table-cell table:formula="of:=[.C27]" office:value-type="string" office:string-value="esphome::climate::CLIMATE_FAN_AUTO" calcext:value-type="string">
            <text:p>esphome::climate::CLIMATE_FAN_AUTO</text:p>
          </table:table-cell>
          <table:table-cell table:formula="of:=[.D27]" office:value-type="string" office:string-value="esphome::climate::CLIMATE_SWING_VERTICAL" calcext:value-type="string">
            <text:p>esphome::climate::CLIMATE_SWING_VERTICAL</text:p>
          </table:table-cell>
          <table:table-cell table:formula="of:=[.E13]" office:value-type="float" office:value="27" calcext:value-type="float">
            <text:p>27</text:p>
          </table:table-cell>
          <table:table-cell office:value-type="string" calcext:value-type="string">
            <text:p>0000 006D 0037 0000 0014 0088 0014 003B 0014 0014 0015 0013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3B 0013 003E 0013 003C 0013 003C 0013 0015 0013 0015 0013 0085 0013 06C3 </text:p>
          </table:table-cell>
          <table:table-cell table:formula="of:=&quot;static const char CODE_&quot;&amp;[.A28]&amp;&quot;[] PROGMEM = &quot;&amp;&quot;&quot;&quot;&quot;&amp;TRIM([.F28])&amp;&quot;&quot;&quot;;&quot;" office:value-type="string" office:string-value="static const char CODE_26[] PROGMEM = &quot;0000 006D 0037 0000 0014 0088 0014 003B 0014 0014 0015 0013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3B 0013 003E 0013 003C 0013 003C 0013 0015 0013 0015 0013 0085 0013 06C3&quot;;" calcext:value-type="string">
            <text:p>static const char CODE_26[] PROGMEM = "0000 006D 0037 0000 0014 0088 0014 003B 0014 0014 0015 0013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15 0013 003B 0013 003E 0013 003C 0013 003C 0013 0015 0013 0015 0013 0085 0013 06C3";</text:p>
          </table:table-cell>
          <table:table-cell table:formula="of:=&quot;{&quot;&amp;[.B28]&amp;&quot;, &quot;&amp;[.C28]&amp;&quot;, &quot;&amp;[.D28]&amp;&quot;, &quot;&amp;[.E28]&amp;&quot;.0},&quot;" office:value-type="string" office:string-value="{esphome::climate::CLIMATE_MODE_COOL, esphome::climate::CLIMATE_FAN_AUTO, esphome::climate::CLIMATE_SWING_VERTICAL, 27.0}," calcext:value-type="string">
            <text:p>{esphome::climate::CLIMATE_MODE_COOL, esphome::climate::CLIMATE_FAN_AUTO, esphome::climate::CLIMATE_SWING_VERTICAL, 27.0},</text:p>
          </table:table-cell>
          <table:table-cell table:formula="of:=&quot;CODE_&quot; &amp; [.A28] &amp; &quot;,&quot;" office:value-type="string" office:string-value="CODE_26," calcext:value-type="string">
            <text:p>CODE_26,</text:p>
          </table:table-cell>
        </table:table-row>
        <table:table-row table:style-name="ro1">
          <table:table-cell table:formula="of:=[.A28]+1" office:value-type="float" office:value="27" calcext:value-type="float">
            <text:p>27</text:p>
          </table:table-cell>
          <table:table-cell table:formula="of:=[.B28]" office:value-type="string" office:string-value="esphome::climate::CLIMATE_MODE_COOL" calcext:value-type="string">
            <text:p>esphome::climate::CLIMATE_MODE_COOL</text:p>
          </table:table-cell>
          <table:table-cell table:formula="of:=[.C28]" office:value-type="string" office:string-value="esphome::climate::CLIMATE_FAN_AUTO" calcext:value-type="string">
            <text:p>esphome::climate::CLIMATE_FAN_AUTO</text:p>
          </table:table-cell>
          <table:table-cell table:formula="of:=[.D28]" office:value-type="string" office:string-value="esphome::climate::CLIMATE_SWING_VERTICAL" calcext:value-type="string">
            <text:p>esphome::climate::CLIMATE_SWING_VERTICAL</text:p>
          </table:table-cell>
          <table:table-cell table:formula="of:=[.E14]" office:value-type="float" office:value="28" calcext:value-type="float">
            <text:p>28</text:p>
          </table:table-cell>
          <table:table-cell office:value-type="string" calcext:value-type="string">
            <text:p>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3C 0013 0015 0013 0017 0013 003C 0013 0015 0013 003C 0013 003C 0013 0085 0013 06C3 </text:p>
          </table:table-cell>
          <table:table-cell table:formula="of:=&quot;static const char CODE_&quot;&amp;[.A29]&amp;&quot;[] PROGMEM = &quot;&amp;&quot;&quot;&quot;&quot;&amp;TRIM([.F29])&amp;&quot;&quot;&quot;;&quot;" office:value-type="string" office:string-value="static const char CODE_27[] PROGMEM = &quot;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3C 0013 0015 0013 0017 0013 003C 0013 0015 0013 003C 0013 003C 0013 0085 0013 06C3&quot;;" calcext:value-type="string">
            <text:p>static const char CODE_27[] PROGMEM = "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3C 0013 0015 0013 0017 0013 003C 0013 0015 0013 003C 0013 003C 0013 0085 0013 06C3";</text:p>
          </table:table-cell>
          <table:table-cell table:formula="of:=&quot;{&quot;&amp;[.B29]&amp;&quot;, &quot;&amp;[.C29]&amp;&quot;, &quot;&amp;[.D29]&amp;&quot;, &quot;&amp;[.E29]&amp;&quot;.0},&quot;" office:value-type="string" office:string-value="{esphome::climate::CLIMATE_MODE_COOL, esphome::climate::CLIMATE_FAN_AUTO, esphome::climate::CLIMATE_SWING_VERTICAL, 28.0}," calcext:value-type="string">
            <text:p>{esphome::climate::CLIMATE_MODE_COOL, esphome::climate::CLIMATE_FAN_AUTO, esphome::climate::CLIMATE_SWING_VERTICAL, 28.0},</text:p>
          </table:table-cell>
          <table:table-cell table:formula="of:=&quot;CODE_&quot; &amp; [.A29] &amp; &quot;,&quot;" office:value-type="string" office:string-value="CODE_27," calcext:value-type="string">
            <text:p>CODE_27,</text:p>
          </table:table-cell>
        </table:table-row>
        <table:table-row table:style-name="ro1">
          <table:table-cell table:formula="of:=[.A29]+1" office:value-type="float" office:value="28" calcext:value-type="float">
            <text:p>28</text:p>
          </table:table-cell>
          <table:table-cell table:formula="of:=[.B29]" office:value-type="string" office:string-value="esphome::climate::CLIMATE_MODE_COOL" calcext:value-type="string">
            <text:p>esphome::climate::CLIMATE_MODE_COOL</text:p>
          </table:table-cell>
          <table:table-cell table:formula="of:=[.C29]" office:value-type="string" office:string-value="esphome::climate::CLIMATE_FAN_AUTO" calcext:value-type="string">
            <text:p>esphome::climate::CLIMATE_FAN_AUTO</text:p>
          </table:table-cell>
          <table:table-cell table:formula="of:=[.D29]" office:value-type="string" office:string-value="esphome::climate::CLIMATE_SWING_VERTICAL" calcext:value-type="string">
            <text:p>esphome::climate::CLIMATE_SWING_VERTICAL</text:p>
          </table:table-cell>
          <table:table-cell table:formula="of:=[.E15]" office:value-type="float" office:value="29" calcext:value-type="float">
            <text:p>29</text:p>
          </table:table-cell>
          <table:table-cell office:value-type="string" calcext:value-type="string">
            <text:p>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6 0013 0015 0013 0018 0013 0015 0013 0015 0013 0015 0013 0018 0013 0015 0013 003C 0013 0015 0013 003E 0013 003C 0013 0015 0013 0015 0013 0018 0013 0015 0013 0015 0013 0015 0013 0017 0013 003C 0013 003C 0013 0015 0013 003E 0013 003C 0013 0015 0013 003C 0013 0015 0013 0085 0013 06C3 </text:p>
          </table:table-cell>
          <table:table-cell table:formula="of:=&quot;static const char CODE_&quot;&amp;[.A30]&amp;&quot;[] PROGMEM = &quot;&amp;&quot;&quot;&quot;&quot;&amp;TRIM([.F30])&amp;&quot;&quot;&quot;;&quot;" office:value-type="string" office:string-value="static const char CODE_28[] PROGMEM = &quot;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6 0013 0015 0013 0018 0013 0015 0013 0015 0013 0015 0013 0018 0013 0015 0013 003C 0013 0015 0013 003E 0013 003C 0013 0015 0013 0015 0013 0018 0013 0015 0013 0015 0013 0015 0013 0017 0013 003C 0013 003C 0013 0015 0013 003E 0013 003C 0013 0015 0013 003C 0013 0015 0013 0085 0013 06C3&quot;;" calcext:value-type="string">
            <text:p>static const char CODE_28[] PROGMEM = "0000 006D 0037 0000 0014 0088 0014 003B 0014 0014 0015 0013 0014 0016 0014 0014 0014 0015 0013 003B 0013 003E 0013 0015 0013 0015 0013 0015 0013 0018 0013 0015 0013 0015 0013 0015 0013 0018 0013 0015 0013 0015 0013 0015 0013 0018 0013 0015 0013 0015 0013 0015 0013 0018 0013 0015 0013 0016 0013 0015 0013 0018 0013 0015 0013 0015 0013 0015 0013 0018 0013 0015 0013 003C 0013 0015 0013 003E 0013 003C 0013 0015 0013 0015 0013 0018 0013 0015 0013 0015 0013 0015 0013 0017 0013 003C 0013 003C 0013 0015 0013 003E 0013 003C 0013 0015 0013 003C 0013 0015 0013 0085 0013 06C3";</text:p>
          </table:table-cell>
          <table:table-cell table:formula="of:=&quot;{&quot;&amp;[.B30]&amp;&quot;, &quot;&amp;[.C30]&amp;&quot;, &quot;&amp;[.D30]&amp;&quot;, &quot;&amp;[.E30]&amp;&quot;.0},&quot;" office:value-type="string" office:string-value="{esphome::climate::CLIMATE_MODE_COOL, esphome::climate::CLIMATE_FAN_AUTO, esphome::climate::CLIMATE_SWING_VERTICAL, 29.0}," calcext:value-type="string">
            <text:p>{esphome::climate::CLIMATE_MODE_COOL, esphome::climate::CLIMATE_FAN_AUTO, esphome::climate::CLIMATE_SWING_VERTICAL, 29.0},</text:p>
          </table:table-cell>
          <table:table-cell table:formula="of:=&quot;CODE_&quot; &amp; [.A30] &amp; &quot;,&quot;" office:value-type="string" office:string-value="CODE_28," calcext:value-type="string">
            <text:p>CODE_28,</text:p>
          </table:table-cell>
        </table:table-row>
        <table:table-row table:style-name="ro1">
          <table:table-cell table:formula="of:=[.A30]+1" office:value-type="float" office:value="29" calcext:value-type="float">
            <text:p>29</text:p>
          </table:table-cell>
          <table:table-cell table:formula="of:=[.B30]" office:value-type="string" office:string-value="esphome::climate::CLIMATE_MODE_COOL" calcext:value-type="string">
            <text:p>esphome::climate::CLIMATE_MODE_COOL</text:p>
          </table:table-cell>
          <table:table-cell table:formula="of:=[.C30]" office:value-type="string" office:string-value="esphome::climate::CLIMATE_FAN_AUTO" calcext:value-type="string">
            <text:p>esphome::climate::CLIMATE_FAN_AUTO</text:p>
          </table:table-cell>
          <table:table-cell table:formula="of:=[.D30]" office:value-type="string" office:string-value="esphome::climate::CLIMATE_SWING_VERTICAL" calcext:value-type="string">
            <text:p>esphome::climate::CLIMATE_SWING_VERTICAL</text:p>
          </table:table-cell>
          <table:table-cell table:formula="of:=[.E16]" office:value-type="float" office:value="30" calcext:value-type="float">
            <text:p>30</text:p>
          </table:table-cell>
          <table:table-cell office:value-type="string" calcext:value-type="string">
            <text:p>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3C 0013 003C 0013 0017 0013 003C 0013 0015 0013 0015 0013 003C 0013 0085 0013 06C3 </text:p>
          </table:table-cell>
          <table:table-cell table:formula="of:=&quot;static const char CODE_&quot;&amp;[.A31]&amp;&quot;[] PROGMEM = &quot;&amp;&quot;&quot;&quot;&quot;&amp;TRIM([.F31])&amp;&quot;&quot;&quot;;&quot;" office:value-type="string" office:string-value="static const char CODE_29[] PROGMEM = &quot;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3C 0013 003C 0013 0017 0013 003C 0013 0015 0013 0015 0013 003C 0013 0085 0013 06C3&quot;;" calcext:value-type="string">
            <text:p>static const char CODE_29[] PROGMEM = "0000 006D 0037 0000 0014 0088 0014 003B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15 0013 0015 0013 0015 0013 0017 0013 003C 0013 003C 0013 003C 0013 0017 0013 003C 0013 0015 0013 0015 0013 003C 0013 0085 0013 06C3";</text:p>
          </table:table-cell>
          <table:table-cell table:formula="of:=&quot;{&quot;&amp;[.B31]&amp;&quot;, &quot;&amp;[.C31]&amp;&quot;, &quot;&amp;[.D31]&amp;&quot;, &quot;&amp;[.E31]&amp;&quot;.0},&quot;" office:value-type="string" office:string-value="{esphome::climate::CLIMATE_MODE_COOL, esphome::climate::CLIMATE_FAN_AUTO, esphome::climate::CLIMATE_SWING_VERTICAL, 30.0}," calcext:value-type="string">
            <text:p>{esphome::climate::CLIMATE_MODE_COOL, esphome::climate::CLIMATE_FAN_AUTO, esphome::climate::CLIMATE_SWING_VERTICAL, 30.0},</text:p>
          </table:table-cell>
          <table:table-cell table:formula="of:=&quot;CODE_&quot; &amp; [.A31] &amp; &quot;,&quot;" office:value-type="string" office:string-value="CODE_29," calcext:value-type="string">
            <text:p>CODE_29,</text:p>
          </table:table-cell>
        </table:table-row>
        <table:table-row table:style-name="ro1">
          <table:table-cell table:formula="of:=[.A31]+1" office:value-type="float" office:value="30" calcext:value-type="float">
            <text:p>30</text:p>
          </table:table-cell>
          <table:table-cell table:formula="of:=[.B31]" office:value-type="string" office:string-value="esphome::climate::CLIMATE_MODE_COOL" calcext:value-type="string">
            <text:p>esphome::climate::CLIMATE_MODE_COOL</text:p>
          </table:table-cell>
          <table:table-cell office:value-type="string" calcext:value-type="string">
            <text:p>esphome::climate::CLIMATE_FAN_LOW</text:p>
          </table:table-cell>
          <table:table-cell table:formula="of:=[.D2]" office:value-type="string" office:string-value="esphome::climate::CLIMATE_SWING_OFF" calcext:value-type="string">
            <text:p>esphome::climate::CLIMATE_SWING_OFF</text:p>
          </table:table-cell>
          <table:table-cell table:formula="of:=[.E17]" office:value-type="float" office:value="16" calcext:value-type="float">
            <text:p>16</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15 0013 0015 0013 0018 0013 0015 0013 0015 0013 0015 0013 003C 0013 0085 0013 06C3 </text:p>
          </table:table-cell>
          <table:table-cell table:formula="of:=&quot;static const char CODE_&quot;&amp;[.A32]&amp;&quot;[] PROGMEM = &quot;&amp;&quot;&quot;&quot;&quot;&amp;TRIM([.F32])&amp;&quot;&quot;&quot;;&quot;" office:value-type="string" office:string-value="static const char CODE_30[]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15 0013 0015 0013 0018 0013 0015 0013 0015 0013 0015 0013 003C 0013 0085 0013 06C3&quot;;" calcext:value-type="string">
            <text:p>static const char CODE_30[]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15 0013 0015 0013 0018 0013 0015 0013 0015 0013 0015 0013 003C 0013 0085 0013 06C3";</text:p>
          </table:table-cell>
          <table:table-cell table:formula="of:=&quot;{&quot;&amp;[.B32]&amp;&quot;, &quot;&amp;[.C32]&amp;&quot;, &quot;&amp;[.D32]&amp;&quot;, &quot;&amp;[.E32]&amp;&quot;.0},&quot;" office:value-type="string" office:string-value="{esphome::climate::CLIMATE_MODE_COOL, esphome::climate::CLIMATE_FAN_LOW, esphome::climate::CLIMATE_SWING_OFF, 16.0}," calcext:value-type="string">
            <text:p>{esphome::climate::CLIMATE_MODE_COOL, esphome::climate::CLIMATE_FAN_LOW, esphome::climate::CLIMATE_SWING_OFF, 16.0},</text:p>
          </table:table-cell>
          <table:table-cell table:formula="of:=&quot;CODE_&quot; &amp; [.A32] &amp; &quot;,&quot;" office:value-type="string" office:string-value="CODE_30," calcext:value-type="string">
            <text:p>CODE_30,</text:p>
          </table:table-cell>
        </table:table-row>
        <table:table-row table:style-name="ro1">
          <table:table-cell table:formula="of:=[.A32]+1" office:value-type="float" office:value="31" calcext:value-type="float">
            <text:p>31</text:p>
          </table:table-cell>
          <table:table-cell table:formula="of:=[.B32]" office:value-type="string" office:string-value="esphome::climate::CLIMATE_MODE_COOL" calcext:value-type="string">
            <text:p>esphome::climate::CLIMATE_MODE_COOL</text:p>
          </table:table-cell>
          <table:table-cell table:formula="of:=[.C32]" office:value-type="string" office:string-value="esphome::climate::CLIMATE_FAN_LOW" calcext:value-type="string">
            <text:p>esphome::climate::CLIMATE_FAN_LOW</text:p>
          </table:table-cell>
          <table:table-cell table:formula="of:=[.D32]" office:value-type="string" office:string-value="esphome::climate::CLIMATE_SWING_OFF" calcext:value-type="string">
            <text:p>esphome::climate::CLIMATE_SWING_OFF</text:p>
          </table:table-cell>
          <table:table-cell table:formula="of:=[.E18]" office:value-type="float" office:value="17" calcext:value-type="float">
            <text:p>17</text:p>
          </table:table-cell>
          <table:table-cell office:value-type="string" calcext:value-type="string">
            <text:p>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3C 0013 0018 0013 0015 0013 0015 0013 003C 0013 0018 0013 0015 0013 0015 0013 0015 0013 003E 0013 0015 0013 0015 0013 0015 0013 0015 0013 0085 0013 06C3 </text:p>
          </table:table-cell>
          <table:table-cell table:formula="of:=&quot;static const char CODE_&quot;&amp;[.A33]&amp;&quot;[] PROGMEM = &quot;&amp;&quot;&quot;&quot;&quot;&amp;TRIM([.F33])&amp;&quot;&quot;&quot;;&quot;" office:value-type="string" office:string-value="static const char CODE_31[] PROGMEM = &quot;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3C 0013 0018 0013 0015 0013 0015 0013 003C 0013 0018 0013 0015 0013 0015 0013 0015 0013 003E 0013 0015 0013 0015 0013 0015 0013 0015 0013 0085 0013 06C3&quot;;" calcext:value-type="string">
            <text:p>static const char CODE_31[] PROGMEM = "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3C 0013 0018 0013 0015 0013 0015 0013 003C 0013 0018 0013 0015 0013 0015 0013 0015 0013 003E 0013 0015 0013 0015 0013 0015 0013 0015 0013 0085 0013 06C3";</text:p>
          </table:table-cell>
          <table:table-cell table:formula="of:=&quot;{&quot;&amp;[.B33]&amp;&quot;, &quot;&amp;[.C33]&amp;&quot;, &quot;&amp;[.D33]&amp;&quot;, &quot;&amp;[.E33]&amp;&quot;.0},&quot;" office:value-type="string" office:string-value="{esphome::climate::CLIMATE_MODE_COOL, esphome::climate::CLIMATE_FAN_LOW, esphome::climate::CLIMATE_SWING_OFF, 17.0}," calcext:value-type="string">
            <text:p>{esphome::climate::CLIMATE_MODE_COOL, esphome::climate::CLIMATE_FAN_LOW, esphome::climate::CLIMATE_SWING_OFF, 17.0},</text:p>
          </table:table-cell>
          <table:table-cell table:formula="of:=&quot;CODE_&quot; &amp; [.A33] &amp; &quot;,&quot;" office:value-type="string" office:string-value="CODE_31," calcext:value-type="string">
            <text:p>CODE_31,</text:p>
          </table:table-cell>
        </table:table-row>
        <table:table-row table:style-name="ro1">
          <table:table-cell table:formula="of:=[.A33]+1" office:value-type="float" office:value="32" calcext:value-type="float">
            <text:p>32</text:p>
          </table:table-cell>
          <table:table-cell table:formula="of:=[.B33]" office:value-type="string" office:string-value="esphome::climate::CLIMATE_MODE_COOL" calcext:value-type="string">
            <text:p>esphome::climate::CLIMATE_MODE_COOL</text:p>
          </table:table-cell>
          <table:table-cell table:formula="of:=[.C33]" office:value-type="string" office:string-value="esphome::climate::CLIMATE_FAN_LOW" calcext:value-type="string">
            <text:p>esphome::climate::CLIMATE_FAN_LOW</text:p>
          </table:table-cell>
          <table:table-cell table:formula="of:=[.D33]" office:value-type="string" office:string-value="esphome::climate::CLIMATE_SWING_OFF" calcext:value-type="string">
            <text:p>esphome::climate::CLIMATE_SWING_OFF</text:p>
          </table:table-cell>
          <table:table-cell table:formula="of:=[.E19]" office:value-type="float" office:value="18" calcext:value-type="float">
            <text:p>18</text:p>
          </table:table-cell>
          <table:table-cell office:value-type="string" calcext:value-type="string">
            <text:p>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3C 0013 0018 0013 0015 0013 0015 0013 003C 0013 0018 0013 0015 0013 0015 0013 003C 0013 0017 0013 003C 0013 003C 0013 003C 0013 003C 0013 0084 0013 06C3 </text:p>
          </table:table-cell>
          <table:table-cell table:formula="of:=&quot;static const char CODE_&quot;&amp;[.A34]&amp;&quot;[] PROGMEM = &quot;&amp;&quot;&quot;&quot;&quot;&amp;TRIM([.F34])&amp;&quot;&quot;&quot;;&quot;" office:value-type="string" office:string-value="static const char CODE_32[] PROGMEM = &quot;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3C 0013 0018 0013 0015 0013 0015 0013 003C 0013 0018 0013 0015 0013 0015 0013 003C 0013 0017 0013 003C 0013 003C 0013 003C 0013 003C 0013 0084 0013 06C3&quot;;" calcext:value-type="string">
            <text:p>static const char CODE_32[] PROGMEM = "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3C 0013 0018 0013 0015 0013 0015 0013 003C 0013 0018 0013 0015 0013 0015 0013 003C 0013 0017 0013 003C 0013 003C 0013 003C 0013 003C 0013 0084 0013 06C3";</text:p>
          </table:table-cell>
          <table:table-cell table:formula="of:=&quot;{&quot;&amp;[.B34]&amp;&quot;, &quot;&amp;[.C34]&amp;&quot;, &quot;&amp;[.D34]&amp;&quot;, &quot;&amp;[.E34]&amp;&quot;.0},&quot;" office:value-type="string" office:string-value="{esphome::climate::CLIMATE_MODE_COOL, esphome::climate::CLIMATE_FAN_LOW, esphome::climate::CLIMATE_SWING_OFF, 18.0}," calcext:value-type="string">
            <text:p>{esphome::climate::CLIMATE_MODE_COOL, esphome::climate::CLIMATE_FAN_LOW, esphome::climate::CLIMATE_SWING_OFF, 18.0},</text:p>
          </table:table-cell>
          <table:table-cell table:formula="of:=&quot;CODE_&quot; &amp; [.A34] &amp; &quot;,&quot;" office:value-type="string" office:string-value="CODE_32," calcext:value-type="string">
            <text:p>CODE_32,</text:p>
          </table:table-cell>
        </table:table-row>
        <table:table-row table:style-name="ro1">
          <table:table-cell table:formula="of:=[.A34]+1" office:value-type="float" office:value="33" calcext:value-type="float">
            <text:p>33</text:p>
          </table:table-cell>
          <table:table-cell table:formula="of:=[.B34]" office:value-type="string" office:string-value="esphome::climate::CLIMATE_MODE_COOL" calcext:value-type="string">
            <text:p>esphome::climate::CLIMATE_MODE_COOL</text:p>
          </table:table-cell>
          <table:table-cell table:formula="of:=[.C34]" office:value-type="string" office:string-value="esphome::climate::CLIMATE_FAN_LOW" calcext:value-type="string">
            <text:p>esphome::climate::CLIMATE_FAN_LOW</text:p>
          </table:table-cell>
          <table:table-cell table:formula="of:=[.D34]" office:value-type="string" office:string-value="esphome::climate::CLIMATE_SWING_OFF" calcext:value-type="string">
            <text:p>esphome::climate::CLIMATE_SWING_OFF</text:p>
          </table:table-cell>
          <table:table-cell table:formula="of:=[.E20]" office:value-type="float" office:value="19" calcext:value-type="float">
            <text:p>19</text:p>
          </table:table-cell>
          <table:table-cell office:value-type="string" calcext:value-type="string">
            <text:p>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15 0013 003C 0013 003E 0013 003C 0013 003C 0013 003C 0013 0015 0013 0085 0013 06C3 </text:p>
          </table:table-cell>
          <table:table-cell table:formula="of:=&quot;static const char CODE_&quot;&amp;[.A35]&amp;&quot;[] PROGMEM = &quot;&amp;&quot;&quot;&quot;&quot;&amp;TRIM([.F35])&amp;&quot;&quot;&quot;;&quot;" office:value-type="string" office:string-value="static const char CODE_33[] PROGMEM = &quot;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15 0013 003C 0013 003E 0013 003C 0013 003C 0013 003C 0013 0015 0013 0085 0013 06C3&quot;;" calcext:value-type="string">
            <text:p>static const char CODE_33[] PROGMEM = "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15 0013 003C 0013 003E 0013 003C 0013 003C 0013 003C 0013 0015 0013 0085 0013 06C3";</text:p>
          </table:table-cell>
          <table:table-cell table:formula="of:=&quot;{&quot;&amp;[.B35]&amp;&quot;, &quot;&amp;[.C35]&amp;&quot;, &quot;&amp;[.D35]&amp;&quot;, &quot;&amp;[.E35]&amp;&quot;.0},&quot;" office:value-type="string" office:string-value="{esphome::climate::CLIMATE_MODE_COOL, esphome::climate::CLIMATE_FAN_LOW, esphome::climate::CLIMATE_SWING_OFF, 19.0}," calcext:value-type="string">
            <text:p>{esphome::climate::CLIMATE_MODE_COOL, esphome::climate::CLIMATE_FAN_LOW, esphome::climate::CLIMATE_SWING_OFF, 19.0},</text:p>
          </table:table-cell>
          <table:table-cell table:formula="of:=&quot;CODE_&quot; &amp; [.A35] &amp; &quot;,&quot;" office:value-type="string" office:string-value="CODE_33," calcext:value-type="string">
            <text:p>CODE_33,</text:p>
          </table:table-cell>
        </table:table-row>
        <table:table-row table:style-name="ro1">
          <table:table-cell table:formula="of:=[.A35]+1" office:value-type="float" office:value="34" calcext:value-type="float">
            <text:p>34</text:p>
          </table:table-cell>
          <table:table-cell table:formula="of:=[.B35]" office:value-type="string" office:string-value="esphome::climate::CLIMATE_MODE_COOL" calcext:value-type="string">
            <text:p>esphome::climate::CLIMATE_MODE_COOL</text:p>
          </table:table-cell>
          <table:table-cell table:formula="of:=[.C35]" office:value-type="string" office:string-value="esphome::climate::CLIMATE_FAN_LOW" calcext:value-type="string">
            <text:p>esphome::climate::CLIMATE_FAN_LOW</text:p>
          </table:table-cell>
          <table:table-cell table:formula="of:=[.D35]" office:value-type="string" office:string-value="esphome::climate::CLIMATE_SWING_OFF" calcext:value-type="string">
            <text:p>esphome::climate::CLIMATE_SWING_OFF</text:p>
          </table:table-cell>
          <table:table-cell table:formula="of:=[.E21]" office:value-type="float" office:value="20" calcext:value-type="float">
            <text:p>20</text:p>
          </table:table-cell>
          <table:table-cell office:value-type="string" calcext:value-type="string">
            <text:p>0000 006D 0037 0000 0014 0088 0014 003B 0014 0014 0014 0014 0014 0017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15 0013 0017 0013 003C 0013 003C 0013 0015 0013 003C 0013 0085 0013 06C3 </text:p>
          </table:table-cell>
          <table:table-cell table:formula="of:=&quot;static const char CODE_&quot;&amp;[.A36]&amp;&quot;[] PROGMEM = &quot;&amp;&quot;&quot;&quot;&quot;&amp;TRIM([.F36])&amp;&quot;&quot;&quot;;&quot;" office:value-type="string" office:string-value="static const char CODE_34[] PROGMEM = &quot;0000 006D 0037 0000 0014 0088 0014 003B 0014 0014 0014 0014 0014 0017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15 0013 0017 0013 003C 0013 003C 0013 0015 0013 003C 0013 0085 0013 06C3&quot;;" calcext:value-type="string">
            <text:p>static const char CODE_34[] PROGMEM = "0000 006D 0037 0000 0014 0088 0014 003B 0014 0014 0014 0014 0014 0017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15 0013 0017 0013 003C 0013 003C 0013 0015 0013 003C 0013 0085 0013 06C3";</text:p>
          </table:table-cell>
          <table:table-cell table:formula="of:=&quot;{&quot;&amp;[.B36]&amp;&quot;, &quot;&amp;[.C36]&amp;&quot;, &quot;&amp;[.D36]&amp;&quot;, &quot;&amp;[.E36]&amp;&quot;.0},&quot;" office:value-type="string" office:string-value="{esphome::climate::CLIMATE_MODE_COOL, esphome::climate::CLIMATE_FAN_LOW, esphome::climate::CLIMATE_SWING_OFF, 20.0}," calcext:value-type="string">
            <text:p>{esphome::climate::CLIMATE_MODE_COOL, esphome::climate::CLIMATE_FAN_LOW, esphome::climate::CLIMATE_SWING_OFF, 20.0},</text:p>
          </table:table-cell>
          <table:table-cell table:formula="of:=&quot;CODE_&quot; &amp; [.A36] &amp; &quot;,&quot;" office:value-type="string" office:string-value="CODE_34," calcext:value-type="string">
            <text:p>CODE_34,</text:p>
          </table:table-cell>
        </table:table-row>
        <table:table-row table:style-name="ro1">
          <table:table-cell table:formula="of:=[.A36]+1" office:value-type="float" office:value="35" calcext:value-type="float">
            <text:p>35</text:p>
          </table:table-cell>
          <table:table-cell table:formula="of:=[.B36]" office:value-type="string" office:string-value="esphome::climate::CLIMATE_MODE_COOL" calcext:value-type="string">
            <text:p>esphome::climate::CLIMATE_MODE_COOL</text:p>
          </table:table-cell>
          <table:table-cell table:formula="of:=[.C36]" office:value-type="string" office:string-value="esphome::climate::CLIMATE_FAN_LOW" calcext:value-type="string">
            <text:p>esphome::climate::CLIMATE_FAN_LOW</text:p>
          </table:table-cell>
          <table:table-cell table:formula="of:=[.D36]" office:value-type="string" office:string-value="esphome::climate::CLIMATE_SWING_OFF" calcext:value-type="string">
            <text:p>esphome::climate::CLIMATE_SWING_OFF</text:p>
          </table:table-cell>
          <table:table-cell table:formula="of:=[.E22]" office:value-type="float" office:value="21" calcext:value-type="float">
            <text:p>21</text:p>
          </table:table-cell>
          <table:table-cell office:value-type="string" calcext:value-type="string">
            <text:p>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15 0013 003E 0013 003C 0013 003C 0013 0015 0013 0015 0013 0085 0013 06C3 </text:p>
          </table:table-cell>
          <table:table-cell table:formula="of:=&quot;static const char CODE_&quot;&amp;[.A37]&amp;&quot;[] PROGMEM = &quot;&amp;&quot;&quot;&quot;&quot;&amp;TRIM([.F37])&amp;&quot;&quot;&quot;;&quot;" office:value-type="string" office:string-value="static const char CODE_35[] PROGMEM = &quot;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15 0013 003E 0013 003C 0013 003C 0013 0015 0013 0015 0013 0085 0013 06C3&quot;;" calcext:value-type="string">
            <text:p>static const char CODE_35[] PROGMEM = "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15 0013 003E 0013 003C 0013 003C 0013 0015 0013 0015 0013 0085 0013 06C3";</text:p>
          </table:table-cell>
          <table:table-cell table:formula="of:=&quot;{&quot;&amp;[.B37]&amp;&quot;, &quot;&amp;[.C37]&amp;&quot;, &quot;&amp;[.D37]&amp;&quot;, &quot;&amp;[.E37]&amp;&quot;.0},&quot;" office:value-type="string" office:string-value="{esphome::climate::CLIMATE_MODE_COOL, esphome::climate::CLIMATE_FAN_LOW, esphome::climate::CLIMATE_SWING_OFF, 21.0}," calcext:value-type="string">
            <text:p>{esphome::climate::CLIMATE_MODE_COOL, esphome::climate::CLIMATE_FAN_LOW, esphome::climate::CLIMATE_SWING_OFF, 21.0},</text:p>
          </table:table-cell>
          <table:table-cell table:formula="of:=&quot;CODE_&quot; &amp; [.A37] &amp; &quot;,&quot;" office:value-type="string" office:string-value="CODE_35," calcext:value-type="string">
            <text:p>CODE_35,</text:p>
          </table:table-cell>
        </table:table-row>
        <table:table-row table:style-name="ro1">
          <table:table-cell table:formula="of:=[.A37]+1" office:value-type="float" office:value="36" calcext:value-type="float">
            <text:p>36</text:p>
          </table:table-cell>
          <table:table-cell table:formula="of:=[.B37]" office:value-type="string" office:string-value="esphome::climate::CLIMATE_MODE_COOL" calcext:value-type="string">
            <text:p>esphome::climate::CLIMATE_MODE_COOL</text:p>
          </table:table-cell>
          <table:table-cell table:formula="of:=[.C37]" office:value-type="string" office:string-value="esphome::climate::CLIMATE_FAN_LOW" calcext:value-type="string">
            <text:p>esphome::climate::CLIMATE_FAN_LOW</text:p>
          </table:table-cell>
          <table:table-cell table:formula="of:=[.D37]" office:value-type="string" office:string-value="esphome::climate::CLIMATE_SWING_OFF" calcext:value-type="string">
            <text:p>esphome::climate::CLIMATE_SWING_OFF</text:p>
          </table:table-cell>
          <table:table-cell table:formula="of:=[.E23]" office:value-type="float" office:value="22" calcext:value-type="float">
            <text:p>22</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3C 0013 0017 0013 003C 0013 0015 0013 003C 0013 003C 0013 0085 0013 06C3 </text:p>
          </table:table-cell>
          <table:table-cell table:formula="of:=&quot;static const char CODE_&quot;&amp;[.A38]&amp;&quot;[] PROGMEM = &quot;&amp;&quot;&quot;&quot;&quot;&amp;TRIM([.F38])&amp;&quot;&quot;&quot;;&quot;" office:value-type="string" office:string-value="static const char CODE_36[]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3C 0013 0017 0013 003C 0013 0015 0013 003C 0013 003C 0013 0085 0013 06C3&quot;;" calcext:value-type="string">
            <text:p>static const char CODE_36[]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3C 0013 0017 0013 003C 0013 0015 0013 003C 0013 003C 0013 0085 0013 06C3";</text:p>
          </table:table-cell>
          <table:table-cell table:formula="of:=&quot;{&quot;&amp;[.B38]&amp;&quot;, &quot;&amp;[.C38]&amp;&quot;, &quot;&amp;[.D38]&amp;&quot;, &quot;&amp;[.E38]&amp;&quot;.0},&quot;" office:value-type="string" office:string-value="{esphome::climate::CLIMATE_MODE_COOL, esphome::climate::CLIMATE_FAN_LOW, esphome::climate::CLIMATE_SWING_OFF, 22.0}," calcext:value-type="string">
            <text:p>{esphome::climate::CLIMATE_MODE_COOL, esphome::climate::CLIMATE_FAN_LOW, esphome::climate::CLIMATE_SWING_OFF, 22.0},</text:p>
          </table:table-cell>
          <table:table-cell table:formula="of:=&quot;CODE_&quot; &amp; [.A38] &amp; &quot;,&quot;" office:value-type="string" office:string-value="CODE_36," calcext:value-type="string">
            <text:p>CODE_36,</text:p>
          </table:table-cell>
        </table:table-row>
        <table:table-row table:style-name="ro1">
          <table:table-cell table:formula="of:=[.A38]+1" office:value-type="float" office:value="37" calcext:value-type="float">
            <text:p>37</text:p>
          </table:table-cell>
          <table:table-cell table:formula="of:=[.B38]" office:value-type="string" office:string-value="esphome::climate::CLIMATE_MODE_COOL" calcext:value-type="string">
            <text:p>esphome::climate::CLIMATE_MODE_COOL</text:p>
          </table:table-cell>
          <table:table-cell table:formula="of:=[.C38]" office:value-type="string" office:string-value="esphome::climate::CLIMATE_FAN_LOW" calcext:value-type="string">
            <text:p>esphome::climate::CLIMATE_FAN_LOW</text:p>
          </table:table-cell>
          <table:table-cell table:formula="of:=[.D38]" office:value-type="string" office:string-value="esphome::climate::CLIMATE_SWING_OFF" calcext:value-type="string">
            <text:p>esphome::climate::CLIMATE_SWING_OFF</text:p>
          </table:table-cell>
          <table:table-cell table:formula="of:=[.E24]" office:value-type="float" office:value="23" calcext:value-type="float">
            <text:p>23</text:p>
          </table:table-cell>
          <table:table-cell office:value-type="string" calcext:value-type="string">
            <text:p>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3C 0013 003E 0013 003C 0013 0015 0013 003C 0013 0015 0013 0085 0013 06C3 </text:p>
          </table:table-cell>
          <table:table-cell table:formula="of:=&quot;static const char CODE_&quot;&amp;[.A39]&amp;&quot;[] PROGMEM = &quot;&amp;&quot;&quot;&quot;&quot;&amp;TRIM([.F39])&amp;&quot;&quot;&quot;;&quot;" office:value-type="string" office:string-value="static const char CODE_37[] PROGMEM = &quot;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3C 0013 003E 0013 003C 0013 0015 0013 003C 0013 0015 0013 0085 0013 06C3&quot;;" calcext:value-type="string">
            <text:p>static const char CODE_37[] PROGMEM = "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8 0013 0015 0013 003C 0013 003C 0013 003E 0013 003C 0013 0015 0013 003C 0013 0015 0013 0085 0013 06C3";</text:p>
          </table:table-cell>
          <table:table-cell table:formula="of:=&quot;{&quot;&amp;[.B39]&amp;&quot;, &quot;&amp;[.C39]&amp;&quot;, &quot;&amp;[.D39]&amp;&quot;, &quot;&amp;[.E39]&amp;&quot;.0},&quot;" office:value-type="string" office:string-value="{esphome::climate::CLIMATE_MODE_COOL, esphome::climate::CLIMATE_FAN_LOW, esphome::climate::CLIMATE_SWING_OFF, 23.0}," calcext:value-type="string">
            <text:p>{esphome::climate::CLIMATE_MODE_COOL, esphome::climate::CLIMATE_FAN_LOW, esphome::climate::CLIMATE_SWING_OFF, 23.0},</text:p>
          </table:table-cell>
          <table:table-cell table:formula="of:=&quot;CODE_&quot; &amp; [.A39] &amp; &quot;,&quot;" office:value-type="string" office:string-value="CODE_37," calcext:value-type="string">
            <text:p>CODE_37,</text:p>
          </table:table-cell>
        </table:table-row>
        <table:table-row table:style-name="ro1">
          <table:table-cell table:formula="of:=[.A39]+1" office:value-type="float" office:value="38" calcext:value-type="float">
            <text:p>38</text:p>
          </table:table-cell>
          <table:table-cell table:formula="of:=[.B39]" office:value-type="string" office:string-value="esphome::climate::CLIMATE_MODE_COOL" calcext:value-type="string">
            <text:p>esphome::climate::CLIMATE_MODE_COOL</text:p>
          </table:table-cell>
          <table:table-cell table:formula="of:=[.C39]" office:value-type="string" office:string-value="esphome::climate::CLIMATE_FAN_LOW" calcext:value-type="string">
            <text:p>esphome::climate::CLIMATE_FAN_LOW</text:p>
          </table:table-cell>
          <table:table-cell table:formula="of:=[.D39]" office:value-type="string" office:string-value="esphome::climate::CLIMATE_SWING_OFF" calcext:value-type="string">
            <text:p>esphome::climate::CLIMATE_SWING_OFF</text:p>
          </table:table-cell>
          <table:table-cell table:formula="of:=[.E25]" office:value-type="float" office:value="24" calcext:value-type="float">
            <text:p>24</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15 0013 0015 0013 0017 0013 003C 0013 0015 0013 0015 0013 003C 0013 0085 0013 06C3 </text:p>
          </table:table-cell>
          <table:table-cell table:formula="of:=&quot;static const char CODE_&quot;&amp;[.A40]&amp;&quot;[] PROGMEM = &quot;&amp;&quot;&quot;&quot;&quot;&amp;TRIM([.F40])&amp;&quot;&quot;&quot;;&quot;" office:value-type="string" office:string-value="static const char CODE_38[]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15 0013 0015 0013 0017 0013 003C 0013 0015 0013 0015 0013 003C 0013 0085 0013 06C3&quot;;" calcext:value-type="string">
            <text:p>static const char CODE_38[]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15 0013 0015 0013 0017 0013 003C 0013 0015 0013 0015 0013 003C 0013 0085 0013 06C3";</text:p>
          </table:table-cell>
          <table:table-cell table:formula="of:=&quot;{&quot;&amp;[.B40]&amp;&quot;, &quot;&amp;[.C40]&amp;&quot;, &quot;&amp;[.D40]&amp;&quot;, &quot;&amp;[.E40]&amp;&quot;.0},&quot;" office:value-type="string" office:string-value="{esphome::climate::CLIMATE_MODE_COOL, esphome::climate::CLIMATE_FAN_LOW, esphome::climate::CLIMATE_SWING_OFF, 24.0}," calcext:value-type="string">
            <text:p>{esphome::climate::CLIMATE_MODE_COOL, esphome::climate::CLIMATE_FAN_LOW, esphome::climate::CLIMATE_SWING_OFF, 24.0},</text:p>
          </table:table-cell>
          <table:table-cell table:formula="of:=&quot;CODE_&quot; &amp; [.A40] &amp; &quot;,&quot;" office:value-type="string" office:string-value="CODE_38," calcext:value-type="string">
            <text:p>CODE_38,</text:p>
          </table:table-cell>
        </table:table-row>
        <table:table-row table:style-name="ro1">
          <table:table-cell table:formula="of:=[.A40]+1" office:value-type="float" office:value="39" calcext:value-type="float">
            <text:p>39</text:p>
          </table:table-cell>
          <table:table-cell table:formula="of:=[.B40]" office:value-type="string" office:string-value="esphome::climate::CLIMATE_MODE_COOL" calcext:value-type="string">
            <text:p>esphome::climate::CLIMATE_MODE_COOL</text:p>
          </table:table-cell>
          <table:table-cell table:formula="of:=[.C40]" office:value-type="string" office:string-value="esphome::climate::CLIMATE_FAN_LOW" calcext:value-type="string">
            <text:p>esphome::climate::CLIMATE_FAN_LOW</text:p>
          </table:table-cell>
          <table:table-cell table:formula="of:=[.D40]" office:value-type="string" office:string-value="esphome::climate::CLIMATE_SWING_OFF" calcext:value-type="string">
            <text:p>esphome::climate::CLIMATE_SWING_OFF</text:p>
          </table:table-cell>
          <table:table-cell table:formula="of:=[.E26]" office:value-type="float" office:value="25" calcext:value-type="float">
            <text:p>25</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3C 0013 0018 0013 0015 0013 0015 0013 003C 0013 0017 0013 003C 0013 0015 0013 0015 0013 003E 0013 003C 0013 0015 0013 0015 0013 0015 0013 0085 0013 06C3 </text:p>
          </table:table-cell>
          <table:table-cell table:formula="of:=&quot;static const char CODE_&quot;&amp;[.A41]&amp;&quot;[] PROGMEM = &quot;&amp;&quot;&quot;&quot;&quot;&amp;TRIM([.F41])&amp;&quot;&quot;&quot;;&quot;" office:value-type="string" office:string-value="static const char CODE_39[]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3C 0013 0018 0013 0015 0013 0015 0013 003C 0013 0017 0013 003C 0013 0015 0013 0015 0013 003E 0013 003C 0013 0015 0013 0015 0013 0015 0013 0085 0013 06C3&quot;;" calcext:value-type="string">
            <text:p>static const char CODE_39[]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3C 0013 0018 0013 0015 0013 0015 0013 003C 0013 0017 0013 003C 0013 0015 0013 0015 0013 003E 0013 003C 0013 0015 0013 0015 0013 0015 0013 0085 0013 06C3";</text:p>
          </table:table-cell>
          <table:table-cell table:formula="of:=&quot;{&quot;&amp;[.B41]&amp;&quot;, &quot;&amp;[.C41]&amp;&quot;, &quot;&amp;[.D41]&amp;&quot;, &quot;&amp;[.E41]&amp;&quot;.0},&quot;" office:value-type="string" office:string-value="{esphome::climate::CLIMATE_MODE_COOL, esphome::climate::CLIMATE_FAN_LOW, esphome::climate::CLIMATE_SWING_OFF, 25.0}," calcext:value-type="string">
            <text:p>{esphome::climate::CLIMATE_MODE_COOL, esphome::climate::CLIMATE_FAN_LOW, esphome::climate::CLIMATE_SWING_OFF, 25.0},</text:p>
          </table:table-cell>
          <table:table-cell table:formula="of:=&quot;CODE_&quot; &amp; [.A41] &amp; &quot;,&quot;" office:value-type="string" office:string-value="CODE_39," calcext:value-type="string">
            <text:p>CODE_39,</text:p>
          </table:table-cell>
        </table:table-row>
        <table:table-row table:style-name="ro1">
          <table:table-cell table:formula="of:=[.A41]+1" office:value-type="float" office:value="40" calcext:value-type="float">
            <text:p>40</text:p>
          </table:table-cell>
          <table:table-cell table:formula="of:=[.B41]" office:value-type="string" office:string-value="esphome::climate::CLIMATE_MODE_COOL" calcext:value-type="string">
            <text:p>esphome::climate::CLIMATE_MODE_COOL</text:p>
          </table:table-cell>
          <table:table-cell table:formula="of:=[.C41]" office:value-type="string" office:string-value="esphome::climate::CLIMATE_FAN_LOW" calcext:value-type="string">
            <text:p>esphome::climate::CLIMATE_FAN_LOW</text:p>
          </table:table-cell>
          <table:table-cell table:formula="of:=[.D41]" office:value-type="string" office:string-value="esphome::climate::CLIMATE_SWING_OFF" calcext:value-type="string">
            <text:p>esphome::climate::CLIMATE_SWING_OFF</text:p>
          </table:table-cell>
          <table:table-cell table:formula="of:=[.E27]" office:value-type="float" office:value="26" calcext:value-type="float">
            <text:p>26</text:p>
          </table:table-cell>
          <table:table-cell office:value-type="string" calcext:value-type="string">
            <text:p>0000 006D 0037 0000 0014 0088 0014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15 0013 003C 0013 0018 0013 0015 0013 003C 0013 003C 0013 003C 0013 0085 0013 06C3 <text:s text:c="2"/></text:p>
          </table:table-cell>
          <table:table-cell table:formula="of:=&quot;static const char CODE_&quot;&amp;[.A42]&amp;&quot;[] PROGMEM = &quot;&amp;&quot;&quot;&quot;&quot;&amp;TRIM([.F42])&amp;&quot;&quot;&quot;;&quot;" office:value-type="string" office:string-value="static const char CODE_40[] PROGMEM = &quot;0000 006D 0037 0000 0014 0088 0014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15 0013 003C 0013 0018 0013 0015 0013 003C 0013 003C 0013 003C 0013 0085 0013 06C3&quot;;" calcext:value-type="string">
            <text:p>static const char CODE_40[] PROGMEM = "0000 006D 0037 0000 0014 0088 0014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15 0013 003C 0013 0018 0013 0015 0013 003C 0013 003C 0013 003C 0013 0085 0013 06C3";</text:p>
          </table:table-cell>
          <table:table-cell table:formula="of:=&quot;{&quot;&amp;[.B42]&amp;&quot;, &quot;&amp;[.C42]&amp;&quot;, &quot;&amp;[.D42]&amp;&quot;, &quot;&amp;[.E42]&amp;&quot;.0},&quot;" office:value-type="string" office:string-value="{esphome::climate::CLIMATE_MODE_COOL, esphome::climate::CLIMATE_FAN_LOW, esphome::climate::CLIMATE_SWING_OFF, 26.0}," calcext:value-type="string">
            <text:p>{esphome::climate::CLIMATE_MODE_COOL, esphome::climate::CLIMATE_FAN_LOW, esphome::climate::CLIMATE_SWING_OFF, 26.0},</text:p>
          </table:table-cell>
          <table:table-cell table:formula="of:=&quot;CODE_&quot; &amp; [.A42] &amp; &quot;,&quot;" office:value-type="string" office:string-value="CODE_40," calcext:value-type="string">
            <text:p>CODE_40,</text:p>
          </table:table-cell>
        </table:table-row>
        <table:table-row table:style-name="ro1">
          <table:table-cell table:formula="of:=[.A42]+1" office:value-type="float" office:value="41" calcext:value-type="float">
            <text:p>41</text:p>
          </table:table-cell>
          <table:table-cell table:formula="of:=[.B42]" office:value-type="string" office:string-value="esphome::climate::CLIMATE_MODE_COOL" calcext:value-type="string">
            <text:p>esphome::climate::CLIMATE_MODE_COOL</text:p>
          </table:table-cell>
          <table:table-cell table:formula="of:=[.C42]" office:value-type="string" office:string-value="esphome::climate::CLIMATE_FAN_LOW" calcext:value-type="string">
            <text:p>esphome::climate::CLIMATE_FAN_LOW</text:p>
          </table:table-cell>
          <table:table-cell table:formula="of:=[.D42]" office:value-type="string" office:string-value="esphome::climate::CLIMATE_SWING_OFF" calcext:value-type="string">
            <text:p>esphome::climate::CLIMATE_SWING_OFF</text:p>
          </table:table-cell>
          <table:table-cell table:formula="of:=[.E28]" office:value-type="float" office:value="27" calcext:value-type="float">
            <text:p>27</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15 0013 003C 0013 003E 0013 0015 0013 003C 0013 003C 0013 0015 0013 0085 0013 06C3 </text:p>
          </table:table-cell>
          <table:table-cell table:formula="of:=&quot;static const char CODE_&quot;&amp;[.A43]&amp;&quot;[] PROGMEM = &quot;&amp;&quot;&quot;&quot;&quot;&amp;TRIM([.F43])&amp;&quot;&quot;&quot;;&quot;" office:value-type="string" office:string-value="static const char CODE_41[]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15 0013 003C 0013 003E 0013 0015 0013 003C 0013 003C 0013 0015 0013 0085 0013 06C3&quot;;" calcext:value-type="string">
            <text:p>static const char CODE_41[]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15 0013 003C 0013 003E 0013 0015 0013 003C 0013 003C 0013 0015 0013 0085 0013 06C3";</text:p>
          </table:table-cell>
          <table:table-cell table:formula="of:=&quot;{&quot;&amp;[.B43]&amp;&quot;, &quot;&amp;[.C43]&amp;&quot;, &quot;&amp;[.D43]&amp;&quot;, &quot;&amp;[.E43]&amp;&quot;.0},&quot;" office:value-type="string" office:string-value="{esphome::climate::CLIMATE_MODE_COOL, esphome::climate::CLIMATE_FAN_LOW, esphome::climate::CLIMATE_SWING_OFF, 27.0}," calcext:value-type="string">
            <text:p>{esphome::climate::CLIMATE_MODE_COOL, esphome::climate::CLIMATE_FAN_LOW, esphome::climate::CLIMATE_SWING_OFF, 27.0},</text:p>
          </table:table-cell>
          <table:table-cell table:formula="of:=&quot;CODE_&quot; &amp; [.A43] &amp; &quot;,&quot;" office:value-type="string" office:string-value="CODE_41," calcext:value-type="string">
            <text:p>CODE_41,</text:p>
          </table:table-cell>
        </table:table-row>
        <table:table-row table:style-name="ro1">
          <table:table-cell table:formula="of:=[.A43]+1" office:value-type="float" office:value="42" calcext:value-type="float">
            <text:p>42</text:p>
          </table:table-cell>
          <table:table-cell table:formula="of:=[.B43]" office:value-type="string" office:string-value="esphome::climate::CLIMATE_MODE_COOL" calcext:value-type="string">
            <text:p>esphome::climate::CLIMATE_MODE_COOL</text:p>
          </table:table-cell>
          <table:table-cell table:formula="of:=[.C43]" office:value-type="string" office:string-value="esphome::climate::CLIMATE_FAN_LOW" calcext:value-type="string">
            <text:p>esphome::climate::CLIMATE_FAN_LOW</text:p>
          </table:table-cell>
          <table:table-cell table:formula="of:=[.D43]" office:value-type="string" office:string-value="esphome::climate::CLIMATE_SWING_OFF" calcext:value-type="string">
            <text:p>esphome::climate::CLIMATE_SWING_OFF</text:p>
          </table:table-cell>
          <table:table-cell table:formula="of:=[.E29]" office:value-type="float" office:value="28" calcext:value-type="float">
            <text:p>28</text:p>
          </table:table-cell>
          <table:table-cell office:value-type="string" calcext:value-type="string">
            <text:p>0000 006D 0037 0000 0014 0088 0014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3C 0013 0018 0013 0015 0013 0015 0013 003C 0013 0017 0013 003C 0013 003C 0013 0015 0013 0018 0013 0015 0013 003C 0013 0015 0013 003C 0013 0085 0013 06C3 </text:p>
          </table:table-cell>
          <table:table-cell table:formula="of:=&quot;static const char CODE_&quot;&amp;[.A44]&amp;&quot;[] PROGMEM = &quot;&amp;&quot;&quot;&quot;&quot;&amp;TRIM([.F44])&amp;&quot;&quot;&quot;;&quot;" office:value-type="string" office:string-value="static const char CODE_42[] PROGMEM = &quot;0000 006D 0037 0000 0014 0088 0014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3C 0013 0018 0013 0015 0013 0015 0013 003C 0013 0017 0013 003C 0013 003C 0013 0015 0013 0018 0013 0015 0013 003C 0013 0015 0013 003C 0013 0085 0013 06C3&quot;;" calcext:value-type="string">
            <text:p>static const char CODE_42[] PROGMEM = "0000 006D 0037 0000 0014 0088 0014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3C 0013 0018 0013 0015 0013 0015 0013 003C 0013 0017 0013 003C 0013 003C 0013 0015 0013 0018 0013 0015 0013 003C 0013 0015 0013 003C 0013 0085 0013 06C3";</text:p>
          </table:table-cell>
          <table:table-cell table:formula="of:=&quot;{&quot;&amp;[.B44]&amp;&quot;, &quot;&amp;[.C44]&amp;&quot;, &quot;&amp;[.D44]&amp;&quot;, &quot;&amp;[.E44]&amp;&quot;.0},&quot;" office:value-type="string" office:string-value="{esphome::climate::CLIMATE_MODE_COOL, esphome::climate::CLIMATE_FAN_LOW, esphome::climate::CLIMATE_SWING_OFF, 28.0}," calcext:value-type="string">
            <text:p>{esphome::climate::CLIMATE_MODE_COOL, esphome::climate::CLIMATE_FAN_LOW, esphome::climate::CLIMATE_SWING_OFF, 28.0},</text:p>
          </table:table-cell>
          <table:table-cell table:formula="of:=&quot;CODE_&quot; &amp; [.A44] &amp; &quot;,&quot;" office:value-type="string" office:string-value="CODE_42," calcext:value-type="string">
            <text:p>CODE_42,</text:p>
          </table:table-cell>
        </table:table-row>
        <table:table-row table:style-name="ro1">
          <table:table-cell table:formula="of:=[.A44]+1" office:value-type="float" office:value="43" calcext:value-type="float">
            <text:p>43</text:p>
          </table:table-cell>
          <table:table-cell table:formula="of:=[.B44]" office:value-type="string" office:string-value="esphome::climate::CLIMATE_MODE_COOL" calcext:value-type="string">
            <text:p>esphome::climate::CLIMATE_MODE_COOL</text:p>
          </table:table-cell>
          <table:table-cell table:formula="of:=[.C44]" office:value-type="string" office:string-value="esphome::climate::CLIMATE_FAN_LOW" calcext:value-type="string">
            <text:p>esphome::climate::CLIMATE_FAN_LOW</text:p>
          </table:table-cell>
          <table:table-cell table:formula="of:=[.D44]" office:value-type="string" office:string-value="esphome::climate::CLIMATE_SWING_OFF" calcext:value-type="string">
            <text:p>esphome::climate::CLIMATE_SWING_OFF</text:p>
          </table:table-cell>
          <table:table-cell table:formula="of:=[.E30]" office:value-type="float" office:value="29" calcext:value-type="float">
            <text:p>29</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3C 0013 0018 0013 0015 0013 0015 0013 003C 0013 0017 0013 003C 0013 003C 0013 0015 0013 003E 0013 0015 0013 003C 0013 0015 0013 0015 0013 0085 0013 06C3 </text:p>
          </table:table-cell>
          <table:table-cell table:formula="of:=&quot;static const char CODE_&quot;&amp;[.A45]&amp;&quot;[] PROGMEM = &quot;&amp;&quot;&quot;&quot;&quot;&amp;TRIM([.F45])&amp;&quot;&quot;&quot;;&quot;" office:value-type="string" office:string-value="static const char CODE_43[]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3C 0013 0018 0013 0015 0013 0015 0013 003C 0013 0017 0013 003C 0013 003C 0013 0015 0013 003E 0013 0015 0013 003C 0013 0015 0013 0015 0013 0085 0013 06C3&quot;;" calcext:value-type="string">
            <text:p>static const char CODE_43[]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3C 0013 0018 0013 0015 0013 0015 0013 003C 0013 0017 0013 003C 0013 003C 0013 0015 0013 003E 0013 0015 0013 003C 0013 0015 0013 0015 0013 0085 0013 06C3";</text:p>
          </table:table-cell>
          <table:table-cell table:formula="of:=&quot;{&quot;&amp;[.B45]&amp;&quot;, &quot;&amp;[.C45]&amp;&quot;, &quot;&amp;[.D45]&amp;&quot;, &quot;&amp;[.E45]&amp;&quot;.0},&quot;" office:value-type="string" office:string-value="{esphome::climate::CLIMATE_MODE_COOL, esphome::climate::CLIMATE_FAN_LOW, esphome::climate::CLIMATE_SWING_OFF, 29.0}," calcext:value-type="string">
            <text:p>{esphome::climate::CLIMATE_MODE_COOL, esphome::climate::CLIMATE_FAN_LOW, esphome::climate::CLIMATE_SWING_OFF, 29.0},</text:p>
          </table:table-cell>
          <table:table-cell table:formula="of:=&quot;CODE_&quot; &amp; [.A45] &amp; &quot;,&quot;" office:value-type="string" office:string-value="CODE_43," calcext:value-type="string">
            <text:p>CODE_43,</text:p>
          </table:table-cell>
        </table:table-row>
        <table:table-row table:style-name="ro1">
          <table:table-cell table:formula="of:=[.A45]+1" office:value-type="float" office:value="44" calcext:value-type="float">
            <text:p>44</text:p>
          </table:table-cell>
          <table:table-cell table:formula="of:=[.B45]" office:value-type="string" office:string-value="esphome::climate::CLIMATE_MODE_COOL" calcext:value-type="string">
            <text:p>esphome::climate::CLIMATE_MODE_COOL</text:p>
          </table:table-cell>
          <table:table-cell table:formula="of:=[.C45]" office:value-type="string" office:string-value="esphome::climate::CLIMATE_FAN_LOW" calcext:value-type="string">
            <text:p>esphome::climate::CLIMATE_FAN_LOW</text:p>
          </table:table-cell>
          <table:table-cell table:formula="of:=[.D45]" office:value-type="string" office:string-value="esphome::climate::CLIMATE_SWING_OFF" calcext:value-type="string">
            <text:p>esphome::climate::CLIMATE_SWING_OFF</text:p>
          </table:table-cell>
          <table:table-cell table:formula="of:=[.E31]" office:value-type="float" office:value="30" calcext:value-type="float">
            <text:p>30</text:p>
          </table:table-cell>
          <table:table-cell office:value-type="string" calcext:value-type="string">
            <text:p>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3C 0013 003C 0013 0018 0013 0015 0013 0015 0013 003C 0013 003C 0013 0085 0013 06C3 </text:p>
          </table:table-cell>
          <table:table-cell table:formula="of:=&quot;static const char CODE_&quot;&amp;[.A46]&amp;&quot;[] PROGMEM = &quot;&amp;&quot;&quot;&quot;&quot;&amp;TRIM([.F46])&amp;&quot;&quot;&quot;;&quot;" office:value-type="string" office:string-value="static const char CODE_44[] PROGMEM = &quot;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3C 0013 003C 0013 0018 0013 0015 0013 0015 0013 003C 0013 003C 0013 0085 0013 06C3&quot;;" calcext:value-type="string">
            <text:p>static const char CODE_44[] PROGMEM = "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17 0013 003C 0013 003C 0013 003C 0013 0018 0013 0015 0013 0015 0013 003C 0013 003C 0013 0085 0013 06C3";</text:p>
          </table:table-cell>
          <table:table-cell table:formula="of:=&quot;{&quot;&amp;[.B46]&amp;&quot;, &quot;&amp;[.C46]&amp;&quot;, &quot;&amp;[.D46]&amp;&quot;, &quot;&amp;[.E46]&amp;&quot;.0},&quot;" office:value-type="string" office:string-value="{esphome::climate::CLIMATE_MODE_COOL, esphome::climate::CLIMATE_FAN_LOW, esphome::climate::CLIMATE_SWING_OFF, 30.0}," calcext:value-type="string">
            <text:p>{esphome::climate::CLIMATE_MODE_COOL, esphome::climate::CLIMATE_FAN_LOW, esphome::climate::CLIMATE_SWING_OFF, 30.0},</text:p>
          </table:table-cell>
          <table:table-cell table:formula="of:=&quot;CODE_&quot; &amp; [.A46] &amp; &quot;,&quot;" office:value-type="string" office:string-value="CODE_44," calcext:value-type="string">
            <text:p>CODE_44,</text:p>
          </table:table-cell>
        </table:table-row>
        <table:table-row table:style-name="ro1">
          <table:table-cell table:formula="of:=[.A46]+1" office:value-type="float" office:value="45" calcext:value-type="float">
            <text:p>45</text:p>
          </table:table-cell>
          <table:table-cell table:formula="of:=[.B46]" office:value-type="string" office:string-value="esphome::climate::CLIMATE_MODE_COOL" calcext:value-type="string">
            <text:p>esphome::climate::CLIMATE_MODE_COOL</text:p>
          </table:table-cell>
          <table:table-cell table:formula="of:=[.C46]" office:value-type="string" office:string-value="esphome::climate::CLIMATE_FAN_LOW" calcext:value-type="string">
            <text:p>esphome::climate::CLIMATE_FAN_LOW</text:p>
          </table:table-cell>
          <table:table-cell table:formula="of:=[.D17]" office:value-type="string" office:string-value="esphome::climate::CLIMATE_SWING_VERTICAL" calcext:value-type="string">
            <text:p>esphome::climate::CLIMATE_SWING_VERTICAL</text:p>
          </table:table-cell>
          <table:table-cell table:formula="of:=[.E32]" office:value-type="float" office:value="16" calcext:value-type="float">
            <text:p>16</text:p>
          </table:table-cell>
          <table:table-cell office:value-type="string" calcext:value-type="string">
            <text:p>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15 0013 0018 0013 0015 0013 0015 0013 003C 0013 003C 0013 0085 0013 06C3 </text:p>
          </table:table-cell>
          <table:table-cell table:formula="of:=&quot;static const char CODE_&quot;&amp;[.A47]&amp;&quot;[] PROGMEM = &quot;&amp;&quot;&quot;&quot;&quot;&amp;TRIM([.F47])&amp;&quot;&quot;&quot;;&quot;" office:value-type="string" office:string-value="static const char CODE_45[] PROGMEM = &quot;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15 0013 0018 0013 0015 0013 0015 0013 003C 0013 003C 0013 0085 0013 06C3&quot;;" calcext:value-type="string">
            <text:p>static const char CODE_45[] PROGMEM = "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15 0013 0018 0013 0015 0013 0015 0013 003C 0013 003C 0013 0085 0013 06C3";</text:p>
          </table:table-cell>
          <table:table-cell table:formula="of:=&quot;{&quot;&amp;[.B47]&amp;&quot;, &quot;&amp;[.C47]&amp;&quot;, &quot;&amp;[.D47]&amp;&quot;, &quot;&amp;[.E47]&amp;&quot;.0},&quot;" office:value-type="string" office:string-value="{esphome::climate::CLIMATE_MODE_COOL, esphome::climate::CLIMATE_FAN_LOW, esphome::climate::CLIMATE_SWING_VERTICAL, 16.0}," calcext:value-type="string">
            <text:p>{esphome::climate::CLIMATE_MODE_COOL, esphome::climate::CLIMATE_FAN_LOW, esphome::climate::CLIMATE_SWING_VERTICAL, 16.0},</text:p>
          </table:table-cell>
          <table:table-cell table:formula="of:=&quot;CODE_&quot; &amp; [.A47] &amp; &quot;,&quot;" office:value-type="string" office:string-value="CODE_45," calcext:value-type="string">
            <text:p>CODE_45,</text:p>
          </table:table-cell>
        </table:table-row>
        <table:table-row table:style-name="ro1">
          <table:table-cell table:formula="of:=[.A47]+1" office:value-type="float" office:value="46" calcext:value-type="float">
            <text:p>46</text:p>
          </table:table-cell>
          <table:table-cell table:formula="of:=[.B47]" office:value-type="string" office:string-value="esphome::climate::CLIMATE_MODE_COOL" calcext:value-type="string">
            <text:p>esphome::climate::CLIMATE_MODE_COOL</text:p>
          </table:table-cell>
          <table:table-cell table:formula="of:=[.C47]" office:value-type="string" office:string-value="esphome::climate::CLIMATE_FAN_LOW" calcext:value-type="string">
            <text:p>esphome::climate::CLIMATE_FAN_LOW</text:p>
          </table:table-cell>
          <table:table-cell table:formula="of:=[.D47]" office:value-type="string" office:string-value="esphome::climate::CLIMATE_SWING_VERTICAL" calcext:value-type="string">
            <text:p>esphome::climate::CLIMATE_SWING_VERTICAL</text:p>
          </table:table-cell>
          <table:table-cell table:formula="of:=[.E33]" office:value-type="float" office:value="17" calcext:value-type="float">
            <text:p>17</text:p>
          </table:table-cell>
          <table:table-cell office:value-type="string" calcext:value-type="string">
            <text:p>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15 0013 003E 0013 0015 0013 0015 0013 003C 0013 0015 0013 0085 0013 06C3 </text:p>
          </table:table-cell>
          <table:table-cell table:formula="of:=&quot;static const char CODE_&quot;&amp;[.A48]&amp;&quot;[] PROGMEM = &quot;&amp;&quot;&quot;&quot;&quot;&amp;TRIM([.F48])&amp;&quot;&quot;&quot;;&quot;" office:value-type="string" office:string-value="static const char CODE_46[] PROGMEM = &quot;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15 0013 003E 0013 0015 0013 0015 0013 003C 0013 0015 0013 0085 0013 06C3&quot;;" calcext:value-type="string">
            <text:p>static const char CODE_46[] PROGMEM = "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15 0013 003E 0013 0015 0013 0015 0013 003C 0013 0015 0013 0085 0013 06C3";</text:p>
          </table:table-cell>
          <table:table-cell table:formula="of:=&quot;{&quot;&amp;[.B48]&amp;&quot;, &quot;&amp;[.C48]&amp;&quot;, &quot;&amp;[.D48]&amp;&quot;, &quot;&amp;[.E48]&amp;&quot;.0},&quot;" office:value-type="string" office:string-value="{esphome::climate::CLIMATE_MODE_COOL, esphome::climate::CLIMATE_FAN_LOW, esphome::climate::CLIMATE_SWING_VERTICAL, 17.0}," calcext:value-type="string">
            <text:p>{esphome::climate::CLIMATE_MODE_COOL, esphome::climate::CLIMATE_FAN_LOW, esphome::climate::CLIMATE_SWING_VERTICAL, 17.0},</text:p>
          </table:table-cell>
          <table:table-cell table:formula="of:=&quot;CODE_&quot; &amp; [.A48] &amp; &quot;,&quot;" office:value-type="string" office:string-value="CODE_46," calcext:value-type="string">
            <text:p>CODE_46,</text:p>
          </table:table-cell>
        </table:table-row>
        <table:table-row table:style-name="ro1">
          <table:table-cell table:formula="of:=[.A48]+1" office:value-type="float" office:value="47" calcext:value-type="float">
            <text:p>47</text:p>
          </table:table-cell>
          <table:table-cell table:formula="of:=[.B48]" office:value-type="string" office:string-value="esphome::climate::CLIMATE_MODE_COOL" calcext:value-type="string">
            <text:p>esphome::climate::CLIMATE_MODE_COOL</text:p>
          </table:table-cell>
          <table:table-cell table:formula="of:=[.C48]" office:value-type="string" office:string-value="esphome::climate::CLIMATE_FAN_LOW" calcext:value-type="string">
            <text:p>esphome::climate::CLIMATE_FAN_LOW</text:p>
          </table:table-cell>
          <table:table-cell table:formula="of:=[.D48]" office:value-type="string" office:string-value="esphome::climate::CLIMATE_SWING_VERTICAL" calcext:value-type="string">
            <text:p>esphome::climate::CLIMATE_SWING_VERTICAL</text:p>
          </table:table-cell>
          <table:table-cell table:formula="of:=[.E34]" office:value-type="float" office:value="18" calcext:value-type="float">
            <text:p>18</text:p>
          </table:table-cell>
          <table:table-cell office:value-type="string" calcext:value-type="string">
            <text:p>0000 006D 0037 0000 0014 0088 0014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3C 0013 0018 0013 0015 0013 0015 0013 0015 0013 003C 0013 0085 0013 06C3 </text:p>
          </table:table-cell>
          <table:table-cell table:formula="of:=&quot;static const char CODE_&quot;&amp;[.A49]&amp;&quot;[] PROGMEM = &quot;&amp;&quot;&quot;&quot;&quot;&amp;TRIM([.F49])&amp;&quot;&quot;&quot;;&quot;" office:value-type="string" office:string-value="static const char CODE_47[] PROGMEM = &quot;0000 006D 0037 0000 0014 0088 0014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3C 0013 0018 0013 0015 0013 0015 0013 0015 0013 003C 0013 0085 0013 06C3&quot;;" calcext:value-type="string">
            <text:p>static const char CODE_47[] PROGMEM = "0000 006D 0037 0000 0014 0088 0014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3C 0013 0018 0013 0015 0013 0015 0013 0015 0013 003C 0013 0085 0013 06C3";</text:p>
          </table:table-cell>
          <table:table-cell table:formula="of:=&quot;{&quot;&amp;[.B49]&amp;&quot;, &quot;&amp;[.C49]&amp;&quot;, &quot;&amp;[.D49]&amp;&quot;, &quot;&amp;[.E49]&amp;&quot;.0},&quot;" office:value-type="string" office:string-value="{esphome::climate::CLIMATE_MODE_COOL, esphome::climate::CLIMATE_FAN_LOW, esphome::climate::CLIMATE_SWING_VERTICAL, 18.0}," calcext:value-type="string">
            <text:p>{esphome::climate::CLIMATE_MODE_COOL, esphome::climate::CLIMATE_FAN_LOW, esphome::climate::CLIMATE_SWING_VERTICAL, 18.0},</text:p>
          </table:table-cell>
          <table:table-cell table:formula="of:=&quot;CODE_&quot; &amp; [.A49] &amp; &quot;,&quot;" office:value-type="string" office:string-value="CODE_47," calcext:value-type="string">
            <text:p>CODE_47,</text:p>
          </table:table-cell>
        </table:table-row>
        <table:table-row table:style-name="ro1">
          <table:table-cell table:formula="of:=[.A49]+1" office:value-type="float" office:value="48" calcext:value-type="float">
            <text:p>48</text:p>
          </table:table-cell>
          <table:table-cell table:formula="of:=[.B49]" office:value-type="string" office:string-value="esphome::climate::CLIMATE_MODE_COOL" calcext:value-type="string">
            <text:p>esphome::climate::CLIMATE_MODE_COOL</text:p>
          </table:table-cell>
          <table:table-cell table:formula="of:=[.C49]" office:value-type="string" office:string-value="esphome::climate::CLIMATE_FAN_LOW" calcext:value-type="string">
            <text:p>esphome::climate::CLIMATE_FAN_LOW</text:p>
          </table:table-cell>
          <table:table-cell table:formula="of:=[.D49]" office:value-type="string" office:string-value="esphome::climate::CLIMATE_SWING_VERTICAL" calcext:value-type="string">
            <text:p>esphome::climate::CLIMATE_SWING_VERTICAL</text:p>
          </table:table-cell>
          <table:table-cell table:formula="of:=[.E35]" office:value-type="float" office:value="19" calcext:value-type="float">
            <text:p>19</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3C 0013 003E 0013 0015 0013 0015 0013 0015 0013 0015 0013 0085 0013 06C3 </text:p>
          </table:table-cell>
          <table:table-cell table:formula="of:=&quot;static const char CODE_&quot;&amp;[.A50]&amp;&quot;[] PROGMEM = &quot;&amp;&quot;&quot;&quot;&quot;&amp;TRIM([.F50])&amp;&quot;&quot;&quot;;&quot;" office:value-type="string" office:string-value="static const char CODE_48[]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3C 0013 003E 0013 0015 0013 0015 0013 0015 0013 0015 0013 0085 0013 06C3&quot;;" calcext:value-type="string">
            <text:p>static const char CODE_48[]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15 0013 003C 0013 003E 0013 0015 0013 0015 0013 0015 0013 0015 0013 0085 0013 06C3";</text:p>
          </table:table-cell>
          <table:table-cell table:formula="of:=&quot;{&quot;&amp;[.B50]&amp;&quot;, &quot;&amp;[.C50]&amp;&quot;, &quot;&amp;[.D50]&amp;&quot;, &quot;&amp;[.E50]&amp;&quot;.0},&quot;" office:value-type="string" office:string-value="{esphome::climate::CLIMATE_MODE_COOL, esphome::climate::CLIMATE_FAN_LOW, esphome::climate::CLIMATE_SWING_VERTICAL, 19.0}," calcext:value-type="string">
            <text:p>{esphome::climate::CLIMATE_MODE_COOL, esphome::climate::CLIMATE_FAN_LOW, esphome::climate::CLIMATE_SWING_VERTICAL, 19.0},</text:p>
          </table:table-cell>
          <table:table-cell table:formula="of:=&quot;CODE_&quot; &amp; [.A50] &amp; &quot;,&quot;" office:value-type="string" office:string-value="CODE_48," calcext:value-type="string">
            <text:p>CODE_48,</text:p>
          </table:table-cell>
        </table:table-row>
        <table:table-row table:style-name="ro1">
          <table:table-cell table:formula="of:=[.A50]+1" office:value-type="float" office:value="49" calcext:value-type="float">
            <text:p>49</text:p>
          </table:table-cell>
          <table:table-cell table:formula="of:=[.B50]" office:value-type="string" office:string-value="esphome::climate::CLIMATE_MODE_COOL" calcext:value-type="string">
            <text:p>esphome::climate::CLIMATE_MODE_COOL</text:p>
          </table:table-cell>
          <table:table-cell table:formula="of:=[.C50]" office:value-type="string" office:string-value="esphome::climate::CLIMATE_FAN_LOW" calcext:value-type="string">
            <text:p>esphome::climate::CLIMATE_FAN_LOW</text:p>
          </table:table-cell>
          <table:table-cell table:formula="of:=[.D50]" office:value-type="string" office:string-value="esphome::climate::CLIMATE_SWING_VERTICAL" calcext:value-type="string">
            <text:p>esphome::climate::CLIMATE_SWING_VERTICAL</text:p>
          </table:table-cell>
          <table:table-cell table:formula="of:=[.E36]" office:value-type="float" office:value="20" calcext:value-type="float">
            <text:p>20</text:p>
          </table:table-cell>
          <table:table-cell office:value-type="string" calcext:value-type="string">
            <text:p>0000 006D 0037 0000 0014 0088 0014 003B 0014 0014 0014 0014 0014 0018 0013 0015 0013 0015 0013 003C 0013 003E 0013 0015 0013 0015 0013 0015 0013 0018 0013 0015 0013 0015 0013 0015 0013 0018 0013 0016 0012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15 0013 0017 0013 003C 0013 003C 0013 003C 0013 003C 0013 0085 0013 06C3 </text:p>
          </table:table-cell>
          <table:table-cell table:formula="of:=&quot;static const char CODE_&quot;&amp;[.A51]&amp;&quot;[] PROGMEM = &quot;&amp;&quot;&quot;&quot;&quot;&amp;TRIM([.F51])&amp;&quot;&quot;&quot;;&quot;" office:value-type="string" office:string-value="static const char CODE_49[] PROGMEM = &quot;0000 006D 0037 0000 0014 0088 0014 003B 0014 0014 0014 0014 0014 0018 0013 0015 0013 0015 0013 003C 0013 003E 0013 0015 0013 0015 0013 0015 0013 0018 0013 0015 0013 0015 0013 0015 0013 0018 0013 0016 0012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15 0013 0017 0013 003C 0013 003C 0013 003C 0013 003C 0013 0085 0013 06C3&quot;;" calcext:value-type="string">
            <text:p>static const char CODE_49[] PROGMEM = "0000 006D 0037 0000 0014 0088 0014 003B 0014 0014 0014 0014 0014 0018 0013 0015 0013 0015 0013 003C 0013 003E 0013 0015 0013 0015 0013 0015 0013 0018 0013 0015 0013 0015 0013 0015 0013 0018 0013 0016 0012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15 0013 0017 0013 003C 0013 003C 0013 003C 0013 003C 0013 0085 0013 06C3";</text:p>
          </table:table-cell>
          <table:table-cell table:formula="of:=&quot;{&quot;&amp;[.B51]&amp;&quot;, &quot;&amp;[.C51]&amp;&quot;, &quot;&amp;[.D51]&amp;&quot;, &quot;&amp;[.E51]&amp;&quot;.0},&quot;" office:value-type="string" office:string-value="{esphome::climate::CLIMATE_MODE_COOL, esphome::climate::CLIMATE_FAN_LOW, esphome::climate::CLIMATE_SWING_VERTICAL, 20.0}," calcext:value-type="string">
            <text:p>{esphome::climate::CLIMATE_MODE_COOL, esphome::climate::CLIMATE_FAN_LOW, esphome::climate::CLIMATE_SWING_VERTICAL, 20.0},</text:p>
          </table:table-cell>
          <table:table-cell table:formula="of:=&quot;CODE_&quot; &amp; [.A51] &amp; &quot;,&quot;" office:value-type="string" office:string-value="CODE_49," calcext:value-type="string">
            <text:p>CODE_49,</text:p>
          </table:table-cell>
        </table:table-row>
        <table:table-row table:style-name="ro1">
          <table:table-cell table:formula="of:=[.A51]+1" office:value-type="float" office:value="50" calcext:value-type="float">
            <text:p>50</text:p>
          </table:table-cell>
          <table:table-cell table:formula="of:=[.B51]" office:value-type="string" office:string-value="esphome::climate::CLIMATE_MODE_COOL" calcext:value-type="string">
            <text:p>esphome::climate::CLIMATE_MODE_COOL</text:p>
          </table:table-cell>
          <table:table-cell table:formula="of:=[.C51]" office:value-type="string" office:string-value="esphome::climate::CLIMATE_FAN_LOW" calcext:value-type="string">
            <text:p>esphome::climate::CLIMATE_FAN_LOW</text:p>
          </table:table-cell>
          <table:table-cell table:formula="of:=[.D51]" office:value-type="string" office:string-value="esphome::climate::CLIMATE_SWING_VERTICAL" calcext:value-type="string">
            <text:p>esphome::climate::CLIMATE_SWING_VERTICAL</text:p>
          </table:table-cell>
          <table:table-cell table:formula="of:=[.E37]" office:value-type="float" office:value="21" calcext:value-type="float">
            <text:p>21</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15 0013 003E 0013 003C 0013 003C 0013 003C 0013 0015 0013 0085 0013 06C3 </text:p>
          </table:table-cell>
          <table:table-cell table:formula="of:=&quot;static const char CODE_&quot;&amp;[.A52]&amp;&quot;[] PROGMEM = &quot;&amp;&quot;&quot;&quot;&quot;&amp;TRIM([.F52])&amp;&quot;&quot;&quot;;&quot;" office:value-type="string" office:string-value="static const char CODE_50[]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15 0013 003E 0013 003C 0013 003C 0013 003C 0013 0015 0013 0085 0013 06C3&quot;;" calcext:value-type="string">
            <text:p>static const char CODE_50[]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15 0013 003E 0013 003C 0013 003C 0013 003C 0013 0015 0013 0085 0013 06C3";</text:p>
          </table:table-cell>
          <table:table-cell table:formula="of:=&quot;{&quot;&amp;[.B52]&amp;&quot;, &quot;&amp;[.C52]&amp;&quot;, &quot;&amp;[.D52]&amp;&quot;, &quot;&amp;[.E52]&amp;&quot;.0},&quot;" office:value-type="string" office:string-value="{esphome::climate::CLIMATE_MODE_COOL, esphome::climate::CLIMATE_FAN_LOW, esphome::climate::CLIMATE_SWING_VERTICAL, 21.0}," calcext:value-type="string">
            <text:p>{esphome::climate::CLIMATE_MODE_COOL, esphome::climate::CLIMATE_FAN_LOW, esphome::climate::CLIMATE_SWING_VERTICAL, 21.0},</text:p>
          </table:table-cell>
          <table:table-cell table:formula="of:=&quot;CODE_&quot; &amp; [.A52] &amp; &quot;,&quot;" office:value-type="string" office:string-value="CODE_50," calcext:value-type="string">
            <text:p>CODE_50,</text:p>
          </table:table-cell>
        </table:table-row>
        <table:table-row table:style-name="ro1">
          <table:table-cell table:formula="of:=[.A52]+1" office:value-type="float" office:value="51" calcext:value-type="float">
            <text:p>51</text:p>
          </table:table-cell>
          <table:table-cell table:formula="of:=[.B52]" office:value-type="string" office:string-value="esphome::climate::CLIMATE_MODE_COOL" calcext:value-type="string">
            <text:p>esphome::climate::CLIMATE_MODE_COOL</text:p>
          </table:table-cell>
          <table:table-cell table:formula="of:=[.C52]" office:value-type="string" office:string-value="esphome::climate::CLIMATE_FAN_LOW" calcext:value-type="string">
            <text:p>esphome::climate::CLIMATE_FAN_LOW</text:p>
          </table:table-cell>
          <table:table-cell table:formula="of:=[.D52]" office:value-type="string" office:string-value="esphome::climate::CLIMATE_SWING_VERTICAL" calcext:value-type="string">
            <text:p>esphome::climate::CLIMATE_SWING_VERTICAL</text:p>
          </table:table-cell>
          <table:table-cell table:formula="of:=[.E38]" office:value-type="float" office:value="22" calcext:value-type="float">
            <text:p>22</text:p>
          </table:table-cell>
          <table:table-cell office:value-type="string" calcext:value-type="string">
            <text:p>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3C 0013 0017 0013 003C 0013 003C 0013 0015 0013 003C 0013 0085 0013 06C3 </text:p>
          </table:table-cell>
          <table:table-cell table:formula="of:=&quot;static const char CODE_&quot;&amp;[.A53]&amp;&quot;[] PROGMEM = &quot;&amp;&quot;&quot;&quot;&quot;&amp;TRIM([.F53])&amp;&quot;&quot;&quot;;&quot;" office:value-type="string" office:string-value="static const char CODE_51[] PROGMEM = &quot;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3C 0013 0017 0013 003C 0013 003C 0013 0015 0013 003C 0013 0085 0013 06C3&quot;;" calcext:value-type="string">
            <text:p>static const char CODE_51[] PROGMEM = "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3C 0013 0017 0013 003C 0013 003C 0013 0015 0013 003C 0013 0085 0013 06C3";</text:p>
          </table:table-cell>
          <table:table-cell table:formula="of:=&quot;{&quot;&amp;[.B53]&amp;&quot;, &quot;&amp;[.C53]&amp;&quot;, &quot;&amp;[.D53]&amp;&quot;, &quot;&amp;[.E53]&amp;&quot;.0},&quot;" office:value-type="string" office:string-value="{esphome::climate::CLIMATE_MODE_COOL, esphome::climate::CLIMATE_FAN_LOW, esphome::climate::CLIMATE_SWING_VERTICAL, 22.0}," calcext:value-type="string">
            <text:p>{esphome::climate::CLIMATE_MODE_COOL, esphome::climate::CLIMATE_FAN_LOW, esphome::climate::CLIMATE_SWING_VERTICAL, 22.0},</text:p>
          </table:table-cell>
          <table:table-cell table:formula="of:=&quot;CODE_&quot; &amp; [.A53] &amp; &quot;,&quot;" office:value-type="string" office:string-value="CODE_51," calcext:value-type="string">
            <text:p>CODE_51,</text:p>
          </table:table-cell>
        </table:table-row>
        <table:table-row table:style-name="ro1">
          <table:table-cell table:formula="of:=[.A53]+1" office:value-type="float" office:value="52" calcext:value-type="float">
            <text:p>52</text:p>
          </table:table-cell>
          <table:table-cell table:formula="of:=[.B53]" office:value-type="string" office:string-value="esphome::climate::CLIMATE_MODE_COOL" calcext:value-type="string">
            <text:p>esphome::climate::CLIMATE_MODE_COOL</text:p>
          </table:table-cell>
          <table:table-cell table:formula="of:=[.C53]" office:value-type="string" office:string-value="esphome::climate::CLIMATE_FAN_LOW" calcext:value-type="string">
            <text:p>esphome::climate::CLIMATE_FAN_LOW</text:p>
          </table:table-cell>
          <table:table-cell table:formula="of:=[.D53]" office:value-type="string" office:string-value="esphome::climate::CLIMATE_SWING_VERTICAL" calcext:value-type="string">
            <text:p>esphome::climate::CLIMATE_SWING_VERTICAL</text:p>
          </table:table-cell>
          <table:table-cell table:formula="of:=[.E39]" office:value-type="float" office:value="23" calcext:value-type="float">
            <text:p>23</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3C 0013 003E 0013 003C 0013 003C 0013 0015 0013 0015 0013 0085 0013 06C3 </text:p>
          </table:table-cell>
          <table:table-cell table:formula="of:=&quot;static const char CODE_&quot;&amp;[.A54]&amp;&quot;[] PROGMEM = &quot;&amp;&quot;&quot;&quot;&quot;&amp;TRIM([.F54])&amp;&quot;&quot;&quot;;&quot;" office:value-type="string" office:string-value="static const char CODE_52[]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3C 0013 003E 0013 003C 0013 003C 0013 0015 0013 0015 0013 0085 0013 06C3&quot;;" calcext:value-type="string">
            <text:p>static const char CODE_52[]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8 0013 0015 0013 003C 0013 003C 0013 003E 0013 003C 0013 003C 0013 0015 0013 0015 0013 0085 0013 06C3";</text:p>
          </table:table-cell>
          <table:table-cell table:formula="of:=&quot;{&quot;&amp;[.B54]&amp;&quot;, &quot;&amp;[.C54]&amp;&quot;, &quot;&amp;[.D54]&amp;&quot;, &quot;&amp;[.E54]&amp;&quot;.0},&quot;" office:value-type="string" office:string-value="{esphome::climate::CLIMATE_MODE_COOL, esphome::climate::CLIMATE_FAN_LOW, esphome::climate::CLIMATE_SWING_VERTICAL, 23.0}," calcext:value-type="string">
            <text:p>{esphome::climate::CLIMATE_MODE_COOL, esphome::climate::CLIMATE_FAN_LOW, esphome::climate::CLIMATE_SWING_VERTICAL, 23.0},</text:p>
          </table:table-cell>
          <table:table-cell table:formula="of:=&quot;CODE_&quot; &amp; [.A54] &amp; &quot;,&quot;" office:value-type="string" office:string-value="CODE_52," calcext:value-type="string">
            <text:p>CODE_52,</text:p>
          </table:table-cell>
        </table:table-row>
        <table:table-row table:style-name="ro1">
          <table:table-cell table:formula="of:=[.A54]+1" office:value-type="float" office:value="53" calcext:value-type="float">
            <text:p>53</text:p>
          </table:table-cell>
          <table:table-cell table:formula="of:=[.B54]" office:value-type="string" office:string-value="esphome::climate::CLIMATE_MODE_COOL" calcext:value-type="string">
            <text:p>esphome::climate::CLIMATE_MODE_COOL</text:p>
          </table:table-cell>
          <table:table-cell table:formula="of:=[.C54]" office:value-type="string" office:string-value="esphome::climate::CLIMATE_FAN_LOW" calcext:value-type="string">
            <text:p>esphome::climate::CLIMATE_FAN_LOW</text:p>
          </table:table-cell>
          <table:table-cell table:formula="of:=[.D54]" office:value-type="string" office:string-value="esphome::climate::CLIMATE_SWING_VERTICAL" calcext:value-type="string">
            <text:p>esphome::climate::CLIMATE_SWING_VERTICAL</text:p>
          </table:table-cell>
          <table:table-cell table:formula="of:=[.E40]" office:value-type="float" office:value="24" calcext:value-type="float">
            <text:p>24</text:p>
          </table:table-cell>
          <table:table-cell office:value-type="string" calcext:value-type="string">
            <text:p>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15 0013 0017 0013 003C 0013 0015 0013 003C 0013 003C 0013 0085 0013 06C3 </text:p>
          </table:table-cell>
          <table:table-cell table:formula="of:=&quot;static const char CODE_&quot;&amp;[.A55]&amp;&quot;[] PROGMEM = &quot;&amp;&quot;&quot;&quot;&quot;&amp;TRIM([.F55])&amp;&quot;&quot;&quot;;&quot;" office:value-type="string" office:string-value="static const char CODE_53[] PROGMEM = &quot;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15 0013 0017 0013 003C 0013 0015 0013 003C 0013 003C 0013 0085 0013 06C3&quot;;" calcext:value-type="string">
            <text:p>static const char CODE_53[] PROGMEM = "0000 006D 0037 0000 0014 0088 0014 003B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15 0013 0017 0013 003C 0013 0015 0013 003C 0013 003C 0013 0085 0013 06C3";</text:p>
          </table:table-cell>
          <table:table-cell table:formula="of:=&quot;{&quot;&amp;[.B55]&amp;&quot;, &quot;&amp;[.C55]&amp;&quot;, &quot;&amp;[.D55]&amp;&quot;, &quot;&amp;[.E55]&amp;&quot;.0},&quot;" office:value-type="string" office:string-value="{esphome::climate::CLIMATE_MODE_COOL, esphome::climate::CLIMATE_FAN_LOW, esphome::climate::CLIMATE_SWING_VERTICAL, 24.0}," calcext:value-type="string">
            <text:p>{esphome::climate::CLIMATE_MODE_COOL, esphome::climate::CLIMATE_FAN_LOW, esphome::climate::CLIMATE_SWING_VERTICAL, 24.0},</text:p>
          </table:table-cell>
          <table:table-cell table:formula="of:=&quot;CODE_&quot; &amp; [.A55] &amp; &quot;,&quot;" office:value-type="string" office:string-value="CODE_53," calcext:value-type="string">
            <text:p>CODE_53,</text:p>
          </table:table-cell>
        </table:table-row>
        <table:table-row table:style-name="ro1">
          <table:table-cell table:formula="of:=[.A55]+1" office:value-type="float" office:value="54" calcext:value-type="float">
            <text:p>54</text:p>
          </table:table-cell>
          <table:table-cell table:formula="of:=[.B55]" office:value-type="string" office:string-value="esphome::climate::CLIMATE_MODE_COOL" calcext:value-type="string">
            <text:p>esphome::climate::CLIMATE_MODE_COOL</text:p>
          </table:table-cell>
          <table:table-cell table:formula="of:=[.C55]" office:value-type="string" office:string-value="esphome::climate::CLIMATE_FAN_LOW" calcext:value-type="string">
            <text:p>esphome::climate::CLIMATE_FAN_LOW</text:p>
          </table:table-cell>
          <table:table-cell table:formula="of:=[.D55]" office:value-type="string" office:string-value="esphome::climate::CLIMATE_SWING_VERTICAL" calcext:value-type="string">
            <text:p>esphome::climate::CLIMATE_SWING_VERTICAL</text:p>
          </table:table-cell>
          <table:table-cell table:formula="of:=[.E41]" office:value-type="float" office:value="25" calcext:value-type="float">
            <text:p>25</text:p>
          </table:table-cell>
          <table:table-cell office:value-type="string" calcext:value-type="string">
            <text:p>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15 0013 003E 0013 003C 0013 0015 0013 003C 0013 0015 0013 0085 0013 06C3 </text:p>
          </table:table-cell>
          <table:table-cell table:formula="of:=&quot;static const char CODE_&quot;&amp;[.A56]&amp;&quot;[] PROGMEM = &quot;&amp;&quot;&quot;&quot;&quot;&amp;TRIM([.F56])&amp;&quot;&quot;&quot;;&quot;" office:value-type="string" office:string-value="static const char CODE_54[] PROGMEM = &quot;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15 0013 003E 0013 003C 0013 0015 0013 003C 0013 0015 0013 0085 0013 06C3&quot;;" calcext:value-type="string">
            <text:p>static const char CODE_54[] PROGMEM = "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15 0013 003E 0013 003C 0013 0015 0013 003C 0013 0015 0013 0085 0013 06C3";</text:p>
          </table:table-cell>
          <table:table-cell table:formula="of:=&quot;{&quot;&amp;[.B56]&amp;&quot;, &quot;&amp;[.C56]&amp;&quot;, &quot;&amp;[.D56]&amp;&quot;, &quot;&amp;[.E56]&amp;&quot;.0},&quot;" office:value-type="string" office:string-value="{esphome::climate::CLIMATE_MODE_COOL, esphome::climate::CLIMATE_FAN_LOW, esphome::climate::CLIMATE_SWING_VERTICAL, 25.0}," calcext:value-type="string">
            <text:p>{esphome::climate::CLIMATE_MODE_COOL, esphome::climate::CLIMATE_FAN_LOW, esphome::climate::CLIMATE_SWING_VERTICAL, 25.0},</text:p>
          </table:table-cell>
          <table:table-cell table:formula="of:=&quot;CODE_&quot; &amp; [.A56] &amp; &quot;,&quot;" office:value-type="string" office:string-value="CODE_54," calcext:value-type="string">
            <text:p>CODE_54,</text:p>
          </table:table-cell>
        </table:table-row>
        <table:table-row table:style-name="ro1">
          <table:table-cell table:formula="of:=[.A56]+1" office:value-type="float" office:value="55" calcext:value-type="float">
            <text:p>55</text:p>
          </table:table-cell>
          <table:table-cell table:formula="of:=[.B56]" office:value-type="string" office:string-value="esphome::climate::CLIMATE_MODE_COOL" calcext:value-type="string">
            <text:p>esphome::climate::CLIMATE_MODE_COOL</text:p>
          </table:table-cell>
          <table:table-cell table:formula="of:=[.C56]" office:value-type="string" office:string-value="esphome::climate::CLIMATE_FAN_LOW" calcext:value-type="string">
            <text:p>esphome::climate::CLIMATE_FAN_LOW</text:p>
          </table:table-cell>
          <table:table-cell table:formula="of:=[.D56]" office:value-type="string" office:string-value="esphome::climate::CLIMATE_SWING_VERTICAL" calcext:value-type="string">
            <text:p>esphome::climate::CLIMATE_SWING_VERTICAL</text:p>
          </table:table-cell>
          <table:table-cell table:formula="of:=[.E42]" office:value-type="float" office:value="26" calcext:value-type="float">
            <text:p>26</text:p>
          </table:table-cell>
          <table:table-cell office:value-type="string" calcext:value-type="string">
            <text:p>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3C 0013 0017 0013 003C 0013 0015 0013 0015 0013 003C 0013 0085 0013 06C3 </text:p>
          </table:table-cell>
          <table:table-cell table:formula="of:=&quot;static const char CODE_&quot;&amp;[.A57]&amp;&quot;[] PROGMEM = &quot;&amp;&quot;&quot;&quot;&quot;&amp;TRIM([.F57])&amp;&quot;&quot;&quot;;&quot;" office:value-type="string" office:string-value="static const char CODE_55[] PROGMEM = &quot;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3C 0013 0017 0013 003C 0013 0015 0013 0015 0013 003C 0013 0085 0013 06C3&quot;;" calcext:value-type="string">
            <text:p>static const char CODE_55[] PROGMEM = "0000 006D 0037 0000 0014 0088 0014 003B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3C 0013 0017 0013 003C 0013 0015 0013 0015 0013 003C 0013 0085 0013 06C3";</text:p>
          </table:table-cell>
          <table:table-cell table:formula="of:=&quot;{&quot;&amp;[.B57]&amp;&quot;, &quot;&amp;[.C57]&amp;&quot;, &quot;&amp;[.D57]&amp;&quot;, &quot;&amp;[.E57]&amp;&quot;.0},&quot;" office:value-type="string" office:string-value="{esphome::climate::CLIMATE_MODE_COOL, esphome::climate::CLIMATE_FAN_LOW, esphome::climate::CLIMATE_SWING_VERTICAL, 26.0}," calcext:value-type="string">
            <text:p>{esphome::climate::CLIMATE_MODE_COOL, esphome::climate::CLIMATE_FAN_LOW, esphome::climate::CLIMATE_SWING_VERTICAL, 26.0},</text:p>
          </table:table-cell>
          <table:table-cell table:formula="of:=&quot;CODE_&quot; &amp; [.A57] &amp; &quot;,&quot;" office:value-type="string" office:string-value="CODE_55," calcext:value-type="string">
            <text:p>CODE_55,</text:p>
          </table:table-cell>
        </table:table-row>
        <table:table-row table:style-name="ro1">
          <table:table-cell table:formula="of:=[.A57]+1" office:value-type="float" office:value="56" calcext:value-type="float">
            <text:p>56</text:p>
          </table:table-cell>
          <table:table-cell table:formula="of:=[.B57]" office:value-type="string" office:string-value="esphome::climate::CLIMATE_MODE_COOL" calcext:value-type="string">
            <text:p>esphome::climate::CLIMATE_MODE_COOL</text:p>
          </table:table-cell>
          <table:table-cell table:formula="of:=[.C57]" office:value-type="string" office:string-value="esphome::climate::CLIMATE_FAN_LOW" calcext:value-type="string">
            <text:p>esphome::climate::CLIMATE_FAN_LOW</text:p>
          </table:table-cell>
          <table:table-cell table:formula="of:=[.D57]" office:value-type="string" office:string-value="esphome::climate::CLIMATE_SWING_VERTICAL" calcext:value-type="string">
            <text:p>esphome::climate::CLIMATE_SWING_VERTICAL</text:p>
          </table:table-cell>
          <table:table-cell table:formula="of:=[.E43]" office:value-type="float" office:value="27" calcext:value-type="float">
            <text:p>27</text:p>
          </table:table-cell>
          <table:table-cell office:value-type="string" calcext:value-type="string">
            <text:p>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3C 0013 003E 0013 003C 0013 0015 0013 0015 0013 0015 0013 0085 0013 06C3 </text:p>
          </table:table-cell>
          <table:table-cell table:formula="of:=&quot;static const char CODE_&quot;&amp;[.A58]&amp;&quot;[] PROGMEM = &quot;&amp;&quot;&quot;&quot;&quot;&amp;TRIM([.F58])&amp;&quot;&quot;&quot;;&quot;" office:value-type="string" office:string-value="static const char CODE_56[] PROGMEM = &quot;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3C 0013 003E 0013 003C 0013 0015 0013 0015 0013 0015 0013 0085 0013 06C3&quot;;" calcext:value-type="string">
            <text:p>static const char CODE_56[] PROGMEM = "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15 0013 003C 0013 003E 0013 003C 0013 0015 0013 0015 0013 0015 0013 0085 0013 06C3";</text:p>
          </table:table-cell>
          <table:table-cell table:formula="of:=&quot;{&quot;&amp;[.B58]&amp;&quot;, &quot;&amp;[.C58]&amp;&quot;, &quot;&amp;[.D58]&amp;&quot;, &quot;&amp;[.E58]&amp;&quot;.0},&quot;" office:value-type="string" office:string-value="{esphome::climate::CLIMATE_MODE_COOL, esphome::climate::CLIMATE_FAN_LOW, esphome::climate::CLIMATE_SWING_VERTICAL, 27.0}," calcext:value-type="string">
            <text:p>{esphome::climate::CLIMATE_MODE_COOL, esphome::climate::CLIMATE_FAN_LOW, esphome::climate::CLIMATE_SWING_VERTICAL, 27.0},</text:p>
          </table:table-cell>
          <table:table-cell table:formula="of:=&quot;CODE_&quot; &amp; [.A58] &amp; &quot;,&quot;" office:value-type="string" office:string-value="CODE_56," calcext:value-type="string">
            <text:p>CODE_56,</text:p>
          </table:table-cell>
        </table:table-row>
        <table:table-row table:style-name="ro1">
          <table:table-cell table:formula="of:=[.A58]+1" office:value-type="float" office:value="57" calcext:value-type="float">
            <text:p>57</text:p>
          </table:table-cell>
          <table:table-cell table:formula="of:=[.B58]" office:value-type="string" office:string-value="esphome::climate::CLIMATE_MODE_COOL" calcext:value-type="string">
            <text:p>esphome::climate::CLIMATE_MODE_COOL</text:p>
          </table:table-cell>
          <table:table-cell table:formula="of:=[.C58]" office:value-type="string" office:string-value="esphome::climate::CLIMATE_FAN_LOW" calcext:value-type="string">
            <text:p>esphome::climate::CLIMATE_FAN_LOW</text:p>
          </table:table-cell>
          <table:table-cell table:formula="of:=[.D58]" office:value-type="string" office:string-value="esphome::climate::CLIMATE_SWING_VERTICAL" calcext:value-type="string">
            <text:p>esphome::climate::CLIMATE_SWING_VERTICAL</text:p>
          </table:table-cell>
          <table:table-cell table:formula="of:=[.E44]" office:value-type="float" office:value="28" calcext:value-type="float">
            <text:p>28</text:p>
          </table:table-cell>
          <table:table-cell office:value-type="string" calcext:value-type="string">
            <text:p>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3C 0013 0015 0013 0018 0013 0015 0013 003C 0013 003C 0013 003C 0013 0085 0013 06C3 </text:p>
          </table:table-cell>
          <table:table-cell table:formula="of:=&quot;static const char CODE_&quot;&amp;[.A59]&amp;&quot;[] PROGMEM = &quot;&amp;&quot;&quot;&quot;&quot;&amp;TRIM([.F59])&amp;&quot;&quot;&quot;;&quot;" office:value-type="string" office:string-value="static const char CODE_57[] PROGMEM = &quot;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3C 0013 0015 0013 0018 0013 0015 0013 003C 0013 003C 0013 003C 0013 0085 0013 06C3&quot;;" calcext:value-type="string">
            <text:p>static const char CODE_57[] PROGMEM = "0000 006D 0037 0000 0014 0088 0014 003B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3C 0013 0015 0013 0018 0013 0015 0013 003C 0013 003C 0013 003C 0013 0085 0013 06C3";</text:p>
          </table:table-cell>
          <table:table-cell table:formula="of:=&quot;{&quot;&amp;[.B59]&amp;&quot;, &quot;&amp;[.C59]&amp;&quot;, &quot;&amp;[.D59]&amp;&quot;, &quot;&amp;[.E59]&amp;&quot;.0},&quot;" office:value-type="string" office:string-value="{esphome::climate::CLIMATE_MODE_COOL, esphome::climate::CLIMATE_FAN_LOW, esphome::climate::CLIMATE_SWING_VERTICAL, 28.0}," calcext:value-type="string">
            <text:p>{esphome::climate::CLIMATE_MODE_COOL, esphome::climate::CLIMATE_FAN_LOW, esphome::climate::CLIMATE_SWING_VERTICAL, 28.0},</text:p>
          </table:table-cell>
          <table:table-cell table:formula="of:=&quot;CODE_&quot; &amp; [.A59] &amp; &quot;,&quot;" office:value-type="string" office:string-value="CODE_57," calcext:value-type="string">
            <text:p>CODE_57,</text:p>
          </table:table-cell>
        </table:table-row>
        <table:table-row table:style-name="ro1">
          <table:table-cell table:formula="of:=[.A59]+1" office:value-type="float" office:value="58" calcext:value-type="float">
            <text:p>58</text:p>
          </table:table-cell>
          <table:table-cell table:formula="of:=[.B59]" office:value-type="string" office:string-value="esphome::climate::CLIMATE_MODE_COOL" calcext:value-type="string">
            <text:p>esphome::climate::CLIMATE_MODE_COOL</text:p>
          </table:table-cell>
          <table:table-cell table:formula="of:=[.C59]" office:value-type="string" office:string-value="esphome::climate::CLIMATE_FAN_LOW" calcext:value-type="string">
            <text:p>esphome::climate::CLIMATE_FAN_LOW</text:p>
          </table:table-cell>
          <table:table-cell table:formula="of:=[.D59]" office:value-type="string" office:string-value="esphome::climate::CLIMATE_SWING_VERTICAL" calcext:value-type="string">
            <text:p>esphome::climate::CLIMATE_SWING_VERTICAL</text:p>
          </table:table-cell>
          <table:table-cell table:formula="of:=[.E45]" office:value-type="float" office:value="29" calcext:value-type="float">
            <text:p>29</text:p>
          </table:table-cell>
          <table:table-cell office:value-type="string" calcext:value-type="string">
            <text:p>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3C 0013 0015 0013 003E 0013 0015 0013 003C 0013 003C 0013 0015 0013 0085 0013 06C3 </text:p>
          </table:table-cell>
          <table:table-cell table:formula="of:=&quot;static const char CODE_&quot;&amp;[.A60]&amp;&quot;[] PROGMEM = &quot;&amp;&quot;&quot;&quot;&quot;&amp;TRIM([.F60])&amp;&quot;&quot;&quot;;&quot;" office:value-type="string" office:string-value="static const char CODE_58[] PROGMEM = &quot;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3C 0013 0015 0013 003E 0013 0015 0013 003C 0013 003C 0013 0015 0013 0085 0013 06C3&quot;;" calcext:value-type="string">
            <text:p>static const char CODE_58[] PROGMEM = "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3C 0013 0015 0013 003E 0013 0015 0013 003C 0013 003C 0013 0015 0013 0085 0013 06C3";</text:p>
          </table:table-cell>
          <table:table-cell table:formula="of:=&quot;{&quot;&amp;[.B60]&amp;&quot;, &quot;&amp;[.C60]&amp;&quot;, &quot;&amp;[.D60]&amp;&quot;, &quot;&amp;[.E60]&amp;&quot;.0},&quot;" office:value-type="string" office:string-value="{esphome::climate::CLIMATE_MODE_COOL, esphome::climate::CLIMATE_FAN_LOW, esphome::climate::CLIMATE_SWING_VERTICAL, 29.0}," calcext:value-type="string">
            <text:p>{esphome::climate::CLIMATE_MODE_COOL, esphome::climate::CLIMATE_FAN_LOW, esphome::climate::CLIMATE_SWING_VERTICAL, 29.0},</text:p>
          </table:table-cell>
          <table:table-cell table:formula="of:=&quot;CODE_&quot; &amp; [.A60] &amp; &quot;,&quot;" office:value-type="string" office:string-value="CODE_58," calcext:value-type="string">
            <text:p>CODE_58,</text:p>
          </table:table-cell>
        </table:table-row>
        <table:table-row table:style-name="ro1">
          <table:table-cell table:formula="of:=[.A60]+1" office:value-type="float" office:value="59" calcext:value-type="float">
            <text:p>59</text:p>
          </table:table-cell>
          <table:table-cell table:formula="of:=[.B60]" office:value-type="string" office:string-value="esphome::climate::CLIMATE_MODE_COOL" calcext:value-type="string">
            <text:p>esphome::climate::CLIMATE_MODE_COOL</text:p>
          </table:table-cell>
          <table:table-cell table:formula="of:=[.C60]" office:value-type="string" office:string-value="esphome::climate::CLIMATE_FAN_LOW" calcext:value-type="string">
            <text:p>esphome::climate::CLIMATE_FAN_LOW</text:p>
          </table:table-cell>
          <table:table-cell table:formula="of:=[.D60]" office:value-type="string" office:string-value="esphome::climate::CLIMATE_SWING_VERTICAL" calcext:value-type="string">
            <text:p>esphome::climate::CLIMATE_SWING_VERTICAL</text:p>
          </table:table-cell>
          <table:table-cell table:formula="of:=[.E46]" office:value-type="float" office:value="30" calcext:value-type="float">
            <text:p>30</text:p>
          </table:table-cell>
          <table:table-cell office:value-type="string" calcext:value-type="string">
            <text:p>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3C 0013 003C 0013 0018 0013 0015 0013 003C 0013 0015 0013 003C 0013 0085 0013 06C3 </text:p>
          </table:table-cell>
          <table:table-cell table:formula="of:=&quot;static const char CODE_&quot;&amp;[.A61]&amp;&quot;[] PROGMEM = &quot;&amp;&quot;&quot;&quot;&quot;&amp;TRIM([.F61])&amp;&quot;&quot;&quot;;&quot;" office:value-type="string" office:string-value="static const char CODE_59[] PROGMEM = &quot;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3C 0013 003C 0013 0018 0013 0015 0013 003C 0013 0015 0013 003C 0013 0085 0013 06C3&quot;;" calcext:value-type="string">
            <text:p>static const char CODE_59[] PROGMEM = "0000 006D 0037 0000 0014 0088 0014 003B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17 0013 003C 0013 003C 0013 003C 0013 0018 0013 0015 0013 003C 0013 0015 0013 003C 0013 0085 0013 06C3";</text:p>
          </table:table-cell>
          <table:table-cell table:formula="of:=&quot;{&quot;&amp;[.B61]&amp;&quot;, &quot;&amp;[.C61]&amp;&quot;, &quot;&amp;[.D61]&amp;&quot;, &quot;&amp;[.E61]&amp;&quot;.0},&quot;" office:value-type="string" office:string-value="{esphome::climate::CLIMATE_MODE_COOL, esphome::climate::CLIMATE_FAN_LOW, esphome::climate::CLIMATE_SWING_VERTICAL, 30.0}," calcext:value-type="string">
            <text:p>{esphome::climate::CLIMATE_MODE_COOL, esphome::climate::CLIMATE_FAN_LOW, esphome::climate::CLIMATE_SWING_VERTICAL, 30.0},</text:p>
          </table:table-cell>
          <table:table-cell table:formula="of:=&quot;CODE_&quot; &amp; [.A61] &amp; &quot;,&quot;" office:value-type="string" office:string-value="CODE_59," calcext:value-type="string">
            <text:p>CODE_59,</text:p>
          </table:table-cell>
        </table:table-row>
        <table:table-row table:style-name="ro1">
          <table:table-cell table:formula="of:=[.A61]+1" office:value-type="float" office:value="60" calcext:value-type="float">
            <text:p>60</text:p>
          </table:table-cell>
          <table:table-cell table:formula="of:=[.B61]" office:value-type="string" office:string-value="esphome::climate::CLIMATE_MODE_COOL" calcext:value-type="string">
            <text:p>esphome::climate::CLIMATE_MODE_COOL</text:p>
          </table:table-cell>
          <table:table-cell office:value-type="string" calcext:value-type="string">
            <text:p>esphome::climate::CLIMATE_FAN_MEDIUM</text:p>
          </table:table-cell>
          <table:table-cell table:formula="of:=[.D32]" office:value-type="string" office:string-value="esphome::climate::CLIMATE_SWING_OFF" calcext:value-type="string">
            <text:p>esphome::climate::CLIMATE_SWING_OFF</text:p>
          </table:table-cell>
          <table:table-cell table:formula="of:=[.E47]" office:value-type="float" office:value="16" calcext:value-type="float">
            <text:p>16</text:p>
          </table:table-cell>
          <table:table-cell office:value-type="string" calcext:value-type="string">
            <text:p>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15 0013 0015 0013 0018 0013 0015 0013 0015 0013 003C 0013 003C 0013 0085 0013 06C3 </text:p>
          </table:table-cell>
          <table:table-cell table:formula="of:=&quot;static const char CODE_&quot;&amp;[.A62]&amp;&quot;[] PROGMEM = &quot;&amp;&quot;&quot;&quot;&quot;&amp;TRIM([.F62])&amp;&quot;&quot;&quot;;&quot;" office:value-type="string" office:string-value="static const char CODE_60[] PROGMEM = &quot;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15 0013 0015 0013 0018 0013 0015 0013 0015 0013 003C 0013 003C 0013 0085 0013 06C3&quot;;" calcext:value-type="string">
            <text:p>static const char CODE_60[] PROGMEM = "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15 0013 0015 0013 0018 0013 0015 0013 0015 0013 003C 0013 003C 0013 0085 0013 06C3";</text:p>
          </table:table-cell>
          <table:table-cell table:formula="of:=&quot;{&quot;&amp;[.B62]&amp;&quot;, &quot;&amp;[.C62]&amp;&quot;, &quot;&amp;[.D62]&amp;&quot;, &quot;&amp;[.E62]&amp;&quot;.0},&quot;" office:value-type="string" office:string-value="{esphome::climate::CLIMATE_MODE_COOL, esphome::climate::CLIMATE_FAN_MEDIUM, esphome::climate::CLIMATE_SWING_OFF, 16.0}," calcext:value-type="string">
            <text:p>{esphome::climate::CLIMATE_MODE_COOL, esphome::climate::CLIMATE_FAN_MEDIUM, esphome::climate::CLIMATE_SWING_OFF, 16.0},</text:p>
          </table:table-cell>
          <table:table-cell table:formula="of:=&quot;CODE_&quot; &amp; [.A62] &amp; &quot;,&quot;" office:value-type="string" office:string-value="CODE_60," calcext:value-type="string">
            <text:p>CODE_60,</text:p>
          </table:table-cell>
        </table:table-row>
        <table:table-row table:style-name="ro1">
          <table:table-cell table:formula="of:=[.A62]+1" office:value-type="float" office:value="61" calcext:value-type="float">
            <text:p>61</text:p>
          </table:table-cell>
          <table:table-cell table:formula="of:=[.B62]" office:value-type="string" office:string-value="esphome::climate::CLIMATE_MODE_COOL" calcext:value-type="string">
            <text:p>esphome::climate::CLIMATE_MODE_COOL</text:p>
          </table:table-cell>
          <table:table-cell table:formula="of:=[.C62]" office:value-type="string" office:string-value="esphome::climate::CLIMATE_FAN_MEDIUM" calcext:value-type="string">
            <text:p>esphome::climate::CLIMATE_FAN_MEDIUM</text:p>
          </table:table-cell>
          <table:table-cell table:formula="of:=[.D33]" office:value-type="string" office:string-value="esphome::climate::CLIMATE_SWING_OFF" calcext:value-type="string">
            <text:p>esphome::climate::CLIMATE_SWING_OFF</text:p>
          </table:table-cell>
          <table:table-cell table:formula="of:=[.E48]" office:value-type="float" office:value="17" calcext:value-type="float">
            <text:p>17</text:p>
          </table:table-cell>
          <table:table-cell office:value-type="string" calcext:value-type="string">
            <text:p>0000 006D 0037 0000 0015 0087 0015 003A 0014 0014 0014 0015 0013 0017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3E 0013 0015 0013 0015 0013 0015 0013 003E 0013 0015 0013 0015 0013 0015 0013 003E 0013 0015 0013 0015 0013 003C 0013 0015 0013 0085 0013 06C3 </text:p>
          </table:table-cell>
          <table:table-cell table:formula="of:=&quot;static const char CODE_&quot;&amp;[.A63]&amp;&quot;[] PROGMEM = &quot;&amp;&quot;&quot;&quot;&quot;&amp;TRIM([.F63])&amp;&quot;&quot;&quot;;&quot;" office:value-type="string" office:string-value="static const char CODE_61[] PROGMEM = &quot;0000 006D 0037 0000 0015 0087 0015 003A 0014 0014 0014 0015 0013 0017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3E 0013 0015 0013 0015 0013 0015 0013 003E 0013 0015 0013 0015 0013 0015 0013 003E 0013 0015 0013 0015 0013 003C 0013 0015 0013 0085 0013 06C3&quot;;" calcext:value-type="string">
            <text:p>static const char CODE_61[] PROGMEM = "0000 006D 0037 0000 0015 0087 0015 003A 0014 0014 0014 0015 0013 0017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3E 0013 0015 0013 0015 0013 0015 0013 003E 0013 0015 0013 0015 0013 0015 0013 003E 0013 0015 0013 0015 0013 003C 0013 0015 0013 0085 0013 06C3";</text:p>
          </table:table-cell>
          <table:table-cell table:formula="of:=&quot;{&quot;&amp;[.B63]&amp;&quot;, &quot;&amp;[.C63]&amp;&quot;, &quot;&amp;[.D63]&amp;&quot;, &quot;&amp;[.E63]&amp;&quot;.0},&quot;" office:value-type="string" office:string-value="{esphome::climate::CLIMATE_MODE_COOL, esphome::climate::CLIMATE_FAN_MEDIUM, esphome::climate::CLIMATE_SWING_OFF, 17.0}," calcext:value-type="string">
            <text:p>{esphome::climate::CLIMATE_MODE_COOL, esphome::climate::CLIMATE_FAN_MEDIUM, esphome::climate::CLIMATE_SWING_OFF, 17.0},</text:p>
          </table:table-cell>
          <table:table-cell table:formula="of:=&quot;CODE_&quot; &amp; [.A63] &amp; &quot;,&quot;" office:value-type="string" office:string-value="CODE_61," calcext:value-type="string">
            <text:p>CODE_61,</text:p>
          </table:table-cell>
        </table:table-row>
        <table:table-row table:style-name="ro1">
          <table:table-cell table:formula="of:=[.A63]+1" office:value-type="float" office:value="62" calcext:value-type="float">
            <text:p>62</text:p>
          </table:table-cell>
          <table:table-cell table:formula="of:=[.B63]" office:value-type="string" office:string-value="esphome::climate::CLIMATE_MODE_COOL" calcext:value-type="string">
            <text:p>esphome::climate::CLIMATE_MODE_COOL</text:p>
          </table:table-cell>
          <table:table-cell table:formula="of:=[.C63]" office:value-type="string" office:string-value="esphome::climate::CLIMATE_FAN_MEDIUM" calcext:value-type="string">
            <text:p>esphome::climate::CLIMATE_FAN_MEDIUM</text:p>
          </table:table-cell>
          <table:table-cell table:formula="of:=[.D34]" office:value-type="string" office:string-value="esphome::climate::CLIMATE_SWING_OFF" calcext:value-type="string">
            <text:p>esphome::climate::CLIMATE_SWING_OFF</text:p>
          </table:table-cell>
          <table:table-cell table:formula="of:=[.E49]" office:value-type="float" office:value="18" calcext:value-type="float">
            <text:p>18</text:p>
          </table:table-cell>
          <table:table-cell office:value-type="string" calcext:value-type="string">
            <text:p>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15 0013 003C 0013 0018 0013 0015 0013 0015 0013 0015 0013 003C 0013 0084 0013 06C3 </text:p>
          </table:table-cell>
          <table:table-cell table:formula="of:=&quot;static const char CODE_&quot;&amp;[.A64]&amp;&quot;[] PROGMEM = &quot;&amp;&quot;&quot;&quot;&quot;&amp;TRIM([.F64])&amp;&quot;&quot;&quot;;&quot;" office:value-type="string" office:string-value="static const char CODE_62[] PROGMEM = &quot;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15 0013 003C 0013 0018 0013 0015 0013 0015 0013 0015 0013 003C 0013 0084 0013 06C3&quot;;" calcext:value-type="string">
            <text:p>static const char CODE_62[] PROGMEM = "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15 0013 003C 0013 0018 0013 0015 0013 0015 0013 0015 0013 003C 0013 0084 0013 06C3";</text:p>
          </table:table-cell>
          <table:table-cell table:formula="of:=&quot;{&quot;&amp;[.B64]&amp;&quot;, &quot;&amp;[.C64]&amp;&quot;, &quot;&amp;[.D64]&amp;&quot;, &quot;&amp;[.E64]&amp;&quot;.0},&quot;" office:value-type="string" office:string-value="{esphome::climate::CLIMATE_MODE_COOL, esphome::climate::CLIMATE_FAN_MEDIUM, esphome::climate::CLIMATE_SWING_OFF, 18.0}," calcext:value-type="string">
            <text:p>{esphome::climate::CLIMATE_MODE_COOL, esphome::climate::CLIMATE_FAN_MEDIUM, esphome::climate::CLIMATE_SWING_OFF, 18.0},</text:p>
          </table:table-cell>
          <table:table-cell table:formula="of:=&quot;CODE_&quot; &amp; [.A64] &amp; &quot;,&quot;" office:value-type="string" office:string-value="CODE_62," calcext:value-type="string">
            <text:p>CODE_62,</text:p>
          </table:table-cell>
        </table:table-row>
        <table:table-row table:style-name="ro1">
          <table:table-cell table:formula="of:=[.A64]+1" office:value-type="float" office:value="63" calcext:value-type="float">
            <text:p>63</text:p>
          </table:table-cell>
          <table:table-cell table:formula="of:=[.B64]" office:value-type="string" office:string-value="esphome::climate::CLIMATE_MODE_COOL" calcext:value-type="string">
            <text:p>esphome::climate::CLIMATE_MODE_COOL</text:p>
          </table:table-cell>
          <table:table-cell table:formula="of:=[.C64]" office:value-type="string" office:string-value="esphome::climate::CLIMATE_FAN_MEDIUM" calcext:value-type="string">
            <text:p>esphome::climate::CLIMATE_FAN_MEDIUM</text:p>
          </table:table-cell>
          <table:table-cell table:formula="of:=[.D35]" office:value-type="string" office:string-value="esphome::climate::CLIMATE_SWING_OFF" calcext:value-type="string">
            <text:p>esphome::climate::CLIMATE_SWING_OFF</text:p>
          </table:table-cell>
          <table:table-cell table:formula="of:=[.E50]" office:value-type="float" office:value="19" calcext:value-type="float">
            <text:p>19</text:p>
          </table:table-cell>
          <table:table-cell office:value-type="string" calcext:value-type="string">
            <text:p>0000 006D 0037 0000 0015 0087 0015 003A 0015 0013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15 0013 003C 0013 003E 0013 0015 0013 0015 0013 0015 0013 0015 0013 0085 0013 06C3 </text:p>
          </table:table-cell>
          <table:table-cell table:formula="of:=&quot;static const char CODE_&quot;&amp;[.A65]&amp;&quot;[] PROGMEM = &quot;&amp;&quot;&quot;&quot;&quot;&amp;TRIM([.F65])&amp;&quot;&quot;&quot;;&quot;" office:value-type="string" office:string-value="static const char CODE_63[] PROGMEM = &quot;0000 006D 0037 0000 0015 0087 0015 003A 0015 0013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15 0013 003C 0013 003E 0013 0015 0013 0015 0013 0015 0013 0015 0013 0085 0013 06C3&quot;;" calcext:value-type="string">
            <text:p>static const char CODE_63[] PROGMEM = "0000 006D 0037 0000 0015 0087 0015 003A 0015 0013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15 0013 003C 0013 003E 0013 0015 0013 0015 0013 0015 0013 0015 0013 0085 0013 06C3";</text:p>
          </table:table-cell>
          <table:table-cell table:formula="of:=&quot;{&quot;&amp;[.B65]&amp;&quot;, &quot;&amp;[.C65]&amp;&quot;, &quot;&amp;[.D65]&amp;&quot;, &quot;&amp;[.E65]&amp;&quot;.0},&quot;" office:value-type="string" office:string-value="{esphome::climate::CLIMATE_MODE_COOL, esphome::climate::CLIMATE_FAN_MEDIUM, esphome::climate::CLIMATE_SWING_OFF, 19.0}," calcext:value-type="string">
            <text:p>{esphome::climate::CLIMATE_MODE_COOL, esphome::climate::CLIMATE_FAN_MEDIUM, esphome::climate::CLIMATE_SWING_OFF, 19.0},</text:p>
          </table:table-cell>
          <table:table-cell table:formula="of:=&quot;CODE_&quot; &amp; [.A65] &amp; &quot;,&quot;" office:value-type="string" office:string-value="CODE_63," calcext:value-type="string">
            <text:p>CODE_63,</text:p>
          </table:table-cell>
        </table:table-row>
        <table:table-row table:style-name="ro1">
          <table:table-cell table:formula="of:=[.A65]+1" office:value-type="float" office:value="64" calcext:value-type="float">
            <text:p>64</text:p>
          </table:table-cell>
          <table:table-cell table:formula="of:=[.B65]" office:value-type="string" office:string-value="esphome::climate::CLIMATE_MODE_COOL" calcext:value-type="string">
            <text:p>esphome::climate::CLIMATE_MODE_COOL</text:p>
          </table:table-cell>
          <table:table-cell table:formula="of:=[.C65]" office:value-type="string" office:string-value="esphome::climate::CLIMATE_FAN_MEDIUM" calcext:value-type="string">
            <text:p>esphome::climate::CLIMATE_FAN_MEDIUM</text:p>
          </table:table-cell>
          <table:table-cell table:formula="of:=[.D36]" office:value-type="string" office:string-value="esphome::climate::CLIMATE_SWING_OFF" calcext:value-type="string">
            <text:p>esphome::climate::CLIMATE_SWING_OFF</text:p>
          </table:table-cell>
          <table:table-cell table:formula="of:=[.E51]" office:value-type="float" office:value="20" calcext:value-type="float">
            <text:p>20</text:p>
          </table:table-cell>
          <table:table-cell office:value-type="string" calcext:value-type="string">
            <text:p>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15 0013 0017 0013 003C 0013 003C 0013 003C 0013 003C 0013 0085 0013 06C3 </text:p>
          </table:table-cell>
          <table:table-cell table:formula="of:=&quot;static const char CODE_&quot;&amp;[.A66]&amp;&quot;[] PROGMEM = &quot;&amp;&quot;&quot;&quot;&quot;&amp;TRIM([.F66])&amp;&quot;&quot;&quot;;&quot;" office:value-type="string" office:string-value="static const char CODE_64[] PROGMEM = &quot;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15 0013 0017 0013 003C 0013 003C 0013 003C 0013 003C 0013 0085 0013 06C3&quot;;" calcext:value-type="string">
            <text:p>static const char CODE_64[] PROGMEM = "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15 0013 0017 0013 003C 0013 003C 0013 003C 0013 003C 0013 0085 0013 06C3";</text:p>
          </table:table-cell>
          <table:table-cell table:formula="of:=&quot;{&quot;&amp;[.B66]&amp;&quot;, &quot;&amp;[.C66]&amp;&quot;, &quot;&amp;[.D66]&amp;&quot;, &quot;&amp;[.E66]&amp;&quot;.0},&quot;" office:value-type="string" office:string-value="{esphome::climate::CLIMATE_MODE_COOL, esphome::climate::CLIMATE_FAN_MEDIUM, esphome::climate::CLIMATE_SWING_OFF, 20.0}," calcext:value-type="string">
            <text:p>{esphome::climate::CLIMATE_MODE_COOL, esphome::climate::CLIMATE_FAN_MEDIUM, esphome::climate::CLIMATE_SWING_OFF, 20.0},</text:p>
          </table:table-cell>
          <table:table-cell table:formula="of:=&quot;CODE_&quot; &amp; [.A66] &amp; &quot;,&quot;" office:value-type="string" office:string-value="CODE_64," calcext:value-type="string">
            <text:p>CODE_64,</text:p>
          </table:table-cell>
        </table:table-row>
        <table:table-row table:style-name="ro1">
          <table:table-cell table:formula="of:=[.A66]+1" office:value-type="float" office:value="65" calcext:value-type="float">
            <text:p>65</text:p>
          </table:table-cell>
          <table:table-cell table:formula="of:=[.B66]" office:value-type="string" office:string-value="esphome::climate::CLIMATE_MODE_COOL" calcext:value-type="string">
            <text:p>esphome::climate::CLIMATE_MODE_COOL</text:p>
          </table:table-cell>
          <table:table-cell table:formula="of:=[.C66]" office:value-type="string" office:string-value="esphome::climate::CLIMATE_FAN_MEDIUM" calcext:value-type="string">
            <text:p>esphome::climate::CLIMATE_FAN_MEDIUM</text:p>
          </table:table-cell>
          <table:table-cell table:formula="of:=[.D37]" office:value-type="string" office:string-value="esphome::climate::CLIMATE_SWING_OFF" calcext:value-type="string">
            <text:p>esphome::climate::CLIMATE_SWING_OFF</text:p>
          </table:table-cell>
          <table:table-cell table:formula="of:=[.E52]" office:value-type="float" office:value="21" calcext:value-type="float">
            <text:p>21</text:p>
          </table:table-cell>
          <table:table-cell office:value-type="string" calcext:value-type="string">
            <text:p>0000 006D 0037 0000 0015 0087 0015 003A 0015 0013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15 0013 003E 0013 003C 0013 003C 0013 003C 0013 0015 0013 0085 0013 06C3 </text:p>
          </table:table-cell>
          <table:table-cell table:formula="of:=&quot;static const char CODE_&quot;&amp;[.A67]&amp;&quot;[] PROGMEM = &quot;&amp;&quot;&quot;&quot;&quot;&amp;TRIM([.F67])&amp;&quot;&quot;&quot;;&quot;" office:value-type="string" office:string-value="static const char CODE_65[] PROGMEM = &quot;0000 006D 0037 0000 0015 0087 0015 003A 0015 0013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15 0013 003E 0013 003C 0013 003C 0013 003C 0013 0015 0013 0085 0013 06C3&quot;;" calcext:value-type="string">
            <text:p>static const char CODE_65[] PROGMEM = "0000 006D 0037 0000 0015 0087 0015 003A 0015 0013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15 0013 003E 0013 003C 0013 003C 0013 003C 0013 0015 0013 0085 0013 06C3";</text:p>
          </table:table-cell>
          <table:table-cell table:formula="of:=&quot;{&quot;&amp;[.B67]&amp;&quot;, &quot;&amp;[.C67]&amp;&quot;, &quot;&amp;[.D67]&amp;&quot;, &quot;&amp;[.E67]&amp;&quot;.0},&quot;" office:value-type="string" office:string-value="{esphome::climate::CLIMATE_MODE_COOL, esphome::climate::CLIMATE_FAN_MEDIUM, esphome::climate::CLIMATE_SWING_OFF, 21.0}," calcext:value-type="string">
            <text:p>{esphome::climate::CLIMATE_MODE_COOL, esphome::climate::CLIMATE_FAN_MEDIUM, esphome::climate::CLIMATE_SWING_OFF, 21.0},</text:p>
          </table:table-cell>
          <table:table-cell table:formula="of:=&quot;CODE_&quot; &amp; [.A67] &amp; &quot;,&quot;" office:value-type="string" office:string-value="CODE_65," calcext:value-type="string">
            <text:p>CODE_65,</text:p>
          </table:table-cell>
        </table:table-row>
        <table:table-row table:style-name="ro1">
          <table:table-cell table:formula="of:=[.A67]+1" office:value-type="float" office:value="66" calcext:value-type="float">
            <text:p>66</text:p>
          </table:table-cell>
          <table:table-cell table:formula="of:=[.B67]" office:value-type="string" office:string-value="esphome::climate::CLIMATE_MODE_COOL" calcext:value-type="string">
            <text:p>esphome::climate::CLIMATE_MODE_COOL</text:p>
          </table:table-cell>
          <table:table-cell table:formula="of:=[.C67]" office:value-type="string" office:string-value="esphome::climate::CLIMATE_FAN_MEDIUM" calcext:value-type="string">
            <text:p>esphome::climate::CLIMATE_FAN_MEDIUM</text:p>
          </table:table-cell>
          <table:table-cell table:formula="of:=[.D38]" office:value-type="string" office:string-value="esphome::climate::CLIMATE_SWING_OFF" calcext:value-type="string">
            <text:p>esphome::climate::CLIMATE_SWING_OFF</text:p>
          </table:table-cell>
          <table:table-cell table:formula="of:=[.E53]" office:value-type="float" office:value="22" calcext:value-type="float">
            <text:p>22</text:p>
          </table:table-cell>
          <table:table-cell office:value-type="string" calcext:value-type="string">
            <text:p>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3C 0013 0017 0013 003C 0013 003C 0013 0015 0013 003C 0013 0085 0013 06C3 </text:p>
          </table:table-cell>
          <table:table-cell table:formula="of:=&quot;static const char CODE_&quot;&amp;[.A68]&amp;&quot;[] PROGMEM = &quot;&amp;&quot;&quot;&quot;&quot;&amp;TRIM([.F68])&amp;&quot;&quot;&quot;;&quot;" office:value-type="string" office:string-value="static const char CODE_66[] PROGMEM = &quot;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3C 0013 0017 0013 003C 0013 003C 0013 0015 0013 003C 0013 0085 0013 06C3&quot;;" calcext:value-type="string">
            <text:p>static const char CODE_66[] PROGMEM = "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3C 0013 0017 0013 003C 0013 003C 0013 0015 0013 003C 0013 0085 0013 06C3";</text:p>
          </table:table-cell>
          <table:table-cell table:formula="of:=&quot;{&quot;&amp;[.B68]&amp;&quot;, &quot;&amp;[.C68]&amp;&quot;, &quot;&amp;[.D68]&amp;&quot;, &quot;&amp;[.E68]&amp;&quot;.0},&quot;" office:value-type="string" office:string-value="{esphome::climate::CLIMATE_MODE_COOL, esphome::climate::CLIMATE_FAN_MEDIUM, esphome::climate::CLIMATE_SWING_OFF, 22.0}," calcext:value-type="string">
            <text:p>{esphome::climate::CLIMATE_MODE_COOL, esphome::climate::CLIMATE_FAN_MEDIUM, esphome::climate::CLIMATE_SWING_OFF, 22.0},</text:p>
          </table:table-cell>
          <table:table-cell table:formula="of:=&quot;CODE_&quot; &amp; [.A68] &amp; &quot;,&quot;" office:value-type="string" office:string-value="CODE_66," calcext:value-type="string">
            <text:p>CODE_66,</text:p>
          </table:table-cell>
        </table:table-row>
        <table:table-row table:style-name="ro1">
          <table:table-cell table:formula="of:=[.A68]+1" office:value-type="float" office:value="67" calcext:value-type="float">
            <text:p>67</text:p>
          </table:table-cell>
          <table:table-cell table:formula="of:=[.B68]" office:value-type="string" office:string-value="esphome::climate::CLIMATE_MODE_COOL" calcext:value-type="string">
            <text:p>esphome::climate::CLIMATE_MODE_COOL</text:p>
          </table:table-cell>
          <table:table-cell table:formula="of:=[.C68]" office:value-type="string" office:string-value="esphome::climate::CLIMATE_FAN_MEDIUM" calcext:value-type="string">
            <text:p>esphome::climate::CLIMATE_FAN_MEDIUM</text:p>
          </table:table-cell>
          <table:table-cell table:formula="of:=[.D39]" office:value-type="string" office:string-value="esphome::climate::CLIMATE_SWING_OFF" calcext:value-type="string">
            <text:p>esphome::climate::CLIMATE_SWING_OFF</text:p>
          </table:table-cell>
          <table:table-cell table:formula="of:=[.E54]" office:value-type="float" office:value="23" calcext:value-type="float">
            <text:p>23</text:p>
          </table:table-cell>
          <table:table-cell office:value-type="string" calcext:value-type="string">
            <text:p>0000 006D 0037 0000 0015 0087 0015 003A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3C 0013 003E 0013 003C 0013 003C 0013 0015 0013 0015 0013 0085 0013 06C3 </text:p>
          </table:table-cell>
          <table:table-cell table:formula="of:=&quot;static const char CODE_&quot;&amp;[.A69]&amp;&quot;[] PROGMEM = &quot;&amp;&quot;&quot;&quot;&quot;&amp;TRIM([.F69])&amp;&quot;&quot;&quot;;&quot;" office:value-type="string" office:string-value="static const char CODE_67[] PROGMEM = &quot;0000 006D 0037 0000 0015 0087 0015 003A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3C 0013 003E 0013 003C 0013 003C 0013 0015 0013 0015 0013 0085 0013 06C3&quot;;" calcext:value-type="string">
            <text:p>static const char CODE_67[] PROGMEM = "0000 006D 0037 0000 0015 0087 0015 003A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15 0013 003C 0013 003C 0013 003E 0013 003C 0013 003C 0013 0015 0013 0015 0013 0085 0013 06C3";</text:p>
          </table:table-cell>
          <table:table-cell table:formula="of:=&quot;{&quot;&amp;[.B69]&amp;&quot;, &quot;&amp;[.C69]&amp;&quot;, &quot;&amp;[.D69]&amp;&quot;, &quot;&amp;[.E69]&amp;&quot;.0},&quot;" office:value-type="string" office:string-value="{esphome::climate::CLIMATE_MODE_COOL, esphome::climate::CLIMATE_FAN_MEDIUM, esphome::climate::CLIMATE_SWING_OFF, 23.0}," calcext:value-type="string">
            <text:p>{esphome::climate::CLIMATE_MODE_COOL, esphome::climate::CLIMATE_FAN_MEDIUM, esphome::climate::CLIMATE_SWING_OFF, 23.0},</text:p>
          </table:table-cell>
          <table:table-cell table:formula="of:=&quot;CODE_&quot; &amp; [.A69] &amp; &quot;,&quot;" office:value-type="string" office:string-value="CODE_67," calcext:value-type="string">
            <text:p>CODE_67,</text:p>
          </table:table-cell>
        </table:table-row>
        <table:table-row table:style-name="ro1">
          <table:table-cell table:formula="of:=[.A69]+1" office:value-type="float" office:value="68" calcext:value-type="float">
            <text:p>68</text:p>
          </table:table-cell>
          <table:table-cell table:formula="of:=[.B69]" office:value-type="string" office:string-value="esphome::climate::CLIMATE_MODE_COOL" calcext:value-type="string">
            <text:p>esphome::climate::CLIMATE_MODE_COOL</text:p>
          </table:table-cell>
          <table:table-cell table:formula="of:=[.C69]" office:value-type="string" office:string-value="esphome::climate::CLIMATE_FAN_MEDIUM" calcext:value-type="string">
            <text:p>esphome::climate::CLIMATE_FAN_MEDIUM</text:p>
          </table:table-cell>
          <table:table-cell table:formula="of:=[.D40]" office:value-type="string" office:string-value="esphome::climate::CLIMATE_SWING_OFF" calcext:value-type="string">
            <text:p>esphome::climate::CLIMATE_SWING_OFF</text:p>
          </table:table-cell>
          <table:table-cell table:formula="of:=[.E55]" office:value-type="float" office:value="24" calcext:value-type="float">
            <text:p>24</text:p>
          </table:table-cell>
          <table:table-cell office:value-type="string" calcext:value-type="string">
            <text:p>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15 0013 0017 0013 003C 0013 0015 0013 003C 0013 003C 0013 0085 0013 06C3 </text:p>
          </table:table-cell>
          <table:table-cell table:formula="of:=&quot;static const char CODE_&quot;&amp;[.A70]&amp;&quot;[] PROGMEM = &quot;&amp;&quot;&quot;&quot;&quot;&amp;TRIM([.F70])&amp;&quot;&quot;&quot;;&quot;" office:value-type="string" office:string-value="static const char CODE_68[] PROGMEM = &quot;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15 0013 0017 0013 003C 0013 0015 0013 003C 0013 003C 0013 0085 0013 06C3&quot;;" calcext:value-type="string">
            <text:p>static const char CODE_68[] PROGMEM = "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15 0013 0017 0013 003C 0013 0015 0013 003C 0013 003C 0013 0085 0013 06C3";</text:p>
          </table:table-cell>
          <table:table-cell table:formula="of:=&quot;{&quot;&amp;[.B70]&amp;&quot;, &quot;&amp;[.C70]&amp;&quot;, &quot;&amp;[.D70]&amp;&quot;, &quot;&amp;[.E70]&amp;&quot;.0},&quot;" office:value-type="string" office:string-value="{esphome::climate::CLIMATE_MODE_COOL, esphome::climate::CLIMATE_FAN_MEDIUM, esphome::climate::CLIMATE_SWING_OFF, 24.0}," calcext:value-type="string">
            <text:p>{esphome::climate::CLIMATE_MODE_COOL, esphome::climate::CLIMATE_FAN_MEDIUM, esphome::climate::CLIMATE_SWING_OFF, 24.0},</text:p>
          </table:table-cell>
          <table:table-cell table:formula="of:=&quot;CODE_&quot; &amp; [.A70] &amp; &quot;,&quot;" office:value-type="string" office:string-value="CODE_68," calcext:value-type="string">
            <text:p>CODE_68,</text:p>
          </table:table-cell>
        </table:table-row>
        <table:table-row table:style-name="ro1">
          <table:table-cell table:formula="of:=[.A70]+1" office:value-type="float" office:value="69" calcext:value-type="float">
            <text:p>69</text:p>
          </table:table-cell>
          <table:table-cell table:formula="of:=[.B70]" office:value-type="string" office:string-value="esphome::climate::CLIMATE_MODE_COOL" calcext:value-type="string">
            <text:p>esphome::climate::CLIMATE_MODE_COOL</text:p>
          </table:table-cell>
          <table:table-cell table:formula="of:=[.C70]" office:value-type="string" office:string-value="esphome::climate::CLIMATE_FAN_MEDIUM" calcext:value-type="string">
            <text:p>esphome::climate::CLIMATE_FAN_MEDIUM</text:p>
          </table:table-cell>
          <table:table-cell table:formula="of:=[.D41]" office:value-type="string" office:string-value="esphome::climate::CLIMATE_SWING_OFF" calcext:value-type="string">
            <text:p>esphome::climate::CLIMATE_SWING_OFF</text:p>
          </table:table-cell>
          <table:table-cell table:formula="of:=[.E56]" office:value-type="float" office:value="25" calcext:value-type="float">
            <text:p>25</text:p>
          </table:table-cell>
          <table:table-cell office:value-type="string" calcext:value-type="string">
            <text:p>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15 0013 003E 0013 003C 0013 0015 0013 003C 0013 0015 0013 0084 0013 06C3 </text:p>
          </table:table-cell>
          <table:table-cell table:formula="of:=&quot;static const char CODE_&quot;&amp;[.A71]&amp;&quot;[] PROGMEM = &quot;&amp;&quot;&quot;&quot;&quot;&amp;TRIM([.F71])&amp;&quot;&quot;&quot;;&quot;" office:value-type="string" office:string-value="static const char CODE_69[] PROGMEM = &quot;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15 0013 003E 0013 003C 0013 0015 0013 003C 0013 0015 0013 0084 0013 06C3&quot;;" calcext:value-type="string">
            <text:p>static const char CODE_69[] PROGMEM = "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15 0013 003E 0013 003C 0013 0015 0013 003C 0013 0015 0013 0084 0013 06C3";</text:p>
          </table:table-cell>
          <table:table-cell table:formula="of:=&quot;{&quot;&amp;[.B71]&amp;&quot;, &quot;&amp;[.C71]&amp;&quot;, &quot;&amp;[.D71]&amp;&quot;, &quot;&amp;[.E71]&amp;&quot;.0},&quot;" office:value-type="string" office:string-value="{esphome::climate::CLIMATE_MODE_COOL, esphome::climate::CLIMATE_FAN_MEDIUM, esphome::climate::CLIMATE_SWING_OFF, 25.0}," calcext:value-type="string">
            <text:p>{esphome::climate::CLIMATE_MODE_COOL, esphome::climate::CLIMATE_FAN_MEDIUM, esphome::climate::CLIMATE_SWING_OFF, 25.0},</text:p>
          </table:table-cell>
          <table:table-cell table:formula="of:=&quot;CODE_&quot; &amp; [.A71] &amp; &quot;,&quot;" office:value-type="string" office:string-value="CODE_69," calcext:value-type="string">
            <text:p>CODE_69,</text:p>
          </table:table-cell>
        </table:table-row>
        <table:table-row table:style-name="ro1">
          <table:table-cell table:formula="of:=[.A71]+1" office:value-type="float" office:value="70" calcext:value-type="float">
            <text:p>70</text:p>
          </table:table-cell>
          <table:table-cell table:formula="of:=[.B71]" office:value-type="string" office:string-value="esphome::climate::CLIMATE_MODE_COOL" calcext:value-type="string">
            <text:p>esphome::climate::CLIMATE_MODE_COOL</text:p>
          </table:table-cell>
          <table:table-cell table:formula="of:=[.C71]" office:value-type="string" office:string-value="esphome::climate::CLIMATE_FAN_MEDIUM" calcext:value-type="string">
            <text:p>esphome::climate::CLIMATE_FAN_MEDIUM</text:p>
          </table:table-cell>
          <table:table-cell table:formula="of:=[.D42]" office:value-type="string" office:string-value="esphome::climate::CLIMATE_SWING_OFF" calcext:value-type="string">
            <text:p>esphome::climate::CLIMATE_SWING_OFF</text:p>
          </table:table-cell>
          <table:table-cell table:formula="of:=[.E57]" office:value-type="float" office:value="26" calcext:value-type="float">
            <text:p>26</text:p>
          </table:table-cell>
          <table:table-cell office:value-type="string" calcext:value-type="string">
            <text:p>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3C 0013 0017 0013 003C 0013 0015 0013 0015 0013 003C 0013 0085 0013 06C3 </text:p>
          </table:table-cell>
          <table:table-cell table:formula="of:=&quot;static const char CODE_&quot;&amp;[.A72]&amp;&quot;[] PROGMEM = &quot;&amp;&quot;&quot;&quot;&quot;&amp;TRIM([.F72])&amp;&quot;&quot;&quot;;&quot;" office:value-type="string" office:string-value="static const char CODE_70[] PROGMEM = &quot;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3C 0013 0017 0013 003C 0013 0015 0013 0015 0013 003C 0013 0085 0013 06C3&quot;;" calcext:value-type="string">
            <text:p>static const char CODE_70[] PROGMEM = "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3C 0013 0017 0013 003C 0013 0015 0013 0015 0013 003C 0013 0085 0013 06C3";</text:p>
          </table:table-cell>
          <table:table-cell table:formula="of:=&quot;{&quot;&amp;[.B72]&amp;&quot;, &quot;&amp;[.C72]&amp;&quot;, &quot;&amp;[.D72]&amp;&quot;, &quot;&amp;[.E72]&amp;&quot;.0},&quot;" office:value-type="string" office:string-value="{esphome::climate::CLIMATE_MODE_COOL, esphome::climate::CLIMATE_FAN_MEDIUM, esphome::climate::CLIMATE_SWING_OFF, 26.0}," calcext:value-type="string">
            <text:p>{esphome::climate::CLIMATE_MODE_COOL, esphome::climate::CLIMATE_FAN_MEDIUM, esphome::climate::CLIMATE_SWING_OFF, 26.0},</text:p>
          </table:table-cell>
          <table:table-cell table:formula="of:=&quot;CODE_&quot; &amp; [.A72] &amp; &quot;,&quot;" office:value-type="string" office:string-value="CODE_70," calcext:value-type="string">
            <text:p>CODE_70,</text:p>
          </table:table-cell>
        </table:table-row>
        <table:table-row table:style-name="ro1">
          <table:table-cell table:formula="of:=[.A72]+1" office:value-type="float" office:value="71" calcext:value-type="float">
            <text:p>71</text:p>
          </table:table-cell>
          <table:table-cell table:formula="of:=[.B72]" office:value-type="string" office:string-value="esphome::climate::CLIMATE_MODE_COOL" calcext:value-type="string">
            <text:p>esphome::climate::CLIMATE_MODE_COOL</text:p>
          </table:table-cell>
          <table:table-cell table:formula="of:=[.C72]" office:value-type="string" office:string-value="esphome::climate::CLIMATE_FAN_MEDIUM" calcext:value-type="string">
            <text:p>esphome::climate::CLIMATE_FAN_MEDIUM</text:p>
          </table:table-cell>
          <table:table-cell table:formula="of:=[.D43]" office:value-type="string" office:string-value="esphome::climate::CLIMATE_SWING_OFF" calcext:value-type="string">
            <text:p>esphome::climate::CLIMATE_SWING_OFF</text:p>
          </table:table-cell>
          <table:table-cell table:formula="of:=[.E58]" office:value-type="float" office:value="27" calcext:value-type="float">
            <text:p>27</text:p>
          </table:table-cell>
          <table:table-cell office:value-type="string" calcext:value-type="string">
            <text:p>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3C 0013 003E 0013 003C 0013 0015 0013 0015 0013 0015 0013 0085 0013 06C3 </text:p>
          </table:table-cell>
          <table:table-cell table:formula="of:=&quot;static const char CODE_&quot;&amp;[.A73]&amp;&quot;[] PROGMEM = &quot;&amp;&quot;&quot;&quot;&quot;&amp;TRIM([.F73])&amp;&quot;&quot;&quot;;&quot;" office:value-type="string" office:string-value="static const char CODE_71[] PROGMEM = &quot;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3C 0013 003E 0013 003C 0013 0015 0013 0015 0013 0015 0013 0085 0013 06C3&quot;;" calcext:value-type="string">
            <text:p>static const char CODE_71[] PROGMEM = "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15 0013 003C 0013 003E 0013 003C 0013 0015 0013 0015 0013 0015 0013 0085 0013 06C3";</text:p>
          </table:table-cell>
          <table:table-cell table:formula="of:=&quot;{&quot;&amp;[.B73]&amp;&quot;, &quot;&amp;[.C73]&amp;&quot;, &quot;&amp;[.D73]&amp;&quot;, &quot;&amp;[.E73]&amp;&quot;.0},&quot;" office:value-type="string" office:string-value="{esphome::climate::CLIMATE_MODE_COOL, esphome::climate::CLIMATE_FAN_MEDIUM, esphome::climate::CLIMATE_SWING_OFF, 27.0}," calcext:value-type="string">
            <text:p>{esphome::climate::CLIMATE_MODE_COOL, esphome::climate::CLIMATE_FAN_MEDIUM, esphome::climate::CLIMATE_SWING_OFF, 27.0},</text:p>
          </table:table-cell>
          <table:table-cell table:formula="of:=&quot;CODE_&quot; &amp; [.A73] &amp; &quot;,&quot;" office:value-type="string" office:string-value="CODE_71," calcext:value-type="string">
            <text:p>CODE_71,</text:p>
          </table:table-cell>
        </table:table-row>
        <table:table-row table:style-name="ro1">
          <table:table-cell table:formula="of:=[.A73]+1" office:value-type="float" office:value="72" calcext:value-type="float">
            <text:p>72</text:p>
          </table:table-cell>
          <table:table-cell table:formula="of:=[.B73]" office:value-type="string" office:string-value="esphome::climate::CLIMATE_MODE_COOL" calcext:value-type="string">
            <text:p>esphome::climate::CLIMATE_MODE_COOL</text:p>
          </table:table-cell>
          <table:table-cell table:formula="of:=[.C73]" office:value-type="string" office:string-value="esphome::climate::CLIMATE_FAN_MEDIUM" calcext:value-type="string">
            <text:p>esphome::climate::CLIMATE_FAN_MEDIUM</text:p>
          </table:table-cell>
          <table:table-cell table:formula="of:=[.D44]" office:value-type="string" office:string-value="esphome::climate::CLIMATE_SWING_OFF" calcext:value-type="string">
            <text:p>esphome::climate::CLIMATE_SWING_OFF</text:p>
          </table:table-cell>
          <table:table-cell table:formula="of:=[.E59]" office:value-type="float" office:value="28" calcext:value-type="float">
            <text:p>28</text:p>
          </table:table-cell>
          <table:table-cell office:value-type="string" calcext:value-type="string">
            <text:p>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3C 0013 0015 0013 0018 0013 0015 0013 003C 0013 003C 0013 003C 0013 0085 0013 06C3 </text:p>
          </table:table-cell>
          <table:table-cell table:formula="of:=&quot;static const char CODE_&quot;&amp;[.A74]&amp;&quot;[] PROGMEM = &quot;&amp;&quot;&quot;&quot;&quot;&amp;TRIM([.F74])&amp;&quot;&quot;&quot;;&quot;" office:value-type="string" office:string-value="static const char CODE_72[] PROGMEM = &quot;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3C 0013 0015 0013 0018 0013 0015 0013 003C 0013 003C 0013 003C 0013 0085 0013 06C3&quot;;" calcext:value-type="string">
            <text:p>static const char CODE_72[] PROGMEM = "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3C 0013 0015 0013 0018 0013 0015 0013 003C 0013 003C 0013 003C 0013 0085 0013 06C3";</text:p>
          </table:table-cell>
          <table:table-cell table:formula="of:=&quot;{&quot;&amp;[.B74]&amp;&quot;, &quot;&amp;[.C74]&amp;&quot;, &quot;&amp;[.D74]&amp;&quot;, &quot;&amp;[.E74]&amp;&quot;.0},&quot;" office:value-type="string" office:string-value="{esphome::climate::CLIMATE_MODE_COOL, esphome::climate::CLIMATE_FAN_MEDIUM, esphome::climate::CLIMATE_SWING_OFF, 28.0}," calcext:value-type="string">
            <text:p>{esphome::climate::CLIMATE_MODE_COOL, esphome::climate::CLIMATE_FAN_MEDIUM, esphome::climate::CLIMATE_SWING_OFF, 28.0},</text:p>
          </table:table-cell>
          <table:table-cell table:formula="of:=&quot;CODE_&quot; &amp; [.A74] &amp; &quot;,&quot;" office:value-type="string" office:string-value="CODE_72," calcext:value-type="string">
            <text:p>CODE_72,</text:p>
          </table:table-cell>
        </table:table-row>
        <table:table-row table:style-name="ro1">
          <table:table-cell table:formula="of:=[.A74]+1" office:value-type="float" office:value="73" calcext:value-type="float">
            <text:p>73</text:p>
          </table:table-cell>
          <table:table-cell table:formula="of:=[.B74]" office:value-type="string" office:string-value="esphome::climate::CLIMATE_MODE_COOL" calcext:value-type="string">
            <text:p>esphome::climate::CLIMATE_MODE_COOL</text:p>
          </table:table-cell>
          <table:table-cell table:formula="of:=[.C74]" office:value-type="string" office:string-value="esphome::climate::CLIMATE_FAN_MEDIUM" calcext:value-type="string">
            <text:p>esphome::climate::CLIMATE_FAN_MEDIUM</text:p>
          </table:table-cell>
          <table:table-cell table:formula="of:=[.D45]" office:value-type="string" office:string-value="esphome::climate::CLIMATE_SWING_OFF" calcext:value-type="string">
            <text:p>esphome::climate::CLIMATE_SWING_OFF</text:p>
          </table:table-cell>
          <table:table-cell table:formula="of:=[.E60]" office:value-type="float" office:value="29" calcext:value-type="float">
            <text:p>29</text:p>
          </table:table-cell>
          <table:table-cell office:value-type="string" calcext:value-type="string">
            <text:p>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3C 0013 0015 0013 003E 0013 0015 0013 003B 0013 003C 0013 0015 0013 0085 0013 06C3 </text:p>
          </table:table-cell>
          <table:table-cell table:formula="of:=&quot;static const char CODE_&quot;&amp;[.A75]&amp;&quot;[] PROGMEM = &quot;&amp;&quot;&quot;&quot;&quot;&amp;TRIM([.F75])&amp;&quot;&quot;&quot;;&quot;" office:value-type="string" office:string-value="static const char CODE_73[] PROGMEM = &quot;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3C 0013 0015 0013 003E 0013 0015 0013 003B 0013 003C 0013 0015 0013 0085 0013 06C3&quot;;" calcext:value-type="string">
            <text:p>static const char CODE_73[] PROGMEM = "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C 0013 003C 0013 0015 0013 003E 0013 0015 0013 003B 0013 003C 0013 0015 0013 0085 0013 06C3";</text:p>
          </table:table-cell>
          <table:table-cell table:formula="of:=&quot;{&quot;&amp;[.B75]&amp;&quot;, &quot;&amp;[.C75]&amp;&quot;, &quot;&amp;[.D75]&amp;&quot;, &quot;&amp;[.E75]&amp;&quot;.0},&quot;" office:value-type="string" office:string-value="{esphome::climate::CLIMATE_MODE_COOL, esphome::climate::CLIMATE_FAN_MEDIUM, esphome::climate::CLIMATE_SWING_OFF, 29.0}," calcext:value-type="string">
            <text:p>{esphome::climate::CLIMATE_MODE_COOL, esphome::climate::CLIMATE_FAN_MEDIUM, esphome::climate::CLIMATE_SWING_OFF, 29.0},</text:p>
          </table:table-cell>
          <table:table-cell table:formula="of:=&quot;CODE_&quot; &amp; [.A75] &amp; &quot;,&quot;" office:value-type="string" office:string-value="CODE_73," calcext:value-type="string">
            <text:p>CODE_73,</text:p>
          </table:table-cell>
        </table:table-row>
        <table:table-row table:style-name="ro1">
          <table:table-cell table:formula="of:=[.A75]+1" office:value-type="float" office:value="74" calcext:value-type="float">
            <text:p>74</text:p>
          </table:table-cell>
          <table:table-cell table:formula="of:=[.B75]" office:value-type="string" office:string-value="esphome::climate::CLIMATE_MODE_COOL" calcext:value-type="string">
            <text:p>esphome::climate::CLIMATE_MODE_COOL</text:p>
          </table:table-cell>
          <table:table-cell table:formula="of:=[.C75]" office:value-type="string" office:string-value="esphome::climate::CLIMATE_FAN_MEDIUM" calcext:value-type="string">
            <text:p>esphome::climate::CLIMATE_FAN_MEDIUM</text:p>
          </table:table-cell>
          <table:table-cell table:formula="of:=[.D46]" office:value-type="string" office:string-value="esphome::climate::CLIMATE_SWING_OFF" calcext:value-type="string">
            <text:p>esphome::climate::CLIMATE_SWING_OFF</text:p>
          </table:table-cell>
          <table:table-cell table:formula="of:=[.E61]" office:value-type="float" office:value="30" calcext:value-type="float">
            <text:p>30</text:p>
          </table:table-cell>
          <table:table-cell office:value-type="string" calcext:value-type="string">
            <text:p>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B 0013 003C 0013 003C 0013 0018 0013 0015 0013 003C 0013 0015 0013 003C 0013 0085 0013 06C3 </text:p>
          </table:table-cell>
          <table:table-cell table:formula="of:=&quot;static const char CODE_&quot;&amp;[.A76]&amp;&quot;[] PROGMEM = &quot;&amp;&quot;&quot;&quot;&quot;&amp;TRIM([.F76])&amp;&quot;&quot;&quot;;&quot;" office:value-type="string" office:string-value="static const char CODE_74[] PROGMEM = &quot;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B 0013 003C 0013 003C 0013 0018 0013 0015 0013 003C 0013 0015 0013 003C 0013 0085 0013 06C3&quot;;" calcext:value-type="string">
            <text:p>static const char CODE_74[] PROGMEM = "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3E 0013 0015 0013 0015 0013 0015 0013 003E 0013 003B 0013 003C 0013 003C 0013 0018 0013 0015 0013 003C 0013 0015 0013 003C 0013 0085 0013 06C3";</text:p>
          </table:table-cell>
          <table:table-cell table:formula="of:=&quot;{&quot;&amp;[.B76]&amp;&quot;, &quot;&amp;[.C76]&amp;&quot;, &quot;&amp;[.D76]&amp;&quot;, &quot;&amp;[.E76]&amp;&quot;.0},&quot;" office:value-type="string" office:string-value="{esphome::climate::CLIMATE_MODE_COOL, esphome::climate::CLIMATE_FAN_MEDIUM, esphome::climate::CLIMATE_SWING_OFF, 30.0}," calcext:value-type="string">
            <text:p>{esphome::climate::CLIMATE_MODE_COOL, esphome::climate::CLIMATE_FAN_MEDIUM, esphome::climate::CLIMATE_SWING_OFF, 30.0},</text:p>
          </table:table-cell>
          <table:table-cell table:formula="of:=&quot;CODE_&quot; &amp; [.A76] &amp; &quot;,&quot;" office:value-type="string" office:string-value="CODE_74," calcext:value-type="string">
            <text:p>CODE_74,</text:p>
          </table:table-cell>
        </table:table-row>
        <table:table-row table:style-name="ro1">
          <table:table-cell table:formula="of:=[.A76]+1" office:value-type="float" office:value="75" calcext:value-type="float">
            <text:p>75</text:p>
          </table:table-cell>
          <table:table-cell table:formula="of:=[.B76]" office:value-type="string" office:string-value="esphome::climate::CLIMATE_MODE_COOL" calcext:value-type="string">
            <text:p>esphome::climate::CLIMATE_MODE_COOL</text:p>
          </table:table-cell>
          <table:table-cell table:formula="of:=[.C76]" office:value-type="string" office:string-value="esphome::climate::CLIMATE_FAN_MEDIUM" calcext:value-type="string">
            <text:p>esphome::climate::CLIMATE_FAN_MEDIUM</text:p>
          </table:table-cell>
          <table:table-cell table:formula="of:=[.D47]" office:value-type="string" office:string-value="esphome::climate::CLIMATE_SWING_VERTICAL" calcext:value-type="string">
            <text:p>esphome::climate::CLIMATE_SWING_VERTICAL</text:p>
          </table:table-cell>
          <table:table-cell table:formula="of:=[.E62]" office:value-type="float" office:value="16" calcext:value-type="float">
            <text:p>16</text:p>
          </table:table-cell>
          <table:table-cell office:value-type="string" calcext:value-type="string">
            <text:p>0000 006D 0037 0000 0015 0087 0015 003A 0015 0013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15 0013 0018 0013 0015 0013 003C 0013 0015 0013 003C 0013 0084 0013 06C3 </text:p>
          </table:table-cell>
          <table:table-cell table:formula="of:=&quot;static const char CODE_&quot;&amp;[.A77]&amp;&quot;[] PROGMEM = &quot;&amp;&quot;&quot;&quot;&quot;&amp;TRIM([.F77])&amp;&quot;&quot;&quot;;&quot;" office:value-type="string" office:string-value="static const char CODE_75[] PROGMEM = &quot;0000 006D 0037 0000 0015 0087 0015 003A 0015 0013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15 0013 0018 0013 0015 0013 003C 0013 0015 0013 003C 0013 0084 0013 06C3&quot;;" calcext:value-type="string">
            <text:p>static const char CODE_75[] PROGMEM = "0000 006D 0037 0000 0015 0087 0015 003A 0015 0013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15 0013 0018 0013 0015 0013 003C 0013 0015 0013 003C 0013 0084 0013 06C3";</text:p>
          </table:table-cell>
          <table:table-cell table:formula="of:=&quot;{&quot;&amp;[.B77]&amp;&quot;, &quot;&amp;[.C77]&amp;&quot;, &quot;&amp;[.D77]&amp;&quot;, &quot;&amp;[.E77]&amp;&quot;.0},&quot;" office:value-type="string" office:string-value="{esphome::climate::CLIMATE_MODE_COOL, esphome::climate::CLIMATE_FAN_MEDIUM, esphome::climate::CLIMATE_SWING_VERTICAL, 16.0}," calcext:value-type="string">
            <text:p>{esphome::climate::CLIMATE_MODE_COOL, esphome::climate::CLIMATE_FAN_MEDIUM, esphome::climate::CLIMATE_SWING_VERTICAL, 16.0},</text:p>
          </table:table-cell>
          <table:table-cell table:formula="of:=&quot;CODE_&quot; &amp; [.A77] &amp; &quot;,&quot;" office:value-type="string" office:string-value="CODE_75," calcext:value-type="string">
            <text:p>CODE_75,</text:p>
          </table:table-cell>
        </table:table-row>
        <table:table-row table:style-name="ro1">
          <table:table-cell table:formula="of:=[.A77]+1" office:value-type="float" office:value="76" calcext:value-type="float">
            <text:p>76</text:p>
          </table:table-cell>
          <table:table-cell table:formula="of:=[.B77]" office:value-type="string" office:string-value="esphome::climate::CLIMATE_MODE_COOL" calcext:value-type="string">
            <text:p>esphome::climate::CLIMATE_MODE_COOL</text:p>
          </table:table-cell>
          <table:table-cell table:formula="of:=[.C77]" office:value-type="string" office:string-value="esphome::climate::CLIMATE_FAN_MEDIUM" calcext:value-type="string">
            <text:p>esphome::climate::CLIMATE_FAN_MEDIUM</text:p>
          </table:table-cell>
          <table:table-cell table:formula="of:=[.D48]" office:value-type="string" office:string-value="esphome::climate::CLIMATE_SWING_VERTICAL" calcext:value-type="string">
            <text:p>esphome::climate::CLIMATE_SWING_VERTICAL</text:p>
          </table:table-cell>
          <table:table-cell table:formula="of:=[.E63]" office:value-type="float" office:value="17" calcext:value-type="float">
            <text:p>17</text:p>
          </table:table-cell>
          <table:table-cell office:value-type="string" calcext:value-type="string">
            <text:p>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15 0013 003E 0013 0015 0013 003C 0013 0015 0013 0015 0013 0084 0013 06C3 </text:p>
          </table:table-cell>
          <table:table-cell table:formula="of:=&quot;static const char CODE_&quot;&amp;[.A78]&amp;&quot;[] PROGMEM = &quot;&amp;&quot;&quot;&quot;&quot;&amp;TRIM([.F78])&amp;&quot;&quot;&quot;;&quot;" office:value-type="string" office:string-value="static const char CODE_76[] PROGMEM = &quot;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15 0013 003E 0013 0015 0013 003C 0013 0015 0013 0015 0013 0084 0013 06C3&quot;;" calcext:value-type="string">
            <text:p>static const char CODE_76[] PROGMEM = "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15 0013 003E 0013 0015 0013 003C 0013 0015 0013 0015 0013 0084 0013 06C3";</text:p>
          </table:table-cell>
          <table:table-cell table:formula="of:=&quot;{&quot;&amp;[.B78]&amp;&quot;, &quot;&amp;[.C78]&amp;&quot;, &quot;&amp;[.D78]&amp;&quot;, &quot;&amp;[.E78]&amp;&quot;.0},&quot;" office:value-type="string" office:string-value="{esphome::climate::CLIMATE_MODE_COOL, esphome::climate::CLIMATE_FAN_MEDIUM, esphome::climate::CLIMATE_SWING_VERTICAL, 17.0}," calcext:value-type="string">
            <text:p>{esphome::climate::CLIMATE_MODE_COOL, esphome::climate::CLIMATE_FAN_MEDIUM, esphome::climate::CLIMATE_SWING_VERTICAL, 17.0},</text:p>
          </table:table-cell>
          <table:table-cell table:formula="of:=&quot;CODE_&quot; &amp; [.A78] &amp; &quot;,&quot;" office:value-type="string" office:string-value="CODE_76," calcext:value-type="string">
            <text:p>CODE_76,</text:p>
          </table:table-cell>
        </table:table-row>
        <table:table-row table:style-name="ro1">
          <table:table-cell table:formula="of:=[.A78]+1" office:value-type="float" office:value="77" calcext:value-type="float">
            <text:p>77</text:p>
          </table:table-cell>
          <table:table-cell table:formula="of:=[.B78]" office:value-type="string" office:string-value="esphome::climate::CLIMATE_MODE_COOL" calcext:value-type="string">
            <text:p>esphome::climate::CLIMATE_MODE_COOL</text:p>
          </table:table-cell>
          <table:table-cell table:formula="of:=[.C78]" office:value-type="string" office:string-value="esphome::climate::CLIMATE_FAN_MEDIUM" calcext:value-type="string">
            <text:p>esphome::climate::CLIMATE_FAN_MEDIUM</text:p>
          </table:table-cell>
          <table:table-cell table:formula="of:=[.D49]" office:value-type="string" office:string-value="esphome::climate::CLIMATE_SWING_VERTICAL" calcext:value-type="string">
            <text:p>esphome::climate::CLIMATE_SWING_VERTICAL</text:p>
          </table:table-cell>
          <table:table-cell table:formula="of:=[.E64]" office:value-type="float" office:value="18" calcext:value-type="float">
            <text:p>18</text:p>
          </table:table-cell>
          <table:table-cell office:value-type="string" calcext:value-type="string">
            <text:p>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3C 0013 0018 0013 0015 0013 0015 0013 003C 0013 003C 0013 0085 0013 06C3 </text:p>
          </table:table-cell>
          <table:table-cell table:formula="of:=&quot;static const char CODE_&quot;&amp;[.A79]&amp;&quot;[] PROGMEM = &quot;&amp;&quot;&quot;&quot;&quot;&amp;TRIM([.F79])&amp;&quot;&quot;&quot;;&quot;" office:value-type="string" office:string-value="static const char CODE_77[] PROGMEM = &quot;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3C 0013 0018 0013 0015 0013 0015 0013 003C 0013 003C 0013 0085 0013 06C3&quot;;" calcext:value-type="string">
            <text:p>static const char CODE_77[] PROGMEM = "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3C 0013 0018 0013 0015 0013 0015 0013 003C 0013 003C 0013 0085 0013 06C3";</text:p>
          </table:table-cell>
          <table:table-cell table:formula="of:=&quot;{&quot;&amp;[.B79]&amp;&quot;, &quot;&amp;[.C79]&amp;&quot;, &quot;&amp;[.D79]&amp;&quot;, &quot;&amp;[.E79]&amp;&quot;.0},&quot;" office:value-type="string" office:string-value="{esphome::climate::CLIMATE_MODE_COOL, esphome::climate::CLIMATE_FAN_MEDIUM, esphome::climate::CLIMATE_SWING_VERTICAL, 18.0}," calcext:value-type="string">
            <text:p>{esphome::climate::CLIMATE_MODE_COOL, esphome::climate::CLIMATE_FAN_MEDIUM, esphome::climate::CLIMATE_SWING_VERTICAL, 18.0},</text:p>
          </table:table-cell>
          <table:table-cell table:formula="of:=&quot;CODE_&quot; &amp; [.A79] &amp; &quot;,&quot;" office:value-type="string" office:string-value="CODE_77," calcext:value-type="string">
            <text:p>CODE_77,</text:p>
          </table:table-cell>
        </table:table-row>
        <table:table-row table:style-name="ro1">
          <table:table-cell table:formula="of:=[.A79]+1" office:value-type="float" office:value="78" calcext:value-type="float">
            <text:p>78</text:p>
          </table:table-cell>
          <table:table-cell table:formula="of:=[.B79]" office:value-type="string" office:string-value="esphome::climate::CLIMATE_MODE_COOL" calcext:value-type="string">
            <text:p>esphome::climate::CLIMATE_MODE_COOL</text:p>
          </table:table-cell>
          <table:table-cell table:formula="of:=[.C79]" office:value-type="string" office:string-value="esphome::climate::CLIMATE_FAN_MEDIUM" calcext:value-type="string">
            <text:p>esphome::climate::CLIMATE_FAN_MEDIUM</text:p>
          </table:table-cell>
          <table:table-cell table:formula="of:=[.D50]" office:value-type="string" office:string-value="esphome::climate::CLIMATE_SWING_VERTICAL" calcext:value-type="string">
            <text:p>esphome::climate::CLIMATE_SWING_VERTICAL</text:p>
          </table:table-cell>
          <table:table-cell table:formula="of:=[.E65]" office:value-type="float" office:value="19" calcext:value-type="float">
            <text:p>19</text:p>
          </table:table-cell>
          <table:table-cell office:value-type="string" calcext:value-type="string">
            <text:p>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3C 0013 003E 0013 0015 0013 0015 0013 003C 0013 0015 0013 0085 0013 06C3 </text:p>
          </table:table-cell>
          <table:table-cell table:formula="of:=&quot;static const char CODE_&quot;&amp;[.A80]&amp;&quot;[] PROGMEM = &quot;&amp;&quot;&quot;&quot;&quot;&amp;TRIM([.F80])&amp;&quot;&quot;&quot;;&quot;" office:value-type="string" office:string-value="static const char CODE_78[] PROGMEM = &quot;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3C 0013 003E 0013 0015 0013 0015 0013 003C 0013 0015 0013 0085 0013 06C3&quot;;" calcext:value-type="string">
            <text:p>static const char CODE_78[] PROGMEM = "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3C 0013 003E 0013 0015 0013 0015 0013 003C 0013 0015 0013 0085 0013 06C3";</text:p>
          </table:table-cell>
          <table:table-cell table:formula="of:=&quot;{&quot;&amp;[.B80]&amp;&quot;, &quot;&amp;[.C80]&amp;&quot;, &quot;&amp;[.D80]&amp;&quot;, &quot;&amp;[.E80]&amp;&quot;.0},&quot;" office:value-type="string" office:string-value="{esphome::climate::CLIMATE_MODE_COOL, esphome::climate::CLIMATE_FAN_MEDIUM, esphome::climate::CLIMATE_SWING_VERTICAL, 19.0}," calcext:value-type="string">
            <text:p>{esphome::climate::CLIMATE_MODE_COOL, esphome::climate::CLIMATE_FAN_MEDIUM, esphome::climate::CLIMATE_SWING_VERTICAL, 19.0},</text:p>
          </table:table-cell>
          <table:table-cell table:formula="of:=&quot;CODE_&quot; &amp; [.A80] &amp; &quot;,&quot;" office:value-type="string" office:string-value="CODE_78," calcext:value-type="string">
            <text:p>CODE_78,</text:p>
          </table:table-cell>
        </table:table-row>
        <table:table-row table:style-name="ro1">
          <table:table-cell table:formula="of:=[.A80]+1" office:value-type="float" office:value="79" calcext:value-type="float">
            <text:p>79</text:p>
          </table:table-cell>
          <table:table-cell table:formula="of:=[.B80]" office:value-type="string" office:string-value="esphome::climate::CLIMATE_MODE_COOL" calcext:value-type="string">
            <text:p>esphome::climate::CLIMATE_MODE_COOL</text:p>
          </table:table-cell>
          <table:table-cell table:formula="of:=[.C80]" office:value-type="string" office:string-value="esphome::climate::CLIMATE_FAN_MEDIUM" calcext:value-type="string">
            <text:p>esphome::climate::CLIMATE_FAN_MEDIUM</text:p>
          </table:table-cell>
          <table:table-cell table:formula="of:=[.D51]" office:value-type="string" office:string-value="esphome::climate::CLIMATE_SWING_VERTICAL" calcext:value-type="string">
            <text:p>esphome::climate::CLIMATE_SWING_VERTICAL</text:p>
          </table:table-cell>
          <table:table-cell table:formula="of:=[.E66]" office:value-type="float" office:value="20" calcext:value-type="float">
            <text:p>20</text:p>
          </table:table-cell>
          <table:table-cell office:value-type="string" calcext:value-type="string">
            <text:p>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15 0013 0018 0013 0015 0013 0015 0013 0015 0013 003C 0013 0085 0013 06C3 </text:p>
          </table:table-cell>
          <table:table-cell table:formula="of:=&quot;static const char CODE_&quot;&amp;[.A81]&amp;&quot;[] PROGMEM = &quot;&amp;&quot;&quot;&quot;&quot;&amp;TRIM([.F81])&amp;&quot;&quot;&quot;;&quot;" office:value-type="string" office:string-value="static const char CODE_79[] PROGMEM = &quot;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15 0013 0018 0013 0015 0013 0015 0013 0015 0013 003C 0013 0085 0013 06C3&quot;;" calcext:value-type="string">
            <text:p>static const char CODE_79[] PROGMEM = "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15 0013 0018 0013 0015 0013 0015 0013 0015 0013 003C 0013 0085 0013 06C3";</text:p>
          </table:table-cell>
          <table:table-cell table:formula="of:=&quot;{&quot;&amp;[.B81]&amp;&quot;, &quot;&amp;[.C81]&amp;&quot;, &quot;&amp;[.D81]&amp;&quot;, &quot;&amp;[.E81]&amp;&quot;.0},&quot;" office:value-type="string" office:string-value="{esphome::climate::CLIMATE_MODE_COOL, esphome::climate::CLIMATE_FAN_MEDIUM, esphome::climate::CLIMATE_SWING_VERTICAL, 20.0}," calcext:value-type="string">
            <text:p>{esphome::climate::CLIMATE_MODE_COOL, esphome::climate::CLIMATE_FAN_MEDIUM, esphome::climate::CLIMATE_SWING_VERTICAL, 20.0},</text:p>
          </table:table-cell>
          <table:table-cell table:formula="of:=&quot;CODE_&quot; &amp; [.A81] &amp; &quot;,&quot;" office:value-type="string" office:string-value="CODE_79," calcext:value-type="string">
            <text:p>CODE_79,</text:p>
          </table:table-cell>
        </table:table-row>
        <table:table-row table:style-name="ro1">
          <table:table-cell table:formula="of:=[.A81]+1" office:value-type="float" office:value="80" calcext:value-type="float">
            <text:p>80</text:p>
          </table:table-cell>
          <table:table-cell table:formula="of:=[.B81]" office:value-type="string" office:string-value="esphome::climate::CLIMATE_MODE_COOL" calcext:value-type="string">
            <text:p>esphome::climate::CLIMATE_MODE_COOL</text:p>
          </table:table-cell>
          <table:table-cell table:formula="of:=[.C81]" office:value-type="string" office:string-value="esphome::climate::CLIMATE_FAN_MEDIUM" calcext:value-type="string">
            <text:p>esphome::climate::CLIMATE_FAN_MEDIUM</text:p>
          </table:table-cell>
          <table:table-cell table:formula="of:=[.D52]" office:value-type="string" office:string-value="esphome::climate::CLIMATE_SWING_VERTICAL" calcext:value-type="string">
            <text:p>esphome::climate::CLIMATE_SWING_VERTICAL</text:p>
          </table:table-cell>
          <table:table-cell table:formula="of:=[.E67]" office:value-type="float" office:value="21" calcext:value-type="float">
            <text:p>21</text:p>
          </table:table-cell>
          <table:table-cell office:value-type="string" calcext:value-type="string">
            <text:p>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15 0013 003E 0013 0015 0013 0015 0013 0015 0013 0015 0013 0085 0013 06C3 </text:p>
          </table:table-cell>
          <table:table-cell table:formula="of:=&quot;static const char CODE_&quot;&amp;[.A82]&amp;&quot;[] PROGMEM = &quot;&amp;&quot;&quot;&quot;&quot;&amp;TRIM([.F82])&amp;&quot;&quot;&quot;;&quot;" office:value-type="string" office:string-value="static const char CODE_80[] PROGMEM = &quot;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15 0013 003E 0013 0015 0013 0015 0013 0015 0013 0015 0013 0085 0013 06C3&quot;;" calcext:value-type="string">
            <text:p>static const char CODE_80[] PROGMEM = "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15 0013 003E 0013 0015 0013 0015 0013 0015 0013 0015 0013 0085 0013 06C3";</text:p>
          </table:table-cell>
          <table:table-cell table:formula="of:=&quot;{&quot;&amp;[.B82]&amp;&quot;, &quot;&amp;[.C82]&amp;&quot;, &quot;&amp;[.D82]&amp;&quot;, &quot;&amp;[.E82]&amp;&quot;.0},&quot;" office:value-type="string" office:string-value="{esphome::climate::CLIMATE_MODE_COOL, esphome::climate::CLIMATE_FAN_MEDIUM, esphome::climate::CLIMATE_SWING_VERTICAL, 21.0}," calcext:value-type="string">
            <text:p>{esphome::climate::CLIMATE_MODE_COOL, esphome::climate::CLIMATE_FAN_MEDIUM, esphome::climate::CLIMATE_SWING_VERTICAL, 21.0},</text:p>
          </table:table-cell>
          <table:table-cell table:formula="of:=&quot;CODE_&quot; &amp; [.A82] &amp; &quot;,&quot;" office:value-type="string" office:string-value="CODE_80," calcext:value-type="string">
            <text:p>CODE_80,</text:p>
          </table:table-cell>
        </table:table-row>
        <table:table-row table:style-name="ro1">
          <table:table-cell table:formula="of:=[.A82]+1" office:value-type="float" office:value="81" calcext:value-type="float">
            <text:p>81</text:p>
          </table:table-cell>
          <table:table-cell table:formula="of:=[.B82]" office:value-type="string" office:string-value="esphome::climate::CLIMATE_MODE_COOL" calcext:value-type="string">
            <text:p>esphome::climate::CLIMATE_MODE_COOL</text:p>
          </table:table-cell>
          <table:table-cell table:formula="of:=[.C82]" office:value-type="string" office:string-value="esphome::climate::CLIMATE_FAN_MEDIUM" calcext:value-type="string">
            <text:p>esphome::climate::CLIMATE_FAN_MEDIUM</text:p>
          </table:table-cell>
          <table:table-cell table:formula="of:=[.D53]" office:value-type="string" office:string-value="esphome::climate::CLIMATE_SWING_VERTICAL" calcext:value-type="string">
            <text:p>esphome::climate::CLIMATE_SWING_VERTICAL</text:p>
          </table:table-cell>
          <table:table-cell table:formula="of:=[.E68]" office:value-type="float" office:value="22" calcext:value-type="float">
            <text:p>22</text:p>
          </table:table-cell>
          <table:table-cell office:value-type="string" calcext:value-type="string">
            <text:p>0000 006D 0037 0000 0015 0087 0015 003A 0015 0013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3C 0013 0017 0013 003C 0013 003C 0013 003C 0013 003C 0013 0085 0013 06C3 </text:p>
          </table:table-cell>
          <table:table-cell table:formula="of:=&quot;static const char CODE_&quot;&amp;[.A83]&amp;&quot;[] PROGMEM = &quot;&amp;&quot;&quot;&quot;&quot;&amp;TRIM([.F83])&amp;&quot;&quot;&quot;;&quot;" office:value-type="string" office:string-value="static const char CODE_81[] PROGMEM = &quot;0000 006D 0037 0000 0015 0087 0015 003A 0015 0013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3C 0013 0017 0013 003C 0013 003C 0013 003C 0013 003C 0013 0085 0013 06C3&quot;;" calcext:value-type="string">
            <text:p>static const char CODE_81[] PROGMEM = "0000 006D 0037 0000 0015 0087 0015 003A 0015 0013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3C 0013 0017 0013 003C 0013 003C 0013 003C 0013 003C 0013 0085 0013 06C3";</text:p>
          </table:table-cell>
          <table:table-cell table:formula="of:=&quot;{&quot;&amp;[.B83]&amp;&quot;, &quot;&amp;[.C83]&amp;&quot;, &quot;&amp;[.D83]&amp;&quot;, &quot;&amp;[.E83]&amp;&quot;.0},&quot;" office:value-type="string" office:string-value="{esphome::climate::CLIMATE_MODE_COOL, esphome::climate::CLIMATE_FAN_MEDIUM, esphome::climate::CLIMATE_SWING_VERTICAL, 22.0}," calcext:value-type="string">
            <text:p>{esphome::climate::CLIMATE_MODE_COOL, esphome::climate::CLIMATE_FAN_MEDIUM, esphome::climate::CLIMATE_SWING_VERTICAL, 22.0},</text:p>
          </table:table-cell>
          <table:table-cell table:formula="of:=&quot;CODE_&quot; &amp; [.A83] &amp; &quot;,&quot;" office:value-type="string" office:string-value="CODE_81," calcext:value-type="string">
            <text:p>CODE_81,</text:p>
          </table:table-cell>
        </table:table-row>
        <table:table-row table:style-name="ro1">
          <table:table-cell table:formula="of:=[.A83]+1" office:value-type="float" office:value="82" calcext:value-type="float">
            <text:p>82</text:p>
          </table:table-cell>
          <table:table-cell table:formula="of:=[.B83]" office:value-type="string" office:string-value="esphome::climate::CLIMATE_MODE_COOL" calcext:value-type="string">
            <text:p>esphome::climate::CLIMATE_MODE_COOL</text:p>
          </table:table-cell>
          <table:table-cell table:formula="of:=[.C83]" office:value-type="string" office:string-value="esphome::climate::CLIMATE_FAN_MEDIUM" calcext:value-type="string">
            <text:p>esphome::climate::CLIMATE_FAN_MEDIUM</text:p>
          </table:table-cell>
          <table:table-cell table:formula="of:=[.D54]" office:value-type="string" office:string-value="esphome::climate::CLIMATE_SWING_VERTICAL" calcext:value-type="string">
            <text:p>esphome::climate::CLIMATE_SWING_VERTICAL</text:p>
          </table:table-cell>
          <table:table-cell table:formula="of:=[.E69]" office:value-type="float" office:value="23" calcext:value-type="float">
            <text:p>23</text:p>
          </table:table-cell>
          <table:table-cell office:value-type="string" calcext:value-type="string">
            <text:p>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3C 0013 003E 0013 003C 0013 003C 0013 003C 0013 0015 0013 0085 0013 06C3 </text:p>
          </table:table-cell>
          <table:table-cell table:formula="of:=&quot;static const char CODE_&quot;&amp;[.A84]&amp;&quot;[] PROGMEM = &quot;&amp;&quot;&quot;&quot;&quot;&amp;TRIM([.F84])&amp;&quot;&quot;&quot;;&quot;" office:value-type="string" office:string-value="static const char CODE_82[] PROGMEM = &quot;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3C 0013 003E 0013 003C 0013 003C 0013 003C 0013 0015 0013 0085 0013 06C3&quot;;" calcext:value-type="string">
            <text:p>static const char CODE_82[] PROGMEM = "0000 006D 0037 0000 0015 0087 0015 003A 0014 0014 0014 0015 0013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3C 0013 003C 0013 003E 0013 003C 0013 003C 0013 003C 0013 0015 0013 0085 0013 06C3";</text:p>
          </table:table-cell>
          <table:table-cell table:formula="of:=&quot;{&quot;&amp;[.B84]&amp;&quot;, &quot;&amp;[.C84]&amp;&quot;, &quot;&amp;[.D84]&amp;&quot;, &quot;&amp;[.E84]&amp;&quot;.0},&quot;" office:value-type="string" office:string-value="{esphome::climate::CLIMATE_MODE_COOL, esphome::climate::CLIMATE_FAN_MEDIUM, esphome::climate::CLIMATE_SWING_VERTICAL, 23.0}," calcext:value-type="string">
            <text:p>{esphome::climate::CLIMATE_MODE_COOL, esphome::climate::CLIMATE_FAN_MEDIUM, esphome::climate::CLIMATE_SWING_VERTICAL, 23.0},</text:p>
          </table:table-cell>
          <table:table-cell table:formula="of:=&quot;CODE_&quot; &amp; [.A84] &amp; &quot;,&quot;" office:value-type="string" office:string-value="CODE_82," calcext:value-type="string">
            <text:p>CODE_82,</text:p>
          </table:table-cell>
        </table:table-row>
        <table:table-row table:style-name="ro1">
          <table:table-cell table:formula="of:=[.A84]+1" office:value-type="float" office:value="83" calcext:value-type="float">
            <text:p>83</text:p>
          </table:table-cell>
          <table:table-cell table:formula="of:=[.B84]" office:value-type="string" office:string-value="esphome::climate::CLIMATE_MODE_COOL" calcext:value-type="string">
            <text:p>esphome::climate::CLIMATE_MODE_COOL</text:p>
          </table:table-cell>
          <table:table-cell table:formula="of:=[.C84]" office:value-type="string" office:string-value="esphome::climate::CLIMATE_FAN_MEDIUM" calcext:value-type="string">
            <text:p>esphome::climate::CLIMATE_FAN_MEDIUM</text:p>
          </table:table-cell>
          <table:table-cell table:formula="of:=[.D55]" office:value-type="string" office:string-value="esphome::climate::CLIMATE_SWING_VERTICAL" calcext:value-type="string">
            <text:p>esphome::climate::CLIMATE_SWING_VERTICAL</text:p>
          </table:table-cell>
          <table:table-cell table:formula="of:=[.E70]" office:value-type="float" office:value="24" calcext:value-type="float">
            <text:p>24</text:p>
          </table:table-cell>
          <table:table-cell office:value-type="string" calcext:value-type="string">
            <text:p>0000 006D 0037 0000 0015 0087 0015 003A 0015 0013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15 0013 0017 0013 003C 0013 003C 0013 0015 0013 003C 0013 0085 0013 06C3 </text:p>
          </table:table-cell>
          <table:table-cell table:formula="of:=&quot;static const char CODE_&quot;&amp;[.A85]&amp;&quot;[] PROGMEM = &quot;&amp;&quot;&quot;&quot;&quot;&amp;TRIM([.F85])&amp;&quot;&quot;&quot;;&quot;" office:value-type="string" office:string-value="static const char CODE_83[] PROGMEM = &quot;0000 006D 0037 0000 0015 0087 0015 003A 0015 0013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15 0013 0017 0013 003C 0013 003C 0013 0015 0013 003C 0013 0085 0013 06C3&quot;;" calcext:value-type="string">
            <text:p>static const char CODE_83[] PROGMEM = "0000 006D 0037 0000 0015 0087 0015 003A 0015 0013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15 0013 0017 0013 003C 0013 003C 0013 0015 0013 003C 0013 0085 0013 06C3";</text:p>
          </table:table-cell>
          <table:table-cell table:formula="of:=&quot;{&quot;&amp;[.B85]&amp;&quot;, &quot;&amp;[.C85]&amp;&quot;, &quot;&amp;[.D85]&amp;&quot;, &quot;&amp;[.E85]&amp;&quot;.0},&quot;" office:value-type="string" office:string-value="{esphome::climate::CLIMATE_MODE_COOL, esphome::climate::CLIMATE_FAN_MEDIUM, esphome::climate::CLIMATE_SWING_VERTICAL, 24.0}," calcext:value-type="string">
            <text:p>{esphome::climate::CLIMATE_MODE_COOL, esphome::climate::CLIMATE_FAN_MEDIUM, esphome::climate::CLIMATE_SWING_VERTICAL, 24.0},</text:p>
          </table:table-cell>
          <table:table-cell table:formula="of:=&quot;CODE_&quot; &amp; [.A85] &amp; &quot;,&quot;" office:value-type="string" office:string-value="CODE_83," calcext:value-type="string">
            <text:p>CODE_83,</text:p>
          </table:table-cell>
        </table:table-row>
        <table:table-row table:style-name="ro1">
          <table:table-cell table:formula="of:=[.A85]+1" office:value-type="float" office:value="84" calcext:value-type="float">
            <text:p>84</text:p>
          </table:table-cell>
          <table:table-cell table:formula="of:=[.B85]" office:value-type="string" office:string-value="esphome::climate::CLIMATE_MODE_COOL" calcext:value-type="string">
            <text:p>esphome::climate::CLIMATE_MODE_COOL</text:p>
          </table:table-cell>
          <table:table-cell table:formula="of:=[.C85]" office:value-type="string" office:string-value="esphome::climate::CLIMATE_FAN_MEDIUM" calcext:value-type="string">
            <text:p>esphome::climate::CLIMATE_FAN_MEDIUM</text:p>
          </table:table-cell>
          <table:table-cell table:formula="of:=[.D56]" office:value-type="string" office:string-value="esphome::climate::CLIMATE_SWING_VERTICAL" calcext:value-type="string">
            <text:p>esphome::climate::CLIMATE_SWING_VERTICAL</text:p>
          </table:table-cell>
          <table:table-cell table:formula="of:=[.E71]" office:value-type="float" office:value="25" calcext:value-type="float">
            <text:p>25</text:p>
          </table:table-cell>
          <table:table-cell office:value-type="string" calcext:value-type="string">
            <text:p>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15 0013 003E 0013 003C 0013 003C 0013 0015 0013 0015 0013 0085 0013 06C3 </text:p>
          </table:table-cell>
          <table:table-cell table:formula="of:=&quot;static const char CODE_&quot;&amp;[.A86]&amp;&quot;[] PROGMEM = &quot;&amp;&quot;&quot;&quot;&quot;&amp;TRIM([.F86])&amp;&quot;&quot;&quot;;&quot;" office:value-type="string" office:string-value="static const char CODE_84[] PROGMEM = &quot;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15 0013 003E 0013 003C 0013 003C 0013 0015 0013 0015 0013 0085 0013 06C3&quot;;" calcext:value-type="string">
            <text:p>static const char CODE_84[] PROGMEM = "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15 0013 003E 0013 003C 0013 003C 0013 0015 0013 0015 0013 0085 0013 06C3";</text:p>
          </table:table-cell>
          <table:table-cell table:formula="of:=&quot;{&quot;&amp;[.B86]&amp;&quot;, &quot;&amp;[.C86]&amp;&quot;, &quot;&amp;[.D86]&amp;&quot;, &quot;&amp;[.E86]&amp;&quot;.0},&quot;" office:value-type="string" office:string-value="{esphome::climate::CLIMATE_MODE_COOL, esphome::climate::CLIMATE_FAN_MEDIUM, esphome::climate::CLIMATE_SWING_VERTICAL, 25.0}," calcext:value-type="string">
            <text:p>{esphome::climate::CLIMATE_MODE_COOL, esphome::climate::CLIMATE_FAN_MEDIUM, esphome::climate::CLIMATE_SWING_VERTICAL, 25.0},</text:p>
          </table:table-cell>
          <table:table-cell table:formula="of:=&quot;CODE_&quot; &amp; [.A86] &amp; &quot;,&quot;" office:value-type="string" office:string-value="CODE_84," calcext:value-type="string">
            <text:p>CODE_84,</text:p>
          </table:table-cell>
        </table:table-row>
        <table:table-row table:style-name="ro1">
          <table:table-cell table:formula="of:=[.A86]+1" office:value-type="float" office:value="85" calcext:value-type="float">
            <text:p>85</text:p>
          </table:table-cell>
          <table:table-cell table:formula="of:=[.B86]" office:value-type="string" office:string-value="esphome::climate::CLIMATE_MODE_COOL" calcext:value-type="string">
            <text:p>esphome::climate::CLIMATE_MODE_COOL</text:p>
          </table:table-cell>
          <table:table-cell table:formula="of:=[.C86]" office:value-type="string" office:string-value="esphome::climate::CLIMATE_FAN_MEDIUM" calcext:value-type="string">
            <text:p>esphome::climate::CLIMATE_FAN_MEDIUM</text:p>
          </table:table-cell>
          <table:table-cell table:formula="of:=[.D57]" office:value-type="string" office:string-value="esphome::climate::CLIMATE_SWING_VERTICAL" calcext:value-type="string">
            <text:p>esphome::climate::CLIMATE_SWING_VERTICAL</text:p>
          </table:table-cell>
          <table:table-cell table:formula="of:=[.E72]" office:value-type="float" office:value="26" calcext:value-type="float">
            <text:p>26</text:p>
          </table:table-cell>
          <table:table-cell office:value-type="string" calcext:value-type="string">
            <text:p>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3C 0013 0017 0013 003C 0013 0015 0013 003C 0013 003C 0013 0085 0013 06C3 </text:p>
          </table:table-cell>
          <table:table-cell table:formula="of:=&quot;static const char CODE_&quot;&amp;[.A87]&amp;&quot;[] PROGMEM = &quot;&amp;&quot;&quot;&quot;&quot;&amp;TRIM([.F87])&amp;&quot;&quot;&quot;;&quot;" office:value-type="string" office:string-value="static const char CODE_85[] PROGMEM = &quot;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3C 0013 0017 0013 003C 0013 0015 0013 003C 0013 003C 0013 0085 0013 06C3&quot;;" calcext:value-type="string">
            <text:p>static const char CODE_85[] PROGMEM = "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3C 0013 0017 0013 003C 0013 0015 0013 003C 0013 003C 0013 0085 0013 06C3";</text:p>
          </table:table-cell>
          <table:table-cell table:formula="of:=&quot;{&quot;&amp;[.B87]&amp;&quot;, &quot;&amp;[.C87]&amp;&quot;, &quot;&amp;[.D87]&amp;&quot;, &quot;&amp;[.E87]&amp;&quot;.0},&quot;" office:value-type="string" office:string-value="{esphome::climate::CLIMATE_MODE_COOL, esphome::climate::CLIMATE_FAN_MEDIUM, esphome::climate::CLIMATE_SWING_VERTICAL, 26.0}," calcext:value-type="string">
            <text:p>{esphome::climate::CLIMATE_MODE_COOL, esphome::climate::CLIMATE_FAN_MEDIUM, esphome::climate::CLIMATE_SWING_VERTICAL, 26.0},</text:p>
          </table:table-cell>
          <table:table-cell table:formula="of:=&quot;CODE_&quot; &amp; [.A87] &amp; &quot;,&quot;" office:value-type="string" office:string-value="CODE_85," calcext:value-type="string">
            <text:p>CODE_85,</text:p>
          </table:table-cell>
        </table:table-row>
        <table:table-row table:style-name="ro1">
          <table:table-cell table:formula="of:=[.A87]+1" office:value-type="float" office:value="86" calcext:value-type="float">
            <text:p>86</text:p>
          </table:table-cell>
          <table:table-cell table:formula="of:=[.B87]" office:value-type="string" office:string-value="esphome::climate::CLIMATE_MODE_COOL" calcext:value-type="string">
            <text:p>esphome::climate::CLIMATE_MODE_COOL</text:p>
          </table:table-cell>
          <table:table-cell table:formula="of:=[.C87]" office:value-type="string" office:string-value="esphome::climate::CLIMATE_FAN_MEDIUM" calcext:value-type="string">
            <text:p>esphome::climate::CLIMATE_FAN_MEDIUM</text:p>
          </table:table-cell>
          <table:table-cell table:formula="of:=[.D58]" office:value-type="string" office:string-value="esphome::climate::CLIMATE_SWING_VERTICAL" calcext:value-type="string">
            <text:p>esphome::climate::CLIMATE_SWING_VERTICAL</text:p>
          </table:table-cell>
          <table:table-cell table:formula="of:=[.E73]" office:value-type="float" office:value="27" calcext:value-type="float">
            <text:p>27</text:p>
          </table:table-cell>
          <table:table-cell office:value-type="string" calcext:value-type="string">
            <text:p>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3C 0013 003E 0013 003C 0013 0015 0013 003C 0013 0015 0013 0085 0013 06C3 </text:p>
          </table:table-cell>
          <table:table-cell table:formula="of:=&quot;static const char CODE_&quot;&amp;[.A88]&amp;&quot;[] PROGMEM = &quot;&amp;&quot;&quot;&quot;&quot;&amp;TRIM([.F88])&amp;&quot;&quot;&quot;;&quot;" office:value-type="string" office:string-value="static const char CODE_86[] PROGMEM = &quot;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3C 0013 003E 0013 003C 0013 0015 0013 003C 0013 0015 0013 0085 0013 06C3&quot;;" calcext:value-type="string">
            <text:p>static const char CODE_86[] PROGMEM = "0000 006D 0037 0000 0015 0087 0015 003A 0014 0014 0014 0014 0014 0018 0013 0015 0013 0015 0013 003C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15 0013 003C 0013 003E 0013 003C 0013 0015 0013 003C 0013 0015 0013 0085 0013 06C3";</text:p>
          </table:table-cell>
          <table:table-cell table:formula="of:=&quot;{&quot;&amp;[.B88]&amp;&quot;, &quot;&amp;[.C88]&amp;&quot;, &quot;&amp;[.D88]&amp;&quot;, &quot;&amp;[.E88]&amp;&quot;.0},&quot;" office:value-type="string" office:string-value="{esphome::climate::CLIMATE_MODE_COOL, esphome::climate::CLIMATE_FAN_MEDIUM, esphome::climate::CLIMATE_SWING_VERTICAL, 27.0}," calcext:value-type="string">
            <text:p>{esphome::climate::CLIMATE_MODE_COOL, esphome::climate::CLIMATE_FAN_MEDIUM, esphome::climate::CLIMATE_SWING_VERTICAL, 27.0},</text:p>
          </table:table-cell>
          <table:table-cell table:formula="of:=&quot;CODE_&quot; &amp; [.A88] &amp; &quot;,&quot;" office:value-type="string" office:string-value="CODE_86," calcext:value-type="string">
            <text:p>CODE_86,</text:p>
          </table:table-cell>
        </table:table-row>
        <table:table-row table:style-name="ro1">
          <table:table-cell table:formula="of:=[.A88]+1" office:value-type="float" office:value="87" calcext:value-type="float">
            <text:p>87</text:p>
          </table:table-cell>
          <table:table-cell table:formula="of:=[.B88]" office:value-type="string" office:string-value="esphome::climate::CLIMATE_MODE_COOL" calcext:value-type="string">
            <text:p>esphome::climate::CLIMATE_MODE_COOL</text:p>
          </table:table-cell>
          <table:table-cell table:formula="of:=[.C88]" office:value-type="string" office:string-value="esphome::climate::CLIMATE_FAN_MEDIUM" calcext:value-type="string">
            <text:p>esphome::climate::CLIMATE_FAN_MEDIUM</text:p>
          </table:table-cell>
          <table:table-cell table:formula="of:=[.D59]" office:value-type="string" office:string-value="esphome::climate::CLIMATE_SWING_VERTICAL" calcext:value-type="string">
            <text:p>esphome::climate::CLIMATE_SWING_VERTICAL</text:p>
          </table:table-cell>
          <table:table-cell table:formula="of:=[.E74]" office:value-type="float" office:value="28" calcext:value-type="float">
            <text:p>28</text:p>
          </table:table-cell>
          <table:table-cell office:value-type="string" calcext:value-type="string">
            <text:p>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3C 0013 0015 0013 0017 0013 003C 0013 0015 0013 0015 0013 003C 0013 0085 0013 06C3 </text:p>
          </table:table-cell>
          <table:table-cell table:formula="of:=&quot;static const char CODE_&quot;&amp;[.A89]&amp;&quot;[] PROGMEM = &quot;&amp;&quot;&quot;&quot;&quot;&amp;TRIM([.F89])&amp;&quot;&quot;&quot;;&quot;" office:value-type="string" office:string-value="static const char CODE_87[] PROGMEM = &quot;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3C 0013 0015 0013 0017 0013 003C 0013 0015 0013 0015 0013 003C 0013 0085 0013 06C3&quot;;" calcext:value-type="string">
            <text:p>static const char CODE_87[] PROGMEM = "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3C 0013 0015 0013 0017 0013 003C 0013 0015 0013 0015 0013 003C 0013 0085 0013 06C3";</text:p>
          </table:table-cell>
          <table:table-cell table:formula="of:=&quot;{&quot;&amp;[.B89]&amp;&quot;, &quot;&amp;[.C89]&amp;&quot;, &quot;&amp;[.D89]&amp;&quot;, &quot;&amp;[.E89]&amp;&quot;.0},&quot;" office:value-type="string" office:string-value="{esphome::climate::CLIMATE_MODE_COOL, esphome::climate::CLIMATE_FAN_MEDIUM, esphome::climate::CLIMATE_SWING_VERTICAL, 28.0}," calcext:value-type="string">
            <text:p>{esphome::climate::CLIMATE_MODE_COOL, esphome::climate::CLIMATE_FAN_MEDIUM, esphome::climate::CLIMATE_SWING_VERTICAL, 28.0},</text:p>
          </table:table-cell>
          <table:table-cell table:formula="of:=&quot;CODE_&quot; &amp; [.A89] &amp; &quot;,&quot;" office:value-type="string" office:string-value="CODE_87," calcext:value-type="string">
            <text:p>CODE_87,</text:p>
          </table:table-cell>
        </table:table-row>
        <table:table-row table:style-name="ro1">
          <table:table-cell table:formula="of:=[.A89]+1" office:value-type="float" office:value="88" calcext:value-type="float">
            <text:p>88</text:p>
          </table:table-cell>
          <table:table-cell table:formula="of:=[.B89]" office:value-type="string" office:string-value="esphome::climate::CLIMATE_MODE_COOL" calcext:value-type="string">
            <text:p>esphome::climate::CLIMATE_MODE_COOL</text:p>
          </table:table-cell>
          <table:table-cell table:formula="of:=[.C89]" office:value-type="string" office:string-value="esphome::climate::CLIMATE_FAN_MEDIUM" calcext:value-type="string">
            <text:p>esphome::climate::CLIMATE_FAN_MEDIUM</text:p>
          </table:table-cell>
          <table:table-cell table:formula="of:=[.D60]" office:value-type="string" office:string-value="esphome::climate::CLIMATE_SWING_VERTICAL" calcext:value-type="string">
            <text:p>esphome::climate::CLIMATE_SWING_VERTICAL</text:p>
          </table:table-cell>
          <table:table-cell table:formula="of:=[.E75]" office:value-type="float" office:value="29" calcext:value-type="float">
            <text:p>29</text:p>
          </table:table-cell>
          <table:table-cell office:value-type="string" calcext:value-type="string">
            <text:p>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3C 0013 0015 0013 003E 0013 003C 0013 0015 0013 0015 0013 0015 0013 0085 0013 06C3 </text:p>
          </table:table-cell>
          <table:table-cell table:formula="of:=&quot;static const char CODE_&quot;&amp;[.A90]&amp;&quot;[] PROGMEM = &quot;&amp;&quot;&quot;&quot;&quot;&amp;TRIM([.F90])&amp;&quot;&quot;&quot;;&quot;" office:value-type="string" office:string-value="static const char CODE_88[] PROGMEM = &quot;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3C 0013 0015 0013 003E 0013 003C 0013 0015 0013 0015 0013 0015 0013 0085 0013 06C3&quot;;" calcext:value-type="string">
            <text:p>static const char CODE_88[] PROGMEM = "0000 006D 0037 0000 0015 0087 0015 003A 0014 0014 0014 0014 0014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3C 0013 003C 0013 0015 0013 003E 0013 003C 0013 0015 0013 0015 0013 0015 0013 0085 0013 06C3";</text:p>
          </table:table-cell>
          <table:table-cell table:formula="of:=&quot;{&quot;&amp;[.B90]&amp;&quot;, &quot;&amp;[.C90]&amp;&quot;, &quot;&amp;[.D90]&amp;&quot;, &quot;&amp;[.E90]&amp;&quot;.0},&quot;" office:value-type="string" office:string-value="{esphome::climate::CLIMATE_MODE_COOL, esphome::climate::CLIMATE_FAN_MEDIUM, esphome::climate::CLIMATE_SWING_VERTICAL, 29.0}," calcext:value-type="string">
            <text:p>{esphome::climate::CLIMATE_MODE_COOL, esphome::climate::CLIMATE_FAN_MEDIUM, esphome::climate::CLIMATE_SWING_VERTICAL, 29.0},</text:p>
          </table:table-cell>
          <table:table-cell table:formula="of:=&quot;CODE_&quot; &amp; [.A90] &amp; &quot;,&quot;" office:value-type="string" office:string-value="CODE_88," calcext:value-type="string">
            <text:p>CODE_88,</text:p>
          </table:table-cell>
        </table:table-row>
        <table:table-row table:style-name="ro1">
          <table:table-cell table:formula="of:=[.A90]+1" office:value-type="float" office:value="89" calcext:value-type="float">
            <text:p>89</text:p>
          </table:table-cell>
          <table:table-cell table:formula="of:=[.B90]" office:value-type="string" office:string-value="esphome::climate::CLIMATE_MODE_COOL" calcext:value-type="string">
            <text:p>esphome::climate::CLIMATE_MODE_COOL</text:p>
          </table:table-cell>
          <table:table-cell table:formula="of:=[.C90]" office:value-type="string" office:string-value="esphome::climate::CLIMATE_FAN_MEDIUM" calcext:value-type="string">
            <text:p>esphome::climate::CLIMATE_FAN_MEDIUM</text:p>
          </table:table-cell>
          <table:table-cell table:formula="of:=[.D61]" office:value-type="string" office:string-value="esphome::climate::CLIMATE_SWING_VERTICAL" calcext:value-type="string">
            <text:p>esphome::climate::CLIMATE_SWING_VERTICAL</text:p>
          </table:table-cell>
          <table:table-cell table:formula="of:=[.E76]" office:value-type="float" office:value="30" calcext:value-type="float">
            <text:p>30</text:p>
          </table:table-cell>
          <table:table-cell office:value-type="string" calcext:value-type="string">
            <text:p>0000 006D 0037 0000 0015 0087 0015 003A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17 0013 003C 0013 003C 0013 003C 0013 0017 0013 003C 0013 0015 0013 0015 0013 0015 0013 0085 0013 06C3 </text:p>
          </table:table-cell>
          <table:table-cell table:formula="of:=&quot;static const char CODE_&quot;&amp;[.A91]&amp;&quot;[] PROGMEM = &quot;&amp;&quot;&quot;&quot;&quot;&amp;TRIM([.F91])&amp;&quot;&quot;&quot;;&quot;" office:value-type="string" office:string-value="static const char CODE_89[] PROGMEM = &quot;0000 006D 0037 0000 0015 0087 0015 003A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17 0013 003C 0013 003C 0013 003C 0013 0017 0013 003C 0013 0015 0013 0015 0013 0015 0013 0085 0013 06C3&quot;;" calcext:value-type="string">
            <text:p>static const char CODE_89[] PROGMEM = "0000 006D 0037 0000 0015 0087 0015 003A 0014 0014 0014 0015 0013 0018 0013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17 0013 003C 0013 003C 0013 003C 0013 0017 0013 003C 0013 0015 0013 0015 0013 0015 0013 0085 0013 06C3";</text:p>
          </table:table-cell>
          <table:table-cell table:formula="of:=&quot;{&quot;&amp;[.B91]&amp;&quot;, &quot;&amp;[.C91]&amp;&quot;, &quot;&amp;[.D91]&amp;&quot;, &quot;&amp;[.E91]&amp;&quot;.0},&quot;" office:value-type="string" office:string-value="{esphome::climate::CLIMATE_MODE_COOL, esphome::climate::CLIMATE_FAN_MEDIUM, esphome::climate::CLIMATE_SWING_VERTICAL, 30.0}," calcext:value-type="string">
            <text:p>{esphome::climate::CLIMATE_MODE_COOL, esphome::climate::CLIMATE_FAN_MEDIUM, esphome::climate::CLIMATE_SWING_VERTICAL, 30.0},</text:p>
          </table:table-cell>
          <table:table-cell table:formula="of:=&quot;CODE_&quot; &amp; [.A91] &amp; &quot;,&quot;" office:value-type="string" office:string-value="CODE_89," calcext:value-type="string">
            <text:p>CODE_89,</text:p>
          </table:table-cell>
        </table:table-row>
        <table:table-row table:style-name="ro1">
          <table:table-cell table:formula="of:=[.A91]+1" office:value-type="float" office:value="90" calcext:value-type="float">
            <text:p>90</text:p>
          </table:table-cell>
          <table:table-cell table:formula="of:=[.B91]" office:value-type="string" office:string-value="esphome::climate::CLIMATE_MODE_COOL" calcext:value-type="string">
            <text:p>esphome::climate::CLIMATE_MODE_COOL</text:p>
          </table:table-cell>
          <table:table-cell office:value-type="string" calcext:value-type="string">
            <text:p>esphome::climate::CLIMATE_FAN_HIGH</text:p>
          </table:table-cell>
          <table:table-cell table:formula="of:=[.D62]" office:value-type="string" office:string-value="esphome::climate::CLIMATE_SWING_OFF" calcext:value-type="string">
            <text:p>esphome::climate::CLIMATE_SWING_OFF</text:p>
          </table:table-cell>
          <table:table-cell table:formula="of:=[.E77]" office:value-type="float" office:value="16" calcext:value-type="float">
            <text:p>16</text:p>
          </table:table-cell>
          <table:table-cell office:value-type="string" calcext:value-type="string">
            <text:p>0000 006D 0037 0000 0014 0088 0015 003A 0015 0014 0015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B 0013 003E 0013 003C 0013 0015 0013 0015 0013 0017 0013 003C 0013 0015 0013 0015 0013 0018 0013 0015 0013 0015 0013 0015 0013 0017 0013 003C 0013 003C 0013 0015 0013 003C 0013 0085 0013 06C3 </text:p>
          </table:table-cell>
          <table:table-cell table:formula="of:=&quot;static const char CODE_&quot;&amp;[.A92]&amp;&quot;[] PROGMEM = &quot;&amp;&quot;&quot;&quot;&quot;&amp;TRIM([.F92])&amp;&quot;&quot;&quot;;&quot;" office:value-type="string" office:string-value="static const char CODE_90[] PROGMEM = &quot;0000 006D 0037 0000 0014 0088 0015 003A 0015 0014 0015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B 0013 003E 0013 003C 0013 0015 0013 0015 0013 0017 0013 003C 0013 0015 0013 0015 0013 0018 0013 0015 0013 0015 0013 0015 0013 0017 0013 003C 0013 003C 0013 0015 0013 003C 0013 0085 0013 06C3&quot;;" calcext:value-type="string">
            <text:p>static const char CODE_90[] PROGMEM = "0000 006D 0037 0000 0014 0088 0015 003A 0015 0014 0015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B 0013 003E 0013 003C 0013 0015 0013 0015 0013 0017 0013 003C 0013 0015 0013 0015 0013 0018 0013 0015 0013 0015 0013 0015 0013 0017 0013 003C 0013 003C 0013 0015 0013 003C 0013 0085 0013 06C3";</text:p>
          </table:table-cell>
          <table:table-cell table:formula="of:=&quot;{&quot;&amp;[.B92]&amp;&quot;, &quot;&amp;[.C92]&amp;&quot;, &quot;&amp;[.D92]&amp;&quot;, &quot;&amp;[.E92]&amp;&quot;.0},&quot;" office:value-type="string" office:string-value="{esphome::climate::CLIMATE_MODE_COOL, esphome::climate::CLIMATE_FAN_HIGH, esphome::climate::CLIMATE_SWING_OFF, 16.0}," calcext:value-type="string">
            <text:p>{esphome::climate::CLIMATE_MODE_COOL, esphome::climate::CLIMATE_FAN_HIGH, esphome::climate::CLIMATE_SWING_OFF, 16.0},</text:p>
          </table:table-cell>
          <table:table-cell table:formula="of:=&quot;CODE_&quot; &amp; [.A92] &amp; &quot;,&quot;" office:value-type="string" office:string-value="CODE_90," calcext:value-type="string">
            <text:p>CODE_90,</text:p>
          </table:table-cell>
        </table:table-row>
        <table:table-row table:style-name="ro1">
          <table:table-cell table:formula="of:=[.A92]+1" office:value-type="float" office:value="91" calcext:value-type="float">
            <text:p>91</text:p>
          </table:table-cell>
          <table:table-cell table:formula="of:=[.B92]" office:value-type="string" office:string-value="esphome::climate::CLIMATE_MODE_COOL" calcext:value-type="string">
            <text:p>esphome::climate::CLIMATE_MODE_COOL</text:p>
          </table:table-cell>
          <table:table-cell table:formula="of:=[.C92]" office:value-type="string" office:string-value="esphome::climate::CLIMATE_FAN_HIGH" calcext:value-type="string">
            <text:p>esphome::climate::CLIMATE_FAN_HIGH</text:p>
          </table:table-cell>
          <table:table-cell table:formula="of:=[.D63]" office:value-type="string" office:string-value="esphome::climate::CLIMATE_SWING_OFF" calcext:value-type="string">
            <text:p>esphome::climate::CLIMATE_SWING_OFF</text:p>
          </table:table-cell>
          <table:table-cell table:formula="of:=[.E78]" office:value-type="float" office:value="17" calcext:value-type="float">
            <text:p>17</text:p>
          </table:table-cell>
          <table:table-cell office:value-type="string" calcext:value-type="string">
            <text:p>0000 006D 0037 0000 0014 0088 0015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17 0013 003C 0013 0015 0013 0015 0013 0018 0013 0015 0013 0015 0013 0015 0013 003E 0013 003C 0013 003C 0013 0015 0013 0015 0013 0085 0013 06C3 </text:p>
          </table:table-cell>
          <table:table-cell table:formula="of:=&quot;static const char CODE_&quot;&amp;[.A93]&amp;&quot;[] PROGMEM = &quot;&amp;&quot;&quot;&quot;&quot;&amp;TRIM([.F93])&amp;&quot;&quot;&quot;;&quot;" office:value-type="string" office:string-value="static const char CODE_91[] PROGMEM = &quot;0000 006D 0037 0000 0014 0088 0015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17 0013 003C 0013 0015 0013 0015 0013 0018 0013 0015 0013 0015 0013 0015 0013 003E 0013 003C 0013 003C 0013 0015 0013 0015 0013 0085 0013 06C3&quot;;" calcext:value-type="string">
            <text:p>static const char CODE_91[] PROGMEM = "0000 006D 0037 0000 0014 0088 0015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17 0013 003C 0013 0015 0013 0015 0013 0018 0013 0015 0013 0015 0013 0015 0013 003E 0013 003C 0013 003C 0013 0015 0013 0015 0013 0085 0013 06C3";</text:p>
          </table:table-cell>
          <table:table-cell table:formula="of:=&quot;{&quot;&amp;[.B93]&amp;&quot;, &quot;&amp;[.C93]&amp;&quot;, &quot;&amp;[.D93]&amp;&quot;, &quot;&amp;[.E93]&amp;&quot;.0},&quot;" office:value-type="string" office:string-value="{esphome::climate::CLIMATE_MODE_COOL, esphome::climate::CLIMATE_FAN_HIGH, esphome::climate::CLIMATE_SWING_OFF, 17.0}," calcext:value-type="string">
            <text:p>{esphome::climate::CLIMATE_MODE_COOL, esphome::climate::CLIMATE_FAN_HIGH, esphome::climate::CLIMATE_SWING_OFF, 17.0},</text:p>
          </table:table-cell>
          <table:table-cell table:formula="of:=&quot;CODE_&quot; &amp; [.A93] &amp; &quot;,&quot;" office:value-type="string" office:string-value="CODE_91," calcext:value-type="string">
            <text:p>CODE_91,</text:p>
          </table:table-cell>
        </table:table-row>
        <table:table-row table:style-name="ro1">
          <table:table-cell table:formula="of:=[.A93]+1" office:value-type="float" office:value="92" calcext:value-type="float">
            <text:p>92</text:p>
          </table:table-cell>
          <table:table-cell table:formula="of:=[.B93]" office:value-type="string" office:string-value="esphome::climate::CLIMATE_MODE_COOL" calcext:value-type="string">
            <text:p>esphome::climate::CLIMATE_MODE_COOL</text:p>
          </table:table-cell>
          <table:table-cell table:formula="of:=[.C93]" office:value-type="string" office:string-value="esphome::climate::CLIMATE_FAN_HIGH" calcext:value-type="string">
            <text:p>esphome::climate::CLIMATE_FAN_HIGH</text:p>
          </table:table-cell>
          <table:table-cell table:formula="of:=[.D64]" office:value-type="string" office:string-value="esphome::climate::CLIMATE_SWING_OFF" calcext:value-type="string">
            <text:p>esphome::climate::CLIMATE_SWING_OFF</text:p>
          </table:table-cell>
          <table:table-cell table:formula="of:=[.E79]" office:value-type="float" office:value="18" calcext:value-type="float">
            <text:p>18</text:p>
          </table:table-cell>
          <table:table-cell office:value-type="string" calcext:value-type="string">
            <text:p>0000 006D 0037 0000 0014 0088 0015 003A 0015 0014 0016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B 0013 003E 0013 003C 0013 0015 0013 0015 0013 0017 0013 003C 0013 0015 0013 0015 0013 0018 0013 0015 0013 0015 0013 003C 0013 0017 0013 003C 0013 0015 0013 003C 0013 003C 0013 0085 0013 06C3 </text:p>
          </table:table-cell>
          <table:table-cell table:formula="of:=&quot;static const char CODE_&quot;&amp;[.A94]&amp;&quot;[] PROGMEM = &quot;&amp;&quot;&quot;&quot;&quot;&amp;TRIM([.F94])&amp;&quot;&quot;&quot;;&quot;" office:value-type="string" office:string-value="static const char CODE_92[] PROGMEM = &quot;0000 006D 0037 0000 0014 0088 0015 003A 0015 0014 0016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B 0013 003E 0013 003C 0013 0015 0013 0015 0013 0017 0013 003C 0013 0015 0013 0015 0013 0018 0013 0015 0013 0015 0013 003C 0013 0017 0013 003C 0013 0015 0013 003C 0013 003C 0013 0085 0013 06C3&quot;;" calcext:value-type="string">
            <text:p>static const char CODE_92[] PROGMEM = "0000 006D 0037 0000 0014 0088 0015 003A 0015 0014 0016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B 0013 003E 0013 003C 0013 0015 0013 0015 0013 0017 0013 003C 0013 0015 0013 0015 0013 0018 0013 0015 0013 0015 0013 003C 0013 0017 0013 003C 0013 0015 0013 003C 0013 003C 0013 0085 0013 06C3";</text:p>
          </table:table-cell>
          <table:table-cell table:formula="of:=&quot;{&quot;&amp;[.B94]&amp;&quot;, &quot;&amp;[.C94]&amp;&quot;, &quot;&amp;[.D94]&amp;&quot;, &quot;&amp;[.E94]&amp;&quot;.0},&quot;" office:value-type="string" office:string-value="{esphome::climate::CLIMATE_MODE_COOL, esphome::climate::CLIMATE_FAN_HIGH, esphome::climate::CLIMATE_SWING_OFF, 18.0}," calcext:value-type="string">
            <text:p>{esphome::climate::CLIMATE_MODE_COOL, esphome::climate::CLIMATE_FAN_HIGH, esphome::climate::CLIMATE_SWING_OFF, 18.0},</text:p>
          </table:table-cell>
          <table:table-cell table:formula="of:=&quot;CODE_&quot; &amp; [.A94] &amp; &quot;,&quot;" office:value-type="string" office:string-value="CODE_92," calcext:value-type="string">
            <text:p>CODE_92,</text:p>
          </table:table-cell>
        </table:table-row>
        <table:table-row table:style-name="ro1">
          <table:table-cell table:formula="of:=[.A94]+1" office:value-type="float" office:value="93" calcext:value-type="float">
            <text:p>93</text:p>
          </table:table-cell>
          <table:table-cell table:formula="of:=[.B94]" office:value-type="string" office:string-value="esphome::climate::CLIMATE_MODE_COOL" calcext:value-type="string">
            <text:p>esphome::climate::CLIMATE_MODE_COOL</text:p>
          </table:table-cell>
          <table:table-cell table:formula="of:=[.C94]" office:value-type="string" office:string-value="esphome::climate::CLIMATE_FAN_HIGH" calcext:value-type="string">
            <text:p>esphome::climate::CLIMATE_FAN_HIGH</text:p>
          </table:table-cell>
          <table:table-cell table:formula="of:=[.D65]" office:value-type="string" office:string-value="esphome::climate::CLIMATE_SWING_OFF" calcext:value-type="string">
            <text:p>esphome::climate::CLIMATE_SWING_OFF</text:p>
          </table:table-cell>
          <table:table-cell table:formula="of:=[.E80]" office:value-type="float" office:value="19" calcext:value-type="float">
            <text:p>19</text:p>
          </table:table-cell>
          <table:table-cell office:value-type="string" calcext:value-type="string">
            <text:p>0000 006D 0037 0000 0014 0088 0014 003A 0015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17 0013 003C 0013 0015 0013 0015 0013 0018 0013 0015 0013 0015 0013 003C 0013 003E 0013 003C 0013 0015 0013 003C 0013 0015 0013 0085 0013 06C3 </text:p>
          </table:table-cell>
          <table:table-cell table:formula="of:=&quot;static const char CODE_&quot;&amp;[.A95]&amp;&quot;[] PROGMEM = &quot;&amp;&quot;&quot;&quot;&quot;&amp;TRIM([.F95])&amp;&quot;&quot;&quot;;&quot;" office:value-type="string" office:string-value="static const char CODE_93[] PROGMEM = &quot;0000 006D 0037 0000 0014 0088 0014 003A 0015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17 0013 003C 0013 0015 0013 0015 0013 0018 0013 0015 0013 0015 0013 003C 0013 003E 0013 003C 0013 0015 0013 003C 0013 0015 0013 0085 0013 06C3&quot;;" calcext:value-type="string">
            <text:p>static const char CODE_93[] PROGMEM = "0000 006D 0037 0000 0014 0088 0014 003A 0015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17 0013 003C 0013 0015 0013 0015 0013 0018 0013 0015 0013 0015 0013 003C 0013 003E 0013 003C 0013 0015 0013 003C 0013 0015 0013 0085 0013 06C3";</text:p>
          </table:table-cell>
          <table:table-cell table:formula="of:=&quot;{&quot;&amp;[.B95]&amp;&quot;, &quot;&amp;[.C95]&amp;&quot;, &quot;&amp;[.D95]&amp;&quot;, &quot;&amp;[.E95]&amp;&quot;.0},&quot;" office:value-type="string" office:string-value="{esphome::climate::CLIMATE_MODE_COOL, esphome::climate::CLIMATE_FAN_HIGH, esphome::climate::CLIMATE_SWING_OFF, 19.0}," calcext:value-type="string">
            <text:p>{esphome::climate::CLIMATE_MODE_COOL, esphome::climate::CLIMATE_FAN_HIGH, esphome::climate::CLIMATE_SWING_OFF, 19.0},</text:p>
          </table:table-cell>
          <table:table-cell table:formula="of:=&quot;CODE_&quot; &amp; [.A95] &amp; &quot;,&quot;" office:value-type="string" office:string-value="CODE_93," calcext:value-type="string">
            <text:p>CODE_93,</text:p>
          </table:table-cell>
        </table:table-row>
        <table:table-row table:style-name="ro1">
          <table:table-cell table:formula="of:=[.A95]+1" office:value-type="float" office:value="94" calcext:value-type="float">
            <text:p>94</text:p>
          </table:table-cell>
          <table:table-cell table:formula="of:=[.B95]" office:value-type="string" office:string-value="esphome::climate::CLIMATE_MODE_COOL" calcext:value-type="string">
            <text:p>esphome::climate::CLIMATE_MODE_COOL</text:p>
          </table:table-cell>
          <table:table-cell table:formula="of:=[.C95]" office:value-type="string" office:string-value="esphome::climate::CLIMATE_FAN_HIGH" calcext:value-type="string">
            <text:p>esphome::climate::CLIMATE_FAN_HIGH</text:p>
          </table:table-cell>
          <table:table-cell table:formula="of:=[.D66]" office:value-type="string" office:string-value="esphome::climate::CLIMATE_SWING_OFF" calcext:value-type="string">
            <text:p>esphome::climate::CLIMATE_SWING_OFF</text:p>
          </table:table-cell>
          <table:table-cell table:formula="of:=[.E81]" office:value-type="float" office:value="20" calcext:value-type="float">
            <text:p>20</text:p>
          </table:table-cell>
          <table:table-cell office:value-type="string" calcext:value-type="string">
            <text:p>0000 006D 0037 0000 0014 0088 0014 003A 0015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17 0013 003C 0013 0015 0013 0015 0013 0018 0013 0015 0013 003C 0013 0015 0013 0017 0013 003C 0013 0015 0013 0015 0013 003C 0013 0085 0013 06C3 </text:p>
          </table:table-cell>
          <table:table-cell table:formula="of:=&quot;static const char CODE_&quot;&amp;[.A96]&amp;&quot;[] PROGMEM = &quot;&amp;&quot;&quot;&quot;&quot;&amp;TRIM([.F96])&amp;&quot;&quot;&quot;;&quot;" office:value-type="string" office:string-value="static const char CODE_94[] PROGMEM = &quot;0000 006D 0037 0000 0014 0088 0014 003A 0015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17 0013 003C 0013 0015 0013 0015 0013 0018 0013 0015 0013 003C 0013 0015 0013 0017 0013 003C 0013 0015 0013 0015 0013 003C 0013 0085 0013 06C3&quot;;" calcext:value-type="string">
            <text:p>static const char CODE_94[] PROGMEM = "0000 006D 0037 0000 0014 0088 0014 003A 0015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B 0013 003E 0013 003C 0013 0015 0013 0015 0013 0017 0013 003C 0013 0015 0013 0015 0013 0018 0013 0015 0013 003C 0013 0015 0013 0017 0013 003C 0013 0015 0013 0015 0013 003C 0013 0085 0013 06C3";</text:p>
          </table:table-cell>
          <table:table-cell table:formula="of:=&quot;{&quot;&amp;[.B96]&amp;&quot;, &quot;&amp;[.C96]&amp;&quot;, &quot;&amp;[.D96]&amp;&quot;, &quot;&amp;[.E96]&amp;&quot;.0},&quot;" office:value-type="string" office:string-value="{esphome::climate::CLIMATE_MODE_COOL, esphome::climate::CLIMATE_FAN_HIGH, esphome::climate::CLIMATE_SWING_OFF, 20.0}," calcext:value-type="string">
            <text:p>{esphome::climate::CLIMATE_MODE_COOL, esphome::climate::CLIMATE_FAN_HIGH, esphome::climate::CLIMATE_SWING_OFF, 20.0},</text:p>
          </table:table-cell>
          <table:table-cell table:formula="of:=&quot;CODE_&quot; &amp; [.A96] &amp; &quot;,&quot;" office:value-type="string" office:string-value="CODE_94," calcext:value-type="string">
            <text:p>CODE_94,</text:p>
          </table:table-cell>
        </table:table-row>
        <table:table-row table:style-name="ro1">
          <table:table-cell table:formula="of:=[.A96]+1" office:value-type="float" office:value="95" calcext:value-type="float">
            <text:p>95</text:p>
          </table:table-cell>
          <table:table-cell table:formula="of:=[.B96]" office:value-type="string" office:string-value="esphome::climate::CLIMATE_MODE_COOL" calcext:value-type="string">
            <text:p>esphome::climate::CLIMATE_MODE_COOL</text:p>
          </table:table-cell>
          <table:table-cell table:formula="of:=[.C96]" office:value-type="string" office:string-value="esphome::climate::CLIMATE_FAN_HIGH" calcext:value-type="string">
            <text:p>esphome::climate::CLIMATE_FAN_HIGH</text:p>
          </table:table-cell>
          <table:table-cell table:formula="of:=[.D67]" office:value-type="string" office:string-value="esphome::climate::CLIMATE_SWING_OFF" calcext:value-type="string">
            <text:p>esphome::climate::CLIMATE_SWING_OFF</text:p>
          </table:table-cell>
          <table:table-cell table:formula="of:=[.E82]" office:value-type="float" office:value="21" calcext:value-type="float">
            <text:p>21</text:p>
          </table:table-cell>
          <table:table-cell office:value-type="string" calcext:value-type="string">
            <text:p>0000 006D 0037 0000 0014 0088 0015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15 0013 003E 0013 003C 0013 0015 0013 0015 0013 0015 0013 0085 0013 06C3 </text:p>
          </table:table-cell>
          <table:table-cell table:formula="of:=&quot;static const char CODE_&quot;&amp;[.A97]&amp;&quot;[] PROGMEM = &quot;&amp;&quot;&quot;&quot;&quot;&amp;TRIM([.F97])&amp;&quot;&quot;&quot;;&quot;" office:value-type="string" office:string-value="static const char CODE_95[] PROGMEM = &quot;0000 006D 0037 0000 0014 0088 0015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15 0013 003E 0013 003C 0013 0015 0013 0015 0013 0015 0013 0085 0013 06C3&quot;;" calcext:value-type="string">
            <text:p>static const char CODE_95[] PROGMEM = "0000 006D 0037 0000 0014 0088 0015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15 0013 003E 0013 003C 0013 0015 0013 0015 0013 0015 0013 0085 0013 06C3";</text:p>
          </table:table-cell>
          <table:table-cell table:formula="of:=&quot;{&quot;&amp;[.B97]&amp;&quot;, &quot;&amp;[.C97]&amp;&quot;, &quot;&amp;[.D97]&amp;&quot;, &quot;&amp;[.E97]&amp;&quot;.0},&quot;" office:value-type="string" office:string-value="{esphome::climate::CLIMATE_MODE_COOL, esphome::climate::CLIMATE_FAN_HIGH, esphome::climate::CLIMATE_SWING_OFF, 21.0}," calcext:value-type="string">
            <text:p>{esphome::climate::CLIMATE_MODE_COOL, esphome::climate::CLIMATE_FAN_HIGH, esphome::climate::CLIMATE_SWING_OFF, 21.0},</text:p>
          </table:table-cell>
          <table:table-cell table:formula="of:=&quot;CODE_&quot; &amp; [.A97] &amp; &quot;,&quot;" office:value-type="string" office:string-value="CODE_95," calcext:value-type="string">
            <text:p>CODE_95,</text:p>
          </table:table-cell>
        </table:table-row>
        <table:table-row table:style-name="ro1">
          <table:table-cell table:formula="of:=[.A97]+1" office:value-type="float" office:value="96" calcext:value-type="float">
            <text:p>96</text:p>
          </table:table-cell>
          <table:table-cell table:formula="of:=[.B97]" office:value-type="string" office:string-value="esphome::climate::CLIMATE_MODE_COOL" calcext:value-type="string">
            <text:p>esphome::climate::CLIMATE_MODE_COOL</text:p>
          </table:table-cell>
          <table:table-cell table:formula="of:=[.C97]" office:value-type="string" office:string-value="esphome::climate::CLIMATE_FAN_HIGH" calcext:value-type="string">
            <text:p>esphome::climate::CLIMATE_FAN_HIGH</text:p>
          </table:table-cell>
          <table:table-cell table:formula="of:=[.D68]" office:value-type="string" office:string-value="esphome::climate::CLIMATE_SWING_OFF" calcext:value-type="string">
            <text:p>esphome::climate::CLIMATE_SWING_OFF</text:p>
          </table:table-cell>
          <table:table-cell table:formula="of:=[.E83]" office:value-type="float" office:value="22" calcext:value-type="float">
            <text:p>22</text:p>
          </table:table-cell>
          <table:table-cell office:value-type="string" calcext:value-type="string">
            <text:p>0000 006D 0037 0000 0015 0088 0015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3C 0013 0018 0013 0015 0013 003C 0013 003C 0013 003C 0013 0085 0013 06C3 </text:p>
          </table:table-cell>
          <table:table-cell table:formula="of:=&quot;static const char CODE_&quot;&amp;[.A98]&amp;&quot;[] PROGMEM = &quot;&amp;&quot;&quot;&quot;&quot;&amp;TRIM([.F98])&amp;&quot;&quot;&quot;;&quot;" office:value-type="string" office:string-value="static const char CODE_96[] PROGMEM = &quot;0000 006D 0037 0000 0015 0088 0015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3C 0013 0018 0013 0015 0013 003C 0013 003C 0013 003C 0013 0085 0013 06C3&quot;;" calcext:value-type="string">
            <text:p>static const char CODE_96[] PROGMEM = "0000 006D 0037 0000 0015 0088 0015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3C 0013 0018 0013 0015 0013 003C 0013 003C 0013 003C 0013 0085 0013 06C3";</text:p>
          </table:table-cell>
          <table:table-cell table:formula="of:=&quot;{&quot;&amp;[.B98]&amp;&quot;, &quot;&amp;[.C98]&amp;&quot;, &quot;&amp;[.D98]&amp;&quot;, &quot;&amp;[.E98]&amp;&quot;.0},&quot;" office:value-type="string" office:string-value="{esphome::climate::CLIMATE_MODE_COOL, esphome::climate::CLIMATE_FAN_HIGH, esphome::climate::CLIMATE_SWING_OFF, 22.0}," calcext:value-type="string">
            <text:p>{esphome::climate::CLIMATE_MODE_COOL, esphome::climate::CLIMATE_FAN_HIGH, esphome::climate::CLIMATE_SWING_OFF, 22.0},</text:p>
          </table:table-cell>
          <table:table-cell table:formula="of:=&quot;CODE_&quot; &amp; [.A98] &amp; &quot;,&quot;" office:value-type="string" office:string-value="CODE_96," calcext:value-type="string">
            <text:p>CODE_96,</text:p>
          </table:table-cell>
        </table:table-row>
        <table:table-row table:style-name="ro1">
          <table:table-cell table:formula="of:=[.A98]+1" office:value-type="float" office:value="97" calcext:value-type="float">
            <text:p>97</text:p>
          </table:table-cell>
          <table:table-cell table:formula="of:=[.B98]" office:value-type="string" office:string-value="esphome::climate::CLIMATE_MODE_COOL" calcext:value-type="string">
            <text:p>esphome::climate::CLIMATE_MODE_COOL</text:p>
          </table:table-cell>
          <table:table-cell table:formula="of:=[.C98]" office:value-type="string" office:string-value="esphome::climate::CLIMATE_FAN_HIGH" calcext:value-type="string">
            <text:p>esphome::climate::CLIMATE_FAN_HIGH</text:p>
          </table:table-cell>
          <table:table-cell table:formula="of:=[.D69]" office:value-type="string" office:string-value="esphome::climate::CLIMATE_SWING_OFF" calcext:value-type="string">
            <text:p>esphome::climate::CLIMATE_SWING_OFF</text:p>
          </table:table-cell>
          <table:table-cell table:formula="of:=[.E84]" office:value-type="float" office:value="23" calcext:value-type="float">
            <text:p>23</text:p>
          </table:table-cell>
          <table:table-cell office:value-type="string" calcext:value-type="string">
            <text:p>0000 006D 0037 0000 0014 0088 0014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3C 0013 003E 0013 0015 0013 003C 0013 003C 0013 0015 0013 0085 0013 06C3 </text:p>
          </table:table-cell>
          <table:table-cell table:formula="of:=&quot;static const char CODE_&quot;&amp;[.A99]&amp;&quot;[] PROGMEM = &quot;&amp;&quot;&quot;&quot;&quot;&amp;TRIM([.F99])&amp;&quot;&quot;&quot;;&quot;" office:value-type="string" office:string-value="static const char CODE_97[] PROGMEM = &quot;0000 006D 0037 0000 0014 0088 0014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3C 0013 003E 0013 0015 0013 003C 0013 003C 0013 0015 0013 0085 0013 06C3&quot;;" calcext:value-type="string">
            <text:p>static const char CODE_97[] PROGMEM = "0000 006D 0037 0000 0014 0088 0014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3C 0013 003E 0013 0015 0013 003C 0013 003C 0013 0015 0013 0085 0013 06C3";</text:p>
          </table:table-cell>
          <table:table-cell table:formula="of:=&quot;{&quot;&amp;[.B99]&amp;&quot;, &quot;&amp;[.C99]&amp;&quot;, &quot;&amp;[.D99]&amp;&quot;, &quot;&amp;[.E99]&amp;&quot;.0},&quot;" office:value-type="string" office:string-value="{esphome::climate::CLIMATE_MODE_COOL, esphome::climate::CLIMATE_FAN_HIGH, esphome::climate::CLIMATE_SWING_OFF, 23.0}," calcext:value-type="string">
            <text:p>{esphome::climate::CLIMATE_MODE_COOL, esphome::climate::CLIMATE_FAN_HIGH, esphome::climate::CLIMATE_SWING_OFF, 23.0},</text:p>
          </table:table-cell>
          <table:table-cell table:formula="of:=&quot;CODE_&quot; &amp; [.A99] &amp; &quot;,&quot;" office:value-type="string" office:string-value="CODE_97," calcext:value-type="string">
            <text:p>CODE_97,</text:p>
          </table:table-cell>
        </table:table-row>
        <table:table-row table:style-name="ro1">
          <table:table-cell table:formula="of:=[.A99]+1" office:value-type="float" office:value="98" calcext:value-type="float">
            <text:p>98</text:p>
          </table:table-cell>
          <table:table-cell table:formula="of:=[.B99]" office:value-type="string" office:string-value="esphome::climate::CLIMATE_MODE_COOL" calcext:value-type="string">
            <text:p>esphome::climate::CLIMATE_MODE_COOL</text:p>
          </table:table-cell>
          <table:table-cell table:formula="of:=[.C99]" office:value-type="string" office:string-value="esphome::climate::CLIMATE_FAN_HIGH" calcext:value-type="string">
            <text:p>esphome::climate::CLIMATE_FAN_HIGH</text:p>
          </table:table-cell>
          <table:table-cell table:formula="of:=[.D70]" office:value-type="string" office:string-value="esphome::climate::CLIMATE_SWING_OFF" calcext:value-type="string">
            <text:p>esphome::climate::CLIMATE_SWING_OFF</text:p>
          </table:table-cell>
          <table:table-cell table:formula="of:=[.E85]" office:value-type="float" office:value="24" calcext:value-type="float">
            <text:p>24</text:p>
          </table:table-cell>
          <table:table-cell office:value-type="string" calcext:value-type="string">
            <text:p>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15 0013 0015 0013 0018 0013 0015 0013 003C 0013 0015 0013 003C 0013 0085 0013 06C3 </text:p>
          </table:table-cell>
          <table:table-cell table:formula="of:=&quot;static const char CODE_&quot;&amp;[.A100]&amp;&quot;[] PROGMEM = &quot;&amp;&quot;&quot;&quot;&quot;&amp;TRIM([.F100])&amp;&quot;&quot;&quot;;&quot;" office:value-type="string" office:string-value="static const char CODE_98[] PROGMEM = &quot;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15 0013 0015 0013 0018 0013 0015 0013 003C 0013 0015 0013 003C 0013 0085 0013 06C3&quot;;" calcext:value-type="string">
            <text:p>static const char CODE_98[] PROGMEM = "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15 0013 0015 0013 0018 0013 0015 0013 003C 0013 0015 0013 003C 0013 0085 0013 06C3";</text:p>
          </table:table-cell>
          <table:table-cell table:formula="of:=&quot;{&quot;&amp;[.B100]&amp;&quot;, &quot;&amp;[.C100]&amp;&quot;, &quot;&amp;[.D100]&amp;&quot;, &quot;&amp;[.E100]&amp;&quot;.0},&quot;" office:value-type="string" office:string-value="{esphome::climate::CLIMATE_MODE_COOL, esphome::climate::CLIMATE_FAN_HIGH, esphome::climate::CLIMATE_SWING_OFF, 24.0}," calcext:value-type="string">
            <text:p>{esphome::climate::CLIMATE_MODE_COOL, esphome::climate::CLIMATE_FAN_HIGH, esphome::climate::CLIMATE_SWING_OFF, 24.0},</text:p>
          </table:table-cell>
          <table:table-cell table:formula="of:=&quot;CODE_&quot; &amp; [.A100] &amp; &quot;,&quot;" office:value-type="string" office:string-value="CODE_98," calcext:value-type="string">
            <text:p>CODE_98,</text:p>
          </table:table-cell>
        </table:table-row>
        <table:table-row table:style-name="ro1">
          <table:table-cell table:formula="of:=[.A100]+1" office:value-type="float" office:value="99" calcext:value-type="float">
            <text:p>99</text:p>
          </table:table-cell>
          <table:table-cell table:formula="of:=[.B100]" office:value-type="string" office:string-value="esphome::climate::CLIMATE_MODE_COOL" calcext:value-type="string">
            <text:p>esphome::climate::CLIMATE_MODE_COOL</text:p>
          </table:table-cell>
          <table:table-cell table:formula="of:=[.C100]" office:value-type="string" office:string-value="esphome::climate::CLIMATE_FAN_HIGH" calcext:value-type="string">
            <text:p>esphome::climate::CLIMATE_FAN_HIGH</text:p>
          </table:table-cell>
          <table:table-cell table:formula="of:=[.D71]" office:value-type="string" office:string-value="esphome::climate::CLIMATE_SWING_OFF" calcext:value-type="string">
            <text:p>esphome::climate::CLIMATE_SWING_OFF</text:p>
          </table:table-cell>
          <table:table-cell table:formula="of:=[.E86]" office:value-type="float" office:value="25" calcext:value-type="float">
            <text:p>25</text:p>
          </table:table-cell>
          <table:table-cell office:value-type="string" calcext:value-type="string">
            <text:p>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15 0013 0015 0013 003E 0013 0015 0013 003C 0013 0015 0013 0015 0013 0085 0013 06C3 </text:p>
          </table:table-cell>
          <table:table-cell table:formula="of:=&quot;static const char CODE_&quot;&amp;[.A101]&amp;&quot;[] PROGMEM = &quot;&amp;&quot;&quot;&quot;&quot;&amp;TRIM([.F101])&amp;&quot;&quot;&quot;;&quot;" office:value-type="string" office:string-value="static const char CODE_99[] PROGMEM = &quot;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15 0013 0015 0013 003E 0013 0015 0013 003C 0013 0015 0013 0015 0013 0085 0013 06C3&quot;;" calcext:value-type="string">
            <text:p>static const char CODE_99[] PROGMEM = "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15 0013 0015 0013 003E 0013 0015 0013 003C 0013 0015 0013 0015 0013 0085 0013 06C3";</text:p>
          </table:table-cell>
          <table:table-cell table:formula="of:=&quot;{&quot;&amp;[.B101]&amp;&quot;, &quot;&amp;[.C101]&amp;&quot;, &quot;&amp;[.D101]&amp;&quot;, &quot;&amp;[.E101]&amp;&quot;.0},&quot;" office:value-type="string" office:string-value="{esphome::climate::CLIMATE_MODE_COOL, esphome::climate::CLIMATE_FAN_HIGH, esphome::climate::CLIMATE_SWING_OFF, 25.0}," calcext:value-type="string">
            <text:p>{esphome::climate::CLIMATE_MODE_COOL, esphome::climate::CLIMATE_FAN_HIGH, esphome::climate::CLIMATE_SWING_OFF, 25.0},</text:p>
          </table:table-cell>
          <table:table-cell table:formula="of:=&quot;CODE_&quot; &amp; [.A101] &amp; &quot;,&quot;" office:value-type="string" office:string-value="CODE_99," calcext:value-type="string">
            <text:p>CODE_99,</text:p>
          </table:table-cell>
        </table:table-row>
        <table:table-row table:style-name="ro1">
          <table:table-cell table:formula="of:=[.A101]+1" office:value-type="float" office:value="100" calcext:value-type="float">
            <text:p>100</text:p>
          </table:table-cell>
          <table:table-cell table:formula="of:=[.B101]" office:value-type="string" office:string-value="esphome::climate::CLIMATE_MODE_COOL" calcext:value-type="string">
            <text:p>esphome::climate::CLIMATE_MODE_COOL</text:p>
          </table:table-cell>
          <table:table-cell table:formula="of:=[.C101]" office:value-type="string" office:string-value="esphome::climate::CLIMATE_FAN_HIGH" calcext:value-type="string">
            <text:p>esphome::climate::CLIMATE_FAN_HIGH</text:p>
          </table:table-cell>
          <table:table-cell table:formula="of:=[.D72]" office:value-type="string" office:string-value="esphome::climate::CLIMATE_SWING_OFF" calcext:value-type="string">
            <text:p>esphome::climate::CLIMATE_SWING_OFF</text:p>
          </table:table-cell>
          <table:table-cell table:formula="of:=[.E87]" office:value-type="float" office:value="26" calcext:value-type="float">
            <text:p>26</text:p>
          </table:table-cell>
          <table:table-cell office:value-type="string" calcext:value-type="string">
            <text:p>0000 006D 0037 0000 0014 0088 0014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3C 0013 003E 0013 0015 0013 003C 0013 003C 0013 0015 0013 0085 0013 06C3 </text:p>
          </table:table-cell>
          <table:table-cell table:formula="of:=&quot;static const char CODE_&quot;&amp;[.A102]&amp;&quot;[] PROGMEM = &quot;&amp;&quot;&quot;&quot;&quot;&amp;TRIM([.F102])&amp;&quot;&quot;&quot;;&quot;" office:value-type="string" office:string-value="static const char CODE_100[] PROGMEM = &quot;0000 006D 0037 0000 0014 0088 0014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3C 0013 003E 0013 0015 0013 003C 0013 003C 0013 0015 0013 0085 0013 06C3&quot;;" calcext:value-type="string">
            <text:p>static const char CODE_100[] PROGMEM = "0000 006D 0037 0000 0014 0088 0014 003A 0015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8 0013 0015 0013 003C 0013 003C 0013 003E 0013 0015 0013 003C 0013 003C 0013 0015 0013 0085 0013 06C3";</text:p>
          </table:table-cell>
          <table:table-cell table:formula="of:=&quot;{&quot;&amp;[.B102]&amp;&quot;, &quot;&amp;[.C102]&amp;&quot;, &quot;&amp;[.D102]&amp;&quot;, &quot;&amp;[.E102]&amp;&quot;.0},&quot;" office:value-type="string" office:string-value="{esphome::climate::CLIMATE_MODE_COOL, esphome::climate::CLIMATE_FAN_HIGH, esphome::climate::CLIMATE_SWING_OFF, 26.0}," calcext:value-type="string">
            <text:p>{esphome::climate::CLIMATE_MODE_COOL, esphome::climate::CLIMATE_FAN_HIGH, esphome::climate::CLIMATE_SWING_OFF, 26.0},</text:p>
          </table:table-cell>
          <table:table-cell table:formula="of:=&quot;CODE_&quot; &amp; [.A102] &amp; &quot;,&quot;" office:value-type="string" office:string-value="CODE_100," calcext:value-type="string">
            <text:p>CODE_100,</text:p>
          </table:table-cell>
        </table:table-row>
        <table:table-row table:style-name="ro1">
          <table:table-cell table:formula="of:=[.A102]+1" office:value-type="float" office:value="101" calcext:value-type="float">
            <text:p>101</text:p>
          </table:table-cell>
          <table:table-cell table:formula="of:=[.B102]" office:value-type="string" office:string-value="esphome::climate::CLIMATE_MODE_COOL" calcext:value-type="string">
            <text:p>esphome::climate::CLIMATE_MODE_COOL</text:p>
          </table:table-cell>
          <table:table-cell table:formula="of:=[.C102]" office:value-type="string" office:string-value="esphome::climate::CLIMATE_FAN_HIGH" calcext:value-type="string">
            <text:p>esphome::climate::CLIMATE_FAN_HIGH</text:p>
          </table:table-cell>
          <table:table-cell table:formula="of:=[.D73]" office:value-type="string" office:string-value="esphome::climate::CLIMATE_SWING_OFF" calcext:value-type="string">
            <text:p>esphome::climate::CLIMATE_SWING_OFF</text:p>
          </table:table-cell>
          <table:table-cell table:formula="of:=[.E88]" office:value-type="float" office:value="27" calcext:value-type="float">
            <text:p>27</text:p>
          </table:table-cell>
          <table:table-cell office:value-type="string" calcext:value-type="string">
            <text:p>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15 0013 003C 0013 003E 0013 0015 0013 0015 0013 003C 0013 0015 0013 0085 0013 06C3 </text:p>
          </table:table-cell>
          <table:table-cell table:formula="of:=&quot;static const char CODE_&quot;&amp;[.A103]&amp;&quot;[] PROGMEM = &quot;&amp;&quot;&quot;&quot;&quot;&amp;TRIM([.F103])&amp;&quot;&quot;&quot;;&quot;" office:value-type="string" office:string-value="static const char CODE_101[] PROGMEM = &quot;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15 0013 003C 0013 003E 0013 0015 0013 0015 0013 003C 0013 0015 0013 0085 0013 06C3&quot;;" calcext:value-type="string">
            <text:p>static const char CODE_101[] PROGMEM = "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15 0013 003C 0013 003E 0013 0015 0013 0015 0013 003C 0013 0015 0013 0085 0013 06C3";</text:p>
          </table:table-cell>
          <table:table-cell table:formula="of:=&quot;{&quot;&amp;[.B103]&amp;&quot;, &quot;&amp;[.C103]&amp;&quot;, &quot;&amp;[.D103]&amp;&quot;, &quot;&amp;[.E103]&amp;&quot;.0},&quot;" office:value-type="string" office:string-value="{esphome::climate::CLIMATE_MODE_COOL, esphome::climate::CLIMATE_FAN_HIGH, esphome::climate::CLIMATE_SWING_OFF, 27.0}," calcext:value-type="string">
            <text:p>{esphome::climate::CLIMATE_MODE_COOL, esphome::climate::CLIMATE_FAN_HIGH, esphome::climate::CLIMATE_SWING_OFF, 27.0},</text:p>
          </table:table-cell>
          <table:table-cell table:formula="of:=&quot;CODE_&quot; &amp; [.A103] &amp; &quot;,&quot;" office:value-type="string" office:string-value="CODE_101," calcext:value-type="string">
            <text:p>CODE_101,</text:p>
          </table:table-cell>
        </table:table-row>
        <table:table-row table:style-name="ro1">
          <table:table-cell table:formula="of:=[.A103]+1" office:value-type="float" office:value="102" calcext:value-type="float">
            <text:p>102</text:p>
          </table:table-cell>
          <table:table-cell table:formula="of:=[.B103]" office:value-type="string" office:string-value="esphome::climate::CLIMATE_MODE_COOL" calcext:value-type="string">
            <text:p>esphome::climate::CLIMATE_MODE_COOL</text:p>
          </table:table-cell>
          <table:table-cell table:formula="of:=[.C103]" office:value-type="string" office:string-value="esphome::climate::CLIMATE_FAN_HIGH" calcext:value-type="string">
            <text:p>esphome::climate::CLIMATE_FAN_HIGH</text:p>
          </table:table-cell>
          <table:table-cell table:formula="of:=[.D74]" office:value-type="string" office:string-value="esphome::climate::CLIMATE_SWING_OFF" calcext:value-type="string">
            <text:p>esphome::climate::CLIMATE_SWING_OFF</text:p>
          </table:table-cell>
          <table:table-cell table:formula="of:=[.E89]" office:value-type="float" office:value="28" calcext:value-type="float">
            <text:p>28</text:p>
          </table:table-cell>
          <table:table-cell office:value-type="string" calcext:value-type="string">
            <text:p>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3C 0013 0015 0013 0018 0013 0015 0013 0015 0013 0015 0013 003C 0013 0085 0013 06C3 </text:p>
          </table:table-cell>
          <table:table-cell table:formula="of:=&quot;static const char CODE_&quot;&amp;[.A104]&amp;&quot;[] PROGMEM = &quot;&amp;&quot;&quot;&quot;&quot;&amp;TRIM([.F104])&amp;&quot;&quot;&quot;;&quot;" office:value-type="string" office:string-value="static const char CODE_102[] PROGMEM = &quot;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3C 0013 0015 0013 0018 0013 0015 0013 0015 0013 0015 0013 003C 0013 0085 0013 06C3&quot;;" calcext:value-type="string">
            <text:p>static const char CODE_102[] PROGMEM = "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3C 0013 0015 0013 0018 0013 0015 0013 0015 0013 0015 0013 003C 0013 0085 0013 06C3";</text:p>
          </table:table-cell>
          <table:table-cell table:formula="of:=&quot;{&quot;&amp;[.B104]&amp;&quot;, &quot;&amp;[.C104]&amp;&quot;, &quot;&amp;[.D104]&amp;&quot;, &quot;&amp;[.E104]&amp;&quot;.0},&quot;" office:value-type="string" office:string-value="{esphome::climate::CLIMATE_MODE_COOL, esphome::climate::CLIMATE_FAN_HIGH, esphome::climate::CLIMATE_SWING_OFF, 28.0}," calcext:value-type="string">
            <text:p>{esphome::climate::CLIMATE_MODE_COOL, esphome::climate::CLIMATE_FAN_HIGH, esphome::climate::CLIMATE_SWING_OFF, 28.0},</text:p>
          </table:table-cell>
          <table:table-cell table:formula="of:=&quot;CODE_&quot; &amp; [.A104] &amp; &quot;,&quot;" office:value-type="string" office:string-value="CODE_102," calcext:value-type="string">
            <text:p>CODE_102,</text:p>
          </table:table-cell>
        </table:table-row>
        <table:table-row table:style-name="ro1">
          <table:table-cell table:formula="of:=[.A104]+1" office:value-type="float" office:value="103" calcext:value-type="float">
            <text:p>103</text:p>
          </table:table-cell>
          <table:table-cell table:formula="of:=[.B104]" office:value-type="string" office:string-value="esphome::climate::CLIMATE_MODE_COOL" calcext:value-type="string">
            <text:p>esphome::climate::CLIMATE_MODE_COOL</text:p>
          </table:table-cell>
          <table:table-cell table:formula="of:=[.C104]" office:value-type="string" office:string-value="esphome::climate::CLIMATE_FAN_HIGH" calcext:value-type="string">
            <text:p>esphome::climate::CLIMATE_FAN_HIGH</text:p>
          </table:table-cell>
          <table:table-cell table:formula="of:=[.D75]" office:value-type="string" office:string-value="esphome::climate::CLIMATE_SWING_OFF" calcext:value-type="string">
            <text:p>esphome::climate::CLIMATE_SWING_OFF</text:p>
          </table:table-cell>
          <table:table-cell table:formula="of:=[.E90]" office:value-type="float" office:value="29" calcext:value-type="float">
            <text:p>29</text:p>
          </table:table-cell>
          <table:table-cell office:value-type="string" calcext:value-type="string">
            <text:p>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15 0013 0017 0013 003C 0013 0015 0013 0015 0013 0017 0013 003C 0013 003C 0013 0015 0013 003E 0013 0015 0013 0015 0013 0015 0013 0015 0013 0085 0013 06C3 </text:p>
          </table:table-cell>
          <table:table-cell table:formula="of:=&quot;static const char CODE_&quot;&amp;[.A105]&amp;&quot;[] PROGMEM = &quot;&amp;&quot;&quot;&quot;&quot;&amp;TRIM([.F105])&amp;&quot;&quot;&quot;;&quot;" office:value-type="string" office:string-value="static const char CODE_103[] PROGMEM = &quot;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15 0013 0017 0013 003C 0013 0015 0013 0015 0013 0017 0013 003C 0013 003C 0013 0015 0013 003E 0013 0015 0013 0015 0013 0015 0013 0015 0013 0085 0013 06C3&quot;;" calcext:value-type="string">
            <text:p>static const char CODE_103[] PROGMEM = "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B 0013 003C 0013 003E 0013 003C 0013 0015 0013 0015 0013 0017 0013 003C 0013 0015 0013 0015 0013 0017 0013 003C 0013 003C 0013 0015 0013 003E 0013 0015 0013 0015 0013 0015 0013 0015 0013 0085 0013 06C3";</text:p>
          </table:table-cell>
          <table:table-cell table:formula="of:=&quot;{&quot;&amp;[.B105]&amp;&quot;, &quot;&amp;[.C105]&amp;&quot;, &quot;&amp;[.D105]&amp;&quot;, &quot;&amp;[.E105]&amp;&quot;.0},&quot;" office:value-type="string" office:string-value="{esphome::climate::CLIMATE_MODE_COOL, esphome::climate::CLIMATE_FAN_HIGH, esphome::climate::CLIMATE_SWING_OFF, 29.0}," calcext:value-type="string">
            <text:p>{esphome::climate::CLIMATE_MODE_COOL, esphome::climate::CLIMATE_FAN_HIGH, esphome::climate::CLIMATE_SWING_OFF, 29.0},</text:p>
          </table:table-cell>
          <table:table-cell table:formula="of:=&quot;CODE_&quot; &amp; [.A105] &amp; &quot;,&quot;" office:value-type="string" office:string-value="CODE_103," calcext:value-type="string">
            <text:p>CODE_103,</text:p>
          </table:table-cell>
        </table:table-row>
        <table:table-row table:style-name="ro1">
          <table:table-cell table:formula="of:=[.A105]+1" office:value-type="float" office:value="104" calcext:value-type="float">
            <text:p>104</text:p>
          </table:table-cell>
          <table:table-cell table:formula="of:=[.B105]" office:value-type="string" office:string-value="esphome::climate::CLIMATE_MODE_COOL" calcext:value-type="string">
            <text:p>esphome::climate::CLIMATE_MODE_COOL</text:p>
          </table:table-cell>
          <table:table-cell table:formula="of:=[.C105]" office:value-type="string" office:string-value="esphome::climate::CLIMATE_FAN_HIGH" calcext:value-type="string">
            <text:p>esphome::climate::CLIMATE_FAN_HIGH</text:p>
          </table:table-cell>
          <table:table-cell table:formula="of:=[.D76]" office:value-type="string" office:string-value="esphome::climate::CLIMATE_SWING_OFF" calcext:value-type="string">
            <text:p>esphome::climate::CLIMATE_SWING_OFF</text:p>
          </table:table-cell>
          <table:table-cell table:formula="of:=[.E91]" office:value-type="float" office:value="30" calcext:value-type="float">
            <text:p>30</text:p>
          </table:table-cell>
          <table:table-cell office:value-type="string" calcext:value-type="string">
            <text:p>0000 006D 0037 0000 0014 0088 0014 003A 0014 0014 0015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3C 0013 003C 0013 0017 0013 003C 0013 003C 0013 003C 0013 003C 0013 0085 0013 06C3 </text:p>
          </table:table-cell>
          <table:table-cell table:formula="of:=&quot;static const char CODE_&quot;&amp;[.A106]&amp;&quot;[] PROGMEM = &quot;&amp;&quot;&quot;&quot;&quot;&amp;TRIM([.F106])&amp;&quot;&quot;&quot;;&quot;" office:value-type="string" office:string-value="static const char CODE_104[] PROGMEM = &quot;0000 006D 0037 0000 0014 0088 0014 003A 0014 0014 0015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3C 0013 003C 0013 0017 0013 003C 0013 003C 0013 003C 0013 003C 0013 0085 0013 06C3&quot;;" calcext:value-type="string">
            <text:p>static const char CODE_104[] PROGMEM = "0000 006D 0037 0000 0014 0088 0014 003A 0014 0014 0015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15 0013 0017 0013 003C 0013 0015 0013 0015 0013 0017 0013 003C 0013 003C 0013 003C 0013 0017 0013 003C 0013 003C 0013 003C 0013 003C 0013 0085 0013 06C3";</text:p>
          </table:table-cell>
          <table:table-cell table:formula="of:=&quot;{&quot;&amp;[.B106]&amp;&quot;, &quot;&amp;[.C106]&amp;&quot;, &quot;&amp;[.D106]&amp;&quot;, &quot;&amp;[.E106]&amp;&quot;.0},&quot;" office:value-type="string" office:string-value="{esphome::climate::CLIMATE_MODE_COOL, esphome::climate::CLIMATE_FAN_HIGH, esphome::climate::CLIMATE_SWING_OFF, 30.0}," calcext:value-type="string">
            <text:p>{esphome::climate::CLIMATE_MODE_COOL, esphome::climate::CLIMATE_FAN_HIGH, esphome::climate::CLIMATE_SWING_OFF, 30.0},</text:p>
          </table:table-cell>
          <table:table-cell table:formula="of:=&quot;CODE_&quot; &amp; [.A106] &amp; &quot;,&quot;" office:value-type="string" office:string-value="CODE_104," calcext:value-type="string">
            <text:p>CODE_104,</text:p>
          </table:table-cell>
        </table:table-row>
        <table:table-row table:style-name="ro1">
          <table:table-cell table:formula="of:=[.A106]+1" office:value-type="float" office:value="105" calcext:value-type="float">
            <text:p>105</text:p>
          </table:table-cell>
          <table:table-cell table:formula="of:=[.B106]" office:value-type="string" office:string-value="esphome::climate::CLIMATE_MODE_COOL" calcext:value-type="string">
            <text:p>esphome::climate::CLIMATE_MODE_COOL</text:p>
          </table:table-cell>
          <table:table-cell table:formula="of:=[.C106]" office:value-type="string" office:string-value="esphome::climate::CLIMATE_FAN_HIGH" calcext:value-type="string">
            <text:p>esphome::climate::CLIMATE_FAN_HIGH</text:p>
          </table:table-cell>
          <table:table-cell table:formula="of:=[.D77]" office:value-type="string" office:string-value="esphome::climate::CLIMATE_SWING_VERTICAL" calcext:value-type="string">
            <text:p>esphome::climate::CLIMATE_SWING_VERTICAL</text:p>
          </table:table-cell>
          <table:table-cell table:formula="of:=[.E92]" office:value-type="float" office:value="16" calcext:value-type="float">
            <text:p>16</text:p>
          </table:table-cell>
          <table:table-cell office:value-type="string" calcext:value-type="string">
            <text:p>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5 0013 0015 0013 0017 0013 003C 0013 003C 0013 003C 0013 003C 0013 0085 0013 06C3 </text:p>
          </table:table-cell>
          <table:table-cell table:formula="of:=&quot;static const char CODE_&quot;&amp;[.A107]&amp;&quot;[] PROGMEM = &quot;&amp;&quot;&quot;&quot;&quot;&amp;TRIM([.F107])&amp;&quot;&quot;&quot;;&quot;" office:value-type="string" office:string-value="static const char CODE_105[] PROGMEM = &quot;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5 0013 0015 0013 0017 0013 003C 0013 003C 0013 003C 0013 003C 0013 0085 0013 06C3&quot;;" calcext:value-type="string">
            <text:p>static const char CODE_105[] PROGMEM = "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5 0013 0015 0013 0017 0013 003C 0013 003C 0013 003C 0013 003C 0013 0085 0013 06C3";</text:p>
          </table:table-cell>
          <table:table-cell table:formula="of:=&quot;{&quot;&amp;[.B107]&amp;&quot;, &quot;&amp;[.C107]&amp;&quot;, &quot;&amp;[.D107]&amp;&quot;, &quot;&amp;[.E107]&amp;&quot;.0},&quot;" office:value-type="string" office:string-value="{esphome::climate::CLIMATE_MODE_COOL, esphome::climate::CLIMATE_FAN_HIGH, esphome::climate::CLIMATE_SWING_VERTICAL, 16.0}," calcext:value-type="string">
            <text:p>{esphome::climate::CLIMATE_MODE_COOL, esphome::climate::CLIMATE_FAN_HIGH, esphome::climate::CLIMATE_SWING_VERTICAL, 16.0},</text:p>
          </table:table-cell>
          <table:table-cell table:formula="of:=&quot;CODE_&quot; &amp; [.A107] &amp; &quot;,&quot;" office:value-type="string" office:string-value="CODE_105," calcext:value-type="string">
            <text:p>CODE_105,</text:p>
          </table:table-cell>
        </table:table-row>
        <table:table-row table:style-name="ro1">
          <table:table-cell table:formula="of:=[.A107]+1" office:value-type="float" office:value="106" calcext:value-type="float">
            <text:p>106</text:p>
          </table:table-cell>
          <table:table-cell table:formula="of:=[.B107]" office:value-type="string" office:string-value="esphome::climate::CLIMATE_MODE_COOL" calcext:value-type="string">
            <text:p>esphome::climate::CLIMATE_MODE_COOL</text:p>
          </table:table-cell>
          <table:table-cell table:formula="of:=[.C107]" office:value-type="string" office:string-value="esphome::climate::CLIMATE_FAN_HIGH" calcext:value-type="string">
            <text:p>esphome::climate::CLIMATE_FAN_HIGH</text:p>
          </table:table-cell>
          <table:table-cell table:formula="of:=[.D78]" office:value-type="string" office:string-value="esphome::climate::CLIMATE_SWING_VERTICAL" calcext:value-type="string">
            <text:p>esphome::climate::CLIMATE_SWING_VERTICAL</text:p>
          </table:table-cell>
          <table:table-cell table:formula="of:=[.E93]" office:value-type="float" office:value="17" calcext:value-type="float">
            <text:p>17</text:p>
          </table:table-cell>
          <table:table-cell office:value-type="string" calcext:value-type="string">
            <text:p>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6 0013 0015 0013 003E 0013 003B 0013 003C 0013 003C 0013 0015 0013 0085 0013 06C3 </text:p>
          </table:table-cell>
          <table:table-cell table:formula="of:=&quot;static const char CODE_&quot;&amp;[.A108]&amp;&quot;[] PROGMEM = &quot;&amp;&quot;&quot;&quot;&quot;&amp;TRIM([.F108])&amp;&quot;&quot;&quot;;&quot;" office:value-type="string" office:string-value="static const char CODE_106[] PROGMEM = &quot;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6 0013 0015 0013 003E 0013 003B 0013 003C 0013 003C 0013 0015 0013 0085 0013 06C3&quot;;" calcext:value-type="string">
            <text:p>static const char CODE_106[] PROGMEM = "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6 0013 0015 0013 003E 0013 003B 0013 003C 0013 003C 0013 0015 0013 0085 0013 06C3";</text:p>
          </table:table-cell>
          <table:table-cell table:formula="of:=&quot;{&quot;&amp;[.B108]&amp;&quot;, &quot;&amp;[.C108]&amp;&quot;, &quot;&amp;[.D108]&amp;&quot;, &quot;&amp;[.E108]&amp;&quot;.0},&quot;" office:value-type="string" office:string-value="{esphome::climate::CLIMATE_MODE_COOL, esphome::climate::CLIMATE_FAN_HIGH, esphome::climate::CLIMATE_SWING_VERTICAL, 17.0}," calcext:value-type="string">
            <text:p>{esphome::climate::CLIMATE_MODE_COOL, esphome::climate::CLIMATE_FAN_HIGH, esphome::climate::CLIMATE_SWING_VERTICAL, 17.0},</text:p>
          </table:table-cell>
          <table:table-cell table:formula="of:=&quot;CODE_&quot; &amp; [.A108] &amp; &quot;,&quot;" office:value-type="string" office:string-value="CODE_106," calcext:value-type="string">
            <text:p>CODE_106,</text:p>
          </table:table-cell>
        </table:table-row>
        <table:table-row table:style-name="ro1">
          <table:table-cell table:formula="of:=[.A108]+1" office:value-type="float" office:value="107" calcext:value-type="float">
            <text:p>107</text:p>
          </table:table-cell>
          <table:table-cell table:formula="of:=[.B108]" office:value-type="string" office:string-value="esphome::climate::CLIMATE_MODE_COOL" calcext:value-type="string">
            <text:p>esphome::climate::CLIMATE_MODE_COOL</text:p>
          </table:table-cell>
          <table:table-cell table:formula="of:=[.C108]" office:value-type="string" office:string-value="esphome::climate::CLIMATE_FAN_HIGH" calcext:value-type="string">
            <text:p>esphome::climate::CLIMATE_FAN_HIGH</text:p>
          </table:table-cell>
          <table:table-cell table:formula="of:=[.D79]" office:value-type="string" office:string-value="esphome::climate::CLIMATE_SWING_VERTICAL" calcext:value-type="string">
            <text:p>esphome::climate::CLIMATE_SWING_VERTICAL</text:p>
          </table:table-cell>
          <table:table-cell table:formula="of:=[.E94]" office:value-type="float" office:value="18" calcext:value-type="float">
            <text:p>18</text:p>
          </table:table-cell>
          <table:table-cell office:value-type="string" calcext:value-type="string">
            <text:p>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5 0013 003C 0013 0017 0013 003C 0013 003C 0013 0015 0013 003C 0013 0085 0013 06C3 </text:p>
          </table:table-cell>
          <table:table-cell table:formula="of:=&quot;static const char CODE_&quot;&amp;[.A109]&amp;&quot;[] PROGMEM = &quot;&amp;&quot;&quot;&quot;&quot;&amp;TRIM([.F109])&amp;&quot;&quot;&quot;;&quot;" office:value-type="string" office:string-value="static const char CODE_107[] PROGMEM = &quot;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5 0013 003C 0013 0017 0013 003C 0013 003C 0013 0015 0013 003C 0013 0085 0013 06C3&quot;;" calcext:value-type="string">
            <text:p>static const char CODE_107[] PROGMEM = "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5 0013 003C 0013 0017 0013 003C 0013 003C 0013 0015 0013 003C 0013 0085 0013 06C3";</text:p>
          </table:table-cell>
          <table:table-cell table:formula="of:=&quot;{&quot;&amp;[.B109]&amp;&quot;, &quot;&amp;[.C109]&amp;&quot;, &quot;&amp;[.D109]&amp;&quot;, &quot;&amp;[.E109]&amp;&quot;.0},&quot;" office:value-type="string" office:string-value="{esphome::climate::CLIMATE_MODE_COOL, esphome::climate::CLIMATE_FAN_HIGH, esphome::climate::CLIMATE_SWING_VERTICAL, 18.0}," calcext:value-type="string">
            <text:p>{esphome::climate::CLIMATE_MODE_COOL, esphome::climate::CLIMATE_FAN_HIGH, esphome::climate::CLIMATE_SWING_VERTICAL, 18.0},</text:p>
          </table:table-cell>
          <table:table-cell table:formula="of:=&quot;CODE_&quot; &amp; [.A109] &amp; &quot;,&quot;" office:value-type="string" office:string-value="CODE_107," calcext:value-type="string">
            <text:p>CODE_107,</text:p>
          </table:table-cell>
        </table:table-row>
        <table:table-row table:style-name="ro1">
          <table:table-cell table:formula="of:=[.A109]+1" office:value-type="float" office:value="108" calcext:value-type="float">
            <text:p>108</text:p>
          </table:table-cell>
          <table:table-cell table:formula="of:=[.B109]" office:value-type="string" office:string-value="esphome::climate::CLIMATE_MODE_COOL" calcext:value-type="string">
            <text:p>esphome::climate::CLIMATE_MODE_COOL</text:p>
          </table:table-cell>
          <table:table-cell table:formula="of:=[.C109]" office:value-type="string" office:string-value="esphome::climate::CLIMATE_FAN_HIGH" calcext:value-type="string">
            <text:p>esphome::climate::CLIMATE_FAN_HIGH</text:p>
          </table:table-cell>
          <table:table-cell table:formula="of:=[.D80]" office:value-type="string" office:string-value="esphome::climate::CLIMATE_SWING_VERTICAL" calcext:value-type="string">
            <text:p>esphome::climate::CLIMATE_SWING_VERTICAL</text:p>
          </table:table-cell>
          <table:table-cell table:formula="of:=[.E95]" office:value-type="float" office:value="19" calcext:value-type="float">
            <text:p>19</text:p>
          </table:table-cell>
          <table:table-cell office:value-type="string" calcext:value-type="string">
            <text:p>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5 0013 003C 0013 003E 0013 003C 0013 003C 0013 0015 0013 0015 0013 0085 0013 06C3 </text:p>
          </table:table-cell>
          <table:table-cell table:formula="of:=&quot;static const char CODE_&quot;&amp;[.A110]&amp;&quot;[] PROGMEM = &quot;&amp;&quot;&quot;&quot;&quot;&amp;TRIM([.F110])&amp;&quot;&quot;&quot;;&quot;" office:value-type="string" office:string-value="static const char CODE_108[] PROGMEM = &quot;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5 0013 003C 0013 003E 0013 003C 0013 003C 0013 0015 0013 0015 0013 0085 0013 06C3&quot;;" calcext:value-type="string">
            <text:p>static const char CODE_108[] PROGMEM = "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15 0013 003C 0013 003E 0013 003C 0013 003C 0013 0015 0013 0015 0013 0085 0013 06C3";</text:p>
          </table:table-cell>
          <table:table-cell table:formula="of:=&quot;{&quot;&amp;[.B110]&amp;&quot;, &quot;&amp;[.C110]&amp;&quot;, &quot;&amp;[.D110]&amp;&quot;, &quot;&amp;[.E110]&amp;&quot;.0},&quot;" office:value-type="string" office:string-value="{esphome::climate::CLIMATE_MODE_COOL, esphome::climate::CLIMATE_FAN_HIGH, esphome::climate::CLIMATE_SWING_VERTICAL, 19.0}," calcext:value-type="string">
            <text:p>{esphome::climate::CLIMATE_MODE_COOL, esphome::climate::CLIMATE_FAN_HIGH, esphome::climate::CLIMATE_SWING_VERTICAL, 19.0},</text:p>
          </table:table-cell>
          <table:table-cell table:formula="of:=&quot;CODE_&quot; &amp; [.A110] &amp; &quot;,&quot;" office:value-type="string" office:string-value="CODE_108," calcext:value-type="string">
            <text:p>CODE_108,</text:p>
          </table:table-cell>
        </table:table-row>
        <table:table-row table:style-name="ro1">
          <table:table-cell table:formula="of:=[.A110]+1" office:value-type="float" office:value="109" calcext:value-type="float">
            <text:p>109</text:p>
          </table:table-cell>
          <table:table-cell table:formula="of:=[.B110]" office:value-type="string" office:string-value="esphome::climate::CLIMATE_MODE_COOL" calcext:value-type="string">
            <text:p>esphome::climate::CLIMATE_MODE_COOL</text:p>
          </table:table-cell>
          <table:table-cell table:formula="of:=[.C110]" office:value-type="string" office:string-value="esphome::climate::CLIMATE_FAN_HIGH" calcext:value-type="string">
            <text:p>esphome::climate::CLIMATE_FAN_HIGH</text:p>
          </table:table-cell>
          <table:table-cell table:formula="of:=[.D81]" office:value-type="string" office:string-value="esphome::climate::CLIMATE_SWING_VERTICAL" calcext:value-type="string">
            <text:p>esphome::climate::CLIMATE_SWING_VERTICAL</text:p>
          </table:table-cell>
          <table:table-cell table:formula="of:=[.E96]" office:value-type="float" office:value="20" calcext:value-type="float">
            <text:p>20</text:p>
          </table:table-cell>
          <table:table-cell office:value-type="string" calcext:value-type="string">
            <text:p>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15 0013 0017 0013 003C 0013 0015 0013 003C 0013 003C 0013 0085 0013 06C3 </text:p>
          </table:table-cell>
          <table:table-cell table:formula="of:=&quot;static const char CODE_&quot;&amp;[.A111]&amp;&quot;[] PROGMEM = &quot;&amp;&quot;&quot;&quot;&quot;&amp;TRIM([.F111])&amp;&quot;&quot;&quot;;&quot;" office:value-type="string" office:string-value="static const char CODE_109[] PROGMEM = &quot;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15 0013 0017 0013 003C 0013 0015 0013 003C 0013 003C 0013 0085 0013 06C3&quot;;" calcext:value-type="string">
            <text:p>static const char CODE_109[] PROGMEM = "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15 0013 0017 0013 003C 0013 0015 0013 003C 0013 003C 0013 0085 0013 06C3";</text:p>
          </table:table-cell>
          <table:table-cell table:formula="of:=&quot;{&quot;&amp;[.B111]&amp;&quot;, &quot;&amp;[.C111]&amp;&quot;, &quot;&amp;[.D111]&amp;&quot;, &quot;&amp;[.E111]&amp;&quot;.0},&quot;" office:value-type="string" office:string-value="{esphome::climate::CLIMATE_MODE_COOL, esphome::climate::CLIMATE_FAN_HIGH, esphome::climate::CLIMATE_SWING_VERTICAL, 20.0}," calcext:value-type="string">
            <text:p>{esphome::climate::CLIMATE_MODE_COOL, esphome::climate::CLIMATE_FAN_HIGH, esphome::climate::CLIMATE_SWING_VERTICAL, 20.0},</text:p>
          </table:table-cell>
          <table:table-cell table:formula="of:=&quot;CODE_&quot; &amp; [.A111] &amp; &quot;,&quot;" office:value-type="string" office:string-value="CODE_109," calcext:value-type="string">
            <text:p>CODE_109,</text:p>
          </table:table-cell>
        </table:table-row>
        <table:table-row table:style-name="ro1">
          <table:table-cell table:formula="of:=[.A111]+1" office:value-type="float" office:value="110" calcext:value-type="float">
            <text:p>110</text:p>
          </table:table-cell>
          <table:table-cell table:formula="of:=[.B111]" office:value-type="string" office:string-value="esphome::climate::CLIMATE_MODE_COOL" calcext:value-type="string">
            <text:p>esphome::climate::CLIMATE_MODE_COOL</text:p>
          </table:table-cell>
          <table:table-cell table:formula="of:=[.C111]" office:value-type="string" office:string-value="esphome::climate::CLIMATE_FAN_HIGH" calcext:value-type="string">
            <text:p>esphome::climate::CLIMATE_FAN_HIGH</text:p>
          </table:table-cell>
          <table:table-cell table:formula="of:=[.D82]" office:value-type="string" office:string-value="esphome::climate::CLIMATE_SWING_VERTICAL" calcext:value-type="string">
            <text:p>esphome::climate::CLIMATE_SWING_VERTICAL</text:p>
          </table:table-cell>
          <table:table-cell table:formula="of:=[.E97]" office:value-type="float" office:value="21" calcext:value-type="float">
            <text:p>21</text:p>
          </table:table-cell>
          <table:table-cell office:value-type="string" calcext:value-type="string">
            <text:p>0000 006D 0037 0000 0014 0088 0015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15 0013 003E 0013 003C 0013 0015 0013 003C 0013 0015 0013 0085 0013 06C3 </text:p>
          </table:table-cell>
          <table:table-cell table:formula="of:=&quot;static const char CODE_&quot;&amp;[.A112]&amp;&quot;[] PROGMEM = &quot;&amp;&quot;&quot;&quot;&quot;&amp;TRIM([.F112])&amp;&quot;&quot;&quot;;&quot;" office:value-type="string" office:string-value="static const char CODE_110[] PROGMEM = &quot;0000 006D 0037 0000 0014 0088 0015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15 0013 003E 0013 003C 0013 0015 0013 003C 0013 0015 0013 0085 0013 06C3&quot;;" calcext:value-type="string">
            <text:p>static const char CODE_110[] PROGMEM = "0000 006D 0037 0000 0014 0088 0015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15 0013 003E 0013 003C 0013 0015 0013 003C 0013 0015 0013 0085 0013 06C3";</text:p>
          </table:table-cell>
          <table:table-cell table:formula="of:=&quot;{&quot;&amp;[.B112]&amp;&quot;, &quot;&amp;[.C112]&amp;&quot;, &quot;&amp;[.D112]&amp;&quot;, &quot;&amp;[.E112]&amp;&quot;.0},&quot;" office:value-type="string" office:string-value="{esphome::climate::CLIMATE_MODE_COOL, esphome::climate::CLIMATE_FAN_HIGH, esphome::climate::CLIMATE_SWING_VERTICAL, 21.0}," calcext:value-type="string">
            <text:p>{esphome::climate::CLIMATE_MODE_COOL, esphome::climate::CLIMATE_FAN_HIGH, esphome::climate::CLIMATE_SWING_VERTICAL, 21.0},</text:p>
          </table:table-cell>
          <table:table-cell table:formula="of:=&quot;CODE_&quot; &amp; [.A112] &amp; &quot;,&quot;" office:value-type="string" office:string-value="CODE_110," calcext:value-type="string">
            <text:p>CODE_110,</text:p>
          </table:table-cell>
        </table:table-row>
        <table:table-row table:style-name="ro1">
          <table:table-cell table:formula="of:=[.A112]+1" office:value-type="float" office:value="111" calcext:value-type="float">
            <text:p>111</text:p>
          </table:table-cell>
          <table:table-cell table:formula="of:=[.B112]" office:value-type="string" office:string-value="esphome::climate::CLIMATE_MODE_COOL" calcext:value-type="string">
            <text:p>esphome::climate::CLIMATE_MODE_COOL</text:p>
          </table:table-cell>
          <table:table-cell table:formula="of:=[.C112]" office:value-type="string" office:string-value="esphome::climate::CLIMATE_FAN_HIGH" calcext:value-type="string">
            <text:p>esphome::climate::CLIMATE_FAN_HIGH</text:p>
          </table:table-cell>
          <table:table-cell table:formula="of:=[.D83]" office:value-type="string" office:string-value="esphome::climate::CLIMATE_SWING_VERTICAL" calcext:value-type="string">
            <text:p>esphome::climate::CLIMATE_SWING_VERTICAL</text:p>
          </table:table-cell>
          <table:table-cell table:formula="of:=[.E98]" office:value-type="float" office:value="22" calcext:value-type="float">
            <text:p>22</text:p>
          </table:table-cell>
          <table:table-cell office:value-type="string" calcext:value-type="string">
            <text:p>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3C 0013 0017 0013 003C 0013 0015 0013 0015 0013 003C 0013 0085 0013 06C3 </text:p>
          </table:table-cell>
          <table:table-cell table:formula="of:=&quot;static const char CODE_&quot;&amp;[.A113]&amp;&quot;[] PROGMEM = &quot;&amp;&quot;&quot;&quot;&quot;&amp;TRIM([.F113])&amp;&quot;&quot;&quot;;&quot;" office:value-type="string" office:string-value="static const char CODE_111[] PROGMEM = &quot;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3C 0013 0017 0013 003C 0013 0015 0013 0015 0013 003C 0013 0085 0013 06C3&quot;;" calcext:value-type="string">
            <text:p>static const char CODE_111[] PROGMEM = "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3C 0013 0017 0013 003C 0013 0015 0013 0015 0013 003C 0013 0085 0013 06C3";</text:p>
          </table:table-cell>
          <table:table-cell table:formula="of:=&quot;{&quot;&amp;[.B113]&amp;&quot;, &quot;&amp;[.C113]&amp;&quot;, &quot;&amp;[.D113]&amp;&quot;, &quot;&amp;[.E113]&amp;&quot;.0},&quot;" office:value-type="string" office:string-value="{esphome::climate::CLIMATE_MODE_COOL, esphome::climate::CLIMATE_FAN_HIGH, esphome::climate::CLIMATE_SWING_VERTICAL, 22.0}," calcext:value-type="string">
            <text:p>{esphome::climate::CLIMATE_MODE_COOL, esphome::climate::CLIMATE_FAN_HIGH, esphome::climate::CLIMATE_SWING_VERTICAL, 22.0},</text:p>
          </table:table-cell>
          <table:table-cell table:formula="of:=&quot;CODE_&quot; &amp; [.A113] &amp; &quot;,&quot;" office:value-type="string" office:string-value="CODE_111," calcext:value-type="string">
            <text:p>CODE_111,</text:p>
          </table:table-cell>
        </table:table-row>
        <table:table-row table:style-name="ro1">
          <table:table-cell table:formula="of:=[.A113]+1" office:value-type="float" office:value="112" calcext:value-type="float">
            <text:p>112</text:p>
          </table:table-cell>
          <table:table-cell table:formula="of:=[.B113]" office:value-type="string" office:string-value="esphome::climate::CLIMATE_MODE_COOL" calcext:value-type="string">
            <text:p>esphome::climate::CLIMATE_MODE_COOL</text:p>
          </table:table-cell>
          <table:table-cell table:formula="of:=[.C113]" office:value-type="string" office:string-value="esphome::climate::CLIMATE_FAN_HIGH" calcext:value-type="string">
            <text:p>esphome::climate::CLIMATE_FAN_HIGH</text:p>
          </table:table-cell>
          <table:table-cell table:formula="of:=[.D84]" office:value-type="string" office:string-value="esphome::climate::CLIMATE_SWING_VERTICAL" calcext:value-type="string">
            <text:p>esphome::climate::CLIMATE_SWING_VERTICAL</text:p>
          </table:table-cell>
          <table:table-cell table:formula="of:=[.E99]" office:value-type="float" office:value="23" calcext:value-type="float">
            <text:p>23</text:p>
          </table:table-cell>
          <table:table-cell office:value-type="string" calcext:value-type="string">
            <text:p>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3C 0013 003E 0013 003C 0013 0015 0013 0015 0013 0015 0013 0085 0013 06C3 </text:p>
          </table:table-cell>
          <table:table-cell table:formula="of:=&quot;static const char CODE_&quot;&amp;[.A114]&amp;&quot;[] PROGMEM = &quot;&amp;&quot;&quot;&quot;&quot;&amp;TRIM([.F114])&amp;&quot;&quot;&quot;;&quot;" office:value-type="string" office:string-value="static const char CODE_112[] PROGMEM = &quot;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3C 0013 003E 0013 003C 0013 0015 0013 0015 0013 0015 0013 0085 0013 06C3&quot;;" calcext:value-type="string">
            <text:p>static const char CODE_112[] PROGMEM = "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15 0013 003C 0013 003C 0013 003E 0013 003C 0013 0015 0013 0015 0013 0015 0013 0085 0013 06C3";</text:p>
          </table:table-cell>
          <table:table-cell table:formula="of:=&quot;{&quot;&amp;[.B114]&amp;&quot;, &quot;&amp;[.C114]&amp;&quot;, &quot;&amp;[.D114]&amp;&quot;, &quot;&amp;[.E114]&amp;&quot;.0},&quot;" office:value-type="string" office:string-value="{esphome::climate::CLIMATE_MODE_COOL, esphome::climate::CLIMATE_FAN_HIGH, esphome::climate::CLIMATE_SWING_VERTICAL, 23.0}," calcext:value-type="string">
            <text:p>{esphome::climate::CLIMATE_MODE_COOL, esphome::climate::CLIMATE_FAN_HIGH, esphome::climate::CLIMATE_SWING_VERTICAL, 23.0},</text:p>
          </table:table-cell>
          <table:table-cell table:formula="of:=&quot;CODE_&quot; &amp; [.A114] &amp; &quot;,&quot;" office:value-type="string" office:string-value="CODE_112," calcext:value-type="string">
            <text:p>CODE_112,</text:p>
          </table:table-cell>
        </table:table-row>
        <table:table-row table:style-name="ro1">
          <table:table-cell table:formula="of:=[.A114]+1" office:value-type="float" office:value="113" calcext:value-type="float">
            <text:p>113</text:p>
          </table:table-cell>
          <table:table-cell table:formula="of:=[.B114]" office:value-type="string" office:string-value="esphome::climate::CLIMATE_MODE_COOL" calcext:value-type="string">
            <text:p>esphome::climate::CLIMATE_MODE_COOL</text:p>
          </table:table-cell>
          <table:table-cell table:formula="of:=[.C114]" office:value-type="string" office:string-value="esphome::climate::CLIMATE_FAN_HIGH" calcext:value-type="string">
            <text:p>esphome::climate::CLIMATE_FAN_HIGH</text:p>
          </table:table-cell>
          <table:table-cell table:formula="of:=[.D85]" office:value-type="string" office:string-value="esphome::climate::CLIMATE_SWING_VERTICAL" calcext:value-type="string">
            <text:p>esphome::climate::CLIMATE_SWING_VERTICAL</text:p>
          </table:table-cell>
          <table:table-cell table:formula="of:=[.E100]" office:value-type="float" office:value="24" calcext:value-type="float">
            <text:p>24</text:p>
          </table:table-cell>
          <table:table-cell office:value-type="string" calcext:value-type="string">
            <text:p>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3C 0013 0015 0013 0015 0013 0017 0013 003C 0013 0015 0013 0015 0013 0018 0013 0015 0013 003C 0013 003B 0013 003C 0013 0085 0013 06C3 </text:p>
          </table:table-cell>
          <table:table-cell table:formula="of:=&quot;static const char CODE_&quot;&amp;[.A115]&amp;&quot;[] PROGMEM = &quot;&amp;&quot;&quot;&quot;&quot;&amp;TRIM([.F115])&amp;&quot;&quot;&quot;;&quot;" office:value-type="string" office:string-value="static const char CODE_113[] PROGMEM = &quot;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3C 0013 0015 0013 0015 0013 0017 0013 003C 0013 0015 0013 0015 0013 0018 0013 0015 0013 003C 0013 003B 0013 003C 0013 0085 0013 06C3&quot;;" calcext:value-type="string">
            <text:p>static const char CODE_113[] PROGMEM = "0000 006D 0037 0000 0014 0088 0014 003A 0014 0014 0015 0013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8 0013 003C 0013 0015 0013 0015 0013 0017 0013 003C 0013 0015 0013 0015 0013 0018 0013 0015 0013 003C 0013 003B 0013 003C 0013 0085 0013 06C3";</text:p>
          </table:table-cell>
          <table:table-cell table:formula="of:=&quot;{&quot;&amp;[.B115]&amp;&quot;, &quot;&amp;[.C115]&amp;&quot;, &quot;&amp;[.D115]&amp;&quot;, &quot;&amp;[.E115]&amp;&quot;.0},&quot;" office:value-type="string" office:string-value="{esphome::climate::CLIMATE_MODE_COOL, esphome::climate::CLIMATE_FAN_HIGH, esphome::climate::CLIMATE_SWING_VERTICAL, 24.0}," calcext:value-type="string">
            <text:p>{esphome::climate::CLIMATE_MODE_COOL, esphome::climate::CLIMATE_FAN_HIGH, esphome::climate::CLIMATE_SWING_VERTICAL, 24.0},</text:p>
          </table:table-cell>
          <table:table-cell table:formula="of:=&quot;CODE_&quot; &amp; [.A115] &amp; &quot;,&quot;" office:value-type="string" office:string-value="CODE_113," calcext:value-type="string">
            <text:p>CODE_113,</text:p>
          </table:table-cell>
        </table:table-row>
        <table:table-row table:style-name="ro1">
          <table:table-cell table:formula="of:=[.A115]+1" office:value-type="float" office:value="114" calcext:value-type="float">
            <text:p>114</text:p>
          </table:table-cell>
          <table:table-cell table:formula="of:=[.B115]" office:value-type="string" office:string-value="esphome::climate::CLIMATE_MODE_COOL" calcext:value-type="string">
            <text:p>esphome::climate::CLIMATE_MODE_COOL</text:p>
          </table:table-cell>
          <table:table-cell table:formula="of:=[.C115]" office:value-type="string" office:string-value="esphome::climate::CLIMATE_FAN_HIGH" calcext:value-type="string">
            <text:p>esphome::climate::CLIMATE_FAN_HIGH</text:p>
          </table:table-cell>
          <table:table-cell table:formula="of:=[.D86]" office:value-type="string" office:string-value="esphome::climate::CLIMATE_SWING_VERTICAL" calcext:value-type="string">
            <text:p>esphome::climate::CLIMATE_SWING_VERTICAL</text:p>
          </table:table-cell>
          <table:table-cell table:formula="of:=[.E101]" office:value-type="float" office:value="25" calcext:value-type="float">
            <text:p>25</text:p>
          </table:table-cell>
          <table:table-cell office:value-type="string" calcext:value-type="string">
            <text:p>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3C 0013 0015 0013 0015 0013 003E 0013 0015 0013 003C 0013 003C 0013 0015 0013 0085 0013 06C3 </text:p>
          </table:table-cell>
          <table:table-cell table:formula="of:=&quot;static const char CODE_&quot;&amp;[.A116]&amp;&quot;[] PROGMEM = &quot;&amp;&quot;&quot;&quot;&quot;&amp;TRIM([.F116])&amp;&quot;&quot;&quot;;&quot;" office:value-type="string" office:string-value="static const char CODE_114[] PROGMEM = &quot;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3C 0013 0015 0013 0015 0013 003E 0013 0015 0013 003C 0013 003C 0013 0015 0013 0085 0013 06C3&quot;;" calcext:value-type="string">
            <text:p>static const char CODE_114[] PROGMEM = "0000 006D 0037 0000 0014 0088 0014 003A 0014 0014 0015 0013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8 0013 003C 0013 0015 0013 0015 0013 003E 0013 0015 0013 003C 0013 003C 0013 0015 0013 0085 0013 06C3";</text:p>
          </table:table-cell>
          <table:table-cell table:formula="of:=&quot;{&quot;&amp;[.B116]&amp;&quot;, &quot;&amp;[.C116]&amp;&quot;, &quot;&amp;[.D116]&amp;&quot;, &quot;&amp;[.E116]&amp;&quot;.0},&quot;" office:value-type="string" office:string-value="{esphome::climate::CLIMATE_MODE_COOL, esphome::climate::CLIMATE_FAN_HIGH, esphome::climate::CLIMATE_SWING_VERTICAL, 25.0}," calcext:value-type="string">
            <text:p>{esphome::climate::CLIMATE_MODE_COOL, esphome::climate::CLIMATE_FAN_HIGH, esphome::climate::CLIMATE_SWING_VERTICAL, 25.0},</text:p>
          </table:table-cell>
          <table:table-cell table:formula="of:=&quot;CODE_&quot; &amp; [.A116] &amp; &quot;,&quot;" office:value-type="string" office:string-value="CODE_114," calcext:value-type="string">
            <text:p>CODE_114,</text:p>
          </table:table-cell>
        </table:table-row>
        <table:table-row table:style-name="ro1">
          <table:table-cell table:formula="of:=[.A116]+1" office:value-type="float" office:value="115" calcext:value-type="float">
            <text:p>115</text:p>
          </table:table-cell>
          <table:table-cell table:formula="of:=[.B116]" office:value-type="string" office:string-value="esphome::climate::CLIMATE_MODE_COOL" calcext:value-type="string">
            <text:p>esphome::climate::CLIMATE_MODE_COOL</text:p>
          </table:table-cell>
          <table:table-cell table:formula="of:=[.C116]" office:value-type="string" office:string-value="esphome::climate::CLIMATE_FAN_HIGH" calcext:value-type="string">
            <text:p>esphome::climate::CLIMATE_FAN_HIGH</text:p>
          </table:table-cell>
          <table:table-cell table:formula="of:=[.D87]" office:value-type="string" office:string-value="esphome::climate::CLIMATE_SWING_VERTICAL" calcext:value-type="string">
            <text:p>esphome::climate::CLIMATE_SWING_VERTICAL</text:p>
          </table:table-cell>
          <table:table-cell table:formula="of:=[.E102]" office:value-type="float" office:value="26" calcext:value-type="float">
            <text:p>26</text:p>
          </table:table-cell>
          <table:table-cell office:value-type="string" calcext:value-type="string">
            <text:p>0000 006D 0037 0000 0014 0088 0014 003A 0014 0014 0015 0013 0014 0017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15 0013 003C 0013 0018 0013 0015 0013 003C 0013 0015 0013 003C 0013 0085 0013 06C3 </text:p>
          </table:table-cell>
          <table:table-cell table:formula="of:=&quot;static const char CODE_&quot;&amp;[.A117]&amp;&quot;[] PROGMEM = &quot;&amp;&quot;&quot;&quot;&quot;&amp;TRIM([.F117])&amp;&quot;&quot;&quot;;&quot;" office:value-type="string" office:string-value="static const char CODE_115[] PROGMEM = &quot;0000 006D 0037 0000 0014 0088 0014 003A 0014 0014 0015 0013 0014 0017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15 0013 003C 0013 0018 0013 0015 0013 003C 0013 0015 0013 003C 0013 0085 0013 06C3&quot;;" calcext:value-type="string">
            <text:p>static const char CODE_115[] PROGMEM = "0000 006D 0037 0000 0014 0088 0014 003A 0014 0014 0015 0013 0014 0017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15 0013 003C 0013 0018 0013 0015 0013 003C 0013 0015 0013 003C 0013 0085 0013 06C3";</text:p>
          </table:table-cell>
          <table:table-cell table:formula="of:=&quot;{&quot;&amp;[.B117]&amp;&quot;, &quot;&amp;[.C117]&amp;&quot;, &quot;&amp;[.D117]&amp;&quot;, &quot;&amp;[.E117]&amp;&quot;.0},&quot;" office:value-type="string" office:string-value="{esphome::climate::CLIMATE_MODE_COOL, esphome::climate::CLIMATE_FAN_HIGH, esphome::climate::CLIMATE_SWING_VERTICAL, 26.0}," calcext:value-type="string">
            <text:p>{esphome::climate::CLIMATE_MODE_COOL, esphome::climate::CLIMATE_FAN_HIGH, esphome::climate::CLIMATE_SWING_VERTICAL, 26.0},</text:p>
          </table:table-cell>
          <table:table-cell table:formula="of:=&quot;CODE_&quot; &amp; [.A117] &amp; &quot;,&quot;" office:value-type="string" office:string-value="CODE_115," calcext:value-type="string">
            <text:p>CODE_115,</text:p>
          </table:table-cell>
        </table:table-row>
        <table:table-row table:style-name="ro1">
          <table:table-cell table:formula="of:=[.A117]+1" office:value-type="float" office:value="116" calcext:value-type="float">
            <text:p>116</text:p>
          </table:table-cell>
          <table:table-cell table:formula="of:=[.B117]" office:value-type="string" office:string-value="esphome::climate::CLIMATE_MODE_COOL" calcext:value-type="string">
            <text:p>esphome::climate::CLIMATE_MODE_COOL</text:p>
          </table:table-cell>
          <table:table-cell table:formula="of:=[.C117]" office:value-type="string" office:string-value="esphome::climate::CLIMATE_FAN_HIGH" calcext:value-type="string">
            <text:p>esphome::climate::CLIMATE_FAN_HIGH</text:p>
          </table:table-cell>
          <table:table-cell table:formula="of:=[.D88]" office:value-type="string" office:string-value="esphome::climate::CLIMATE_SWING_VERTICAL" calcext:value-type="string">
            <text:p>esphome::climate::CLIMATE_SWING_VERTICAL</text:p>
          </table:table-cell>
          <table:table-cell table:formula="of:=[.E103]" office:value-type="float" office:value="27" calcext:value-type="float">
            <text:p>27</text:p>
          </table:table-cell>
          <table:table-cell office:value-type="string" calcext:value-type="string">
            <text:p>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15 0013 003C 0013 003E 0013 0015 0013 003C 0013 0015 0013 0015 0013 0085 0013 06C3 </text:p>
          </table:table-cell>
          <table:table-cell table:formula="of:=&quot;static const char CODE_&quot;&amp;[.A118]&amp;&quot;[] PROGMEM = &quot;&amp;&quot;&quot;&quot;&quot;&amp;TRIM([.F118])&amp;&quot;&quot;&quot;;&quot;" office:value-type="string" office:string-value="static const char CODE_116[] PROGMEM = &quot;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15 0013 003C 0013 003E 0013 0015 0013 003C 0013 0015 0013 0015 0013 0085 0013 06C3&quot;;" calcext:value-type="string">
            <text:p>static const char CODE_116[] PROGMEM = "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15 0013 003C 0013 003E 0013 0015 0013 003C 0013 0015 0013 0015 0013 0085 0013 06C3";</text:p>
          </table:table-cell>
          <table:table-cell table:formula="of:=&quot;{&quot;&amp;[.B118]&amp;&quot;, &quot;&amp;[.C118]&amp;&quot;, &quot;&amp;[.D118]&amp;&quot;, &quot;&amp;[.E118]&amp;&quot;.0},&quot;" office:value-type="string" office:string-value="{esphome::climate::CLIMATE_MODE_COOL, esphome::climate::CLIMATE_FAN_HIGH, esphome::climate::CLIMATE_SWING_VERTICAL, 27.0}," calcext:value-type="string">
            <text:p>{esphome::climate::CLIMATE_MODE_COOL, esphome::climate::CLIMATE_FAN_HIGH, esphome::climate::CLIMATE_SWING_VERTICAL, 27.0},</text:p>
          </table:table-cell>
          <table:table-cell table:formula="of:=&quot;CODE_&quot; &amp; [.A118] &amp; &quot;,&quot;" office:value-type="string" office:string-value="CODE_116," calcext:value-type="string">
            <text:p>CODE_116,</text:p>
          </table:table-cell>
        </table:table-row>
        <table:table-row table:style-name="ro1">
          <table:table-cell table:formula="of:=[.A118]+1" office:value-type="float" office:value="117" calcext:value-type="float">
            <text:p>117</text:p>
          </table:table-cell>
          <table:table-cell table:formula="of:=[.B118]" office:value-type="string" office:string-value="esphome::climate::CLIMATE_MODE_COOL" calcext:value-type="string">
            <text:p>esphome::climate::CLIMATE_MODE_COOL</text:p>
          </table:table-cell>
          <table:table-cell table:formula="of:=[.C118]" office:value-type="string" office:string-value="esphome::climate::CLIMATE_FAN_HIGH" calcext:value-type="string">
            <text:p>esphome::climate::CLIMATE_FAN_HIGH</text:p>
          </table:table-cell>
          <table:table-cell table:formula="of:=[.D89]" office:value-type="string" office:string-value="esphome::climate::CLIMATE_SWING_VERTICAL" calcext:value-type="string">
            <text:p>esphome::climate::CLIMATE_SWING_VERTICAL</text:p>
          </table:table-cell>
          <table:table-cell table:formula="of:=[.E104]" office:value-type="float" office:value="28" calcext:value-type="float">
            <text:p>28</text:p>
          </table:table-cell>
          <table:table-cell office:value-type="string" calcext:value-type="string">
            <text:p>0000 006D 0037 0000 0014 0088 0014 003A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3C 0013 0015 0013 0018 0013 0015 0013 0015 0013 003C 0013 003C 0013 0085 0013 06C3 </text:p>
          </table:table-cell>
          <table:table-cell table:formula="of:=&quot;static const char CODE_&quot;&amp;[.A119]&amp;&quot;[] PROGMEM = &quot;&amp;&quot;&quot;&quot;&quot;&amp;TRIM([.F119])&amp;&quot;&quot;&quot;;&quot;" office:value-type="string" office:string-value="static const char CODE_117[] PROGMEM = &quot;0000 006D 0037 0000 0014 0088 0014 003A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3C 0013 0015 0013 0018 0013 0015 0013 0015 0013 003C 0013 003C 0013 0085 0013 06C3&quot;;" calcext:value-type="string">
            <text:p>static const char CODE_117[] PROGMEM = "0000 006D 0037 0000 0014 0088 0014 003A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3C 0013 0015 0013 0018 0013 0015 0013 0015 0013 003C 0013 003C 0013 0085 0013 06C3";</text:p>
          </table:table-cell>
          <table:table-cell table:formula="of:=&quot;{&quot;&amp;[.B119]&amp;&quot;, &quot;&amp;[.C119]&amp;&quot;, &quot;&amp;[.D119]&amp;&quot;, &quot;&amp;[.E119]&amp;&quot;.0},&quot;" office:value-type="string" office:string-value="{esphome::climate::CLIMATE_MODE_COOL, esphome::climate::CLIMATE_FAN_HIGH, esphome::climate::CLIMATE_SWING_VERTICAL, 28.0}," calcext:value-type="string">
            <text:p>{esphome::climate::CLIMATE_MODE_COOL, esphome::climate::CLIMATE_FAN_HIGH, esphome::climate::CLIMATE_SWING_VERTICAL, 28.0},</text:p>
          </table:table-cell>
          <table:table-cell table:formula="of:=&quot;CODE_&quot; &amp; [.A119] &amp; &quot;,&quot;" office:value-type="string" office:string-value="CODE_117," calcext:value-type="string">
            <text:p>CODE_117,</text:p>
          </table:table-cell>
        </table:table-row>
        <table:table-row table:style-name="ro1">
          <table:table-cell table:formula="of:=[.A119]+1" office:value-type="float" office:value="118" calcext:value-type="float">
            <text:p>118</text:p>
          </table:table-cell>
          <table:table-cell table:formula="of:=[.B119]" office:value-type="string" office:string-value="esphome::climate::CLIMATE_MODE_COOL" calcext:value-type="string">
            <text:p>esphome::climate::CLIMATE_MODE_COOL</text:p>
          </table:table-cell>
          <table:table-cell table:formula="of:=[.C119]" office:value-type="string" office:string-value="esphome::climate::CLIMATE_FAN_HIGH" calcext:value-type="string">
            <text:p>esphome::climate::CLIMATE_FAN_HIGH</text:p>
          </table:table-cell>
          <table:table-cell table:formula="of:=[.D90]" office:value-type="string" office:string-value="esphome::climate::CLIMATE_SWING_VERTICAL" calcext:value-type="string">
            <text:p>esphome::climate::CLIMATE_SWING_VERTICAL</text:p>
          </table:table-cell>
          <table:table-cell table:formula="of:=[.E105]" office:value-type="float" office:value="29" calcext:value-type="float">
            <text:p>29</text:p>
          </table:table-cell>
          <table:table-cell office:value-type="string" calcext:value-type="string">
            <text:p>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B 0013 003C 0013 0015 0013 003E 0013 0015 0013 0015 0013 003C 0013 0015 0013 0085 0013 06C3 </text:p>
          </table:table-cell>
          <table:table-cell table:formula="of:=&quot;static const char CODE_&quot;&amp;[.A120]&amp;&quot;[] PROGMEM = &quot;&amp;&quot;&quot;&quot;&quot;&amp;TRIM([.F120])&amp;&quot;&quot;&quot;;&quot;" office:value-type="string" office:string-value="static const char CODE_118[] PROGMEM = &quot;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B 0013 003C 0013 0015 0013 003E 0013 0015 0013 0015 0013 003C 0013 0015 0013 0085 0013 06C3&quot;;" calcext:value-type="string">
            <text:p>static const char CODE_118[] PROGMEM = "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B 0013 003C 0013 0015 0013 003E 0013 0015 0013 0015 0013 003C 0013 0015 0013 0085 0013 06C3";</text:p>
          </table:table-cell>
          <table:table-cell table:formula="of:=&quot;{&quot;&amp;[.B120]&amp;&quot;, &quot;&amp;[.C120]&amp;&quot;, &quot;&amp;[.D120]&amp;&quot;, &quot;&amp;[.E120]&amp;&quot;.0},&quot;" office:value-type="string" office:string-value="{esphome::climate::CLIMATE_MODE_COOL, esphome::climate::CLIMATE_FAN_HIGH, esphome::climate::CLIMATE_SWING_VERTICAL, 29.0}," calcext:value-type="string">
            <text:p>{esphome::climate::CLIMATE_MODE_COOL, esphome::climate::CLIMATE_FAN_HIGH, esphome::climate::CLIMATE_SWING_VERTICAL, 29.0},</text:p>
          </table:table-cell>
          <table:table-cell table:formula="of:=&quot;CODE_&quot; &amp; [.A120] &amp; &quot;,&quot;" office:value-type="string" office:string-value="CODE_118," calcext:value-type="string">
            <text:p>CODE_118,</text:p>
          </table:table-cell>
        </table:table-row>
        <table:table-row table:style-name="ro1">
          <table:table-cell table:formula="of:=[.A120]+1" office:value-type="float" office:value="119" calcext:value-type="float">
            <text:p>119</text:p>
          </table:table-cell>
          <table:table-cell table:formula="of:=[.B120]" office:value-type="string" office:string-value="esphome::climate::CLIMATE_MODE_COOL" calcext:value-type="string">
            <text:p>esphome::climate::CLIMATE_MODE_COOL</text:p>
          </table:table-cell>
          <table:table-cell table:formula="of:=[.C120]" office:value-type="string" office:string-value="esphome::climate::CLIMATE_FAN_HIGH" calcext:value-type="string">
            <text:p>esphome::climate::CLIMATE_FAN_HIGH</text:p>
          </table:table-cell>
          <table:table-cell table:formula="of:=[.D91]" office:value-type="string" office:string-value="esphome::climate::CLIMATE_SWING_VERTICAL" calcext:value-type="string">
            <text:p>esphome::climate::CLIMATE_SWING_VERTICAL</text:p>
          </table:table-cell>
          <table:table-cell table:formula="of:=[.E106]" office:value-type="float" office:value="30" calcext:value-type="float">
            <text:p>30</text:p>
          </table:table-cell>
          <table:table-cell office:value-type="string" calcext:value-type="string">
            <text:p>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3C 0013 003C 0013 0018 0013 0015 0013 0015 0013 0015 0013 003C 0013 0085 0013 06C3 </text:p>
          </table:table-cell>
          <table:table-cell table:formula="of:=&quot;static const char CODE_&quot;&amp;[.A121]&amp;&quot;[] PROGMEM = &quot;&amp;&quot;&quot;&quot;&quot;&amp;TRIM([.F121])&amp;&quot;&quot;&quot;;&quot;" office:value-type="string" office:string-value="static const char CODE_119[] PROGMEM = &quot;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3C 0013 003C 0013 0018 0013 0015 0013 0015 0013 0015 0013 003C 0013 0085 0013 06C3&quot;;" calcext:value-type="string">
            <text:p>static const char CODE_119[] PROGMEM = "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17 0013 003C 0013 0015 0013 0015 0013 0017 0013 003C 0013 003C 0013 003C 0013 0018 0013 0015 0013 0015 0013 0015 0013 003C 0013 0085 0013 06C3";</text:p>
          </table:table-cell>
          <table:table-cell table:formula="of:=&quot;{&quot;&amp;[.B121]&amp;&quot;, &quot;&amp;[.C121]&amp;&quot;, &quot;&amp;[.D121]&amp;&quot;, &quot;&amp;[.E121]&amp;&quot;.0},&quot;" office:value-type="string" office:string-value="{esphome::climate::CLIMATE_MODE_COOL, esphome::climate::CLIMATE_FAN_HIGH, esphome::climate::CLIMATE_SWING_VERTICAL, 30.0}," calcext:value-type="string">
            <text:p>{esphome::climate::CLIMATE_MODE_COOL, esphome::climate::CLIMATE_FAN_HIGH, esphome::climate::CLIMATE_SWING_VERTICAL, 30.0},</text:p>
          </table:table-cell>
          <table:table-cell table:formula="of:=&quot;CODE_&quot; &amp; [.A121] &amp; &quot;,&quot;" office:value-type="string" office:string-value="CODE_119," calcext:value-type="string">
            <text:p>CODE_119,</text:p>
          </table:table-cell>
        </table:table-row>
        <table:table-row table:style-name="ro1">
          <table:table-cell table:formula="of:=[.A121]+1" office:value-type="float" office:value="120" calcext:value-type="float">
            <text:p>120</text:p>
          </table:table-cell>
          <table:table-cell office:value-type="string" calcext:value-type="string">
            <text:p>esphome::climate::CLIMATE_MODE_OFF</text:p>
          </table:table-cell>
          <table:table-cell table:formula="of:=[.C121]" office:value-type="string" office:string-value="esphome::climate::CLIMATE_FAN_HIGH" calcext:value-type="string">
            <text:p>esphome::climate::CLIMATE_FAN_HIGH</text:p>
          </table:table-cell>
          <table:table-cell table:formula="of:=[.D92]" office:value-type="string" office:string-value="esphome::climate::CLIMATE_SWING_OFF" calcext:value-type="string">
            <text:p>esphome::climate::CLIMATE_SWING_OFF</text:p>
          </table:table-cell>
          <table:table-cell table:formula="of:=[.E107]" office:value-type="float" office:value="16" calcext:value-type="float">
            <text:p>16</text:p>
          </table:table-cell>
          <table:table-cell office:value-type="string" calcext:value-type="string">
            <text:p>0000 006D 0037 0000 0014 0088 0015 003A 0014 0014 0014 0015 0013 0017 0013 0015 0013 0015 0013 0015 0013 0018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15 0013 0017 0013 003C 0013 0015 0013 0015 0013 0015 0013 0085 0013 06C3 </text:p>
          </table:table-cell>
          <table:table-cell table:formula="of:=&quot;static const char CODE_&quot;&amp;[.A122]&amp;&quot;[] PROGMEM = &quot;&amp;&quot;&quot;&quot;&quot;&amp;TRIM([.F122])&amp;&quot;&quot;&quot;;&quot;" office:value-type="string" office:string-value="static const char CODE_120[] PROGMEM = &quot;0000 006D 0037 0000 0014 0088 0015 003A 0014 0014 0014 0015 0013 0017 0013 0015 0013 0015 0013 0015 0013 0018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15 0013 0017 0013 003C 0013 0015 0013 0015 0013 0015 0013 0085 0013 06C3&quot;;" calcext:value-type="string">
            <text:p>static const char CODE_120[] PROGMEM = "0000 006D 0037 0000 0014 0088 0015 003A 0014 0014 0014 0015 0013 0017 0013 0015 0013 0015 0013 0015 0013 0018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15 0013 003E 0013 0015 0013 0015 0013 0015 0013 003E 0013 0015 0013 0015 0013 0015 0013 0017 0013 003C 0013 0015 0013 0015 0013 0015 0013 0085 0013 06C3";</text:p>
          </table:table-cell>
          <table:table-cell table:formula="of:=&quot;{&quot;&amp;[.B122]&amp;&quot;, &quot;&amp;[.C122]&amp;&quot;, &quot;&amp;[.D122]&amp;&quot;, &quot;&amp;[.E122]&amp;&quot;.0},&quot;" office:value-type="string" office:string-value="{esphome::climate::CLIMATE_MODE_OFF, esphome::climate::CLIMATE_FAN_HIGH, esphome::climate::CLIMATE_SWING_OFF, 16.0}," calcext:value-type="string">
            <text:p>{esphome::climate::CLIMATE_MODE_OFF, esphome::climate::CLIMATE_FAN_HIGH, esphome::climate::CLIMATE_SWING_OFF, 16.0},</text:p>
          </table:table-cell>
          <table:table-cell table:formula="of:=&quot;CODE_&quot; &amp; [.A122] &amp; &quot;,&quot;" office:value-type="string" office:string-value="CODE_120," calcext:value-type="string">
            <text:p>CODE_120,</text:p>
          </table:table-cell>
        </table:table-row>
        <table:table-row table:style-name="ro1">
          <table:table-cell table:formula="of:=[.A122]+1" office:value-type="float" office:value="121" calcext:value-type="float">
            <text:p>121</text:p>
          </table:table-cell>
          <table:table-cell office:value-type="string" calcext:value-type="string">
            <text:p>esphome::climate::CLIMATE_MODE_FAN_ONLY</text:p>
          </table:table-cell>
          <table:table-cell table:formula="of:=[.C122]" office:value-type="string" office:string-value="esphome::climate::CLIMATE_FAN_HIGH" calcext:value-type="string">
            <text:p>esphome::climate::CLIMATE_FAN_HIGH</text:p>
          </table:table-cell>
          <table:table-cell table:formula="of:=[.D93]" office:value-type="string" office:string-value="esphome::climate::CLIMATE_SWING_OFF" calcext:value-type="string">
            <text:p>esphome::climate::CLIMATE_SWING_OFF</text:p>
          </table:table-cell>
          <table:table-cell office:value-type="float" office:value="24" calcext:value-type="float">
            <text:p>24</text:p>
          </table:table-cell>
          <table:table-cell office:value-type="string" calcext:value-type="string">
            <text:p>0000 006D 0037 0000 0014 0088 0014 003B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3E 0013 003C 0013 0015 0013 0015 0013 0017 0013 003C 0013 0015 0013 0015 0013 0015 0013 0085 0013 06C3 </text:p>
          </table:table-cell>
          <table:table-cell table:formula="of:=&quot;static const char CODE_&quot;&amp;[.A123]&amp;&quot;[] PROGMEM = &quot;&amp;&quot;&quot;&quot;&quot;&amp;TRIM([.F123])&amp;&quot;&quot;&quot;;&quot;" office:value-type="string" office:string-value="static const char CODE_121[] PROGMEM = &quot;0000 006D 0037 0000 0014 0088 0014 003B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3E 0013 003C 0013 0015 0013 0015 0013 0017 0013 003C 0013 0015 0013 0015 0013 0015 0013 0085 0013 06C3&quot;;" calcext:value-type="string">
            <text:p>static const char CODE_121[] PROGMEM = "0000 006D 0037 0000 0014 0088 0014 003B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15 0013 003C 0013 003E 0013 003C 0013 0015 0013 0015 0013 0017 0013 003C 0013 0015 0013 0015 0013 0015 0013 0085 0013 06C3";</text:p>
          </table:table-cell>
          <table:table-cell table:formula="of:=&quot;{&quot;&amp;[.B123]&amp;&quot;, &quot;&amp;[.C123]&amp;&quot;, &quot;&amp;[.D123]&amp;&quot;, &quot;&amp;[.E123]&amp;&quot;.0},&quot;" office:value-type="string" office:string-value="{esphome::climate::CLIMATE_MODE_FAN_ONLY, esphome::climate::CLIMATE_FAN_HIGH, esphome::climate::CLIMATE_SWING_OFF, 24.0}," calcext:value-type="string">
            <text:p>{esphome::climate::CLIMATE_MODE_FAN_ONLY, esphome::climate::CLIMATE_FAN_HIGH, esphome::climate::CLIMATE_SWING_OFF, 24.0},</text:p>
          </table:table-cell>
          <table:table-cell table:formula="of:=&quot;CODE_&quot; &amp; [.A123] &amp; &quot;,&quot;" office:value-type="string" office:string-value="CODE_121," calcext:value-type="string">
            <text:p>CODE_121,</text:p>
          </table:table-cell>
        </table:table-row>
        <table:table-row table:style-name="ro1">
          <table:table-cell table:formula="of:=[.A123]+1" office:value-type="float" office:value="122" calcext:value-type="float">
            <text:p>122</text:p>
          </table:table-cell>
          <table:table-cell table:formula="of:=[.B123]" office:value-type="string" office:string-value="esphome::climate::CLIMATE_MODE_FAN_ONLY" calcext:value-type="string">
            <text:p>esphome::climate::CLIMATE_MODE_FAN_ONLY</text:p>
          </table:table-cell>
          <table:table-cell table:formula="of:=[.C123]" office:value-type="string" office:string-value="esphome::climate::CLIMATE_FAN_HIGH" calcext:value-type="string">
            <text:p>esphome::climate::CLIMATE_FAN_HIGH</text:p>
          </table:table-cell>
          <table:table-cell table:formula="of:=[.D121]" office:value-type="string" office:string-value="esphome::climate::CLIMATE_SWING_VERTICAL" calcext:value-type="string">
            <text:p>esphome::climate::CLIMATE_SWING_VERTICAL</text:p>
          </table:table-cell>
          <table:table-cell table:formula="of:=[.E123]" office:value-type="float" office:value="24" calcext:value-type="float">
            <text:p>24</text:p>
          </table:table-cell>
          <table:table-cell office:value-type="string" calcext:value-type="string">
            <text:p>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3E 0013 003C 0013 0015 0013 0015 0013 0017 0013 003C 0013 0015 0013 003C 0013 0015 0013 0085 0013 06C3 </text:p>
          </table:table-cell>
          <table:table-cell table:formula="of:=&quot;static const char CODE_&quot;&amp;[.A124]&amp;&quot;[] PROGMEM = &quot;&amp;&quot;&quot;&quot;&quot;&amp;TRIM([.F124])&amp;&quot;&quot;&quot;;&quot;" office:value-type="string" office:string-value="static const char CODE_122[] PROGMEM = &quot;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3E 0013 003C 0013 0015 0013 0015 0013 0017 0013 003C 0013 0015 0013 003C 0013 0015 0013 0085 0013 06C3&quot;;" calcext:value-type="string">
            <text:p>static const char CODE_122[] PROGMEM = "0000 006D 0037 0000 0014 0088 0014 003A 0014 0014 0014 0014 0014 0016 0014 0015 0013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15 0013 003C 0013 003E 0013 003C 0013 0015 0013 0015 0013 0017 0013 003C 0013 0015 0013 003C 0013 0015 0013 0085 0013 06C3";</text:p>
          </table:table-cell>
          <table:table-cell table:formula="of:=&quot;{&quot;&amp;[.B124]&amp;&quot;, &quot;&amp;[.C124]&amp;&quot;, &quot;&amp;[.D124]&amp;&quot;, &quot;&amp;[.E124]&amp;&quot;.0},&quot;" office:value-type="string" office:string-value="{esphome::climate::CLIMATE_MODE_FAN_ONLY, esphome::climate::CLIMATE_FAN_HIGH, esphome::climate::CLIMATE_SWING_VERTICAL, 24.0}," calcext:value-type="string">
            <text:p>{esphome::climate::CLIMATE_MODE_FAN_ONLY, esphome::climate::CLIMATE_FAN_HIGH, esphome::climate::CLIMATE_SWING_VERTICAL, 24.0},</text:p>
          </table:table-cell>
          <table:table-cell table:formula="of:=&quot;CODE_&quot; &amp; [.A124] &amp; &quot;,&quot;" office:value-type="string" office:string-value="CODE_122," calcext:value-type="string">
            <text:p>CODE_122,</text:p>
          </table:table-cell>
        </table:table-row>
        <table:table-row table:style-name="ro1">
          <table:table-cell table:formula="of:=[.A124]+1" office:value-type="float" office:value="123" calcext:value-type="float">
            <text:p>123</text:p>
          </table:table-cell>
          <table:table-cell office:value-type="string" calcext:value-type="string">
            <text:p>esphome::climate::CLIMATE_MODE_DRY</text:p>
          </table:table-cell>
          <table:table-cell table:formula="of:=[.C34]" office:value-type="string" office:string-value="esphome::climate::CLIMATE_FAN_LOW" calcext:value-type="string">
            <text:p>esphome::climate::CLIMATE_FAN_LOW</text:p>
          </table:table-cell>
          <table:table-cell table:formula="of:=[.D123]" office:value-type="string" office:string-value="esphome::climate::CLIMATE_SWING_OFF" calcext:value-type="string">
            <text:p>esphome::climate::CLIMATE_SWING_OFF</text:p>
          </table:table-cell>
          <table:table-cell office:value-type="float" office:value="24" calcext:value-type="float">
            <text:p>24</text:p>
          </table:table-cell>
          <table:table-cell office:value-type="string" calcext:value-type="string">
            <text:p>0000 006D 0037 0000 0014 0088 0014 003A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3C 0013 0015 0013 0017 0013 003C 0013 0015 0013 0015 0013 0018 0013 0015 0013 003C 0013 003B 0013 003C 0013 0085 0013 06C3 </text:p>
          </table:table-cell>
          <table:table-cell table:formula="of:=&quot;static const char CODE_&quot;&amp;[.A125]&amp;&quot;[] PROGMEM = &quot;&amp;&quot;&quot;&quot;&quot;&amp;TRIM([.F125])&amp;&quot;&quot;&quot;;&quot;" office:value-type="string" office:string-value="static const char CODE_123[] PROGMEM = &quot;0000 006D 0037 0000 0014 0088 0014 003A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3C 0013 0015 0013 0017 0013 003C 0013 0015 0013 0015 0013 0018 0013 0015 0013 003C 0013 003B 0013 003C 0013 0085 0013 06C3&quot;;" calcext:value-type="string">
            <text:p>static const char CODE_123[] PROGMEM = "0000 006D 0037 0000 0014 0088 0014 003A 0014 0014 0014 0014 0014 0017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3C 0013 003E 0013 003C 0013 0015 0013 003C 0013 0018 0013 0015 0013 003C 0013 0015 0013 0017 0013 003C 0013 0015 0013 0015 0013 0018 0013 0015 0013 003C 0013 003B 0013 003C 0013 0085 0013 06C3";</text:p>
          </table:table-cell>
          <table:table-cell table:formula="of:=&quot;{&quot;&amp;[.B125]&amp;&quot;, &quot;&amp;[.C125]&amp;&quot;, &quot;&amp;[.D125]&amp;&quot;, &quot;&amp;[.E125]&amp;&quot;.0},&quot;" office:value-type="string" office:string-value="{esphome::climate::CLIMATE_MODE_DRY, esphome::climate::CLIMATE_FAN_LOW, esphome::climate::CLIMATE_SWING_OFF, 24.0}," calcext:value-type="string">
            <text:p>{esphome::climate::CLIMATE_MODE_DRY, esphome::climate::CLIMATE_FAN_LOW, esphome::climate::CLIMATE_SWING_OFF, 24.0},</text:p>
          </table:table-cell>
          <table:table-cell table:formula="of:=&quot;CODE_&quot; &amp; [.A125] &amp; &quot;,&quot;" office:value-type="string" office:string-value="CODE_123," calcext:value-type="string">
            <text:p>CODE_123,</text:p>
          </table:table-cell>
        </table:table-row>
        <table:table-row table:style-name="ro1">
          <table:table-cell table:formula="of:=[.A125]+1" office:value-type="float" office:value="124" calcext:value-type="float">
            <text:p>124</text:p>
          </table:table-cell>
          <table:table-cell table:formula="of:=[.B125]" office:value-type="string" office:string-value="esphome::climate::CLIMATE_MODE_DRY" calcext:value-type="string">
            <text:p>esphome::climate::CLIMATE_MODE_DRY</text:p>
          </table:table-cell>
          <table:table-cell table:formula="of:=[.C125]" office:value-type="string" office:string-value="esphome::climate::CLIMATE_FAN_LOW" calcext:value-type="string">
            <text:p>esphome::climate::CLIMATE_FAN_LOW</text:p>
          </table:table-cell>
          <table:table-cell table:formula="of:=[.D124]" office:value-type="string" office:string-value="esphome::climate::CLIMATE_SWING_VERTICAL" calcext:value-type="string">
            <text:p>esphome::climate::CLIMATE_SWING_VERTICAL</text:p>
          </table:table-cell>
          <table:table-cell office:value-type="float" office:value="24" calcext:value-type="float">
            <text:p>24</text:p>
          </table:table-cell>
          <table:table-cell office:value-type="string" calcext:value-type="string">
            <text:p>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3C 0013 0015 0013 0017 0013 003C 0013 0015 0013 0015 0013 0017 0013 003C 0013 0015 0013 0015 0013 003C 0013 0085 0013 06C3 </text:p>
          </table:table-cell>
          <table:table-cell table:formula="of:=&quot;static const char CODE_&quot;&amp;[.A126]&amp;&quot;[] PROGMEM = &quot;&amp;&quot;&quot;&quot;&quot;&amp;TRIM([.F126])&amp;&quot;&quot;&quot;;&quot;" office:value-type="string" office:string-value="static const char CODE_124[] PROGMEM = &quot;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3C 0013 0015 0013 0017 0013 003C 0013 0015 0013 0015 0013 0017 0013 003C 0013 0015 0013 0015 0013 003C 0013 0085 0013 06C3&quot;;" calcext:value-type="string">
            <text:p>static const char CODE_124[] PROGMEM = "0000 006D 0037 0000 0014 0088 0014 003A 0014 0014 0014 0014 0014 0016 0014 0014 0014 0015 0013 003B 0013 003E 0013 0015 0013 0015 0013 0015 0013 0018 0013 0015 0013 0015 0013 0015 0013 0018 0013 0015 0013 0015 0013 0015 0013 0018 0013 0015 0013 0015 0013 0015 0013 0018 0013 0015 0013 0015 0013 0015 0013 0018 0013 0015 0013 0015 0013 0015 0013 0018 0013 0015 0013 003C 0013 0015 0013 003E 0013 003C 0013 0015 0013 003C 0013 0018 0013 0015 0013 003C 0013 0015 0013 0017 0013 003C 0013 0015 0013 0015 0013 0017 0013 003C 0013 0015 0013 0015 0013 003C 0013 0085 0013 06C3";</text:p>
          </table:table-cell>
          <table:table-cell table:formula="of:=&quot;{&quot;&amp;[.B126]&amp;&quot;, &quot;&amp;[.C126]&amp;&quot;, &quot;&amp;[.D126]&amp;&quot;, &quot;&amp;[.E126]&amp;&quot;.0},&quot;" office:value-type="string" office:string-value="{esphome::climate::CLIMATE_MODE_DRY, esphome::climate::CLIMATE_FAN_LOW, esphome::climate::CLIMATE_SWING_VERTICAL, 24.0}," calcext:value-type="string">
            <text:p>{esphome::climate::CLIMATE_MODE_DRY, esphome::climate::CLIMATE_FAN_LOW, esphome::climate::CLIMATE_SWING_VERTICAL, 24.0},</text:p>
          </table:table-cell>
          <table:table-cell table:formula="of:=&quot;CODE_&quot; &amp; [.A126] &amp; &quot;,&quot;" office:value-type="string" office:string-value="CODE_124," calcext:value-type="string">
            <text:p>CODE_12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Bitstream Vera Sans"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22:24:29.048837299</meta:creation-date>
    <dc:date>2023-06-27T19:09:09.236013646</dc:date>
    <meta:editing-duration>PT20H44M29S</meta:editing-duration>
    <meta:editing-cycles>21</meta:editing-cycles>
    <meta:generator>LibreOffice/7.4.6.2$Linux_X86_64 LibreOffice_project/40$Build-2</meta:generator>
    <meta:document-statistic meta:table-count="1" meta:cell-count="1134" meta:object-count="0"/>
  </office:meta>
</office:document-meta>
</file>